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5.154cm"/>
    </style:style>
    <style:style style:name="co5" style:family="table-column">
      <style:table-column-properties fo:break-before="auto" style:column-width="4.718cm"/>
    </style:style>
    <style:style style:name="co6" style:family="table-column">
      <style:table-column-properties fo:break-before="auto" style:column-width="1.723cm"/>
    </style:style>
    <style:style style:name="ro1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mmon" table:style-name="ta1">
        <table:table-column table:style-name="co1" table:number-columns-repeated="5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Well-known value. Uniquely identifies this as a sunspec model common (1)</text:p>
          </table:table-cell>
          <table:table-cell office:value-type="string" calcext:value-type="string">
            <text:p>uint16</text:p>
          </table:table-cell>
          <table:table-cell/>
          <table:table-cell table:formula="of:=IF([.H1]=&quot;sunssf&quot;;&quot;int16&quot;;[.H1])" office:value-type="string" office:string-value="uint16" calcext:value-type="string">
            <text:p>uint16</text:p>
          </table:table-cell>
          <table:table-cell table:formula="of:=IF([.J1]=&quot;enum16&quot;;&quot;uint16&quot;;[.J1])" office:value-type="string" office:string-value="uint16" calcext:value-type="string">
            <text:p>uint16</text:p>
          </table:table-cell>
          <table:table-cell table:formula="of:=IF([.K1]=&quot;bitfield16&quot;;&quot;uint16&quot;;[.K1])" office:value-type="string" office:string-value="uint16" calcext:value-type="string">
            <text:p>uint16</text:p>
          </table:table-cell>
          <table:table-cell table:formula="of:=IF([.L1]=&quot;bitfield32&quot;;&quot;uint32&quot;;[.L1])" office:value-type="string" office:string-value="uint16" calcext:value-type="string">
            <text:p>uint16</text:p>
          </table:table-cell>
          <table:table-cell table:formula="of:=IF([.M1]=&quot;String16&quot;;&quot;char[16]&quot;;[.M1])" office:value-type="string" office:string-value="uint16" calcext:value-type="string">
            <text:p>uint16</text:p>
          </table:table-cell>
          <table:table-cell table:formula="of:=IF([.N1]=&quot;acc32&quot;;&quot;uint32&quot;;[.N1])" office:value-type="string" office:string-value="uint16" calcext:value-type="string">
            <text:p>uint16</text:p>
          </table:table-cell>
          <table:table-cell table:formula="of:=IF([.O1]=&quot;acc64&quot;;&quot;uint64&quot;;[.O1])" office:value-type="string" office:string-value="uint16" calcext:value-type="string">
            <text:p>uint16</text:p>
          </table:table-cell>
          <table:table-cell/>
          <table:table-cell table:formula="of:=[.P1]&amp;&quot;_t &quot;&amp;[.F1]&amp;&quot;;&quot;" office:value-type="string" office:string-value="uint16_t ID;" calcext:value-type="string">
            <text:p>uint16_t ID;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ngth of sunspec model common (1)</text:p>
          </table:table-cell>
          <table:table-cell office:value-type="string" calcext:value-type="string">
            <text:p>uint16</text:p>
          </table:table-cell>
          <table:table-cell/>
          <table:table-cell table:formula="of:=IF([.H2]=&quot;sunssf&quot;;&quot;int16&quot;;[.H2])" office:value-type="string" office:string-value="uint16" calcext:value-type="string">
            <text:p>uint16</text:p>
          </table:table-cell>
          <table:table-cell table:formula="of:=IF([.J2]=&quot;enum16&quot;;&quot;uint16&quot;;[.J2])" office:value-type="string" office:string-value="uint16" calcext:value-type="string">
            <text:p>uint16</text:p>
          </table:table-cell>
          <table:table-cell table:formula="of:=IF([.K2]=&quot;bitfield16&quot;;&quot;uint16&quot;;[.K2])" office:value-type="string" office:string-value="uint16" calcext:value-type="string">
            <text:p>uint16</text:p>
          </table:table-cell>
          <table:table-cell table:formula="of:=IF([.L2]=&quot;bitfield32&quot;;&quot;uint32&quot;;[.L2])" office:value-type="string" office:string-value="uint16" calcext:value-type="string">
            <text:p>uint16</text:p>
          </table:table-cell>
          <table:table-cell table:formula="of:=IF([.M2]=&quot;String16&quot;;&quot;char[16]&quot;;[.M2])" office:value-type="string" office:string-value="uint16" calcext:value-type="string">
            <text:p>uint16</text:p>
          </table:table-cell>
          <table:table-cell table:formula="of:=IF([.N2]=&quot;acc32&quot;;&quot;uint32&quot;;[.N2])" office:value-type="string" office:string-value="uint16" calcext:value-type="string">
            <text:p>uint16</text:p>
          </table:table-cell>
          <table:table-cell table:formula="of:=IF([.O2]=&quot;acc64&quot;;&quot;uint64&quot;;[.O2])" office:value-type="string" office:string-value="uint16" calcext:value-type="string">
            <text:p>uint16</text:p>
          </table:table-cell>
          <table:table-cell/>
          <table:table-cell table:formula="of:=[.P2]&amp;&quot;_t &quot;&amp;[.F2]&amp;&quot;;&quot;" office:value-type="string" office:string-value="uint16_t L;" calcext:value-type="string">
            <text:p>uint16_t L;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tring</text:p>
          </table:table-cell>
          <table:table-cell/>
          <table:table-cell table:formula="of:=IF([.H3]=&quot;sunssf&quot;;&quot;int16&quot;;[.H3])" office:value-type="string" office:string-value="string" calcext:value-type="string">
            <text:p>string</text:p>
          </table:table-cell>
          <table:table-cell table:formula="of:=IF([.J3]=&quot;enum16&quot;;&quot;uint16&quot;;[.J3])" office:value-type="string" office:string-value="string" calcext:value-type="string">
            <text:p>string</text:p>
          </table:table-cell>
          <table:table-cell table:formula="of:=IF([.K3]=&quot;bitfield16&quot;;&quot;uint16&quot;;[.K3])" office:value-type="string" office:string-value="string" calcext:value-type="string">
            <text:p>string</text:p>
          </table:table-cell>
          <table:table-cell table:formula="of:=IF([.L3]=&quot;bitfield32&quot;;&quot;uint32&quot;;[.L3])" office:value-type="string" office:string-value="string" calcext:value-type="string">
            <text:p>string</text:p>
          </table:table-cell>
          <table:table-cell table:formula="of:=IF([.M3]=&quot;String16&quot;;&quot;char[16]&quot;;[.M3])" office:value-type="string" office:string-value="string" calcext:value-type="string">
            <text:p>string</text:p>
          </table:table-cell>
          <table:table-cell table:formula="of:=IF([.N3]=&quot;acc32&quot;;&quot;uint32&quot;;[.N3])" office:value-type="string" office:string-value="string" calcext:value-type="string">
            <text:p>string</text:p>
          </table:table-cell>
          <table:table-cell table:formula="of:=IF([.O3]=&quot;acc64&quot;;&quot;uint64&quot;;[.O3])" office:value-type="string" office:string-value="string" calcext:value-type="string">
            <text:p>string</text:p>
          </table:table-cell>
          <table:table-cell/>
          <table:table-cell table:formula="of:=[.P3]&amp;&quot;_t &quot;&amp;[.F3]&amp;&quot;;&quot;" office:value-type="string" office:string-value="string_t Mn;" calcext:value-type="string">
            <text:p>string_t Mn;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tring</text:p>
          </table:table-cell>
          <table:table-cell/>
          <table:table-cell table:formula="of:=IF([.H4]=&quot;sunssf&quot;;&quot;int16&quot;;[.H4])" office:value-type="string" office:string-value="string" calcext:value-type="string">
            <text:p>string</text:p>
          </table:table-cell>
          <table:table-cell table:formula="of:=IF([.J4]=&quot;enum16&quot;;&quot;uint16&quot;;[.J4])" office:value-type="string" office:string-value="string" calcext:value-type="string">
            <text:p>string</text:p>
          </table:table-cell>
          <table:table-cell table:formula="of:=IF([.K4]=&quot;bitfield16&quot;;&quot;uint16&quot;;[.K4])" office:value-type="string" office:string-value="string" calcext:value-type="string">
            <text:p>string</text:p>
          </table:table-cell>
          <table:table-cell table:formula="of:=IF([.L4]=&quot;bitfield32&quot;;&quot;uint32&quot;;[.L4])" office:value-type="string" office:string-value="string" calcext:value-type="string">
            <text:p>string</text:p>
          </table:table-cell>
          <table:table-cell table:formula="of:=IF([.M4]=&quot;String16&quot;;&quot;char[16]&quot;;[.M4])" office:value-type="string" office:string-value="string" calcext:value-type="string">
            <text:p>string</text:p>
          </table:table-cell>
          <table:table-cell table:formula="of:=IF([.N4]=&quot;acc32&quot;;&quot;uint32&quot;;[.N4])" office:value-type="string" office:string-value="string" calcext:value-type="string">
            <text:p>string</text:p>
          </table:table-cell>
          <table:table-cell table:formula="of:=IF([.O4]=&quot;acc64&quot;;&quot;uint64&quot;;[.O4])" office:value-type="string" office:string-value="string" calcext:value-type="string">
            <text:p>string</text:p>
          </table:table-cell>
          <table:table-cell/>
          <table:table-cell table:formula="of:=[.P4]&amp;&quot;_t &quot;&amp;[.F4]&amp;&quot;;&quot;" office:value-type="string" office:string-value="string_t Md;" calcext:value-type="string">
            <text:p>string_t Md;</text:p>
          </table:table-cell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Opt</text:p>
          </table:table-cell>
          <table:table-cell table:style-name="ce5" office:value-type="string" calcext:value-type="string">
            <text:p>Options</text:p>
          </table:table-cell>
          <table:table-cell table:style-name="ce2" office:value-type="string" calcext:value-type="string">
            <text:p>string</text:p>
          </table:table-cell>
          <table:table-cell/>
          <table:table-cell table:formula="of:=IF([.H5]=&quot;sunssf&quot;;&quot;int16&quot;;[.H5])" office:value-type="string" office:string-value="string" calcext:value-type="string">
            <text:p>string</text:p>
          </table:table-cell>
          <table:table-cell table:formula="of:=IF([.J5]=&quot;enum16&quot;;&quot;uint16&quot;;[.J5])" office:value-type="string" office:string-value="string" calcext:value-type="string">
            <text:p>string</text:p>
          </table:table-cell>
          <table:table-cell table:formula="of:=IF([.K5]=&quot;bitfield16&quot;;&quot;uint16&quot;;[.K5])" office:value-type="string" office:string-value="string" calcext:value-type="string">
            <text:p>string</text:p>
          </table:table-cell>
          <table:table-cell table:formula="of:=IF([.L5]=&quot;bitfield32&quot;;&quot;uint32&quot;;[.L5])" office:value-type="string" office:string-value="string" calcext:value-type="string">
            <text:p>string</text:p>
          </table:table-cell>
          <table:table-cell table:formula="of:=IF([.M5]=&quot;String16&quot;;&quot;char[16]&quot;;[.M5])" office:value-type="string" office:string-value="string" calcext:value-type="string">
            <text:p>string</text:p>
          </table:table-cell>
          <table:table-cell table:formula="of:=IF([.N5]=&quot;acc32&quot;;&quot;uint32&quot;;[.N5])" office:value-type="string" office:string-value="string" calcext:value-type="string">
            <text:p>string</text:p>
          </table:table-cell>
          <table:table-cell table:formula="of:=IF([.O5]=&quot;acc64&quot;;&quot;uint64&quot;;[.O5])" office:value-type="string" office:string-value="string" calcext:value-type="string">
            <text:p>string</text:p>
          </table:table-cell>
          <table:table-cell/>
          <table:table-cell table:formula="of:=[.P5]&amp;&quot;_t &quot;&amp;[.F5]&amp;&quot;;&quot;" office:value-type="string" office:string-value="string_t Opt;" calcext:value-type="string">
            <text:p>string_t Opt;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SW version of inverter</text:p>
          </table:table-cell>
          <table:table-cell office:value-type="string" calcext:value-type="string">
            <text:p>string</text:p>
          </table:table-cell>
          <table:table-cell/>
          <table:table-cell table:formula="of:=IF([.H6]=&quot;sunssf&quot;;&quot;int16&quot;;[.H6])" office:value-type="string" office:string-value="string" calcext:value-type="string">
            <text:p>string</text:p>
          </table:table-cell>
          <table:table-cell table:formula="of:=IF([.J6]=&quot;enum16&quot;;&quot;uint16&quot;;[.J6])" office:value-type="string" office:string-value="string" calcext:value-type="string">
            <text:p>string</text:p>
          </table:table-cell>
          <table:table-cell table:formula="of:=IF([.K6]=&quot;bitfield16&quot;;&quot;uint16&quot;;[.K6])" office:value-type="string" office:string-value="string" calcext:value-type="string">
            <text:p>string</text:p>
          </table:table-cell>
          <table:table-cell table:formula="of:=IF([.L6]=&quot;bitfield32&quot;;&quot;uint32&quot;;[.L6])" office:value-type="string" office:string-value="string" calcext:value-type="string">
            <text:p>string</text:p>
          </table:table-cell>
          <table:table-cell table:formula="of:=IF([.M6]=&quot;String16&quot;;&quot;char[16]&quot;;[.M6])" office:value-type="string" office:string-value="string" calcext:value-type="string">
            <text:p>string</text:p>
          </table:table-cell>
          <table:table-cell table:formula="of:=IF([.N6]=&quot;acc32&quot;;&quot;uint32&quot;;[.N6])" office:value-type="string" office:string-value="string" calcext:value-type="string">
            <text:p>string</text:p>
          </table:table-cell>
          <table:table-cell table:formula="of:=IF([.O6]=&quot;acc64&quot;;&quot;uint64&quot;;[.O6])" office:value-type="string" office:string-value="string" calcext:value-type="string">
            <text:p>string</text:p>
          </table:table-cell>
          <table:table-cell/>
          <table:table-cell table:formula="of:=[.P6]&amp;&quot;_t &quot;&amp;[.F6]&amp;&quot;;&quot;" office:value-type="string" office:string-value="string_t Vr;" calcext:value-type="string">
            <text:p>string_t Vr;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erialnumber of the inverter</text:p>
          </table:table-cell>
          <table:table-cell office:value-type="string" calcext:value-type="string">
            <text:p>string</text:p>
          </table:table-cell>
          <table:table-cell/>
          <table:table-cell table:formula="of:=IF([.H7]=&quot;sunssf&quot;;&quot;int16&quot;;[.H7])" office:value-type="string" office:string-value="string" calcext:value-type="string">
            <text:p>string</text:p>
          </table:table-cell>
          <table:table-cell table:formula="of:=IF([.J7]=&quot;enum16&quot;;&quot;uint16&quot;;[.J7])" office:value-type="string" office:string-value="string" calcext:value-type="string">
            <text:p>string</text:p>
          </table:table-cell>
          <table:table-cell table:formula="of:=IF([.K7]=&quot;bitfield16&quot;;&quot;uint16&quot;;[.K7])" office:value-type="string" office:string-value="string" calcext:value-type="string">
            <text:p>string</text:p>
          </table:table-cell>
          <table:table-cell table:formula="of:=IF([.L7]=&quot;bitfield32&quot;;&quot;uint32&quot;;[.L7])" office:value-type="string" office:string-value="string" calcext:value-type="string">
            <text:p>string</text:p>
          </table:table-cell>
          <table:table-cell table:formula="of:=IF([.M7]=&quot;String16&quot;;&quot;char[16]&quot;;[.M7])" office:value-type="string" office:string-value="string" calcext:value-type="string">
            <text:p>string</text:p>
          </table:table-cell>
          <table:table-cell table:formula="of:=IF([.N7]=&quot;acc32&quot;;&quot;uint32&quot;;[.N7])" office:value-type="string" office:string-value="string" calcext:value-type="string">
            <text:p>string</text:p>
          </table:table-cell>
          <table:table-cell table:formula="of:=IF([.O7]=&quot;acc64&quot;;&quot;uint64&quot;;[.O7])" office:value-type="string" office:string-value="string" calcext:value-type="string">
            <text:p>string</text:p>
          </table:table-cell>
          <table:table-cell/>
          <table:table-cell table:formula="of:=[.P7]&amp;&quot;_t &quot;&amp;[.F7]&amp;&quot;;&quot;" office:value-type="string" office:string-value="string_t SN;" calcext:value-type="string">
            <text:p>string_t SN;</text:p>
          </table:table-cell>
        </table:table-row>
        <table:table-row table:style-name="ro2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Modbus Device Address</text:p>
          </table:table-cell>
          <table:table-cell office:value-type="string" calcext:value-type="string">
            <text:p>uint16</text:p>
          </table:table-cell>
          <table:table-cell/>
          <table:table-cell table:formula="of:=IF([.H8]=&quot;sunssf&quot;;&quot;int16&quot;;[.H8])" office:value-type="string" office:string-value="uint16" calcext:value-type="string">
            <text:p>uint16</text:p>
          </table:table-cell>
          <table:table-cell table:formula="of:=IF([.J8]=&quot;enum16&quot;;&quot;uint16&quot;;[.J8])" office:value-type="string" office:string-value="uint16" calcext:value-type="string">
            <text:p>uint16</text:p>
          </table:table-cell>
          <table:table-cell table:formula="of:=IF([.K8]=&quot;bitfield16&quot;;&quot;uint16&quot;;[.K8])" office:value-type="string" office:string-value="uint16" calcext:value-type="string">
            <text:p>uint16</text:p>
          </table:table-cell>
          <table:table-cell table:formula="of:=IF([.L8]=&quot;bitfield32&quot;;&quot;uint32&quot;;[.L8])" office:value-type="string" office:string-value="uint16" calcext:value-type="string">
            <text:p>uint16</text:p>
          </table:table-cell>
          <table:table-cell table:formula="of:=IF([.M8]=&quot;String16&quot;;&quot;char[16]&quot;;[.M8])" office:value-type="string" office:string-value="uint16" calcext:value-type="string">
            <text:p>uint16</text:p>
          </table:table-cell>
          <table:table-cell table:formula="of:=IF([.N8]=&quot;acc32&quot;;&quot;uint32&quot;;[.N8])" office:value-type="string" office:string-value="uint16" calcext:value-type="string">
            <text:p>uint16</text:p>
          </table:table-cell>
          <table:table-cell table:formula="of:=IF([.O8]=&quot;acc64&quot;;&quot;uint64&quot;;[.O8])" office:value-type="string" office:string-value="uint16" calcext:value-type="string">
            <text:p>uint16</text:p>
          </table:table-cell>
          <table:table-cell/>
          <table:table-cell table:formula="of:=[.P8]&amp;&quot;_t &quot;&amp;[.F8]&amp;&quot;;&quot;" office:value-type="string" office:string-value="uint16_t DA;" calcext:value-type="string">
            <text:p>uint16_t DA;</text:p>
          </table:table-cell>
        </table:table-row>
      </table:table>
      <table:table table:name="Inverter" table:style-name="ta1">
        <table:table-column table:style-name="co1" table:number-columns-repeated="5" table:default-cell-style-name="ce7"/>
        <table:table-column table:style-name="co2" table:default-cell-style-name="ce8"/>
        <table:table-column table:style-name="co1" table:default-cell-style-name="ce7"/>
        <table:table-column table:style-name="co1" table:number-columns-repeated="6" table:default-cell-style-name="Default"/>
        <table:table-column table:style-name="co3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table:formula="of:=[.A1]+[.C1]-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int16</text:p>
          </table:table-cell>
          <table:table-cell/>
          <table:table-cell table:formula="of:=IF([.G1]=&quot;sunssf&quot;;&quot;int16&quot;;[.G1])" office:value-type="string" office:string-value="uint16" calcext:value-type="string">
            <text:p>uint16</text:p>
          </table:table-cell>
          <table:table-cell table:formula="of:=IF([.I1]=&quot;enum16&quot;;&quot;uint16&quot;;[.I1])" office:value-type="string" office:string-value="uint16" calcext:value-type="string">
            <text:p>uint16</text:p>
          </table:table-cell>
          <table:table-cell table:formula="of:=IF([.J1]=&quot;bitfield16&quot;;&quot;uint16&quot;;[.J1])" office:value-type="string" office:string-value="uint16" calcext:value-type="string">
            <text:p>uint16</text:p>
          </table:table-cell>
          <table:table-cell table:number-columns-repeated="2"/>
          <table:table-cell table:formula="of:=[.K1]&amp;&quot;_t &quot;&amp;[.F1]&amp;&quot;;&quot;" office:value-type="string" office:string-value="uint16_t ID;" calcext:value-type="string">
            <text:p>uint16_t ID;</text:p>
          </table:table-cell>
        </table:table-row>
        <table:table-row table:style-name="ro3">
          <table:table-cell table:formula="of:=[.B1]+1" office:value-type="float" office:value="2" calcext:value-type="float">
            <text:p>2</text:p>
          </table:table-cell>
          <table:table-cell table:formula="of:=[.A2]+[.C2]-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int16</text:p>
          </table:table-cell>
          <table:table-cell/>
          <table:table-cell table:formula="of:=IF([.G2]=&quot;sunssf&quot;;&quot;int16&quot;;[.G2])" office:value-type="string" office:string-value="uint16" calcext:value-type="string">
            <text:p>uint16</text:p>
          </table:table-cell>
          <table:table-cell table:formula="of:=IF([.I2]=&quot;enum16&quot;;&quot;uint16&quot;;[.I2])" office:value-type="string" office:string-value="uint16" calcext:value-type="string">
            <text:p>uint16</text:p>
          </table:table-cell>
          <table:table-cell table:formula="of:=IF([.J2]=&quot;bitfield16&quot;;&quot;uint16&quot;;[.J2])" office:value-type="string" office:string-value="uint16" calcext:value-type="string">
            <text:p>uint16</text:p>
          </table:table-cell>
          <table:table-cell table:number-columns-repeated="2"/>
          <table:table-cell table:formula="of:=[.K2]&amp;&quot;_t &quot;&amp;[.F2]&amp;&quot;;&quot;" office:value-type="string" office:string-value="uint16_t L;" calcext:value-type="string">
            <text:p>uint16_t L;</text:p>
          </table:table-cell>
        </table:table-row>
        <table:table-row table:style-name="ro3">
          <table:table-cell table:formula="of:=[.B2]+1" office:value-type="float" office:value="3" calcext:value-type="float">
            <text:p>3</text:p>
          </table:table-cell>
          <table:table-cell table:formula="of:=[.A3]+[.C3]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int16</text:p>
          </table:table-cell>
          <table:table-cell/>
          <table:table-cell table:formula="of:=IF([.G3]=&quot;sunssf&quot;;&quot;int16&quot;;[.G3])" office:value-type="string" office:string-value="uint16" calcext:value-type="string">
            <text:p>uint16</text:p>
          </table:table-cell>
          <table:table-cell table:formula="of:=IF([.I3]=&quot;enum16&quot;;&quot;uint16&quot;;[.I3])" office:value-type="string" office:string-value="uint16" calcext:value-type="string">
            <text:p>uint16</text:p>
          </table:table-cell>
          <table:table-cell table:formula="of:=IF([.J3]=&quot;bitfield16&quot;;&quot;uint16&quot;;[.J3])" office:value-type="string" office:string-value="uint16" calcext:value-type="string">
            <text:p>uint16</text:p>
          </table:table-cell>
          <table:table-cell table:number-columns-repeated="2"/>
          <table:table-cell table:formula="of:=[.K3]&amp;&quot;_t &quot;&amp;[.F3]&amp;&quot;;&quot;" office:value-type="string" office:string-value="uint16_t A;" calcext:value-type="string">
            <text:p>uint16_t A;</text:p>
          </table:table-cell>
        </table:table-row>
        <table:table-row table:style-name="ro3">
          <table:table-cell table:formula="of:=[.B3]+1" office:value-type="float" office:value="4" calcext:value-type="float">
            <text:p>4</text:p>
          </table:table-cell>
          <table:table-cell table:formula="of:=[.A4]+[.C4]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A</text:p>
          </table:table-cell>
          <table:table-cell office:value-type="string" calcext:value-type="string">
            <text:p>uint16</text:p>
          </table:table-cell>
          <table:table-cell/>
          <table:table-cell table:formula="of:=IF([.G4]=&quot;sunssf&quot;;&quot;int16&quot;;[.G4])" office:value-type="string" office:string-value="uint16" calcext:value-type="string">
            <text:p>uint16</text:p>
          </table:table-cell>
          <table:table-cell table:formula="of:=IF([.I4]=&quot;enum16&quot;;&quot;uint16&quot;;[.I4])" office:value-type="string" office:string-value="uint16" calcext:value-type="string">
            <text:p>uint16</text:p>
          </table:table-cell>
          <table:table-cell table:formula="of:=IF([.J4]=&quot;bitfield16&quot;;&quot;uint16&quot;;[.J4])" office:value-type="string" office:string-value="uint16" calcext:value-type="string">
            <text:p>uint16</text:p>
          </table:table-cell>
          <table:table-cell table:number-columns-repeated="2"/>
          <table:table-cell table:formula="of:=[.K4]&amp;&quot;_t &quot;&amp;[.F4]&amp;&quot;;&quot;" office:value-type="string" office:string-value="uint16_t AphA;" calcext:value-type="string">
            <text:p>uint16_t AphA;</text:p>
          </table:table-cell>
        </table:table-row>
        <table:table-row table:style-name="ro3">
          <table:table-cell table:formula="of:=[.B4]+1" office:value-type="float" office:value="5" calcext:value-type="float">
            <text:p>5</text:p>
          </table:table-cell>
          <table:table-cell table:formula="of:=[.A5]+[.C5]-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B</text:p>
          </table:table-cell>
          <table:table-cell office:value-type="string" calcext:value-type="string">
            <text:p>uint16</text:p>
          </table:table-cell>
          <table:table-cell/>
          <table:table-cell table:formula="of:=IF([.G5]=&quot;sunssf&quot;;&quot;int16&quot;;[.G5])" office:value-type="string" office:string-value="uint16" calcext:value-type="string">
            <text:p>uint16</text:p>
          </table:table-cell>
          <table:table-cell table:formula="of:=IF([.I5]=&quot;enum16&quot;;&quot;uint16&quot;;[.I5])" office:value-type="string" office:string-value="uint16" calcext:value-type="string">
            <text:p>uint16</text:p>
          </table:table-cell>
          <table:table-cell table:formula="of:=IF([.J5]=&quot;bitfield16&quot;;&quot;uint16&quot;;[.J5])" office:value-type="string" office:string-value="uint16" calcext:value-type="string">
            <text:p>uint16</text:p>
          </table:table-cell>
          <table:table-cell table:number-columns-repeated="2"/>
          <table:table-cell table:formula="of:=[.K5]&amp;&quot;_t &quot;&amp;[.F5]&amp;&quot;;&quot;" office:value-type="string" office:string-value="uint16_t AphB;" calcext:value-type="string">
            <text:p>uint16_t AphB;</text:p>
          </table:table-cell>
        </table:table-row>
        <table:table-row table:style-name="ro3">
          <table:table-cell table:formula="of:=[.B5]+1" office:value-type="float" office:value="6" calcext:value-type="float">
            <text:p>6</text:p>
          </table:table-cell>
          <table:table-cell table:formula="of:=[.A6]+[.C6]-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C</text:p>
          </table:table-cell>
          <table:table-cell office:value-type="string" calcext:value-type="string">
            <text:p>uint16</text:p>
          </table:table-cell>
          <table:table-cell/>
          <table:table-cell table:formula="of:=IF([.G6]=&quot;sunssf&quot;;&quot;int16&quot;;[.G6])" office:value-type="string" office:string-value="uint16" calcext:value-type="string">
            <text:p>uint16</text:p>
          </table:table-cell>
          <table:table-cell table:formula="of:=IF([.I6]=&quot;enum16&quot;;&quot;uint16&quot;;[.I6])" office:value-type="string" office:string-value="uint16" calcext:value-type="string">
            <text:p>uint16</text:p>
          </table:table-cell>
          <table:table-cell table:formula="of:=IF([.J6]=&quot;bitfield16&quot;;&quot;uint16&quot;;[.J6])" office:value-type="string" office:string-value="uint16" calcext:value-type="string">
            <text:p>uint16</text:p>
          </table:table-cell>
          <table:table-cell table:number-columns-repeated="2"/>
          <table:table-cell table:formula="of:=[.K6]&amp;&quot;_t &quot;&amp;[.F6]&amp;&quot;;&quot;" office:value-type="string" office:string-value="uint16_t AphC;" calcext:value-type="string">
            <text:p>uint16_t AphC;</text:p>
          </table:table-cell>
        </table:table-row>
        <table:table-row table:style-name="ro3">
          <table:table-cell table:formula="of:=[.B6]+1" office:value-type="float" office:value="7" calcext:value-type="float">
            <text:p>7</text:p>
          </table:table-cell>
          <table:table-cell table:formula="of:=[.A7]+[.C7]-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_SF</text:p>
          </table:table-cell>
          <table:table-cell office:value-type="string" calcext:value-type="string">
            <text:p>sunssf</text:p>
          </table:table-cell>
          <table:table-cell/>
          <table:table-cell table:formula="of:=IF([.G7]=&quot;sunssf&quot;;&quot;int16&quot;;[.G7])" office:value-type="string" office:string-value="int16" calcext:value-type="string">
            <text:p>int16</text:p>
          </table:table-cell>
          <table:table-cell table:formula="of:=IF([.I7]=&quot;enum16&quot;;&quot;uint16&quot;;[.I7])" office:value-type="string" office:string-value="int16" calcext:value-type="string">
            <text:p>int16</text:p>
          </table:table-cell>
          <table:table-cell table:formula="of:=IF([.J7]=&quot;bitfield16&quot;;&quot;uint16&quot;;[.J7])" office:value-type="string" office:string-value="int16" calcext:value-type="string">
            <text:p>int16</text:p>
          </table:table-cell>
          <table:table-cell table:number-columns-repeated="2"/>
          <table:table-cell table:formula="of:=[.K7]&amp;&quot;_t &quot;&amp;[.F7]&amp;&quot;;&quot;" office:value-type="string" office:string-value="int16_t A_SF;" calcext:value-type="string">
            <text:p>int16_t A_SF;</text:p>
          </table:table-cell>
        </table:table-row>
        <table:table-row table:style-name="ro3">
          <table:table-cell table:formula="of:=[.B7]+1" office:value-type="float" office:value="8" calcext:value-type="float">
            <text:p>8</text:p>
          </table:table-cell>
          <table:table-cell table:formula="of:=[.A8]+[.C8]-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phAB</text:p>
          </table:table-cell>
          <table:table-cell office:value-type="string" calcext:value-type="string">
            <text:p>uint16</text:p>
          </table:table-cell>
          <table:table-cell/>
          <table:table-cell table:formula="of:=IF([.G8]=&quot;sunssf&quot;;&quot;int16&quot;;[.G8])" office:value-type="string" office:string-value="uint16" calcext:value-type="string">
            <text:p>uint16</text:p>
          </table:table-cell>
          <table:table-cell table:formula="of:=IF([.I8]=&quot;enum16&quot;;&quot;uint16&quot;;[.I8])" office:value-type="string" office:string-value="uint16" calcext:value-type="string">
            <text:p>uint16</text:p>
          </table:table-cell>
          <table:table-cell table:formula="of:=IF([.J8]=&quot;bitfield16&quot;;&quot;uint16&quot;;[.J8])" office:value-type="string" office:string-value="uint16" calcext:value-type="string">
            <text:p>uint16</text:p>
          </table:table-cell>
          <table:table-cell table:number-columns-repeated="2"/>
          <table:table-cell table:formula="of:=[.K8]&amp;&quot;_t &quot;&amp;[.F8]&amp;&quot;;&quot;" office:value-type="string" office:string-value="uint16_t PPVphAB;" calcext:value-type="string">
            <text:p>uint16_t PPVphAB;</text:p>
          </table:table-cell>
        </table:table-row>
        <table:table-row table:style-name="ro3">
          <table:table-cell table:formula="of:=[.B8]+1" office:value-type="float" office:value="9" calcext:value-type="float">
            <text:p>9</text:p>
          </table:table-cell>
          <table:table-cell table:formula="of:=[.A9]+[.C9]-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phBC</text:p>
          </table:table-cell>
          <table:table-cell office:value-type="string" calcext:value-type="string">
            <text:p>uint16</text:p>
          </table:table-cell>
          <table:table-cell/>
          <table:table-cell table:formula="of:=IF([.G9]=&quot;sunssf&quot;;&quot;int16&quot;;[.G9])" office:value-type="string" office:string-value="uint16" calcext:value-type="string">
            <text:p>uint16</text:p>
          </table:table-cell>
          <table:table-cell table:formula="of:=IF([.I9]=&quot;enum16&quot;;&quot;uint16&quot;;[.I9])" office:value-type="string" office:string-value="uint16" calcext:value-type="string">
            <text:p>uint16</text:p>
          </table:table-cell>
          <table:table-cell table:formula="of:=IF([.J9]=&quot;bitfield16&quot;;&quot;uint16&quot;;[.J9])" office:value-type="string" office:string-value="uint16" calcext:value-type="string">
            <text:p>uint16</text:p>
          </table:table-cell>
          <table:table-cell table:number-columns-repeated="2"/>
          <table:table-cell table:formula="of:=[.K9]&amp;&quot;_t &quot;&amp;[.F9]&amp;&quot;;&quot;" office:value-type="string" office:string-value="uint16_t PPVphBC;" calcext:value-type="string">
            <text:p>uint16_t PPVphBC;</text:p>
          </table:table-cell>
        </table:table-row>
        <table:table-row table:style-name="ro3">
          <table:table-cell table:formula="of:=[.B9]+1" office:value-type="float" office:value="10" calcext:value-type="float">
            <text:p>10</text:p>
          </table:table-cell>
          <table:table-cell table:formula="of:=[.A10]+[.C10]-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phCA</text:p>
          </table:table-cell>
          <table:table-cell office:value-type="string" calcext:value-type="string">
            <text:p>uint16</text:p>
          </table:table-cell>
          <table:table-cell/>
          <table:table-cell table:formula="of:=IF([.G10]=&quot;sunssf&quot;;&quot;int16&quot;;[.G10])" office:value-type="string" office:string-value="uint16" calcext:value-type="string">
            <text:p>uint16</text:p>
          </table:table-cell>
          <table:table-cell table:formula="of:=IF([.I10]=&quot;enum16&quot;;&quot;uint16&quot;;[.I10])" office:value-type="string" office:string-value="uint16" calcext:value-type="string">
            <text:p>uint16</text:p>
          </table:table-cell>
          <table:table-cell table:formula="of:=IF([.J10]=&quot;bitfield16&quot;;&quot;uint16&quot;;[.J10])" office:value-type="string" office:string-value="uint16" calcext:value-type="string">
            <text:p>uint16</text:p>
          </table:table-cell>
          <table:table-cell table:number-columns-repeated="2"/>
          <table:table-cell table:formula="of:=[.K10]&amp;&quot;_t &quot;&amp;[.F10]&amp;&quot;;&quot;" office:value-type="string" office:string-value="uint16_t PPVphCA;" calcext:value-type="string">
            <text:p>uint16_t PPVphCA;</text:p>
          </table:table-cell>
        </table:table-row>
        <table:table-row table:style-name="ro3">
          <table:table-cell table:formula="of:=[.B10]+1" office:value-type="float" office:value="11" calcext:value-type="float">
            <text:p>11</text:p>
          </table:table-cell>
          <table:table-cell table:formula="of:=[.A11]+[.C11]-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A</text:p>
          </table:table-cell>
          <table:table-cell office:value-type="string" calcext:value-type="string">
            <text:p>uint16</text:p>
          </table:table-cell>
          <table:table-cell/>
          <table:table-cell table:formula="of:=IF([.G11]=&quot;sunssf&quot;;&quot;int16&quot;;[.G11])" office:value-type="string" office:string-value="uint16" calcext:value-type="string">
            <text:p>uint16</text:p>
          </table:table-cell>
          <table:table-cell table:formula="of:=IF([.I11]=&quot;enum16&quot;;&quot;uint16&quot;;[.I11])" office:value-type="string" office:string-value="uint16" calcext:value-type="string">
            <text:p>uint16</text:p>
          </table:table-cell>
          <table:table-cell table:formula="of:=IF([.J11]=&quot;bitfield16&quot;;&quot;uint16&quot;;[.J11])" office:value-type="string" office:string-value="uint16" calcext:value-type="string">
            <text:p>uint16</text:p>
          </table:table-cell>
          <table:table-cell table:number-columns-repeated="2"/>
          <table:table-cell table:formula="of:=[.K11]&amp;&quot;_t &quot;&amp;[.F11]&amp;&quot;;&quot;" office:value-type="string" office:string-value="uint16_t PhVphA;" calcext:value-type="string">
            <text:p>uint16_t PhVphA;</text:p>
          </table:table-cell>
        </table:table-row>
        <table:table-row table:style-name="ro3">
          <table:table-cell table:formula="of:=[.B11]+1" office:value-type="float" office:value="12" calcext:value-type="float">
            <text:p>12</text:p>
          </table:table-cell>
          <table:table-cell table:formula="of:=[.A12]+[.C12]-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B</text:p>
          </table:table-cell>
          <table:table-cell office:value-type="string" calcext:value-type="string">
            <text:p>uint16</text:p>
          </table:table-cell>
          <table:table-cell/>
          <table:table-cell table:formula="of:=IF([.G12]=&quot;sunssf&quot;;&quot;int16&quot;;[.G12])" office:value-type="string" office:string-value="uint16" calcext:value-type="string">
            <text:p>uint16</text:p>
          </table:table-cell>
          <table:table-cell table:formula="of:=IF([.I12]=&quot;enum16&quot;;&quot;uint16&quot;;[.I12])" office:value-type="string" office:string-value="uint16" calcext:value-type="string">
            <text:p>uint16</text:p>
          </table:table-cell>
          <table:table-cell table:formula="of:=IF([.J12]=&quot;bitfield16&quot;;&quot;uint16&quot;;[.J12])" office:value-type="string" office:string-value="uint16" calcext:value-type="string">
            <text:p>uint16</text:p>
          </table:table-cell>
          <table:table-cell table:number-columns-repeated="2"/>
          <table:table-cell table:formula="of:=[.K12]&amp;&quot;_t &quot;&amp;[.F12]&amp;&quot;;&quot;" office:value-type="string" office:string-value="uint16_t PhVphB;" calcext:value-type="string">
            <text:p>uint16_t PhVphB;</text:p>
          </table:table-cell>
        </table:table-row>
        <table:table-row table:style-name="ro3">
          <table:table-cell table:formula="of:=[.B12]+1" office:value-type="float" office:value="13" calcext:value-type="float">
            <text:p>13</text:p>
          </table:table-cell>
          <table:table-cell table:formula="of:=[.A13]+[.C13]-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C</text:p>
          </table:table-cell>
          <table:table-cell office:value-type="string" calcext:value-type="string">
            <text:p>uint16</text:p>
          </table:table-cell>
          <table:table-cell/>
          <table:table-cell table:formula="of:=IF([.G13]=&quot;sunssf&quot;;&quot;int16&quot;;[.G13])" office:value-type="string" office:string-value="uint16" calcext:value-type="string">
            <text:p>uint16</text:p>
          </table:table-cell>
          <table:table-cell table:formula="of:=IF([.I13]=&quot;enum16&quot;;&quot;uint16&quot;;[.I13])" office:value-type="string" office:string-value="uint16" calcext:value-type="string">
            <text:p>uint16</text:p>
          </table:table-cell>
          <table:table-cell table:formula="of:=IF([.J13]=&quot;bitfield16&quot;;&quot;uint16&quot;;[.J13])" office:value-type="string" office:string-value="uint16" calcext:value-type="string">
            <text:p>uint16</text:p>
          </table:table-cell>
          <table:table-cell table:number-columns-repeated="2"/>
          <table:table-cell table:formula="of:=[.K13]&amp;&quot;_t &quot;&amp;[.F13]&amp;&quot;;&quot;" office:value-type="string" office:string-value="uint16_t PhVphC;" calcext:value-type="string">
            <text:p>uint16_t PhVphC;</text:p>
          </table:table-cell>
        </table:table-row>
        <table:table-row table:style-name="ro3">
          <table:table-cell table:formula="of:=[.B13]+1" office:value-type="float" office:value="14" calcext:value-type="float">
            <text:p>14</text:p>
          </table:table-cell>
          <table:table-cell table:formula="of:=[.A14]+[.C14]-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_SF</text:p>
          </table:table-cell>
          <table:table-cell office:value-type="string" calcext:value-type="string">
            <text:p>sunssf</text:p>
          </table:table-cell>
          <table:table-cell/>
          <table:table-cell table:formula="of:=IF([.G14]=&quot;sunssf&quot;;&quot;int16&quot;;[.G14])" office:value-type="string" office:string-value="int16" calcext:value-type="string">
            <text:p>int16</text:p>
          </table:table-cell>
          <table:table-cell table:formula="of:=IF([.I14]=&quot;enum16&quot;;&quot;uint16&quot;;[.I14])" office:value-type="string" office:string-value="int16" calcext:value-type="string">
            <text:p>int16</text:p>
          </table:table-cell>
          <table:table-cell table:formula="of:=IF([.J14]=&quot;bitfield16&quot;;&quot;uint16&quot;;[.J14])" office:value-type="string" office:string-value="int16" calcext:value-type="string">
            <text:p>int16</text:p>
          </table:table-cell>
          <table:table-cell table:number-columns-repeated="2"/>
          <table:table-cell table:formula="of:=[.K14]&amp;&quot;_t &quot;&amp;[.F14]&amp;&quot;;&quot;" office:value-type="string" office:string-value="int16_t V_SF;" calcext:value-type="string">
            <text:p>int16_t V_SF;</text:p>
          </table:table-cell>
        </table:table-row>
        <table:table-row table:style-name="ro3">
          <table:table-cell table:formula="of:=[.B14]+1" office:value-type="float" office:value="15" calcext:value-type="float">
            <text:p>15</text:p>
          </table:table-cell>
          <table:table-cell table:formula="of:=[.A15]+[.C15]-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16</text:p>
          </table:table-cell>
          <table:table-cell/>
          <table:table-cell table:formula="of:=IF([.G15]=&quot;sunssf&quot;;&quot;int16&quot;;[.G15])" office:value-type="string" office:string-value="int16" calcext:value-type="string">
            <text:p>int16</text:p>
          </table:table-cell>
          <table:table-cell table:formula="of:=IF([.I15]=&quot;enum16&quot;;&quot;uint16&quot;;[.I15])" office:value-type="string" office:string-value="int16" calcext:value-type="string">
            <text:p>int16</text:p>
          </table:table-cell>
          <table:table-cell table:formula="of:=IF([.J15]=&quot;bitfield16&quot;;&quot;uint16&quot;;[.J15])" office:value-type="string" office:string-value="int16" calcext:value-type="string">
            <text:p>int16</text:p>
          </table:table-cell>
          <table:table-cell table:number-columns-repeated="2"/>
          <table:table-cell table:formula="of:=[.K15]&amp;&quot;_t &quot;&amp;[.F15]&amp;&quot;;&quot;" office:value-type="string" office:string-value="int16_t W;" calcext:value-type="string">
            <text:p>int16_t W;</text:p>
          </table:table-cell>
        </table:table-row>
        <table:table-row table:style-name="ro3">
          <table:table-cell table:formula="of:=[.B15]+1" office:value-type="float" office:value="16" calcext:value-type="float">
            <text:p>16</text:p>
          </table:table-cell>
          <table:table-cell table:formula="of:=[.A16]+[.C16]-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_SF</text:p>
          </table:table-cell>
          <table:table-cell office:value-type="string" calcext:value-type="string">
            <text:p>sunssf</text:p>
          </table:table-cell>
          <table:table-cell/>
          <table:table-cell table:formula="of:=IF([.G16]=&quot;sunssf&quot;;&quot;int16&quot;;[.G16])" office:value-type="string" office:string-value="int16" calcext:value-type="string">
            <text:p>int16</text:p>
          </table:table-cell>
          <table:table-cell table:formula="of:=IF([.I16]=&quot;enum16&quot;;&quot;uint16&quot;;[.I16])" office:value-type="string" office:string-value="int16" calcext:value-type="string">
            <text:p>int16</text:p>
          </table:table-cell>
          <table:table-cell table:formula="of:=IF([.J16]=&quot;bitfield16&quot;;&quot;uint16&quot;;[.J16])" office:value-type="string" office:string-value="int16" calcext:value-type="string">
            <text:p>int16</text:p>
          </table:table-cell>
          <table:table-cell table:number-columns-repeated="2"/>
          <table:table-cell table:formula="of:=[.K16]&amp;&quot;_t &quot;&amp;[.F16]&amp;&quot;;&quot;" office:value-type="string" office:string-value="int16_t W_SF;" calcext:value-type="string">
            <text:p>int16_t W_SF;</text:p>
          </table:table-cell>
        </table:table-row>
        <table:table-row table:style-name="ro3">
          <table:table-cell table:formula="of:=[.B16]+1" office:value-type="float" office:value="17" calcext:value-type="float">
            <text:p>17</text:p>
          </table:table-cell>
          <table:table-cell table:formula="of:=[.A17]+[.C17]-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uint16</text:p>
          </table:table-cell>
          <table:table-cell/>
          <table:table-cell table:formula="of:=IF([.G17]=&quot;sunssf&quot;;&quot;int16&quot;;[.G17])" office:value-type="string" office:string-value="uint16" calcext:value-type="string">
            <text:p>uint16</text:p>
          </table:table-cell>
          <table:table-cell table:formula="of:=IF([.I17]=&quot;enum16&quot;;&quot;uint16&quot;;[.I17])" office:value-type="string" office:string-value="uint16" calcext:value-type="string">
            <text:p>uint16</text:p>
          </table:table-cell>
          <table:table-cell table:formula="of:=IF([.J17]=&quot;bitfield16&quot;;&quot;uint16&quot;;[.J17])" office:value-type="string" office:string-value="uint16" calcext:value-type="string">
            <text:p>uint16</text:p>
          </table:table-cell>
          <table:table-cell table:number-columns-repeated="2"/>
          <table:table-cell table:formula="of:=[.K17]&amp;&quot;_t &quot;&amp;[.F17]&amp;&quot;;&quot;" office:value-type="string" office:string-value="uint16_t Hz;" calcext:value-type="string">
            <text:p>uint16_t Hz;</text:p>
          </table:table-cell>
        </table:table-row>
        <table:table-row table:style-name="ro3">
          <table:table-cell table:formula="of:=[.B17]+1" office:value-type="float" office:value="18" calcext:value-type="float">
            <text:p>18</text:p>
          </table:table-cell>
          <table:table-cell table:formula="of:=[.A18]+[.C18]-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Hz_SF</text:p>
          </table:table-cell>
          <table:table-cell office:value-type="string" calcext:value-type="string">
            <text:p>sunssf</text:p>
          </table:table-cell>
          <table:table-cell/>
          <table:table-cell table:formula="of:=IF([.G18]=&quot;sunssf&quot;;&quot;int16&quot;;[.G18])" office:value-type="string" office:string-value="int16" calcext:value-type="string">
            <text:p>int16</text:p>
          </table:table-cell>
          <table:table-cell table:formula="of:=IF([.I18]=&quot;enum16&quot;;&quot;uint16&quot;;[.I18])" office:value-type="string" office:string-value="int16" calcext:value-type="string">
            <text:p>int16</text:p>
          </table:table-cell>
          <table:table-cell table:formula="of:=IF([.J18]=&quot;bitfield16&quot;;&quot;uint16&quot;;[.J18])" office:value-type="string" office:string-value="int16" calcext:value-type="string">
            <text:p>int16</text:p>
          </table:table-cell>
          <table:table-cell table:number-columns-repeated="2"/>
          <table:table-cell table:formula="of:=[.K18]&amp;&quot;_t &quot;&amp;[.F18]&amp;&quot;;&quot;" office:value-type="string" office:string-value="int16_t Hz_SF;" calcext:value-type="string">
            <text:p>int16_t Hz_SF;</text:p>
          </table:table-cell>
        </table:table-row>
        <table:table-row table:style-name="ro3">
          <table:table-cell table:formula="of:=[.B18]+1" office:value-type="float" office:value="19" calcext:value-type="float">
            <text:p>19</text:p>
          </table:table-cell>
          <table:table-cell table:formula="of:=[.A19]+[.C19]-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int16</text:p>
          </table:table-cell>
          <table:table-cell/>
          <table:table-cell table:formula="of:=IF([.G19]=&quot;sunssf&quot;;&quot;int16&quot;;[.G19])" office:value-type="string" office:string-value="int16" calcext:value-type="string">
            <text:p>int16</text:p>
          </table:table-cell>
          <table:table-cell table:formula="of:=IF([.I19]=&quot;enum16&quot;;&quot;uint16&quot;;[.I19])" office:value-type="string" office:string-value="int16" calcext:value-type="string">
            <text:p>int16</text:p>
          </table:table-cell>
          <table:table-cell table:formula="of:=IF([.J19]=&quot;bitfield16&quot;;&quot;uint16&quot;;[.J19])" office:value-type="string" office:string-value="int16" calcext:value-type="string">
            <text:p>int16</text:p>
          </table:table-cell>
          <table:table-cell table:number-columns-repeated="2"/>
          <table:table-cell table:formula="of:=[.K19]&amp;&quot;_t &quot;&amp;[.F19]&amp;&quot;;&quot;" office:value-type="string" office:string-value="int16_t VA;" calcext:value-type="string">
            <text:p>int16_t VA;</text:p>
          </table:table-cell>
        </table:table-row>
        <table:table-row table:style-name="ro3">
          <table:table-cell table:formula="of:=[.B19]+1" office:value-type="float" office:value="20" calcext:value-type="float">
            <text:p>20</text:p>
          </table:table-cell>
          <table:table-cell table:formula="of:=[.A20]+[.C20]-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_SF</text:p>
          </table:table-cell>
          <table:table-cell office:value-type="string" calcext:value-type="string">
            <text:p>sunssf</text:p>
          </table:table-cell>
          <table:table-cell/>
          <table:table-cell table:formula="of:=IF([.G20]=&quot;sunssf&quot;;&quot;int16&quot;;[.G20])" office:value-type="string" office:string-value="int16" calcext:value-type="string">
            <text:p>int16</text:p>
          </table:table-cell>
          <table:table-cell table:formula="of:=IF([.I20]=&quot;enum16&quot;;&quot;uint16&quot;;[.I20])" office:value-type="string" office:string-value="int16" calcext:value-type="string">
            <text:p>int16</text:p>
          </table:table-cell>
          <table:table-cell table:formula="of:=IF([.J20]=&quot;bitfield16&quot;;&quot;uint16&quot;;[.J20])" office:value-type="string" office:string-value="int16" calcext:value-type="string">
            <text:p>int16</text:p>
          </table:table-cell>
          <table:table-cell table:number-columns-repeated="2"/>
          <table:table-cell table:formula="of:=[.K20]&amp;&quot;_t &quot;&amp;[.F20]&amp;&quot;;&quot;" office:value-type="string" office:string-value="int16_t VA_SF;" calcext:value-type="string">
            <text:p>int16_t VA_SF;</text:p>
          </table:table-cell>
        </table:table-row>
        <table:table-row table:style-name="ro3">
          <table:table-cell table:formula="of:=[.B20]+1" office:value-type="float" office:value="21" calcext:value-type="float">
            <text:p>21</text:p>
          </table:table-cell>
          <table:table-cell table:formula="of:=[.A21]+[.C21]-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int16</text:p>
          </table:table-cell>
          <table:table-cell/>
          <table:table-cell table:formula="of:=IF([.G21]=&quot;sunssf&quot;;&quot;int16&quot;;[.G21])" office:value-type="string" office:string-value="int16" calcext:value-type="string">
            <text:p>int16</text:p>
          </table:table-cell>
          <table:table-cell table:formula="of:=IF([.I21]=&quot;enum16&quot;;&quot;uint16&quot;;[.I21])" office:value-type="string" office:string-value="int16" calcext:value-type="string">
            <text:p>int16</text:p>
          </table:table-cell>
          <table:table-cell table:formula="of:=IF([.J21]=&quot;bitfield16&quot;;&quot;uint16&quot;;[.J21])" office:value-type="string" office:string-value="int16" calcext:value-type="string">
            <text:p>int16</text:p>
          </table:table-cell>
          <table:table-cell table:number-columns-repeated="2"/>
          <table:table-cell table:formula="of:=[.K21]&amp;&quot;_t &quot;&amp;[.F21]&amp;&quot;;&quot;" office:value-type="string" office:string-value="int16_t VAr;" calcext:value-type="string">
            <text:p>int16_t VAr;</text:p>
          </table:table-cell>
        </table:table-row>
        <table:table-row table:style-name="ro3">
          <table:table-cell table:formula="of:=[.B21]+1" office:value-type="float" office:value="22" calcext:value-type="float">
            <text:p>22</text:p>
          </table:table-cell>
          <table:table-cell table:formula="of:=[.A22]+[.C22]-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_SF</text:p>
          </table:table-cell>
          <table:table-cell office:value-type="string" calcext:value-type="string">
            <text:p>sunssf</text:p>
          </table:table-cell>
          <table:table-cell/>
          <table:table-cell table:formula="of:=IF([.G22]=&quot;sunssf&quot;;&quot;int16&quot;;[.G22])" office:value-type="string" office:string-value="int16" calcext:value-type="string">
            <text:p>int16</text:p>
          </table:table-cell>
          <table:table-cell table:formula="of:=IF([.I22]=&quot;enum16&quot;;&quot;uint16&quot;;[.I22])" office:value-type="string" office:string-value="int16" calcext:value-type="string">
            <text:p>int16</text:p>
          </table:table-cell>
          <table:table-cell table:formula="of:=IF([.J22]=&quot;bitfield16&quot;;&quot;uint16&quot;;[.J22])" office:value-type="string" office:string-value="int16" calcext:value-type="string">
            <text:p>int16</text:p>
          </table:table-cell>
          <table:table-cell table:number-columns-repeated="2"/>
          <table:table-cell table:formula="of:=[.K22]&amp;&quot;_t &quot;&amp;[.F22]&amp;&quot;;&quot;" office:value-type="string" office:string-value="int16_t VAr_SF;" calcext:value-type="string">
            <text:p>int16_t VAr_SF;</text:p>
          </table:table-cell>
        </table:table-row>
        <table:table-row table:style-name="ro3">
          <table:table-cell table:formula="of:=[.B22]+1" office:value-type="float" office:value="23" calcext:value-type="float">
            <text:p>23</text:p>
          </table:table-cell>
          <table:table-cell table:formula="of:=[.A23]+[.C23]-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int16</text:p>
          </table:table-cell>
          <table:table-cell/>
          <table:table-cell table:formula="of:=IF([.G23]=&quot;sunssf&quot;;&quot;int16&quot;;[.G23])" office:value-type="string" office:string-value="int16" calcext:value-type="string">
            <text:p>int16</text:p>
          </table:table-cell>
          <table:table-cell table:formula="of:=IF([.I23]=&quot;enum16&quot;;&quot;uint16&quot;;[.I23])" office:value-type="string" office:string-value="int16" calcext:value-type="string">
            <text:p>int16</text:p>
          </table:table-cell>
          <table:table-cell table:formula="of:=IF([.J23]=&quot;bitfield16&quot;;&quot;uint16&quot;;[.J23])" office:value-type="string" office:string-value="int16" calcext:value-type="string">
            <text:p>int16</text:p>
          </table:table-cell>
          <table:table-cell table:number-columns-repeated="2"/>
          <table:table-cell table:formula="of:=[.K23]&amp;&quot;_t &quot;&amp;[.F23]&amp;&quot;;&quot;" office:value-type="string" office:string-value="int16_t PF;" calcext:value-type="string">
            <text:p>int16_t PF;</text:p>
          </table:table-cell>
        </table:table-row>
        <table:table-row table:style-name="ro3">
          <table:table-cell table:formula="of:=[.B23]+1" office:value-type="float" office:value="24" calcext:value-type="float">
            <text:p>24</text:p>
          </table:table-cell>
          <table:table-cell table:formula="of:=[.A24]+[.C24]-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_SF</text:p>
          </table:table-cell>
          <table:table-cell office:value-type="string" calcext:value-type="string">
            <text:p>sunssf</text:p>
          </table:table-cell>
          <table:table-cell/>
          <table:table-cell table:formula="of:=IF([.G24]=&quot;sunssf&quot;;&quot;int16&quot;;[.G24])" office:value-type="string" office:string-value="int16" calcext:value-type="string">
            <text:p>int16</text:p>
          </table:table-cell>
          <table:table-cell table:formula="of:=IF([.I24]=&quot;enum16&quot;;&quot;uint16&quot;;[.I24])" office:value-type="string" office:string-value="int16" calcext:value-type="string">
            <text:p>int16</text:p>
          </table:table-cell>
          <table:table-cell table:formula="of:=IF([.J24]=&quot;bitfield16&quot;;&quot;uint16&quot;;[.J24])" office:value-type="string" office:string-value="int16" calcext:value-type="string">
            <text:p>int16</text:p>
          </table:table-cell>
          <table:table-cell table:number-columns-repeated="2"/>
          <table:table-cell table:formula="of:=[.K24]&amp;&quot;_t &quot;&amp;[.F24]&amp;&quot;;&quot;" office:value-type="string" office:string-value="int16_t PF_SF;" calcext:value-type="string">
            <text:p>int16_t PF_SF;</text:p>
          </table:table-cell>
        </table:table-row>
        <table:table-row table:style-name="ro3">
          <table:table-cell table:formula="of:=[.B24]+1" office:value-type="float" office:value="25" calcext:value-type="float">
            <text:p>25</text:p>
          </table:table-cell>
          <table:table-cell table:formula="of:=[.A25]+[.C25]-1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uint32</text:p>
          </table:table-cell>
          <table:table-cell/>
          <table:table-cell table:formula="of:=IF([.G25]=&quot;sunssf&quot;;&quot;int16&quot;;[.G25])" office:value-type="string" office:string-value="uint32" calcext:value-type="string">
            <text:p>uint32</text:p>
          </table:table-cell>
          <table:table-cell table:formula="of:=IF([.I25]=&quot;enum16&quot;;&quot;uint16&quot;;[.I25])" office:value-type="string" office:string-value="uint32" calcext:value-type="string">
            <text:p>uint32</text:p>
          </table:table-cell>
          <table:table-cell table:formula="of:=IF([.J25]=&quot;bitfield16&quot;;&quot;uint16&quot;;[.J25])" office:value-type="string" office:string-value="uint32" calcext:value-type="string">
            <text:p>uint32</text:p>
          </table:table-cell>
          <table:table-cell table:number-columns-repeated="2"/>
          <table:table-cell table:formula="of:=[.K25]&amp;&quot;_t &quot;&amp;[.F25]&amp;&quot;;&quot;" office:value-type="string" office:string-value="uint32_t WH;" calcext:value-type="string">
            <text:p>uint32_t WH;</text:p>
          </table:table-cell>
        </table:table-row>
        <table:table-row table:style-name="ro3">
          <table:table-cell table:formula="of:=[.B25]+1" office:value-type="float" office:value="27" calcext:value-type="float">
            <text:p>27</text:p>
          </table:table-cell>
          <table:table-cell table:formula="of:=[.A26]+[.C26]-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H_SF</text:p>
          </table:table-cell>
          <table:table-cell office:value-type="string" calcext:value-type="string">
            <text:p>sunssf</text:p>
          </table:table-cell>
          <table:table-cell/>
          <table:table-cell table:formula="of:=IF([.G26]=&quot;sunssf&quot;;&quot;int16&quot;;[.G26])" office:value-type="string" office:string-value="int16" calcext:value-type="string">
            <text:p>int16</text:p>
          </table:table-cell>
          <table:table-cell table:formula="of:=IF([.I26]=&quot;enum16&quot;;&quot;uint16&quot;;[.I26])" office:value-type="string" office:string-value="int16" calcext:value-type="string">
            <text:p>int16</text:p>
          </table:table-cell>
          <table:table-cell table:formula="of:=IF([.J26]=&quot;bitfield16&quot;;&quot;uint16&quot;;[.J26])" office:value-type="string" office:string-value="int16" calcext:value-type="string">
            <text:p>int16</text:p>
          </table:table-cell>
          <table:table-cell table:number-columns-repeated="2"/>
          <table:table-cell table:formula="of:=[.K26]&amp;&quot;_t &quot;&amp;[.F26]&amp;&quot;;&quot;" office:value-type="string" office:string-value="int16_t WH_SF;" calcext:value-type="string">
            <text:p>int16_t WH_SF;</text:p>
          </table:table-cell>
        </table:table-row>
        <table:table-row table:style-name="ro3">
          <table:table-cell table:formula="of:=[.B26]+1" office:value-type="float" office:value="28" calcext:value-type="float">
            <text:p>28</text:p>
          </table:table-cell>
          <table:table-cell table:formula="of:=[.A27]+[.C27]-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A</text:p>
          </table:table-cell>
          <table:table-cell office:value-type="string" calcext:value-type="string">
            <text:p>uint16</text:p>
          </table:table-cell>
          <table:table-cell/>
          <table:table-cell table:formula="of:=IF([.G27]=&quot;sunssf&quot;;&quot;int16&quot;;[.G27])" office:value-type="string" office:string-value="uint16" calcext:value-type="string">
            <text:p>uint16</text:p>
          </table:table-cell>
          <table:table-cell table:formula="of:=IF([.I27]=&quot;enum16&quot;;&quot;uint16&quot;;[.I27])" office:value-type="string" office:string-value="uint16" calcext:value-type="string">
            <text:p>uint16</text:p>
          </table:table-cell>
          <table:table-cell table:formula="of:=IF([.J27]=&quot;bitfield16&quot;;&quot;uint16&quot;;[.J27])" office:value-type="string" office:string-value="uint16" calcext:value-type="string">
            <text:p>uint16</text:p>
          </table:table-cell>
          <table:table-cell table:number-columns-repeated="2"/>
          <table:table-cell table:formula="of:=[.K27]&amp;&quot;_t &quot;&amp;[.F27]&amp;&quot;;&quot;" office:value-type="string" office:string-value="uint16_t DCA;" calcext:value-type="string">
            <text:p>uint16_t DCA;</text:p>
          </table:table-cell>
        </table:table-row>
        <table:table-row table:style-name="ro3">
          <table:table-cell table:formula="of:=[.B27]+1" office:value-type="float" office:value="29" calcext:value-type="float">
            <text:p>29</text:p>
          </table:table-cell>
          <table:table-cell table:formula="of:=[.A28]+[.C28]-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A_SF</text:p>
          </table:table-cell>
          <table:table-cell office:value-type="string" calcext:value-type="string">
            <text:p>sunssf</text:p>
          </table:table-cell>
          <table:table-cell/>
          <table:table-cell table:formula="of:=IF([.G28]=&quot;sunssf&quot;;&quot;int16&quot;;[.G28])" office:value-type="string" office:string-value="int16" calcext:value-type="string">
            <text:p>int16</text:p>
          </table:table-cell>
          <table:table-cell table:formula="of:=IF([.I28]=&quot;enum16&quot;;&quot;uint16&quot;;[.I28])" office:value-type="string" office:string-value="int16" calcext:value-type="string">
            <text:p>int16</text:p>
          </table:table-cell>
          <table:table-cell table:formula="of:=IF([.J28]=&quot;bitfield16&quot;;&quot;uint16&quot;;[.J28])" office:value-type="string" office:string-value="int16" calcext:value-type="string">
            <text:p>int16</text:p>
          </table:table-cell>
          <table:table-cell table:number-columns-repeated="2"/>
          <table:table-cell table:formula="of:=[.K28]&amp;&quot;_t &quot;&amp;[.F28]&amp;&quot;;&quot;" office:value-type="string" office:string-value="int16_t DCA_SF;" calcext:value-type="string">
            <text:p>int16_t DCA_SF;</text:p>
          </table:table-cell>
        </table:table-row>
        <table:table-row table:style-name="ro3">
          <table:table-cell table:formula="of:=[.B28]+1" office:value-type="float" office:value="30" calcext:value-type="float">
            <text:p>30</text:p>
          </table:table-cell>
          <table:table-cell table:formula="of:=[.A29]+[.C29]-1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V</text:p>
          </table:table-cell>
          <table:table-cell office:value-type="string" calcext:value-type="string">
            <text:p>uint16</text:p>
          </table:table-cell>
          <table:table-cell/>
          <table:table-cell table:formula="of:=IF([.G29]=&quot;sunssf&quot;;&quot;int16&quot;;[.G29])" office:value-type="string" office:string-value="uint16" calcext:value-type="string">
            <text:p>uint16</text:p>
          </table:table-cell>
          <table:table-cell table:formula="of:=IF([.I29]=&quot;enum16&quot;;&quot;uint16&quot;;[.I29])" office:value-type="string" office:string-value="uint16" calcext:value-type="string">
            <text:p>uint16</text:p>
          </table:table-cell>
          <table:table-cell table:formula="of:=IF([.J29]=&quot;bitfield16&quot;;&quot;uint16&quot;;[.J29])" office:value-type="string" office:string-value="uint16" calcext:value-type="string">
            <text:p>uint16</text:p>
          </table:table-cell>
          <table:table-cell table:number-columns-repeated="2"/>
          <table:table-cell table:formula="of:=[.K29]&amp;&quot;_t &quot;&amp;[.F29]&amp;&quot;;&quot;" office:value-type="string" office:string-value="uint16_t DCV;" calcext:value-type="string">
            <text:p>uint16_t DCV;</text:p>
          </table:table-cell>
        </table:table-row>
        <table:table-row table:style-name="ro3">
          <table:table-cell table:formula="of:=[.B29]+1" office:value-type="float" office:value="31" calcext:value-type="float">
            <text:p>31</text:p>
          </table:table-cell>
          <table:table-cell table:formula="of:=[.A30]+[.C30]-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V_SF</text:p>
          </table:table-cell>
          <table:table-cell office:value-type="string" calcext:value-type="string">
            <text:p>sunssf</text:p>
          </table:table-cell>
          <table:table-cell/>
          <table:table-cell table:formula="of:=IF([.G30]=&quot;sunssf&quot;;&quot;int16&quot;;[.G30])" office:value-type="string" office:string-value="int16" calcext:value-type="string">
            <text:p>int16</text:p>
          </table:table-cell>
          <table:table-cell table:formula="of:=IF([.I30]=&quot;enum16&quot;;&quot;uint16&quot;;[.I30])" office:value-type="string" office:string-value="int16" calcext:value-type="string">
            <text:p>int16</text:p>
          </table:table-cell>
          <table:table-cell table:formula="of:=IF([.J30]=&quot;bitfield16&quot;;&quot;uint16&quot;;[.J30])" office:value-type="string" office:string-value="int16" calcext:value-type="string">
            <text:p>int16</text:p>
          </table:table-cell>
          <table:table-cell table:number-columns-repeated="2"/>
          <table:table-cell table:formula="of:=[.K30]&amp;&quot;_t &quot;&amp;[.F30]&amp;&quot;;&quot;" office:value-type="string" office:string-value="int16_t DCV_SF;" calcext:value-type="string">
            <text:p>int16_t DCV_SF;</text:p>
          </table:table-cell>
        </table:table-row>
        <table:table-row table:style-name="ro3">
          <table:table-cell table:formula="of:=[.B30]+1" office:value-type="float" office:value="32" calcext:value-type="float">
            <text:p>32</text:p>
          </table:table-cell>
          <table:table-cell table:formula="of:=[.A31]+[.C31]-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W</text:p>
          </table:table-cell>
          <table:table-cell office:value-type="string" calcext:value-type="string">
            <text:p>int16</text:p>
          </table:table-cell>
          <table:table-cell/>
          <table:table-cell table:formula="of:=IF([.G31]=&quot;sunssf&quot;;&quot;int16&quot;;[.G31])" office:value-type="string" office:string-value="int16" calcext:value-type="string">
            <text:p>int16</text:p>
          </table:table-cell>
          <table:table-cell table:formula="of:=IF([.I31]=&quot;enum16&quot;;&quot;uint16&quot;;[.I31])" office:value-type="string" office:string-value="int16" calcext:value-type="string">
            <text:p>int16</text:p>
          </table:table-cell>
          <table:table-cell table:formula="of:=IF([.J31]=&quot;bitfield16&quot;;&quot;uint16&quot;;[.J31])" office:value-type="string" office:string-value="int16" calcext:value-type="string">
            <text:p>int16</text:p>
          </table:table-cell>
          <table:table-cell table:number-columns-repeated="2"/>
          <table:table-cell table:formula="of:=[.K31]&amp;&quot;_t &quot;&amp;[.F31]&amp;&quot;;&quot;" office:value-type="string" office:string-value="int16_t DCW;" calcext:value-type="string">
            <text:p>int16_t DCW;</text:p>
          </table:table-cell>
        </table:table-row>
        <table:table-row table:style-name="ro3">
          <table:table-cell table:formula="of:=[.B31]+1" office:value-type="float" office:value="33" calcext:value-type="float">
            <text:p>33</text:p>
          </table:table-cell>
          <table:table-cell table:formula="of:=[.A32]+[.C32]-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W_SF</text:p>
          </table:table-cell>
          <table:table-cell office:value-type="string" calcext:value-type="string">
            <text:p>sunssf</text:p>
          </table:table-cell>
          <table:table-cell/>
          <table:table-cell table:formula="of:=IF([.G32]=&quot;sunssf&quot;;&quot;int16&quot;;[.G32])" office:value-type="string" office:string-value="int16" calcext:value-type="string">
            <text:p>int16</text:p>
          </table:table-cell>
          <table:table-cell table:formula="of:=IF([.I32]=&quot;enum16&quot;;&quot;uint16&quot;;[.I32])" office:value-type="string" office:string-value="int16" calcext:value-type="string">
            <text:p>int16</text:p>
          </table:table-cell>
          <table:table-cell table:formula="of:=IF([.J32]=&quot;bitfield16&quot;;&quot;uint16&quot;;[.J32])" office:value-type="string" office:string-value="int16" calcext:value-type="string">
            <text:p>int16</text:p>
          </table:table-cell>
          <table:table-cell table:number-columns-repeated="2"/>
          <table:table-cell table:formula="of:=[.K32]&amp;&quot;_t &quot;&amp;[.F32]&amp;&quot;;&quot;" office:value-type="string" office:string-value="int16_t DCW_SF;" calcext:value-type="string">
            <text:p>int16_t DCW_SF;</text:p>
          </table:table-cell>
        </table:table-row>
        <table:table-row table:style-name="ro3">
          <table:table-cell table:formula="of:=[.B32]+1" office:value-type="float" office:value="34" calcext:value-type="float">
            <text:p>34</text:p>
          </table:table-cell>
          <table:table-cell table:formula="of:=[.A33]+[.C33]-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mpCab</text:p>
          </table:table-cell>
          <table:table-cell office:value-type="string" calcext:value-type="string">
            <text:p>int16</text:p>
          </table:table-cell>
          <table:table-cell/>
          <table:table-cell table:formula="of:=IF([.G33]=&quot;sunssf&quot;;&quot;int16&quot;;[.G33])" office:value-type="string" office:string-value="int16" calcext:value-type="string">
            <text:p>int16</text:p>
          </table:table-cell>
          <table:table-cell table:formula="of:=IF([.I33]=&quot;enum16&quot;;&quot;uint16&quot;;[.I33])" office:value-type="string" office:string-value="int16" calcext:value-type="string">
            <text:p>int16</text:p>
          </table:table-cell>
          <table:table-cell table:formula="of:=IF([.J33]=&quot;bitfield16&quot;;&quot;uint16&quot;;[.J33])" office:value-type="string" office:string-value="int16" calcext:value-type="string">
            <text:p>int16</text:p>
          </table:table-cell>
          <table:table-cell table:number-columns-repeated="2"/>
          <table:table-cell table:formula="of:=[.K33]&amp;&quot;_t &quot;&amp;[.F33]&amp;&quot;;&quot;" office:value-type="string" office:string-value="int16_t TmpCab;" calcext:value-type="string">
            <text:p>int16_t TmpCab;</text:p>
          </table:table-cell>
        </table:table-row>
        <table:table-row table:style-name="ro3">
          <table:table-cell table:formula="of:=[.B33]+1" office:value-type="float" office:value="35" calcext:value-type="float">
            <text:p>35</text:p>
          </table:table-cell>
          <table:table-cell table:formula="of:=[.A34]+[.C34]-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mpSnk</text:p>
          </table:table-cell>
          <table:table-cell office:value-type="string" calcext:value-type="string">
            <text:p>int16</text:p>
          </table:table-cell>
          <table:table-cell/>
          <table:table-cell table:formula="of:=IF([.G34]=&quot;sunssf&quot;;&quot;int16&quot;;[.G34])" office:value-type="string" office:string-value="int16" calcext:value-type="string">
            <text:p>int16</text:p>
          </table:table-cell>
          <table:table-cell table:formula="of:=IF([.I34]=&quot;enum16&quot;;&quot;uint16&quot;;[.I34])" office:value-type="string" office:string-value="int16" calcext:value-type="string">
            <text:p>int16</text:p>
          </table:table-cell>
          <table:table-cell table:formula="of:=IF([.J34]=&quot;bitfield16&quot;;&quot;uint16&quot;;[.J34])" office:value-type="string" office:string-value="int16" calcext:value-type="string">
            <text:p>int16</text:p>
          </table:table-cell>
          <table:table-cell table:number-columns-repeated="2"/>
          <table:table-cell table:formula="of:=[.K34]&amp;&quot;_t &quot;&amp;[.F34]&amp;&quot;;&quot;" office:value-type="string" office:string-value="int16_t TmpSnk;" calcext:value-type="string">
            <text:p>int16_t TmpSnk;</text:p>
          </table:table-cell>
        </table:table-row>
        <table:table-row table:style-name="ro3">
          <table:table-cell table:formula="of:=[.B34]+1" office:value-type="float" office:value="36" calcext:value-type="float">
            <text:p>36</text:p>
          </table:table-cell>
          <table:table-cell table:formula="of:=[.A35]+[.C35]-1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mpTrns</text:p>
          </table:table-cell>
          <table:table-cell office:value-type="string" calcext:value-type="string">
            <text:p>int16</text:p>
          </table:table-cell>
          <table:table-cell/>
          <table:table-cell table:formula="of:=IF([.G35]=&quot;sunssf&quot;;&quot;int16&quot;;[.G35])" office:value-type="string" office:string-value="int16" calcext:value-type="string">
            <text:p>int16</text:p>
          </table:table-cell>
          <table:table-cell table:formula="of:=IF([.I35]=&quot;enum16&quot;;&quot;uint16&quot;;[.I35])" office:value-type="string" office:string-value="int16" calcext:value-type="string">
            <text:p>int16</text:p>
          </table:table-cell>
          <table:table-cell table:formula="of:=IF([.J35]=&quot;bitfield16&quot;;&quot;uint16&quot;;[.J35])" office:value-type="string" office:string-value="int16" calcext:value-type="string">
            <text:p>int16</text:p>
          </table:table-cell>
          <table:table-cell table:number-columns-repeated="2"/>
          <table:table-cell table:formula="of:=[.K35]&amp;&quot;_t &quot;&amp;[.F35]&amp;&quot;;&quot;" office:value-type="string" office:string-value="int16_t TmpTrns;" calcext:value-type="string">
            <text:p>int16_t TmpTrns;</text:p>
          </table:table-cell>
        </table:table-row>
        <table:table-row table:style-name="ro3">
          <table:table-cell table:formula="of:=[.B35]+1" office:value-type="float" office:value="37" calcext:value-type="float">
            <text:p>37</text:p>
          </table:table-cell>
          <table:table-cell table:formula="of:=[.A36]+[.C36]-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mpOt</text:p>
          </table:table-cell>
          <table:table-cell office:value-type="string" calcext:value-type="string">
            <text:p>int16</text:p>
          </table:table-cell>
          <table:table-cell/>
          <table:table-cell table:formula="of:=IF([.G36]=&quot;sunssf&quot;;&quot;int16&quot;;[.G36])" office:value-type="string" office:string-value="int16" calcext:value-type="string">
            <text:p>int16</text:p>
          </table:table-cell>
          <table:table-cell table:formula="of:=IF([.I36]=&quot;enum16&quot;;&quot;uint16&quot;;[.I36])" office:value-type="string" office:string-value="int16" calcext:value-type="string">
            <text:p>int16</text:p>
          </table:table-cell>
          <table:table-cell table:formula="of:=IF([.J36]=&quot;bitfield16&quot;;&quot;uint16&quot;;[.J36])" office:value-type="string" office:string-value="int16" calcext:value-type="string">
            <text:p>int16</text:p>
          </table:table-cell>
          <table:table-cell table:number-columns-repeated="2"/>
          <table:table-cell table:formula="of:=[.K36]&amp;&quot;_t &quot;&amp;[.F36]&amp;&quot;;&quot;" office:value-type="string" office:string-value="int16_t TmpOt;" calcext:value-type="string">
            <text:p>int16_t TmpOt;</text:p>
          </table:table-cell>
        </table:table-row>
        <table:table-row table:style-name="ro3">
          <table:table-cell table:formula="of:=[.B36]+1" office:value-type="float" office:value="38" calcext:value-type="float">
            <text:p>38</text:p>
          </table:table-cell>
          <table:table-cell table:formula="of:=[.A37]+[.C37]-1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mp_SF</text:p>
          </table:table-cell>
          <table:table-cell office:value-type="string" calcext:value-type="string">
            <text:p>sunssf</text:p>
          </table:table-cell>
          <table:table-cell/>
          <table:table-cell table:formula="of:=IF([.G37]=&quot;sunssf&quot;;&quot;int16&quot;;[.G37])" office:value-type="string" office:string-value="int16" calcext:value-type="string">
            <text:p>int16</text:p>
          </table:table-cell>
          <table:table-cell table:formula="of:=IF([.I37]=&quot;enum16&quot;;&quot;uint16&quot;;[.I37])" office:value-type="string" office:string-value="int16" calcext:value-type="string">
            <text:p>int16</text:p>
          </table:table-cell>
          <table:table-cell table:formula="of:=IF([.J37]=&quot;bitfield16&quot;;&quot;uint16&quot;;[.J37])" office:value-type="string" office:string-value="int16" calcext:value-type="string">
            <text:p>int16</text:p>
          </table:table-cell>
          <table:table-cell table:number-columns-repeated="2"/>
          <table:table-cell table:formula="of:=[.K37]&amp;&quot;_t &quot;&amp;[.F37]&amp;&quot;;&quot;" office:value-type="string" office:string-value="int16_t Tmp_SF;" calcext:value-type="string">
            <text:p>int16_t Tmp_SF;</text:p>
          </table:table-cell>
        </table:table-row>
        <table:table-row table:style-name="ro3">
          <table:table-cell table:formula="of:=[.B37]+1" office:value-type="float" office:value="39" calcext:value-type="float">
            <text:p>39</text:p>
          </table:table-cell>
          <table:table-cell table:formula="of:=[.A38]+[.C38]-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num16</text:p>
          </table:table-cell>
          <table:table-cell/>
          <table:table-cell table:formula="of:=IF([.G38]=&quot;sunssf&quot;;&quot;int16&quot;;[.G38])" office:value-type="string" office:string-value="enum16" calcext:value-type="string">
            <text:p>enum16</text:p>
          </table:table-cell>
          <table:table-cell table:formula="of:=IF([.I38]=&quot;enum16&quot;;&quot;uint16&quot;;[.I38])" office:value-type="string" office:string-value="uint16" calcext:value-type="string">
            <text:p>uint16</text:p>
          </table:table-cell>
          <table:table-cell table:formula="of:=IF([.J38]=&quot;bitfield16&quot;;&quot;uint16&quot;;[.J38])" office:value-type="string" office:string-value="uint16" calcext:value-type="string">
            <text:p>uint16</text:p>
          </table:table-cell>
          <table:table-cell table:number-columns-repeated="2"/>
          <table:table-cell table:formula="of:=[.K38]&amp;&quot;_t &quot;&amp;[.F38]&amp;&quot;;&quot;" office:value-type="string" office:string-value="uint16_t St;" calcext:value-type="string">
            <text:p>uint16_t St;</text:p>
          </table:table-cell>
        </table:table-row>
        <table:table-row table:style-name="ro3">
          <table:table-cell table:formula="of:=[.B38]+1" office:value-type="float" office:value="40" calcext:value-type="float">
            <text:p>40</text:p>
          </table:table-cell>
          <table:table-cell table:formula="of:=[.A39]+[.C39]-1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tVnd</text:p>
          </table:table-cell>
          <table:table-cell office:value-type="string" calcext:value-type="string">
            <text:p>enum16</text:p>
          </table:table-cell>
          <table:table-cell/>
          <table:table-cell table:formula="of:=IF([.G39]=&quot;sunssf&quot;;&quot;int16&quot;;[.G39])" office:value-type="string" office:string-value="enum16" calcext:value-type="string">
            <text:p>enum16</text:p>
          </table:table-cell>
          <table:table-cell table:formula="of:=IF([.I39]=&quot;enum16&quot;;&quot;uint16&quot;;[.I39])" office:value-type="string" office:string-value="uint16" calcext:value-type="string">
            <text:p>uint16</text:p>
          </table:table-cell>
          <table:table-cell table:formula="of:=IF([.J39]=&quot;bitfield16&quot;;&quot;uint16&quot;;[.J39])" office:value-type="string" office:string-value="uint16" calcext:value-type="string">
            <text:p>uint16</text:p>
          </table:table-cell>
          <table:table-cell table:number-columns-repeated="2"/>
          <table:table-cell table:formula="of:=[.K39]&amp;&quot;_t &quot;&amp;[.F39]&amp;&quot;;&quot;" office:value-type="string" office:string-value="uint16_t StVnd;" calcext:value-type="string">
            <text:p>uint16_t StVnd;</text:p>
          </table:table-cell>
        </table:table-row>
        <table:table-row table:style-name="ro3">
          <table:table-cell table:formula="of:=[.B39]+1" office:value-type="float" office:value="41" calcext:value-type="float">
            <text:p>41</text:p>
          </table:table-cell>
          <table:table-cell table:formula="of:=[.A40]+[.C40]-1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1</text:p>
          </table:table-cell>
          <table:table-cell office:value-type="string" calcext:value-type="string">
            <text:p>uint32</text:p>
          </table:table-cell>
          <table:table-cell/>
          <table:table-cell table:formula="of:=IF([.G40]=&quot;sunssf&quot;;&quot;int16&quot;;[.G40])" office:value-type="string" office:string-value="uint32" calcext:value-type="string">
            <text:p>uint32</text:p>
          </table:table-cell>
          <table:table-cell table:formula="of:=IF([.I40]=&quot;enum16&quot;;&quot;uint16&quot;;[.I40])" office:value-type="string" office:string-value="uint32" calcext:value-type="string">
            <text:p>uint32</text:p>
          </table:table-cell>
          <table:table-cell table:formula="of:=IF([.J40]=&quot;bitfield16&quot;;&quot;uint16&quot;;[.J40])" office:value-type="string" office:string-value="uint32" calcext:value-type="string">
            <text:p>uint32</text:p>
          </table:table-cell>
          <table:table-cell table:number-columns-repeated="2"/>
          <table:table-cell table:formula="of:=[.K40]&amp;&quot;_t &quot;&amp;[.F40]&amp;&quot;;&quot;" office:value-type="string" office:string-value="uint32_t Evt1;" calcext:value-type="string">
            <text:p>uint32_t Evt1;</text:p>
          </table:table-cell>
        </table:table-row>
        <table:table-row table:style-name="ro3">
          <table:table-cell table:formula="of:=[.B40]+1" office:value-type="float" office:value="43" calcext:value-type="float">
            <text:p>43</text:p>
          </table:table-cell>
          <table:table-cell table:formula="of:=[.A41]+[.C41]-1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2</text:p>
          </table:table-cell>
          <table:table-cell office:value-type="string" calcext:value-type="string">
            <text:p>uint32</text:p>
          </table:table-cell>
          <table:table-cell/>
          <table:table-cell table:formula="of:=IF([.G41]=&quot;sunssf&quot;;&quot;int16&quot;;[.G41])" office:value-type="string" office:string-value="uint32" calcext:value-type="string">
            <text:p>uint32</text:p>
          </table:table-cell>
          <table:table-cell table:formula="of:=IF([.I41]=&quot;enum16&quot;;&quot;uint16&quot;;[.I41])" office:value-type="string" office:string-value="uint32" calcext:value-type="string">
            <text:p>uint32</text:p>
          </table:table-cell>
          <table:table-cell table:formula="of:=IF([.J41]=&quot;bitfield16&quot;;&quot;uint16&quot;;[.J41])" office:value-type="string" office:string-value="uint32" calcext:value-type="string">
            <text:p>uint32</text:p>
          </table:table-cell>
          <table:table-cell table:number-columns-repeated="2"/>
          <table:table-cell table:formula="of:=[.K41]&amp;&quot;_t &quot;&amp;[.F41]&amp;&quot;;&quot;" office:value-type="string" office:string-value="uint32_t Evt2;" calcext:value-type="string">
            <text:p>uint32_t Evt2;</text:p>
          </table:table-cell>
        </table:table-row>
        <table:table-row table:style-name="ro3">
          <table:table-cell table:formula="of:=[.B41]+1" office:value-type="float" office:value="45" calcext:value-type="float">
            <text:p>45</text:p>
          </table:table-cell>
          <table:table-cell table:formula="of:=[.A42]+[.C42]-1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Vnd1</text:p>
          </table:table-cell>
          <table:table-cell office:value-type="string" calcext:value-type="string">
            <text:p>uint32</text:p>
          </table:table-cell>
          <table:table-cell/>
          <table:table-cell table:formula="of:=IF([.G42]=&quot;sunssf&quot;;&quot;int16&quot;;[.G42])" office:value-type="string" office:string-value="uint32" calcext:value-type="string">
            <text:p>uint32</text:p>
          </table:table-cell>
          <table:table-cell table:formula="of:=IF([.I42]=&quot;enum16&quot;;&quot;uint16&quot;;[.I42])" office:value-type="string" office:string-value="uint32" calcext:value-type="string">
            <text:p>uint32</text:p>
          </table:table-cell>
          <table:table-cell table:formula="of:=IF([.J42]=&quot;bitfield16&quot;;&quot;uint16&quot;;[.J42])" office:value-type="string" office:string-value="uint32" calcext:value-type="string">
            <text:p>uint32</text:p>
          </table:table-cell>
          <table:table-cell table:number-columns-repeated="2"/>
          <table:table-cell table:formula="of:=[.K42]&amp;&quot;_t &quot;&amp;[.F42]&amp;&quot;;&quot;" office:value-type="string" office:string-value="uint32_t EvtVnd1;" calcext:value-type="string">
            <text:p>uint32_t EvtVnd1;</text:p>
          </table:table-cell>
        </table:table-row>
        <table:table-row table:style-name="ro3">
          <table:table-cell table:formula="of:=[.B42]+1" office:value-type="float" office:value="47" calcext:value-type="float">
            <text:p>47</text:p>
          </table:table-cell>
          <table:table-cell table:formula="of:=[.A43]+[.C43]-1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Vnd2</text:p>
          </table:table-cell>
          <table:table-cell office:value-type="string" calcext:value-type="string">
            <text:p>uint32</text:p>
          </table:table-cell>
          <table:table-cell/>
          <table:table-cell table:formula="of:=IF([.G43]=&quot;sunssf&quot;;&quot;int16&quot;;[.G43])" office:value-type="string" office:string-value="uint32" calcext:value-type="string">
            <text:p>uint32</text:p>
          </table:table-cell>
          <table:table-cell table:formula="of:=IF([.I43]=&quot;enum16&quot;;&quot;uint16&quot;;[.I43])" office:value-type="string" office:string-value="uint32" calcext:value-type="string">
            <text:p>uint32</text:p>
          </table:table-cell>
          <table:table-cell table:formula="of:=IF([.J43]=&quot;bitfield16&quot;;&quot;uint16&quot;;[.J43])" office:value-type="string" office:string-value="uint32" calcext:value-type="string">
            <text:p>uint32</text:p>
          </table:table-cell>
          <table:table-cell table:number-columns-repeated="2"/>
          <table:table-cell table:formula="of:=[.K43]&amp;&quot;_t &quot;&amp;[.F43]&amp;&quot;;&quot;" office:value-type="string" office:string-value="uint32_t EvtVnd2;" calcext:value-type="string">
            <text:p>uint32_t EvtVnd2;</text:p>
          </table:table-cell>
        </table:table-row>
        <table:table-row table:style-name="ro3">
          <table:table-cell table:formula="of:=[.B43]+1" office:value-type="float" office:value="49" calcext:value-type="float">
            <text:p>49</text:p>
          </table:table-cell>
          <table:table-cell table:formula="of:=[.A44]+[.C44]-1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Vnd3</text:p>
          </table:table-cell>
          <table:table-cell office:value-type="string" calcext:value-type="string">
            <text:p>uint32</text:p>
          </table:table-cell>
          <table:table-cell/>
          <table:table-cell table:formula="of:=IF([.G44]=&quot;sunssf&quot;;&quot;int16&quot;;[.G44])" office:value-type="string" office:string-value="uint32" calcext:value-type="string">
            <text:p>uint32</text:p>
          </table:table-cell>
          <table:table-cell table:formula="of:=IF([.I44]=&quot;enum16&quot;;&quot;uint16&quot;;[.I44])" office:value-type="string" office:string-value="uint32" calcext:value-type="string">
            <text:p>uint32</text:p>
          </table:table-cell>
          <table:table-cell table:formula="of:=IF([.J44]=&quot;bitfield16&quot;;&quot;uint16&quot;;[.J44])" office:value-type="string" office:string-value="uint32" calcext:value-type="string">
            <text:p>uint32</text:p>
          </table:table-cell>
          <table:table-cell table:number-columns-repeated="2"/>
          <table:table-cell table:formula="of:=[.K44]&amp;&quot;_t &quot;&amp;[.F44]&amp;&quot;;&quot;" office:value-type="string" office:string-value="uint32_t EvtVnd3;" calcext:value-type="string">
            <text:p>uint32_t EvtVnd3;</text:p>
          </table:table-cell>
        </table:table-row>
        <table:table-row table:style-name="ro3">
          <table:table-cell table:formula="of:=[.B44]+1" office:value-type="float" office:value="51" calcext:value-type="float">
            <text:p>51</text:p>
          </table:table-cell>
          <table:table-cell table:formula="of:=[.A45]+[.C45]-1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Vnd4</text:p>
          </table:table-cell>
          <table:table-cell office:value-type="string" calcext:value-type="string">
            <text:p>uint32</text:p>
          </table:table-cell>
          <table:table-cell/>
          <table:table-cell table:formula="of:=IF([.G45]=&quot;sunssf&quot;;&quot;int16&quot;;[.G45])" office:value-type="string" office:string-value="uint32" calcext:value-type="string">
            <text:p>uint32</text:p>
          </table:table-cell>
          <table:table-cell table:formula="of:=IF([.I45]=&quot;enum16&quot;;&quot;uint16&quot;;[.I45])" office:value-type="string" office:string-value="uint32" calcext:value-type="string">
            <text:p>uint32</text:p>
          </table:table-cell>
          <table:table-cell table:formula="of:=IF([.J45]=&quot;bitfield16&quot;;&quot;uint16&quot;;[.J45])" office:value-type="string" office:string-value="uint32" calcext:value-type="string">
            <text:p>uint32</text:p>
          </table:table-cell>
          <table:table-cell table:number-columns-repeated="2"/>
          <table:table-cell table:formula="of:=[.K45]&amp;&quot;_t &quot;&amp;[.F45]&amp;&quot;;&quot;" office:value-type="string" office:string-value="uint32_t EvtVnd4;" calcext:value-type="string">
            <text:p>uint32_t EvtVnd4;</text:p>
          </table:table-cell>
        </table:table-row>
      </table:table>
      <table:table table:name="Storage" table:style-name="ta1">
        <table:table-column table:style-name="co1" table:number-columns-repeated="5" table:default-cell-style-name="ce7"/>
        <table:table-column table:style-name="co2" table:default-cell-style-name="ce8"/>
        <table:table-column table:style-name="co1" table:default-cell-style-name="ce7"/>
        <table:table-column table:style-name="co1" table:number-columns-repeated="6" table:default-cell-style-name="Default"/>
        <table:table-column table:style-name="co4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table:formula="of:=[.A1]+[.C1]-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int16</text:p>
          </table:table-cell>
          <table:table-cell/>
          <table:table-cell table:formula="of:=IF([.G1]=&quot;sunssf&quot;;&quot;int16&quot;;[.G1])" office:value-type="string" office:string-value="uint16" calcext:value-type="string">
            <text:p>uint16</text:p>
          </table:table-cell>
          <table:table-cell table:formula="of:=IF([.I1]=&quot;enum16&quot;;&quot;uint16&quot;;[.I1])" office:value-type="string" office:string-value="uint16" calcext:value-type="string">
            <text:p>uint16</text:p>
          </table:table-cell>
          <table:table-cell table:formula="of:=IF([.J1]=&quot;bitfield16&quot;;&quot;uint16&quot;;[.J1])" office:value-type="string" office:string-value="uint16" calcext:value-type="string">
            <text:p>uint16</text:p>
          </table:table-cell>
          <table:table-cell table:number-columns-repeated="2"/>
          <table:table-cell table:formula="of:=[.K1]&amp;&quot;_t &quot;&amp;[.F1]&amp;&quot;;&quot;" office:value-type="string" office:string-value="uint16_t ID;" calcext:value-type="string">
            <text:p>uint16_t ID;</text:p>
          </table:table-cell>
        </table:table-row>
        <table:table-row table:style-name="ro3">
          <table:table-cell table:formula="of:=[.B1]+1" office:value-type="float" office:value="2" calcext:value-type="float">
            <text:p>2</text:p>
          </table:table-cell>
          <table:table-cell table:formula="of:=[.A2]+[.C2]-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int16</text:p>
          </table:table-cell>
          <table:table-cell/>
          <table:table-cell table:formula="of:=IF([.G2]=&quot;sunssf&quot;;&quot;int16&quot;;[.G2])" office:value-type="string" office:string-value="uint16" calcext:value-type="string">
            <text:p>uint16</text:p>
          </table:table-cell>
          <table:table-cell table:formula="of:=IF([.I2]=&quot;enum16&quot;;&quot;uint16&quot;;[.I2])" office:value-type="string" office:string-value="uint16" calcext:value-type="string">
            <text:p>uint16</text:p>
          </table:table-cell>
          <table:table-cell table:formula="of:=IF([.J2]=&quot;bitfield16&quot;;&quot;uint16&quot;;[.J2])" office:value-type="string" office:string-value="uint16" calcext:value-type="string">
            <text:p>uint16</text:p>
          </table:table-cell>
          <table:table-cell table:number-columns-repeated="2"/>
          <table:table-cell table:formula="of:=[.K2]&amp;&quot;_t &quot;&amp;[.F2]&amp;&quot;;&quot;" office:value-type="string" office:string-value="uint16_t L;" calcext:value-type="string">
            <text:p>uint16_t L;</text:p>
          </table:table-cell>
        </table:table-row>
        <table:table-row table:style-name="ro3">
          <table:table-cell table:formula="of:=[.B2]+1" office:value-type="float" office:value="3" calcext:value-type="float">
            <text:p>3</text:p>
          </table:table-cell>
          <table:table-cell table:formula="of:=[.A3]+[.C3]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chaMax</text:p>
          </table:table-cell>
          <table:table-cell office:value-type="string" calcext:value-type="string">
            <text:p>uint16</text:p>
          </table:table-cell>
          <table:table-cell/>
          <table:table-cell table:formula="of:=IF([.G3]=&quot;sunssf&quot;;&quot;int16&quot;;[.G3])" office:value-type="string" office:string-value="uint16" calcext:value-type="string">
            <text:p>uint16</text:p>
          </table:table-cell>
          <table:table-cell table:formula="of:=IF([.I3]=&quot;enum16&quot;;&quot;uint16&quot;;[.I3])" office:value-type="string" office:string-value="uint16" calcext:value-type="string">
            <text:p>uint16</text:p>
          </table:table-cell>
          <table:table-cell table:formula="of:=IF([.J3]=&quot;bitfield16&quot;;&quot;uint16&quot;;[.J3])" office:value-type="string" office:string-value="uint16" calcext:value-type="string">
            <text:p>uint16</text:p>
          </table:table-cell>
          <table:table-cell table:number-columns-repeated="2"/>
          <table:table-cell table:formula="of:=[.K3]&amp;&quot;_t &quot;&amp;[.F3]&amp;&quot;;&quot;" office:value-type="string" office:string-value="uint16_t WchaMax;" calcext:value-type="string">
            <text:p>uint16_t WchaMax;</text:p>
          </table:table-cell>
        </table:table-row>
        <table:table-row table:style-name="ro3">
          <table:table-cell table:formula="of:=[.B3]+1" office:value-type="float" office:value="4" calcext:value-type="float">
            <text:p>4</text:p>
          </table:table-cell>
          <table:table-cell table:formula="of:=[.A4]+[.C4]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chaGra</text:p>
          </table:table-cell>
          <table:table-cell office:value-type="string" calcext:value-type="string">
            <text:p>uint16</text:p>
          </table:table-cell>
          <table:table-cell/>
          <table:table-cell table:formula="of:=IF([.G4]=&quot;sunssf&quot;;&quot;int16&quot;;[.G4])" office:value-type="string" office:string-value="uint16" calcext:value-type="string">
            <text:p>uint16</text:p>
          </table:table-cell>
          <table:table-cell table:formula="of:=IF([.I4]=&quot;enum16&quot;;&quot;uint16&quot;;[.I4])" office:value-type="string" office:string-value="uint16" calcext:value-type="string">
            <text:p>uint16</text:p>
          </table:table-cell>
          <table:table-cell table:formula="of:=IF([.J4]=&quot;bitfield16&quot;;&quot;uint16&quot;;[.J4])" office:value-type="string" office:string-value="uint16" calcext:value-type="string">
            <text:p>uint16</text:p>
          </table:table-cell>
          <table:table-cell table:number-columns-repeated="2"/>
          <table:table-cell table:formula="of:=[.K4]&amp;&quot;_t &quot;&amp;[.F4]&amp;&quot;;&quot;" office:value-type="string" office:string-value="uint16_t WchaGra;" calcext:value-type="string">
            <text:p>uint16_t WchaGra;</text:p>
          </table:table-cell>
        </table:table-row>
        <table:table-row table:style-name="ro3">
          <table:table-cell table:formula="of:=[.B4]+1" office:value-type="float" office:value="5" calcext:value-type="float">
            <text:p>5</text:p>
          </table:table-cell>
          <table:table-cell table:formula="of:=[.A5]+[.C5]-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disChaGra</text:p>
          </table:table-cell>
          <table:table-cell office:value-type="string" calcext:value-type="string">
            <text:p>uint16</text:p>
          </table:table-cell>
          <table:table-cell/>
          <table:table-cell table:formula="of:=IF([.G5]=&quot;sunssf&quot;;&quot;int16&quot;;[.G5])" office:value-type="string" office:string-value="uint16" calcext:value-type="string">
            <text:p>uint16</text:p>
          </table:table-cell>
          <table:table-cell table:formula="of:=IF([.I5]=&quot;enum16&quot;;&quot;uint16&quot;;[.I5])" office:value-type="string" office:string-value="uint16" calcext:value-type="string">
            <text:p>uint16</text:p>
          </table:table-cell>
          <table:table-cell table:formula="of:=IF([.J5]=&quot;bitfield16&quot;;&quot;uint16&quot;;[.J5])" office:value-type="string" office:string-value="uint16" calcext:value-type="string">
            <text:p>uint16</text:p>
          </table:table-cell>
          <table:table-cell table:number-columns-repeated="2"/>
          <table:table-cell table:formula="of:=[.K5]&amp;&quot;_t &quot;&amp;[.F5]&amp;&quot;;&quot;" office:value-type="string" office:string-value="uint16_t WdisChaGra;" calcext:value-type="string">
            <text:p>uint16_t WdisChaGra;</text:p>
          </table:table-cell>
        </table:table-row>
        <table:table-row table:style-name="ro3">
          <table:table-cell table:formula="of:=[.B5]+1" office:value-type="float" office:value="6" calcext:value-type="float">
            <text:p>6</text:p>
          </table:table-cell>
          <table:table-cell table:formula="of:=[.A6]+[.C6]-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StorCtl_Mod</text:p>
          </table:table-cell>
          <table:table-cell office:value-type="string" calcext:value-type="string">
            <text:p>bitfield16</text:p>
          </table:table-cell>
          <table:table-cell/>
          <table:table-cell table:formula="of:=IF([.G6]=&quot;sunssf&quot;;&quot;int16&quot;;[.G6])" office:value-type="string" office:string-value="bitfield16" calcext:value-type="string">
            <text:p>bitfield16</text:p>
          </table:table-cell>
          <table:table-cell table:formula="of:=IF([.I6]=&quot;enum16&quot;;&quot;uint16&quot;;[.I6])" office:value-type="string" office:string-value="bitfield16" calcext:value-type="string">
            <text:p>bitfield16</text:p>
          </table:table-cell>
          <table:table-cell table:formula="of:=IF([.J6]=&quot;bitfield16&quot;;&quot;uint16&quot;;[.J6])" office:value-type="string" office:string-value="uint16" calcext:value-type="string">
            <text:p>uint16</text:p>
          </table:table-cell>
          <table:table-cell table:number-columns-repeated="2"/>
          <table:table-cell table:formula="of:=[.K6]&amp;&quot;_t &quot;&amp;[.F6]&amp;&quot;;&quot;" office:value-type="string" office:string-value="uint16_t StorCtl_Mod;" calcext:value-type="string">
            <text:p>uint16_t StorCtl_Mod;</text:p>
          </table:table-cell>
        </table:table-row>
        <table:table-row table:style-name="ro3">
          <table:table-cell table:formula="of:=[.B6]+1" office:value-type="float" office:value="7" calcext:value-type="float">
            <text:p>7</text:p>
          </table:table-cell>
          <table:table-cell table:formula="of:=[.A7]+[.C7]-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ChaMax</text:p>
          </table:table-cell>
          <table:table-cell office:value-type="string" calcext:value-type="string">
            <text:p>uint16</text:p>
          </table:table-cell>
          <table:table-cell/>
          <table:table-cell table:formula="of:=IF([.G7]=&quot;sunssf&quot;;&quot;int16&quot;;[.G7])" office:value-type="string" office:string-value="uint16" calcext:value-type="string">
            <text:p>uint16</text:p>
          </table:table-cell>
          <table:table-cell table:formula="of:=IF([.I7]=&quot;enum16&quot;;&quot;uint16&quot;;[.I7])" office:value-type="string" office:string-value="uint16" calcext:value-type="string">
            <text:p>uint16</text:p>
          </table:table-cell>
          <table:table-cell table:formula="of:=IF([.J7]=&quot;bitfield16&quot;;&quot;uint16&quot;;[.J7])" office:value-type="string" office:string-value="uint16" calcext:value-type="string">
            <text:p>uint16</text:p>
          </table:table-cell>
          <table:table-cell table:number-columns-repeated="2"/>
          <table:table-cell table:formula="of:=[.K7]&amp;&quot;_t &quot;&amp;[.F7]&amp;&quot;;&quot;" office:value-type="string" office:string-value="uint16_t VAChaMax;" calcext:value-type="string">
            <text:p>uint16_t VAChaMax;</text:p>
          </table:table-cell>
        </table:table-row>
        <table:table-row table:style-name="ro3">
          <table:table-cell table:formula="of:=[.B7]+1" office:value-type="float" office:value="8" calcext:value-type="float">
            <text:p>8</text:p>
          </table:table-cell>
          <table:table-cell table:formula="of:=[.A8]+[.C8]-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MinRsvPct</text:p>
          </table:table-cell>
          <table:table-cell office:value-type="string" calcext:value-type="string">
            <text:p>uint16</text:p>
          </table:table-cell>
          <table:table-cell/>
          <table:table-cell table:formula="of:=IF([.G8]=&quot;sunssf&quot;;&quot;int16&quot;;[.G8])" office:value-type="string" office:string-value="uint16" calcext:value-type="string">
            <text:p>uint16</text:p>
          </table:table-cell>
          <table:table-cell table:formula="of:=IF([.I8]=&quot;enum16&quot;;&quot;uint16&quot;;[.I8])" office:value-type="string" office:string-value="uint16" calcext:value-type="string">
            <text:p>uint16</text:p>
          </table:table-cell>
          <table:table-cell table:formula="of:=IF([.J8]=&quot;bitfield16&quot;;&quot;uint16&quot;;[.J8])" office:value-type="string" office:string-value="uint16" calcext:value-type="string">
            <text:p>uint16</text:p>
          </table:table-cell>
          <table:table-cell table:number-columns-repeated="2"/>
          <table:table-cell table:formula="of:=[.K8]&amp;&quot;_t &quot;&amp;[.F8]&amp;&quot;;&quot;" office:value-type="string" office:string-value="uint16_t MinRsvPct;" calcext:value-type="string">
            <text:p>uint16_t MinRsvPct;</text:p>
          </table:table-cell>
        </table:table-row>
        <table:table-row table:style-name="ro3">
          <table:table-cell table:formula="of:=[.B8]+1" office:value-type="float" office:value="9" calcext:value-type="float">
            <text:p>9</text:p>
          </table:table-cell>
          <table:table-cell table:formula="of:=[.A9]+[.C9]-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ChaState</text:p>
          </table:table-cell>
          <table:table-cell office:value-type="string" calcext:value-type="string">
            <text:p>uint16</text:p>
          </table:table-cell>
          <table:table-cell/>
          <table:table-cell table:formula="of:=IF([.G9]=&quot;sunssf&quot;;&quot;int16&quot;;[.G9])" office:value-type="string" office:string-value="uint16" calcext:value-type="string">
            <text:p>uint16</text:p>
          </table:table-cell>
          <table:table-cell table:formula="of:=IF([.I9]=&quot;enum16&quot;;&quot;uint16&quot;;[.I9])" office:value-type="string" office:string-value="uint16" calcext:value-type="string">
            <text:p>uint16</text:p>
          </table:table-cell>
          <table:table-cell table:formula="of:=IF([.J9]=&quot;bitfield16&quot;;&quot;uint16&quot;;[.J9])" office:value-type="string" office:string-value="uint16" calcext:value-type="string">
            <text:p>uint16</text:p>
          </table:table-cell>
          <table:table-cell table:number-columns-repeated="2"/>
          <table:table-cell table:formula="of:=[.K9]&amp;&quot;_t &quot;&amp;[.F9]&amp;&quot;;&quot;" office:value-type="string" office:string-value="uint16_t ChaState;" calcext:value-type="string">
            <text:p>uint16_t ChaState;</text:p>
          </table:table-cell>
        </table:table-row>
        <table:table-row table:style-name="ro3">
          <table:table-cell table:formula="of:=[.B9]+1" office:value-type="float" office:value="10" calcext:value-type="float">
            <text:p>10</text:p>
          </table:table-cell>
          <table:table-cell table:formula="of:=[.A10]+[.C10]-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torAval</text:p>
          </table:table-cell>
          <table:table-cell office:value-type="string" calcext:value-type="string">
            <text:p>uint16</text:p>
          </table:table-cell>
          <table:table-cell/>
          <table:table-cell table:formula="of:=IF([.G10]=&quot;sunssf&quot;;&quot;int16&quot;;[.G10])" office:value-type="string" office:string-value="uint16" calcext:value-type="string">
            <text:p>uint16</text:p>
          </table:table-cell>
          <table:table-cell table:formula="of:=IF([.I10]=&quot;enum16&quot;;&quot;uint16&quot;;[.I10])" office:value-type="string" office:string-value="uint16" calcext:value-type="string">
            <text:p>uint16</text:p>
          </table:table-cell>
          <table:table-cell table:formula="of:=IF([.J10]=&quot;bitfield16&quot;;&quot;uint16&quot;;[.J10])" office:value-type="string" office:string-value="uint16" calcext:value-type="string">
            <text:p>uint16</text:p>
          </table:table-cell>
          <table:table-cell table:number-columns-repeated="2"/>
          <table:table-cell table:formula="of:=[.K10]&amp;&quot;_t &quot;&amp;[.F10]&amp;&quot;;&quot;" office:value-type="string" office:string-value="uint16_t StorAval;" calcext:value-type="string">
            <text:p>uint16_t StorAval;</text:p>
          </table:table-cell>
        </table:table-row>
        <table:table-row table:style-name="ro3">
          <table:table-cell table:formula="of:=[.B10]+1" office:value-type="float" office:value="11" calcext:value-type="float">
            <text:p>11</text:p>
          </table:table-cell>
          <table:table-cell table:formula="of:=[.A11]+[.C11]-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BatV</text:p>
          </table:table-cell>
          <table:table-cell office:value-type="string" calcext:value-type="string">
            <text:p>uint16</text:p>
          </table:table-cell>
          <table:table-cell/>
          <table:table-cell table:formula="of:=IF([.G11]=&quot;sunssf&quot;;&quot;int16&quot;;[.G11])" office:value-type="string" office:string-value="uint16" calcext:value-type="string">
            <text:p>uint16</text:p>
          </table:table-cell>
          <table:table-cell table:formula="of:=IF([.I11]=&quot;enum16&quot;;&quot;uint16&quot;;[.I11])" office:value-type="string" office:string-value="uint16" calcext:value-type="string">
            <text:p>uint16</text:p>
          </table:table-cell>
          <table:table-cell table:formula="of:=IF([.J11]=&quot;bitfield16&quot;;&quot;uint16&quot;;[.J11])" office:value-type="string" office:string-value="uint16" calcext:value-type="string">
            <text:p>uint16</text:p>
          </table:table-cell>
          <table:table-cell table:number-columns-repeated="2"/>
          <table:table-cell table:formula="of:=[.K11]&amp;&quot;_t &quot;&amp;[.F11]&amp;&quot;;&quot;" office:value-type="string" office:string-value="uint16_t InBatV;" calcext:value-type="string">
            <text:p>uint16_t InBatV;</text:p>
          </table:table-cell>
        </table:table-row>
        <table:table-row table:style-name="ro3">
          <table:table-cell table:formula="of:=[.B11]+1" office:value-type="float" office:value="12" calcext:value-type="float">
            <text:p>12</text:p>
          </table:table-cell>
          <table:table-cell table:formula="of:=[.A12]+[.C12]-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ChaSt</text:p>
          </table:table-cell>
          <table:table-cell office:value-type="string" calcext:value-type="string">
            <text:p>enum16</text:p>
          </table:table-cell>
          <table:table-cell/>
          <table:table-cell table:formula="of:=IF([.G12]=&quot;sunssf&quot;;&quot;int16&quot;;[.G12])" office:value-type="string" office:string-value="enum16" calcext:value-type="string">
            <text:p>enum16</text:p>
          </table:table-cell>
          <table:table-cell table:formula="of:=IF([.I12]=&quot;enum16&quot;;&quot;uint16&quot;;[.I12])" office:value-type="string" office:string-value="uint16" calcext:value-type="string">
            <text:p>uint16</text:p>
          </table:table-cell>
          <table:table-cell table:formula="of:=IF([.J12]=&quot;bitfield16&quot;;&quot;uint16&quot;;[.J12])" office:value-type="string" office:string-value="uint16" calcext:value-type="string">
            <text:p>uint16</text:p>
          </table:table-cell>
          <table:table-cell table:number-columns-repeated="2"/>
          <table:table-cell table:formula="of:=[.K12]&amp;&quot;_t &quot;&amp;[.F12]&amp;&quot;;&quot;" office:value-type="string" office:string-value="uint16_t ChaSt;" calcext:value-type="string">
            <text:p>uint16_t ChaSt;</text:p>
          </table:table-cell>
        </table:table-row>
        <table:table-row table:style-name="ro3">
          <table:table-cell table:formula="of:=[.B12]+1" office:value-type="float" office:value="13" calcext:value-type="float">
            <text:p>13</text:p>
          </table:table-cell>
          <table:table-cell table:formula="of:=[.A13]+[.C13]-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OutWRte</text:p>
          </table:table-cell>
          <table:table-cell office:value-type="string" calcext:value-type="string">
            <text:p>int16</text:p>
          </table:table-cell>
          <table:table-cell/>
          <table:table-cell table:formula="of:=IF([.G13]=&quot;sunssf&quot;;&quot;int16&quot;;[.G13])" office:value-type="string" office:string-value="int16" calcext:value-type="string">
            <text:p>int16</text:p>
          </table:table-cell>
          <table:table-cell table:formula="of:=IF([.I13]=&quot;enum16&quot;;&quot;uint16&quot;;[.I13])" office:value-type="string" office:string-value="int16" calcext:value-type="string">
            <text:p>int16</text:p>
          </table:table-cell>
          <table:table-cell table:formula="of:=IF([.J13]=&quot;bitfield16&quot;;&quot;uint16&quot;;[.J13])" office:value-type="string" office:string-value="int16" calcext:value-type="string">
            <text:p>int16</text:p>
          </table:table-cell>
          <table:table-cell table:number-columns-repeated="2"/>
          <table:table-cell table:formula="of:=[.K13]&amp;&quot;_t &quot;&amp;[.F13]&amp;&quot;;&quot;" office:value-type="string" office:string-value="int16_t OutWRte;" calcext:value-type="string">
            <text:p>int16_t OutWRte;</text:p>
          </table:table-cell>
        </table:table-row>
        <table:table-row table:style-name="ro3">
          <table:table-cell table:formula="of:=[.B13]+1" office:value-type="float" office:value="14" calcext:value-type="float">
            <text:p>14</text:p>
          </table:table-cell>
          <table:table-cell table:formula="of:=[.A14]+[.C14]-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InWRte</text:p>
          </table:table-cell>
          <table:table-cell office:value-type="string" calcext:value-type="string">
            <text:p>int16</text:p>
          </table:table-cell>
          <table:table-cell/>
          <table:table-cell table:formula="of:=IF([.G14]=&quot;sunssf&quot;;&quot;int16&quot;;[.G14])" office:value-type="string" office:string-value="int16" calcext:value-type="string">
            <text:p>int16</text:p>
          </table:table-cell>
          <table:table-cell table:formula="of:=IF([.I14]=&quot;enum16&quot;;&quot;uint16&quot;;[.I14])" office:value-type="string" office:string-value="int16" calcext:value-type="string">
            <text:p>int16</text:p>
          </table:table-cell>
          <table:table-cell table:formula="of:=IF([.J14]=&quot;bitfield16&quot;;&quot;uint16&quot;;[.J14])" office:value-type="string" office:string-value="int16" calcext:value-type="string">
            <text:p>int16</text:p>
          </table:table-cell>
          <table:table-cell table:number-columns-repeated="2"/>
          <table:table-cell table:formula="of:=[.K14]&amp;&quot;_t &quot;&amp;[.F14]&amp;&quot;;&quot;" office:value-type="string" office:string-value="int16_t InWRte;" calcext:value-type="string">
            <text:p>int16_t InWRte;</text:p>
          </table:table-cell>
        </table:table-row>
        <table:table-row table:style-name="ro3">
          <table:table-cell table:formula="of:=[.B14]+1" office:value-type="float" office:value="15" calcext:value-type="float">
            <text:p>15</text:p>
          </table:table-cell>
          <table:table-cell table:formula="of:=[.A15]+[.C15]-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OutWRte_WinTms</text:p>
          </table:table-cell>
          <table:table-cell office:value-type="string" calcext:value-type="string">
            <text:p>uint16</text:p>
          </table:table-cell>
          <table:table-cell/>
          <table:table-cell table:formula="of:=IF([.G15]=&quot;sunssf&quot;;&quot;int16&quot;;[.G15])" office:value-type="string" office:string-value="uint16" calcext:value-type="string">
            <text:p>uint16</text:p>
          </table:table-cell>
          <table:table-cell table:formula="of:=IF([.I15]=&quot;enum16&quot;;&quot;uint16&quot;;[.I15])" office:value-type="string" office:string-value="uint16" calcext:value-type="string">
            <text:p>uint16</text:p>
          </table:table-cell>
          <table:table-cell table:formula="of:=IF([.J15]=&quot;bitfield16&quot;;&quot;uint16&quot;;[.J15])" office:value-type="string" office:string-value="uint16" calcext:value-type="string">
            <text:p>uint16</text:p>
          </table:table-cell>
          <table:table-cell table:number-columns-repeated="2"/>
          <table:table-cell table:formula="of:=[.K15]&amp;&quot;_t &quot;&amp;[.F15]&amp;&quot;;&quot;" office:value-type="string" office:string-value="uint16_t InOutWRte_WinTms;" calcext:value-type="string">
            <text:p>uint16_t InOutWRte_WinTms;</text:p>
          </table:table-cell>
        </table:table-row>
        <table:table-row table:style-name="ro3">
          <table:table-cell table:formula="of:=[.B15]+1" office:value-type="float" office:value="16" calcext:value-type="float">
            <text:p>16</text:p>
          </table:table-cell>
          <table:table-cell table:formula="of:=[.A16]+[.C16]-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OutWRte_RvrtTms</text:p>
          </table:table-cell>
          <table:table-cell office:value-type="string" calcext:value-type="string">
            <text:p>uint16</text:p>
          </table:table-cell>
          <table:table-cell/>
          <table:table-cell table:formula="of:=IF([.G16]=&quot;sunssf&quot;;&quot;int16&quot;;[.G16])" office:value-type="string" office:string-value="uint16" calcext:value-type="string">
            <text:p>uint16</text:p>
          </table:table-cell>
          <table:table-cell table:formula="of:=IF([.I16]=&quot;enum16&quot;;&quot;uint16&quot;;[.I16])" office:value-type="string" office:string-value="uint16" calcext:value-type="string">
            <text:p>uint16</text:p>
          </table:table-cell>
          <table:table-cell table:formula="of:=IF([.J16]=&quot;bitfield16&quot;;&quot;uint16&quot;;[.J16])" office:value-type="string" office:string-value="uint16" calcext:value-type="string">
            <text:p>uint16</text:p>
          </table:table-cell>
          <table:table-cell table:number-columns-repeated="2"/>
          <table:table-cell table:formula="of:=[.K16]&amp;&quot;_t &quot;&amp;[.F16]&amp;&quot;;&quot;" office:value-type="string" office:string-value="uint16_t InOutWRte_RvrtTms;" calcext:value-type="string">
            <text:p>uint16_t InOutWRte_RvrtTms;</text:p>
          </table:table-cell>
        </table:table-row>
        <table:table-row table:style-name="ro3">
          <table:table-cell table:formula="of:=[.B16]+1" office:value-type="float" office:value="17" calcext:value-type="float">
            <text:p>17</text:p>
          </table:table-cell>
          <table:table-cell table:formula="of:=[.A17]+[.C17]-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OutWRte_RmpTms</text:p>
          </table:table-cell>
          <table:table-cell office:value-type="string" calcext:value-type="string">
            <text:p>uint16</text:p>
          </table:table-cell>
          <table:table-cell/>
          <table:table-cell table:formula="of:=IF([.G17]=&quot;sunssf&quot;;&quot;int16&quot;;[.G17])" office:value-type="string" office:string-value="uint16" calcext:value-type="string">
            <text:p>uint16</text:p>
          </table:table-cell>
          <table:table-cell table:formula="of:=IF([.I17]=&quot;enum16&quot;;&quot;uint16&quot;;[.I17])" office:value-type="string" office:string-value="uint16" calcext:value-type="string">
            <text:p>uint16</text:p>
          </table:table-cell>
          <table:table-cell table:formula="of:=IF([.J17]=&quot;bitfield16&quot;;&quot;uint16&quot;;[.J17])" office:value-type="string" office:string-value="uint16" calcext:value-type="string">
            <text:p>uint16</text:p>
          </table:table-cell>
          <table:table-cell table:number-columns-repeated="2"/>
          <table:table-cell table:formula="of:=[.K17]&amp;&quot;_t &quot;&amp;[.F17]&amp;&quot;;&quot;" office:value-type="string" office:string-value="uint16_t InOutWRte_RmpTms;" calcext:value-type="string">
            <text:p>uint16_t InOutWRte_RmpTms;</text:p>
          </table:table-cell>
        </table:table-row>
        <table:table-row table:style-name="ro3">
          <table:table-cell table:formula="of:=[.B17]+1" office:value-type="float" office:value="18" calcext:value-type="float">
            <text:p>18</text:p>
          </table:table-cell>
          <table:table-cell table:formula="of:=[.A18]+[.C18]-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ChaGriSet</text:p>
          </table:table-cell>
          <table:table-cell office:value-type="string" calcext:value-type="string">
            <text:p>enum16</text:p>
          </table:table-cell>
          <table:table-cell/>
          <table:table-cell table:formula="of:=IF([.G18]=&quot;sunssf&quot;;&quot;int16&quot;;[.G18])" office:value-type="string" office:string-value="enum16" calcext:value-type="string">
            <text:p>enum16</text:p>
          </table:table-cell>
          <table:table-cell table:formula="of:=IF([.I18]=&quot;enum16&quot;;&quot;uint16&quot;;[.I18])" office:value-type="string" office:string-value="uint16" calcext:value-type="string">
            <text:p>uint16</text:p>
          </table:table-cell>
          <table:table-cell table:formula="of:=IF([.J18]=&quot;bitfield16&quot;;&quot;uint16&quot;;[.J18])" office:value-type="string" office:string-value="uint16" calcext:value-type="string">
            <text:p>uint16</text:p>
          </table:table-cell>
          <table:table-cell table:number-columns-repeated="2"/>
          <table:table-cell table:formula="of:=[.K18]&amp;&quot;_t &quot;&amp;[.F18]&amp;&quot;;&quot;" office:value-type="string" office:string-value="uint16_t ChaGriSet;" calcext:value-type="string">
            <text:p>uint16_t ChaGriSet;</text:p>
          </table:table-cell>
        </table:table-row>
        <table:table-row table:style-name="ro3">
          <table:table-cell table:formula="of:=[.B18]+1" office:value-type="float" office:value="19" calcext:value-type="float">
            <text:p>19</text:p>
          </table:table-cell>
          <table:table-cell table:formula="of:=[.A19]+[.C19]-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chaMax_SF</text:p>
          </table:table-cell>
          <table:table-cell office:value-type="string" calcext:value-type="string">
            <text:p>sunssf</text:p>
          </table:table-cell>
          <table:table-cell/>
          <table:table-cell table:formula="of:=IF([.G19]=&quot;sunssf&quot;;&quot;int16&quot;;[.G19])" office:value-type="string" office:string-value="int16" calcext:value-type="string">
            <text:p>int16</text:p>
          </table:table-cell>
          <table:table-cell table:formula="of:=IF([.I19]=&quot;enum16&quot;;&quot;uint16&quot;;[.I19])" office:value-type="string" office:string-value="int16" calcext:value-type="string">
            <text:p>int16</text:p>
          </table:table-cell>
          <table:table-cell table:formula="of:=IF([.J19]=&quot;bitfield16&quot;;&quot;uint16&quot;;[.J19])" office:value-type="string" office:string-value="int16" calcext:value-type="string">
            <text:p>int16</text:p>
          </table:table-cell>
          <table:table-cell table:number-columns-repeated="2"/>
          <table:table-cell table:formula="of:=[.K19]&amp;&quot;_t &quot;&amp;[.F19]&amp;&quot;;&quot;" office:value-type="string" office:string-value="int16_t WchaMax_SF;" calcext:value-type="string">
            <text:p>int16_t WchaMax_SF;</text:p>
          </table:table-cell>
        </table:table-row>
        <table:table-row table:style-name="ro3">
          <table:table-cell table:formula="of:=[.B19]+1" office:value-type="float" office:value="20" calcext:value-type="float">
            <text:p>20</text:p>
          </table:table-cell>
          <table:table-cell table:formula="of:=[.A20]+[.C20]-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chaDisChaGra_SF</text:p>
          </table:table-cell>
          <table:table-cell office:value-type="string" calcext:value-type="string">
            <text:p>sunssf</text:p>
          </table:table-cell>
          <table:table-cell/>
          <table:table-cell table:formula="of:=IF([.G20]=&quot;sunssf&quot;;&quot;int16&quot;;[.G20])" office:value-type="string" office:string-value="int16" calcext:value-type="string">
            <text:p>int16</text:p>
          </table:table-cell>
          <table:table-cell table:formula="of:=IF([.I20]=&quot;enum16&quot;;&quot;uint16&quot;;[.I20])" office:value-type="string" office:string-value="int16" calcext:value-type="string">
            <text:p>int16</text:p>
          </table:table-cell>
          <table:table-cell table:formula="of:=IF([.J20]=&quot;bitfield16&quot;;&quot;uint16&quot;;[.J20])" office:value-type="string" office:string-value="int16" calcext:value-type="string">
            <text:p>int16</text:p>
          </table:table-cell>
          <table:table-cell table:number-columns-repeated="2"/>
          <table:table-cell table:formula="of:=[.K20]&amp;&quot;_t &quot;&amp;[.F20]&amp;&quot;;&quot;" office:value-type="string" office:string-value="int16_t WchaDisChaGra_SF;" calcext:value-type="string">
            <text:p>int16_t WchaDisChaGra_SF;</text:p>
          </table:table-cell>
        </table:table-row>
        <table:table-row table:style-name="ro3">
          <table:table-cell table:formula="of:=[.B20]+1" office:value-type="float" office:value="21" calcext:value-type="float">
            <text:p>21</text:p>
          </table:table-cell>
          <table:table-cell table:formula="of:=[.A21]+[.C21]-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ChaMax_SF</text:p>
          </table:table-cell>
          <table:table-cell office:value-type="string" calcext:value-type="string">
            <text:p>sunssf</text:p>
          </table:table-cell>
          <table:table-cell/>
          <table:table-cell table:formula="of:=IF([.G21]=&quot;sunssf&quot;;&quot;int16&quot;;[.G21])" office:value-type="string" office:string-value="int16" calcext:value-type="string">
            <text:p>int16</text:p>
          </table:table-cell>
          <table:table-cell table:formula="of:=IF([.I21]=&quot;enum16&quot;;&quot;uint16&quot;;[.I21])" office:value-type="string" office:string-value="int16" calcext:value-type="string">
            <text:p>int16</text:p>
          </table:table-cell>
          <table:table-cell table:formula="of:=IF([.J21]=&quot;bitfield16&quot;;&quot;uint16&quot;;[.J21])" office:value-type="string" office:string-value="int16" calcext:value-type="string">
            <text:p>int16</text:p>
          </table:table-cell>
          <table:table-cell table:number-columns-repeated="2"/>
          <table:table-cell table:formula="of:=[.K21]&amp;&quot;_t &quot;&amp;[.F21]&amp;&quot;;&quot;" office:value-type="string" office:string-value="int16_t VAChaMax_SF;" calcext:value-type="string">
            <text:p>int16_t VAChaMax_SF;</text:p>
          </table:table-cell>
        </table:table-row>
        <table:table-row table:style-name="ro3">
          <table:table-cell table:formula="of:=[.B21]+1" office:value-type="float" office:value="22" calcext:value-type="float">
            <text:p>22</text:p>
          </table:table-cell>
          <table:table-cell table:formula="of:=[.A22]+[.C22]-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MinRsvPct_SF</text:p>
          </table:table-cell>
          <table:table-cell office:value-type="string" calcext:value-type="string">
            <text:p>sunssf</text:p>
          </table:table-cell>
          <table:table-cell/>
          <table:table-cell table:formula="of:=IF([.G22]=&quot;sunssf&quot;;&quot;int16&quot;;[.G22])" office:value-type="string" office:string-value="int16" calcext:value-type="string">
            <text:p>int16</text:p>
          </table:table-cell>
          <table:table-cell table:formula="of:=IF([.I22]=&quot;enum16&quot;;&quot;uint16&quot;;[.I22])" office:value-type="string" office:string-value="int16" calcext:value-type="string">
            <text:p>int16</text:p>
          </table:table-cell>
          <table:table-cell table:formula="of:=IF([.J22]=&quot;bitfield16&quot;;&quot;uint16&quot;;[.J22])" office:value-type="string" office:string-value="int16" calcext:value-type="string">
            <text:p>int16</text:p>
          </table:table-cell>
          <table:table-cell table:number-columns-repeated="2"/>
          <table:table-cell table:formula="of:=[.K22]&amp;&quot;_t &quot;&amp;[.F22]&amp;&quot;;&quot;" office:value-type="string" office:string-value="int16_t MinRsvPct_SF;" calcext:value-type="string">
            <text:p>int16_t MinRsvPct_SF;</text:p>
          </table:table-cell>
        </table:table-row>
        <table:table-row table:style-name="ro3">
          <table:table-cell table:formula="of:=[.B22]+1" office:value-type="float" office:value="23" calcext:value-type="float">
            <text:p>23</text:p>
          </table:table-cell>
          <table:table-cell table:formula="of:=[.A23]+[.C23]-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ChaState_SF</text:p>
          </table:table-cell>
          <table:table-cell office:value-type="string" calcext:value-type="string">
            <text:p>sunssf</text:p>
          </table:table-cell>
          <table:table-cell/>
          <table:table-cell table:formula="of:=IF([.G23]=&quot;sunssf&quot;;&quot;int16&quot;;[.G23])" office:value-type="string" office:string-value="int16" calcext:value-type="string">
            <text:p>int16</text:p>
          </table:table-cell>
          <table:table-cell table:formula="of:=IF([.I23]=&quot;enum16&quot;;&quot;uint16&quot;;[.I23])" office:value-type="string" office:string-value="int16" calcext:value-type="string">
            <text:p>int16</text:p>
          </table:table-cell>
          <table:table-cell table:formula="of:=IF([.J23]=&quot;bitfield16&quot;;&quot;uint16&quot;;[.J23])" office:value-type="string" office:string-value="int16" calcext:value-type="string">
            <text:p>int16</text:p>
          </table:table-cell>
          <table:table-cell table:number-columns-repeated="2"/>
          <table:table-cell table:formula="of:=[.K23]&amp;&quot;_t &quot;&amp;[.F23]&amp;&quot;;&quot;" office:value-type="string" office:string-value="int16_t ChaState_SF;" calcext:value-type="string">
            <text:p>int16_t ChaState_SF;</text:p>
          </table:table-cell>
        </table:table-row>
        <table:table-row table:style-name="ro3">
          <table:table-cell table:formula="of:=[.B23]+1" office:value-type="float" office:value="24" calcext:value-type="float">
            <text:p>24</text:p>
          </table:table-cell>
          <table:table-cell table:formula="of:=[.A24]+[.C24]-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torAval_SF</text:p>
          </table:table-cell>
          <table:table-cell office:value-type="string" calcext:value-type="string">
            <text:p>sunssf</text:p>
          </table:table-cell>
          <table:table-cell/>
          <table:table-cell table:formula="of:=IF([.G24]=&quot;sunssf&quot;;&quot;int16&quot;;[.G24])" office:value-type="string" office:string-value="int16" calcext:value-type="string">
            <text:p>int16</text:p>
          </table:table-cell>
          <table:table-cell table:formula="of:=IF([.I24]=&quot;enum16&quot;;&quot;uint16&quot;;[.I24])" office:value-type="string" office:string-value="int16" calcext:value-type="string">
            <text:p>int16</text:p>
          </table:table-cell>
          <table:table-cell table:formula="of:=IF([.J24]=&quot;bitfield16&quot;;&quot;uint16&quot;;[.J24])" office:value-type="string" office:string-value="int16" calcext:value-type="string">
            <text:p>int16</text:p>
          </table:table-cell>
          <table:table-cell table:number-columns-repeated="2"/>
          <table:table-cell table:formula="of:=[.K24]&amp;&quot;_t &quot;&amp;[.F24]&amp;&quot;;&quot;" office:value-type="string" office:string-value="int16_t StorAval_SF;" calcext:value-type="string">
            <text:p>int16_t StorAval_SF;</text:p>
          </table:table-cell>
        </table:table-row>
        <table:table-row table:style-name="ro3">
          <table:table-cell table:formula="of:=[.B24]+1" office:value-type="float" office:value="25" calcext:value-type="float">
            <text:p>25</text:p>
          </table:table-cell>
          <table:table-cell table:formula="of:=[.A25]+[.C25]-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BatV_SF</text:p>
          </table:table-cell>
          <table:table-cell office:value-type="string" calcext:value-type="string">
            <text:p>sunssf</text:p>
          </table:table-cell>
          <table:table-cell/>
          <table:table-cell table:formula="of:=IF([.G25]=&quot;sunssf&quot;;&quot;int16&quot;;[.G25])" office:value-type="string" office:string-value="int16" calcext:value-type="string">
            <text:p>int16</text:p>
          </table:table-cell>
          <table:table-cell table:formula="of:=IF([.I25]=&quot;enum16&quot;;&quot;uint16&quot;;[.I25])" office:value-type="string" office:string-value="int16" calcext:value-type="string">
            <text:p>int16</text:p>
          </table:table-cell>
          <table:table-cell table:formula="of:=IF([.J25]=&quot;bitfield16&quot;;&quot;uint16&quot;;[.J25])" office:value-type="string" office:string-value="int16" calcext:value-type="string">
            <text:p>int16</text:p>
          </table:table-cell>
          <table:table-cell table:number-columns-repeated="2"/>
          <table:table-cell table:formula="of:=[.K25]&amp;&quot;_t &quot;&amp;[.F25]&amp;&quot;;&quot;" office:value-type="string" office:string-value="int16_t InBatV_SF;" calcext:value-type="string">
            <text:p>int16_t InBatV_SF;</text:p>
          </table:table-cell>
        </table:table-row>
        <table:table-row table:style-name="ro3">
          <table:table-cell table:formula="of:=[.B25]+1" office:value-type="float" office:value="26" calcext:value-type="float">
            <text:p>26</text:p>
          </table:table-cell>
          <table:table-cell table:formula="of:=[.A26]+[.C26]-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OutWRte_SF</text:p>
          </table:table-cell>
          <table:table-cell office:value-type="string" calcext:value-type="string">
            <text:p>sunssf</text:p>
          </table:table-cell>
          <table:table-cell/>
          <table:table-cell table:formula="of:=IF([.G26]=&quot;sunssf&quot;;&quot;int16&quot;;[.G26])" office:value-type="string" office:string-value="int16" calcext:value-type="string">
            <text:p>int16</text:p>
          </table:table-cell>
          <table:table-cell table:formula="of:=IF([.I26]=&quot;enum16&quot;;&quot;uint16&quot;;[.I26])" office:value-type="string" office:string-value="int16" calcext:value-type="string">
            <text:p>int16</text:p>
          </table:table-cell>
          <table:table-cell table:formula="of:=IF([.J26]=&quot;bitfield16&quot;;&quot;uint16&quot;;[.J26])" office:value-type="string" office:string-value="int16" calcext:value-type="string">
            <text:p>int16</text:p>
          </table:table-cell>
          <table:table-cell table:number-columns-repeated="2"/>
          <table:table-cell table:formula="of:=[.K26]&amp;&quot;_t &quot;&amp;[.F26]&amp;&quot;;&quot;" office:value-type="string" office:string-value="int16_t InOutWRte_SF;" calcext:value-type="string">
            <text:p>int16_t InOutWRte_SF;</text:p>
          </table:table-cell>
        </table:table-row>
      </table:table>
      <table:table table:name="MPPT" table:style-name="ta1">
        <table:table-column table:style-name="co1" table:number-columns-repeated="5" table:default-cell-style-name="ce7"/>
        <table:table-column table:style-name="co1" table:default-cell-style-name="ce8"/>
        <table:table-column table:style-name="co1" table:default-cell-style-name="ce7"/>
        <table:table-column table:style-name="co1" table:number-columns-repeated="9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table:formula="of:=[.A1]+[.C1]-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int16</text:p>
          </table:table-cell>
          <table:table-cell/>
          <table:table-cell table:formula="of:=IF([.G1]=&quot;sunssf&quot;;&quot;int16&quot;;[.G1])" office:value-type="string" office:string-value="uint16" calcext:value-type="string">
            <text:p>uint16</text:p>
          </table:table-cell>
          <table:table-cell table:formula="of:=IF([.I1]=&quot;enum16&quot;;&quot;uint16&quot;;[.I1])" office:value-type="string" office:string-value="uint16" calcext:value-type="string">
            <text:p>uint16</text:p>
          </table:table-cell>
          <table:table-cell table:formula="of:=IF([.J1]=&quot;bitfield32&quot;;&quot;uint32&quot;;[.J1])" office:value-type="string" office:string-value="uint16" calcext:value-type="string">
            <text:p>uint16</text:p>
          </table:table-cell>
          <table:table-cell table:formula="of:=IF([.K1]=&quot;String16&quot;;&quot;char[16]&quot;;[.K1])" office:value-type="string" office:string-value="uint16" calcext:value-type="string">
            <text:p>uint16</text:p>
          </table:table-cell>
          <table:table-cell table:formula="of:=IF([.L1]=&quot;acc32&quot;;&quot;uint32&quot;;[.L1])" office:value-type="string" office:string-value="uint16" calcext:value-type="string">
            <text:p>uint16</text:p>
          </table:table-cell>
          <table:table-cell table:formula="of:=IF([.M1]=&quot;acc64&quot;;&quot;uint64&quot;;[.M1])" office:value-type="string" office:string-value="uint16" calcext:value-type="string">
            <text:p>uint16</text:p>
          </table:table-cell>
          <table:table-cell/>
          <table:table-cell table:formula="of:=[.N1]&amp;&quot;_t &quot;&amp;[.F1]&amp;&quot;;&quot;" office:value-type="string" office:string-value="uint16_t ID;" calcext:value-type="string">
            <text:p>uint16_t ID;</text:p>
          </table:table-cell>
        </table:table-row>
        <table:table-row table:style-name="ro3">
          <table:table-cell table:formula="of:=[.B1]+1" office:value-type="float" office:value="2" calcext:value-type="float">
            <text:p>2</text:p>
          </table:table-cell>
          <table:table-cell table:formula="of:=[.A2]+[.C2]-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int16</text:p>
          </table:table-cell>
          <table:table-cell/>
          <table:table-cell table:formula="of:=IF([.G2]=&quot;sunssf&quot;;&quot;int16&quot;;[.G2])" office:value-type="string" office:string-value="uint16" calcext:value-type="string">
            <text:p>uint16</text:p>
          </table:table-cell>
          <table:table-cell table:formula="of:=IF([.I2]=&quot;enum16&quot;;&quot;uint16&quot;;[.I2])" office:value-type="string" office:string-value="uint16" calcext:value-type="string">
            <text:p>uint16</text:p>
          </table:table-cell>
          <table:table-cell table:formula="of:=IF([.J2]=&quot;bitfield32&quot;;&quot;uint32&quot;;[.J2])" office:value-type="string" office:string-value="uint16" calcext:value-type="string">
            <text:p>uint16</text:p>
          </table:table-cell>
          <table:table-cell table:formula="of:=IF([.K2]=&quot;String16&quot;;&quot;char[16]&quot;;[.K2])" office:value-type="string" office:string-value="uint16" calcext:value-type="string">
            <text:p>uint16</text:p>
          </table:table-cell>
          <table:table-cell table:formula="of:=IF([.L2]=&quot;acc32&quot;;&quot;uint32&quot;;[.L2])" office:value-type="string" office:string-value="uint16" calcext:value-type="string">
            <text:p>uint16</text:p>
          </table:table-cell>
          <table:table-cell table:formula="of:=IF([.M2]=&quot;acc64&quot;;&quot;uint64&quot;;[.M2])" office:value-type="string" office:string-value="uint16" calcext:value-type="string">
            <text:p>uint16</text:p>
          </table:table-cell>
          <table:table-cell/>
          <table:table-cell table:formula="of:=[.N2]&amp;&quot;_t &quot;&amp;[.F2]&amp;&quot;;&quot;" office:value-type="string" office:string-value="uint16_t L;" calcext:value-type="string">
            <text:p>uint16_t L;</text:p>
          </table:table-cell>
        </table:table-row>
        <table:table-row table:style-name="ro3">
          <table:table-cell table:formula="of:=[.B2]+1" office:value-type="float" office:value="3" calcext:value-type="float">
            <text:p>3</text:p>
          </table:table-cell>
          <table:table-cell table:formula="of:=[.A3]+[.C3]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A_SF</text:p>
          </table:table-cell>
          <table:table-cell office:value-type="string" calcext:value-type="string">
            <text:p>sunssf</text:p>
          </table:table-cell>
          <table:table-cell/>
          <table:table-cell table:formula="of:=IF([.G3]=&quot;sunssf&quot;;&quot;int16&quot;;[.G3])" office:value-type="string" office:string-value="int16" calcext:value-type="string">
            <text:p>int16</text:p>
          </table:table-cell>
          <table:table-cell table:formula="of:=IF([.I3]=&quot;enum16&quot;;&quot;uint16&quot;;[.I3])" office:value-type="string" office:string-value="int16" calcext:value-type="string">
            <text:p>int16</text:p>
          </table:table-cell>
          <table:table-cell table:formula="of:=IF([.J3]=&quot;bitfield32&quot;;&quot;uint32&quot;;[.J3])" office:value-type="string" office:string-value="int16" calcext:value-type="string">
            <text:p>int16</text:p>
          </table:table-cell>
          <table:table-cell table:formula="of:=IF([.K3]=&quot;String16&quot;;&quot;char[16]&quot;;[.K3])" office:value-type="string" office:string-value="int16" calcext:value-type="string">
            <text:p>int16</text:p>
          </table:table-cell>
          <table:table-cell table:formula="of:=IF([.L3]=&quot;acc32&quot;;&quot;uint32&quot;;[.L3])" office:value-type="string" office:string-value="int16" calcext:value-type="string">
            <text:p>int16</text:p>
          </table:table-cell>
          <table:table-cell table:formula="of:=IF([.M3]=&quot;acc64&quot;;&quot;uint64&quot;;[.M3])" office:value-type="string" office:string-value="int16" calcext:value-type="string">
            <text:p>int16</text:p>
          </table:table-cell>
          <table:table-cell/>
          <table:table-cell table:formula="of:=[.N3]&amp;&quot;_t &quot;&amp;[.F3]&amp;&quot;;&quot;" office:value-type="string" office:string-value="int16_t DCA_SF;" calcext:value-type="string">
            <text:p>int16_t DCA_SF;</text:p>
          </table:table-cell>
        </table:table-row>
        <table:table-row table:style-name="ro3">
          <table:table-cell table:formula="of:=[.B3]+1" office:value-type="float" office:value="4" calcext:value-type="float">
            <text:p>4</text:p>
          </table:table-cell>
          <table:table-cell table:formula="of:=[.A4]+[.C4]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V_SF</text:p>
          </table:table-cell>
          <table:table-cell office:value-type="string" calcext:value-type="string">
            <text:p>sunssf</text:p>
          </table:table-cell>
          <table:table-cell/>
          <table:table-cell table:formula="of:=IF([.G4]=&quot;sunssf&quot;;&quot;int16&quot;;[.G4])" office:value-type="string" office:string-value="int16" calcext:value-type="string">
            <text:p>int16</text:p>
          </table:table-cell>
          <table:table-cell table:formula="of:=IF([.I4]=&quot;enum16&quot;;&quot;uint16&quot;;[.I4])" office:value-type="string" office:string-value="int16" calcext:value-type="string">
            <text:p>int16</text:p>
          </table:table-cell>
          <table:table-cell table:formula="of:=IF([.J4]=&quot;bitfield32&quot;;&quot;uint32&quot;;[.J4])" office:value-type="string" office:string-value="int16" calcext:value-type="string">
            <text:p>int16</text:p>
          </table:table-cell>
          <table:table-cell table:formula="of:=IF([.K4]=&quot;String16&quot;;&quot;char[16]&quot;;[.K4])" office:value-type="string" office:string-value="int16" calcext:value-type="string">
            <text:p>int16</text:p>
          </table:table-cell>
          <table:table-cell table:formula="of:=IF([.L4]=&quot;acc32&quot;;&quot;uint32&quot;;[.L4])" office:value-type="string" office:string-value="int16" calcext:value-type="string">
            <text:p>int16</text:p>
          </table:table-cell>
          <table:table-cell table:formula="of:=IF([.M4]=&quot;acc64&quot;;&quot;uint64&quot;;[.M4])" office:value-type="string" office:string-value="int16" calcext:value-type="string">
            <text:p>int16</text:p>
          </table:table-cell>
          <table:table-cell/>
          <table:table-cell table:formula="of:=[.N4]&amp;&quot;_t &quot;&amp;[.F4]&amp;&quot;;&quot;" office:value-type="string" office:string-value="int16_t DCV_SF;" calcext:value-type="string">
            <text:p>int16_t DCV_SF;</text:p>
          </table:table-cell>
        </table:table-row>
        <table:table-row table:style-name="ro3">
          <table:table-cell table:formula="of:=[.B4]+1" office:value-type="float" office:value="5" calcext:value-type="float">
            <text:p>5</text:p>
          </table:table-cell>
          <table:table-cell table:formula="of:=[.A5]+[.C5]-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W_SF</text:p>
          </table:table-cell>
          <table:table-cell office:value-type="string" calcext:value-type="string">
            <text:p>sunssf</text:p>
          </table:table-cell>
          <table:table-cell/>
          <table:table-cell table:formula="of:=IF([.G5]=&quot;sunssf&quot;;&quot;int16&quot;;[.G5])" office:value-type="string" office:string-value="int16" calcext:value-type="string">
            <text:p>int16</text:p>
          </table:table-cell>
          <table:table-cell table:formula="of:=IF([.I5]=&quot;enum16&quot;;&quot;uint16&quot;;[.I5])" office:value-type="string" office:string-value="int16" calcext:value-type="string">
            <text:p>int16</text:p>
          </table:table-cell>
          <table:table-cell table:formula="of:=IF([.J5]=&quot;bitfield32&quot;;&quot;uint32&quot;;[.J5])" office:value-type="string" office:string-value="int16" calcext:value-type="string">
            <text:p>int16</text:p>
          </table:table-cell>
          <table:table-cell table:formula="of:=IF([.K5]=&quot;String16&quot;;&quot;char[16]&quot;;[.K5])" office:value-type="string" office:string-value="int16" calcext:value-type="string">
            <text:p>int16</text:p>
          </table:table-cell>
          <table:table-cell table:formula="of:=IF([.L5]=&quot;acc32&quot;;&quot;uint32&quot;;[.L5])" office:value-type="string" office:string-value="int16" calcext:value-type="string">
            <text:p>int16</text:p>
          </table:table-cell>
          <table:table-cell table:formula="of:=IF([.M5]=&quot;acc64&quot;;&quot;uint64&quot;;[.M5])" office:value-type="string" office:string-value="int16" calcext:value-type="string">
            <text:p>int16</text:p>
          </table:table-cell>
          <table:table-cell/>
          <table:table-cell table:formula="of:=[.N5]&amp;&quot;_t &quot;&amp;[.F5]&amp;&quot;;&quot;" office:value-type="string" office:string-value="int16_t DCW_SF;" calcext:value-type="string">
            <text:p>int16_t DCW_SF;</text:p>
          </table:table-cell>
        </table:table-row>
        <table:table-row table:style-name="ro3">
          <table:table-cell table:formula="of:=[.B5]+1" office:value-type="float" office:value="6" calcext:value-type="float">
            <text:p>6</text:p>
          </table:table-cell>
          <table:table-cell table:formula="of:=[.A6]+[.C6]-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WH_SF</text:p>
          </table:table-cell>
          <table:table-cell office:value-type="string" calcext:value-type="string">
            <text:p>sunssf</text:p>
          </table:table-cell>
          <table:table-cell/>
          <table:table-cell table:formula="of:=IF([.G6]=&quot;sunssf&quot;;&quot;int16&quot;;[.G6])" office:value-type="string" office:string-value="int16" calcext:value-type="string">
            <text:p>int16</text:p>
          </table:table-cell>
          <table:table-cell table:formula="of:=IF([.I6]=&quot;enum16&quot;;&quot;uint16&quot;;[.I6])" office:value-type="string" office:string-value="int16" calcext:value-type="string">
            <text:p>int16</text:p>
          </table:table-cell>
          <table:table-cell table:formula="of:=IF([.J6]=&quot;bitfield32&quot;;&quot;uint32&quot;;[.J6])" office:value-type="string" office:string-value="int16" calcext:value-type="string">
            <text:p>int16</text:p>
          </table:table-cell>
          <table:table-cell table:formula="of:=IF([.K6]=&quot;String16&quot;;&quot;char[16]&quot;;[.K6])" office:value-type="string" office:string-value="int16" calcext:value-type="string">
            <text:p>int16</text:p>
          </table:table-cell>
          <table:table-cell table:formula="of:=IF([.L6]=&quot;acc32&quot;;&quot;uint32&quot;;[.L6])" office:value-type="string" office:string-value="int16" calcext:value-type="string">
            <text:p>int16</text:p>
          </table:table-cell>
          <table:table-cell table:formula="of:=IF([.M6]=&quot;acc64&quot;;&quot;uint64&quot;;[.M6])" office:value-type="string" office:string-value="int16" calcext:value-type="string">
            <text:p>int16</text:p>
          </table:table-cell>
          <table:table-cell/>
          <table:table-cell table:formula="of:=[.N6]&amp;&quot;_t &quot;&amp;[.F6]&amp;&quot;;&quot;" office:value-type="string" office:string-value="int16_t DCWH_SF;" calcext:value-type="string">
            <text:p>int16_t DCWH_SF;</text:p>
          </table:table-cell>
        </table:table-row>
        <table:table-row table:style-name="ro3">
          <table:table-cell table:formula="of:=[.B6]+1" office:value-type="float" office:value="7" calcext:value-type="float">
            <text:p>7</text:p>
          </table:table-cell>
          <table:table-cell table:formula="of:=[.A7]+[.C7]-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</text:p>
          </table:table-cell>
          <table:table-cell office:value-type="string" calcext:value-type="string">
            <text:p>bitfield32</text:p>
          </table:table-cell>
          <table:table-cell/>
          <table:table-cell table:formula="of:=IF([.G7]=&quot;sunssf&quot;;&quot;int16&quot;;[.G7])" office:value-type="string" office:string-value="bitfield32" calcext:value-type="string">
            <text:p>bitfield32</text:p>
          </table:table-cell>
          <table:table-cell table:formula="of:=IF([.I7]=&quot;enum16&quot;;&quot;uint16&quot;;[.I7])" office:value-type="string" office:string-value="bitfield32" calcext:value-type="string">
            <text:p>bitfield32</text:p>
          </table:table-cell>
          <table:table-cell table:formula="of:=IF([.J7]=&quot;bitfield32&quot;;&quot;uint32&quot;;[.J7])" office:value-type="string" office:string-value="uint32" calcext:value-type="string">
            <text:p>uint32</text:p>
          </table:table-cell>
          <table:table-cell table:formula="of:=IF([.K7]=&quot;String16&quot;;&quot;char[16]&quot;;[.K7])" office:value-type="string" office:string-value="uint32" calcext:value-type="string">
            <text:p>uint32</text:p>
          </table:table-cell>
          <table:table-cell table:formula="of:=IF([.L7]=&quot;acc32&quot;;&quot;uint32&quot;;[.L7])" office:value-type="string" office:string-value="uint32" calcext:value-type="string">
            <text:p>uint32</text:p>
          </table:table-cell>
          <table:table-cell table:formula="of:=IF([.M7]=&quot;acc64&quot;;&quot;uint64&quot;;[.M7])" office:value-type="string" office:string-value="uint32" calcext:value-type="string">
            <text:p>uint32</text:p>
          </table:table-cell>
          <table:table-cell/>
          <table:table-cell table:formula="of:=[.N7]&amp;&quot;_t &quot;&amp;[.F7]&amp;&quot;;&quot;" office:value-type="string" office:string-value="uint32_t Evt;" calcext:value-type="string">
            <text:p>uint32_t Evt;</text:p>
          </table:table-cell>
        </table:table-row>
        <table:table-row table:style-name="ro3">
          <table:table-cell table:formula="of:=[.B7]+1" office:value-type="float" office:value="9" calcext:value-type="float">
            <text:p>9</text:p>
          </table:table-cell>
          <table:table-cell table:formula="of:=[.A8]+[.C8]-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int16</text:p>
          </table:table-cell>
          <table:table-cell/>
          <table:table-cell table:formula="of:=IF([.G8]=&quot;sunssf&quot;;&quot;int16&quot;;[.G8])" office:value-type="string" office:string-value="uint16" calcext:value-type="string">
            <text:p>uint16</text:p>
          </table:table-cell>
          <table:table-cell table:formula="of:=IF([.I8]=&quot;enum16&quot;;&quot;uint16&quot;;[.I8])" office:value-type="string" office:string-value="uint16" calcext:value-type="string">
            <text:p>uint16</text:p>
          </table:table-cell>
          <table:table-cell table:formula="of:=IF([.J8]=&quot;bitfield32&quot;;&quot;uint32&quot;;[.J8])" office:value-type="string" office:string-value="uint16" calcext:value-type="string">
            <text:p>uint16</text:p>
          </table:table-cell>
          <table:table-cell table:formula="of:=IF([.K8]=&quot;String16&quot;;&quot;char[16]&quot;;[.K8])" office:value-type="string" office:string-value="uint16" calcext:value-type="string">
            <text:p>uint16</text:p>
          </table:table-cell>
          <table:table-cell table:formula="of:=IF([.L8]=&quot;acc32&quot;;&quot;uint32&quot;;[.L8])" office:value-type="string" office:string-value="uint16" calcext:value-type="string">
            <text:p>uint16</text:p>
          </table:table-cell>
          <table:table-cell table:formula="of:=IF([.M8]=&quot;acc64&quot;;&quot;uint64&quot;;[.M8])" office:value-type="string" office:string-value="uint16" calcext:value-type="string">
            <text:p>uint16</text:p>
          </table:table-cell>
          <table:table-cell/>
          <table:table-cell table:formula="of:=[.N8]&amp;&quot;_t &quot;&amp;[.F8]&amp;&quot;;&quot;" office:value-type="string" office:string-value="uint16_t N;" calcext:value-type="string">
            <text:p>uint16_t N;</text:p>
          </table:table-cell>
        </table:table-row>
        <table:table-row table:style-name="ro3">
          <table:table-cell table:formula="of:=[.B8]+1" office:value-type="float" office:value="10" calcext:value-type="float">
            <text:p>10</text:p>
          </table:table-cell>
          <table:table-cell table:formula="of:=[.A9]+[.C9]-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msPer</text:p>
          </table:table-cell>
          <table:table-cell office:value-type="string" calcext:value-type="string">
            <text:p>uint16</text:p>
          </table:table-cell>
          <table:table-cell/>
          <table:table-cell table:formula="of:=IF([.G9]=&quot;sunssf&quot;;&quot;int16&quot;;[.G9])" office:value-type="string" office:string-value="uint16" calcext:value-type="string">
            <text:p>uint16</text:p>
          </table:table-cell>
          <table:table-cell table:formula="of:=IF([.I9]=&quot;enum16&quot;;&quot;uint16&quot;;[.I9])" office:value-type="string" office:string-value="uint16" calcext:value-type="string">
            <text:p>uint16</text:p>
          </table:table-cell>
          <table:table-cell table:formula="of:=IF([.J9]=&quot;bitfield32&quot;;&quot;uint32&quot;;[.J9])" office:value-type="string" office:string-value="uint16" calcext:value-type="string">
            <text:p>uint16</text:p>
          </table:table-cell>
          <table:table-cell table:formula="of:=IF([.K9]=&quot;String16&quot;;&quot;char[16]&quot;;[.K9])" office:value-type="string" office:string-value="uint16" calcext:value-type="string">
            <text:p>uint16</text:p>
          </table:table-cell>
          <table:table-cell table:formula="of:=IF([.L9]=&quot;acc32&quot;;&quot;uint32&quot;;[.L9])" office:value-type="string" office:string-value="uint16" calcext:value-type="string">
            <text:p>uint16</text:p>
          </table:table-cell>
          <table:table-cell table:formula="of:=IF([.M9]=&quot;acc64&quot;;&quot;uint64&quot;;[.M9])" office:value-type="string" office:string-value="uint16" calcext:value-type="string">
            <text:p>uint16</text:p>
          </table:table-cell>
          <table:table-cell/>
          <table:table-cell table:formula="of:=[.N9]&amp;&quot;_t &quot;&amp;[.F9]&amp;&quot;;&quot;" office:value-type="string" office:string-value="uint16_t TmsPer;" calcext:value-type="string">
            <text:p>uint16_t TmsPer;</text:p>
          </table:table-cell>
        </table:table-row>
        <table:table-row table:style-name="ro3">
          <table:table-cell table:formula="of:=[.B9]+1" office:value-type="float" office:value="11" calcext:value-type="float">
            <text:p>11</text:p>
          </table:table-cell>
          <table:table-cell table:formula="of:=[.A10]+[.C10]-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_ID</text:p>
          </table:table-cell>
          <table:table-cell office:value-type="string" calcext:value-type="string">
            <text:p>uint16</text:p>
          </table:table-cell>
          <table:table-cell/>
          <table:table-cell table:formula="of:=IF([.G10]=&quot;sunssf&quot;;&quot;int16&quot;;[.G10])" office:value-type="string" office:string-value="uint16" calcext:value-type="string">
            <text:p>uint16</text:p>
          </table:table-cell>
          <table:table-cell table:formula="of:=IF([.I10]=&quot;enum16&quot;;&quot;uint16&quot;;[.I10])" office:value-type="string" office:string-value="uint16" calcext:value-type="string">
            <text:p>uint16</text:p>
          </table:table-cell>
          <table:table-cell table:formula="of:=IF([.J10]=&quot;bitfield32&quot;;&quot;uint32&quot;;[.J10])" office:value-type="string" office:string-value="uint16" calcext:value-type="string">
            <text:p>uint16</text:p>
          </table:table-cell>
          <table:table-cell table:formula="of:=IF([.K10]=&quot;String16&quot;;&quot;char[16]&quot;;[.K10])" office:value-type="string" office:string-value="uint16" calcext:value-type="string">
            <text:p>uint16</text:p>
          </table:table-cell>
          <table:table-cell table:formula="of:=IF([.L10]=&quot;acc32&quot;;&quot;uint32&quot;;[.L10])" office:value-type="string" office:string-value="uint16" calcext:value-type="string">
            <text:p>uint16</text:p>
          </table:table-cell>
          <table:table-cell table:formula="of:=IF([.M10]=&quot;acc64&quot;;&quot;uint64&quot;;[.M10])" office:value-type="string" office:string-value="uint16" calcext:value-type="string">
            <text:p>uint16</text:p>
          </table:table-cell>
          <table:table-cell/>
          <table:table-cell table:formula="of:=[.N10]&amp;&quot;_t &quot;&amp;[.F10]&amp;&quot;;&quot;" office:value-type="string" office:string-value="uint16_t 1_ID;" calcext:value-type="string">
            <text:p>uint16_t 1_ID;</text:p>
          </table:table-cell>
        </table:table-row>
        <table:table-row table:style-name="ro3">
          <table:table-cell table:formula="of:=[.B10]+1" office:value-type="float" office:value="12" calcext:value-type="float">
            <text:p>12</text:p>
          </table:table-cell>
          <table:table-cell table:formula="of:=[.A11]+[.C11]-1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_IDStr</text:p>
          </table:table-cell>
          <table:table-cell office:value-type="string" calcext:value-type="string">
            <text:p>String16</text:p>
          </table:table-cell>
          <table:table-cell/>
          <table:table-cell table:formula="of:=IF([.G11]=&quot;sunssf&quot;;&quot;int16&quot;;[.G11])" office:value-type="string" office:string-value="String16" calcext:value-type="string">
            <text:p>String16</text:p>
          </table:table-cell>
          <table:table-cell table:formula="of:=IF([.I11]=&quot;enum16&quot;;&quot;uint16&quot;;[.I11])" office:value-type="string" office:string-value="String16" calcext:value-type="string">
            <text:p>String16</text:p>
          </table:table-cell>
          <table:table-cell table:formula="of:=IF([.J11]=&quot;bitfield32&quot;;&quot;uint32&quot;;[.J11])" office:value-type="string" office:string-value="String16" calcext:value-type="string">
            <text:p>String16</text:p>
          </table:table-cell>
          <table:table-cell table:formula="of:=IF([.K11]=&quot;String16&quot;;&quot;char[16]&quot;;[.K11])" office:value-type="string" office:string-value="char[16]" calcext:value-type="string">
            <text:p>char[16]</text:p>
          </table:table-cell>
          <table:table-cell table:formula="of:=IF([.L11]=&quot;acc32&quot;;&quot;uint32&quot;;[.L11])" office:value-type="string" office:string-value="char[16]" calcext:value-type="string">
            <text:p>char[16]</text:p>
          </table:table-cell>
          <table:table-cell table:formula="of:=IF([.M11]=&quot;acc64&quot;;&quot;uint64&quot;;[.M11])" office:value-type="string" office:string-value="char[16]" calcext:value-type="string">
            <text:p>char[16]</text:p>
          </table:table-cell>
          <table:table-cell/>
          <table:table-cell table:formula="of:=[.N11]&amp;&quot;_t &quot;&amp;[.F11]&amp;&quot;;&quot;" office:value-type="string" office:string-value="char[16]_t 1_IDStr;" calcext:value-type="string">
            <text:p>char[16]_t 1_IDStr;</text:p>
          </table:table-cell>
        </table:table-row>
        <table:table-row table:style-name="ro3">
          <table:table-cell table:formula="of:=[.B11]+1" office:value-type="float" office:value="20" calcext:value-type="float">
            <text:p>20</text:p>
          </table:table-cell>
          <table:table-cell table:formula="of:=[.A12]+[.C12]-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_DCA</text:p>
          </table:table-cell>
          <table:table-cell office:value-type="string" calcext:value-type="string">
            <text:p>uint16</text:p>
          </table:table-cell>
          <table:table-cell/>
          <table:table-cell table:formula="of:=IF([.G12]=&quot;sunssf&quot;;&quot;int16&quot;;[.G12])" office:value-type="string" office:string-value="uint16" calcext:value-type="string">
            <text:p>uint16</text:p>
          </table:table-cell>
          <table:table-cell table:formula="of:=IF([.I12]=&quot;enum16&quot;;&quot;uint16&quot;;[.I12])" office:value-type="string" office:string-value="uint16" calcext:value-type="string">
            <text:p>uint16</text:p>
          </table:table-cell>
          <table:table-cell table:formula="of:=IF([.J12]=&quot;bitfield32&quot;;&quot;uint32&quot;;[.J12])" office:value-type="string" office:string-value="uint16" calcext:value-type="string">
            <text:p>uint16</text:p>
          </table:table-cell>
          <table:table-cell table:formula="of:=IF([.K12]=&quot;String16&quot;;&quot;char[16]&quot;;[.K12])" office:value-type="string" office:string-value="uint16" calcext:value-type="string">
            <text:p>uint16</text:p>
          </table:table-cell>
          <table:table-cell table:formula="of:=IF([.L12]=&quot;acc32&quot;;&quot;uint32&quot;;[.L12])" office:value-type="string" office:string-value="uint16" calcext:value-type="string">
            <text:p>uint16</text:p>
          </table:table-cell>
          <table:table-cell table:formula="of:=IF([.M12]=&quot;acc64&quot;;&quot;uint64&quot;;[.M12])" office:value-type="string" office:string-value="uint16" calcext:value-type="string">
            <text:p>uint16</text:p>
          </table:table-cell>
          <table:table-cell/>
          <table:table-cell table:formula="of:=[.N12]&amp;&quot;_t &quot;&amp;[.F12]&amp;&quot;;&quot;" office:value-type="string" office:string-value="uint16_t 1_DCA;" calcext:value-type="string">
            <text:p>uint16_t 1_DCA;</text:p>
          </table:table-cell>
        </table:table-row>
        <table:table-row table:style-name="ro3">
          <table:table-cell table:formula="of:=[.B12]+1" office:value-type="float" office:value="21" calcext:value-type="float">
            <text:p>21</text:p>
          </table:table-cell>
          <table:table-cell table:formula="of:=[.A13]+[.C13]-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_DCV</text:p>
          </table:table-cell>
          <table:table-cell office:value-type="string" calcext:value-type="string">
            <text:p>uint16</text:p>
          </table:table-cell>
          <table:table-cell/>
          <table:table-cell table:formula="of:=IF([.G13]=&quot;sunssf&quot;;&quot;int16&quot;;[.G13])" office:value-type="string" office:string-value="uint16" calcext:value-type="string">
            <text:p>uint16</text:p>
          </table:table-cell>
          <table:table-cell table:formula="of:=IF([.I13]=&quot;enum16&quot;;&quot;uint16&quot;;[.I13])" office:value-type="string" office:string-value="uint16" calcext:value-type="string">
            <text:p>uint16</text:p>
          </table:table-cell>
          <table:table-cell table:formula="of:=IF([.J13]=&quot;bitfield32&quot;;&quot;uint32&quot;;[.J13])" office:value-type="string" office:string-value="uint16" calcext:value-type="string">
            <text:p>uint16</text:p>
          </table:table-cell>
          <table:table-cell table:formula="of:=IF([.K13]=&quot;String16&quot;;&quot;char[16]&quot;;[.K13])" office:value-type="string" office:string-value="uint16" calcext:value-type="string">
            <text:p>uint16</text:p>
          </table:table-cell>
          <table:table-cell table:formula="of:=IF([.L13]=&quot;acc32&quot;;&quot;uint32&quot;;[.L13])" office:value-type="string" office:string-value="uint16" calcext:value-type="string">
            <text:p>uint16</text:p>
          </table:table-cell>
          <table:table-cell table:formula="of:=IF([.M13]=&quot;acc64&quot;;&quot;uint64&quot;;[.M13])" office:value-type="string" office:string-value="uint16" calcext:value-type="string">
            <text:p>uint16</text:p>
          </table:table-cell>
          <table:table-cell/>
          <table:table-cell table:formula="of:=[.N13]&amp;&quot;_t &quot;&amp;[.F13]&amp;&quot;;&quot;" office:value-type="string" office:string-value="uint16_t 1_DCV;" calcext:value-type="string">
            <text:p>uint16_t 1_DCV;</text:p>
          </table:table-cell>
        </table:table-row>
        <table:table-row table:style-name="ro3">
          <table:table-cell table:formula="of:=[.B13]+1" office:value-type="float" office:value="22" calcext:value-type="float">
            <text:p>22</text:p>
          </table:table-cell>
          <table:table-cell table:formula="of:=[.A14]+[.C14]-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_DCW</text:p>
          </table:table-cell>
          <table:table-cell office:value-type="string" calcext:value-type="string">
            <text:p>uint16</text:p>
          </table:table-cell>
          <table:table-cell/>
          <table:table-cell table:formula="of:=IF([.G14]=&quot;sunssf&quot;;&quot;int16&quot;;[.G14])" office:value-type="string" office:string-value="uint16" calcext:value-type="string">
            <text:p>uint16</text:p>
          </table:table-cell>
          <table:table-cell table:formula="of:=IF([.I14]=&quot;enum16&quot;;&quot;uint16&quot;;[.I14])" office:value-type="string" office:string-value="uint16" calcext:value-type="string">
            <text:p>uint16</text:p>
          </table:table-cell>
          <table:table-cell table:formula="of:=IF([.J14]=&quot;bitfield32&quot;;&quot;uint32&quot;;[.J14])" office:value-type="string" office:string-value="uint16" calcext:value-type="string">
            <text:p>uint16</text:p>
          </table:table-cell>
          <table:table-cell table:formula="of:=IF([.K14]=&quot;String16&quot;;&quot;char[16]&quot;;[.K14])" office:value-type="string" office:string-value="uint16" calcext:value-type="string">
            <text:p>uint16</text:p>
          </table:table-cell>
          <table:table-cell table:formula="of:=IF([.L14]=&quot;acc32&quot;;&quot;uint32&quot;;[.L14])" office:value-type="string" office:string-value="uint16" calcext:value-type="string">
            <text:p>uint16</text:p>
          </table:table-cell>
          <table:table-cell table:formula="of:=IF([.M14]=&quot;acc64&quot;;&quot;uint64&quot;;[.M14])" office:value-type="string" office:string-value="uint16" calcext:value-type="string">
            <text:p>uint16</text:p>
          </table:table-cell>
          <table:table-cell/>
          <table:table-cell table:formula="of:=[.N14]&amp;&quot;_t &quot;&amp;[.F14]&amp;&quot;;&quot;" office:value-type="string" office:string-value="uint16_t 1_DCW;" calcext:value-type="string">
            <text:p>uint16_t 1_DCW;</text:p>
          </table:table-cell>
        </table:table-row>
        <table:table-row table:style-name="ro3">
          <table:table-cell table:formula="of:=[.B14]+1" office:value-type="float" office:value="23" calcext:value-type="float">
            <text:p>23</text:p>
          </table:table-cell>
          <table:table-cell table:formula="of:=[.A15]+[.C15]-1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_DCWH</text:p>
          </table:table-cell>
          <table:table-cell office:value-type="string" calcext:value-type="string">
            <text:p>acc32</text:p>
          </table:table-cell>
          <table:table-cell/>
          <table:table-cell table:formula="of:=IF([.G15]=&quot;sunssf&quot;;&quot;int16&quot;;[.G15])" office:value-type="string" office:string-value="acc32" calcext:value-type="string">
            <text:p>acc32</text:p>
          </table:table-cell>
          <table:table-cell table:formula="of:=IF([.I15]=&quot;enum16&quot;;&quot;uint16&quot;;[.I15])" office:value-type="string" office:string-value="acc32" calcext:value-type="string">
            <text:p>acc32</text:p>
          </table:table-cell>
          <table:table-cell table:formula="of:=IF([.J15]=&quot;bitfield32&quot;;&quot;uint32&quot;;[.J15])" office:value-type="string" office:string-value="acc32" calcext:value-type="string">
            <text:p>acc32</text:p>
          </table:table-cell>
          <table:table-cell table:formula="of:=IF([.K15]=&quot;String16&quot;;&quot;char[16]&quot;;[.K15])" office:value-type="string" office:string-value="acc32" calcext:value-type="string">
            <text:p>acc32</text:p>
          </table:table-cell>
          <table:table-cell table:formula="of:=IF([.L15]=&quot;acc32&quot;;&quot;uint32&quot;;[.L15])" office:value-type="string" office:string-value="uint32" calcext:value-type="string">
            <text:p>uint32</text:p>
          </table:table-cell>
          <table:table-cell table:formula="of:=IF([.M15]=&quot;acc64&quot;;&quot;uint64&quot;;[.M15])" office:value-type="string" office:string-value="uint32" calcext:value-type="string">
            <text:p>uint32</text:p>
          </table:table-cell>
          <table:table-cell/>
          <table:table-cell table:formula="of:=[.N15]&amp;&quot;_t &quot;&amp;[.F15]&amp;&quot;;&quot;" office:value-type="string" office:string-value="uint32_t 1_DCWH;" calcext:value-type="string">
            <text:p>uint32_t 1_DCWH;</text:p>
          </table:table-cell>
        </table:table-row>
        <table:table-row table:style-name="ro3">
          <table:table-cell table:formula="of:=[.B15]+1" office:value-type="float" office:value="25" calcext:value-type="float">
            <text:p>25</text:p>
          </table:table-cell>
          <table:table-cell table:formula="of:=[.A16]+[.C16]-1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_Tms</text:p>
          </table:table-cell>
          <table:table-cell office:value-type="string" calcext:value-type="string">
            <text:p>uint32</text:p>
          </table:table-cell>
          <table:table-cell/>
          <table:table-cell table:formula="of:=IF([.G16]=&quot;sunssf&quot;;&quot;int16&quot;;[.G16])" office:value-type="string" office:string-value="uint32" calcext:value-type="string">
            <text:p>uint32</text:p>
          </table:table-cell>
          <table:table-cell table:formula="of:=IF([.I16]=&quot;enum16&quot;;&quot;uint16&quot;;[.I16])" office:value-type="string" office:string-value="uint32" calcext:value-type="string">
            <text:p>uint32</text:p>
          </table:table-cell>
          <table:table-cell table:formula="of:=IF([.J16]=&quot;bitfield32&quot;;&quot;uint32&quot;;[.J16])" office:value-type="string" office:string-value="uint32" calcext:value-type="string">
            <text:p>uint32</text:p>
          </table:table-cell>
          <table:table-cell table:formula="of:=IF([.K16]=&quot;String16&quot;;&quot;char[16]&quot;;[.K16])" office:value-type="string" office:string-value="uint32" calcext:value-type="string">
            <text:p>uint32</text:p>
          </table:table-cell>
          <table:table-cell table:formula="of:=IF([.L16]=&quot;acc32&quot;;&quot;uint32&quot;;[.L16])" office:value-type="string" office:string-value="uint32" calcext:value-type="string">
            <text:p>uint32</text:p>
          </table:table-cell>
          <table:table-cell table:formula="of:=IF([.M16]=&quot;acc64&quot;;&quot;uint64&quot;;[.M16])" office:value-type="string" office:string-value="uint32" calcext:value-type="string">
            <text:p>uint32</text:p>
          </table:table-cell>
          <table:table-cell/>
          <table:table-cell table:formula="of:=[.N16]&amp;&quot;_t &quot;&amp;[.F16]&amp;&quot;;&quot;" office:value-type="string" office:string-value="uint32_t 1_Tms;" calcext:value-type="string">
            <text:p>uint32_t 1_Tms;</text:p>
          </table:table-cell>
        </table:table-row>
        <table:table-row table:style-name="ro3">
          <table:table-cell table:formula="of:=[.B16]+1" office:value-type="float" office:value="27" calcext:value-type="float">
            <text:p>27</text:p>
          </table:table-cell>
          <table:table-cell table:formula="of:=[.A17]+[.C17]-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_Tmp</text:p>
          </table:table-cell>
          <table:table-cell office:value-type="string" calcext:value-type="string">
            <text:p>int16</text:p>
          </table:table-cell>
          <table:table-cell/>
          <table:table-cell table:formula="of:=IF([.G17]=&quot;sunssf&quot;;&quot;int16&quot;;[.G17])" office:value-type="string" office:string-value="int16" calcext:value-type="string">
            <text:p>int16</text:p>
          </table:table-cell>
          <table:table-cell table:formula="of:=IF([.I17]=&quot;enum16&quot;;&quot;uint16&quot;;[.I17])" office:value-type="string" office:string-value="int16" calcext:value-type="string">
            <text:p>int16</text:p>
          </table:table-cell>
          <table:table-cell table:formula="of:=IF([.J17]=&quot;bitfield32&quot;;&quot;uint32&quot;;[.J17])" office:value-type="string" office:string-value="int16" calcext:value-type="string">
            <text:p>int16</text:p>
          </table:table-cell>
          <table:table-cell table:formula="of:=IF([.K17]=&quot;String16&quot;;&quot;char[16]&quot;;[.K17])" office:value-type="string" office:string-value="int16" calcext:value-type="string">
            <text:p>int16</text:p>
          </table:table-cell>
          <table:table-cell table:formula="of:=IF([.L17]=&quot;acc32&quot;;&quot;uint32&quot;;[.L17])" office:value-type="string" office:string-value="int16" calcext:value-type="string">
            <text:p>int16</text:p>
          </table:table-cell>
          <table:table-cell table:formula="of:=IF([.M17]=&quot;acc64&quot;;&quot;uint64&quot;;[.M17])" office:value-type="string" office:string-value="int16" calcext:value-type="string">
            <text:p>int16</text:p>
          </table:table-cell>
          <table:table-cell/>
          <table:table-cell table:formula="of:=[.N17]&amp;&quot;_t &quot;&amp;[.F17]&amp;&quot;;&quot;" office:value-type="string" office:string-value="int16_t 1_Tmp;" calcext:value-type="string">
            <text:p>int16_t 1_Tmp;</text:p>
          </table:table-cell>
        </table:table-row>
        <table:table-row table:style-name="ro3">
          <table:table-cell table:formula="of:=[.B17]+1" office:value-type="float" office:value="28" calcext:value-type="float">
            <text:p>28</text:p>
          </table:table-cell>
          <table:table-cell table:formula="of:=[.A18]+[.C18]-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_DCSt</text:p>
          </table:table-cell>
          <table:table-cell office:value-type="string" calcext:value-type="string">
            <text:p>enum16</text:p>
          </table:table-cell>
          <table:table-cell/>
          <table:table-cell table:formula="of:=IF([.G18]=&quot;sunssf&quot;;&quot;int16&quot;;[.G18])" office:value-type="string" office:string-value="enum16" calcext:value-type="string">
            <text:p>enum16</text:p>
          </table:table-cell>
          <table:table-cell table:formula="of:=IF([.I18]=&quot;enum16&quot;;&quot;uint16&quot;;[.I18])" office:value-type="string" office:string-value="uint16" calcext:value-type="string">
            <text:p>uint16</text:p>
          </table:table-cell>
          <table:table-cell table:formula="of:=IF([.J18]=&quot;bitfield32&quot;;&quot;uint32&quot;;[.J18])" office:value-type="string" office:string-value="uint16" calcext:value-type="string">
            <text:p>uint16</text:p>
          </table:table-cell>
          <table:table-cell table:formula="of:=IF([.K18]=&quot;String16&quot;;&quot;char[16]&quot;;[.K18])" office:value-type="string" office:string-value="uint16" calcext:value-type="string">
            <text:p>uint16</text:p>
          </table:table-cell>
          <table:table-cell table:formula="of:=IF([.L18]=&quot;acc32&quot;;&quot;uint32&quot;;[.L18])" office:value-type="string" office:string-value="uint16" calcext:value-type="string">
            <text:p>uint16</text:p>
          </table:table-cell>
          <table:table-cell table:formula="of:=IF([.M18]=&quot;acc64&quot;;&quot;uint64&quot;;[.M18])" office:value-type="string" office:string-value="uint16" calcext:value-type="string">
            <text:p>uint16</text:p>
          </table:table-cell>
          <table:table-cell/>
          <table:table-cell table:formula="of:=[.N18]&amp;&quot;_t &quot;&amp;[.F18]&amp;&quot;;&quot;" office:value-type="string" office:string-value="uint16_t 1_DCSt;" calcext:value-type="string">
            <text:p>uint16_t 1_DCSt;</text:p>
          </table:table-cell>
        </table:table-row>
        <table:table-row table:style-name="ro3">
          <table:table-cell table:formula="of:=[.B18]+1" office:value-type="float" office:value="29" calcext:value-type="float">
            <text:p>29</text:p>
          </table:table-cell>
          <table:table-cell table:formula="of:=[.A19]+[.C19]-1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_DCEvt</text:p>
          </table:table-cell>
          <table:table-cell office:value-type="string" calcext:value-type="string">
            <text:p>bitfield32</text:p>
          </table:table-cell>
          <table:table-cell/>
          <table:table-cell table:formula="of:=IF([.G19]=&quot;sunssf&quot;;&quot;int16&quot;;[.G19])" office:value-type="string" office:string-value="bitfield32" calcext:value-type="string">
            <text:p>bitfield32</text:p>
          </table:table-cell>
          <table:table-cell table:formula="of:=IF([.I19]=&quot;enum16&quot;;&quot;uint16&quot;;[.I19])" office:value-type="string" office:string-value="bitfield32" calcext:value-type="string">
            <text:p>bitfield32</text:p>
          </table:table-cell>
          <table:table-cell table:formula="of:=IF([.J19]=&quot;bitfield32&quot;;&quot;uint32&quot;;[.J19])" office:value-type="string" office:string-value="uint32" calcext:value-type="string">
            <text:p>uint32</text:p>
          </table:table-cell>
          <table:table-cell table:formula="of:=IF([.K19]=&quot;String16&quot;;&quot;char[16]&quot;;[.K19])" office:value-type="string" office:string-value="uint32" calcext:value-type="string">
            <text:p>uint32</text:p>
          </table:table-cell>
          <table:table-cell table:formula="of:=IF([.L19]=&quot;acc32&quot;;&quot;uint32&quot;;[.L19])" office:value-type="string" office:string-value="uint32" calcext:value-type="string">
            <text:p>uint32</text:p>
          </table:table-cell>
          <table:table-cell table:formula="of:=IF([.M19]=&quot;acc64&quot;;&quot;uint64&quot;;[.M19])" office:value-type="string" office:string-value="uint32" calcext:value-type="string">
            <text:p>uint32</text:p>
          </table:table-cell>
          <table:table-cell/>
          <table:table-cell table:formula="of:=[.N19]&amp;&quot;_t &quot;&amp;[.F19]&amp;&quot;;&quot;" office:value-type="string" office:string-value="uint32_t 1_DCEvt;" calcext:value-type="string">
            <text:p>uint32_t 1_DCEvt;</text:p>
          </table:table-cell>
        </table:table-row>
        <table:table-row table:style-name="ro3">
          <table:table-cell table:formula="of:=[.B19]+1" office:value-type="float" office:value="31" calcext:value-type="float">
            <text:p>31</text:p>
          </table:table-cell>
          <table:table-cell table:formula="of:=[.A20]+[.C20]-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2_ID</text:p>
          </table:table-cell>
          <table:table-cell office:value-type="string" calcext:value-type="string">
            <text:p>uint16</text:p>
          </table:table-cell>
          <table:table-cell/>
          <table:table-cell table:formula="of:=IF([.G20]=&quot;sunssf&quot;;&quot;int16&quot;;[.G20])" office:value-type="string" office:string-value="uint16" calcext:value-type="string">
            <text:p>uint16</text:p>
          </table:table-cell>
          <table:table-cell table:formula="of:=IF([.I20]=&quot;enum16&quot;;&quot;uint16&quot;;[.I20])" office:value-type="string" office:string-value="uint16" calcext:value-type="string">
            <text:p>uint16</text:p>
          </table:table-cell>
          <table:table-cell table:formula="of:=IF([.J20]=&quot;bitfield32&quot;;&quot;uint32&quot;;[.J20])" office:value-type="string" office:string-value="uint16" calcext:value-type="string">
            <text:p>uint16</text:p>
          </table:table-cell>
          <table:table-cell table:formula="of:=IF([.K20]=&quot;String16&quot;;&quot;char[16]&quot;;[.K20])" office:value-type="string" office:string-value="uint16" calcext:value-type="string">
            <text:p>uint16</text:p>
          </table:table-cell>
          <table:table-cell table:formula="of:=IF([.L20]=&quot;acc32&quot;;&quot;uint32&quot;;[.L20])" office:value-type="string" office:string-value="uint16" calcext:value-type="string">
            <text:p>uint16</text:p>
          </table:table-cell>
          <table:table-cell table:formula="of:=IF([.M20]=&quot;acc64&quot;;&quot;uint64&quot;;[.M20])" office:value-type="string" office:string-value="uint16" calcext:value-type="string">
            <text:p>uint16</text:p>
          </table:table-cell>
          <table:table-cell/>
          <table:table-cell table:formula="of:=[.N20]&amp;&quot;_t &quot;&amp;[.F20]&amp;&quot;;&quot;" office:value-type="string" office:string-value="uint16_t 2_ID;" calcext:value-type="string">
            <text:p>uint16_t 2_ID;</text:p>
          </table:table-cell>
        </table:table-row>
        <table:table-row table:style-name="ro3">
          <table:table-cell table:formula="of:=[.B20]+1" office:value-type="float" office:value="32" calcext:value-type="float">
            <text:p>32</text:p>
          </table:table-cell>
          <table:table-cell table:formula="of:=[.A21]+[.C21]-1"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2_IDStr</text:p>
          </table:table-cell>
          <table:table-cell office:value-type="string" calcext:value-type="string">
            <text:p>String16</text:p>
          </table:table-cell>
          <table:table-cell/>
          <table:table-cell table:formula="of:=IF([.G21]=&quot;sunssf&quot;;&quot;int16&quot;;[.G21])" office:value-type="string" office:string-value="String16" calcext:value-type="string">
            <text:p>String16</text:p>
          </table:table-cell>
          <table:table-cell table:formula="of:=IF([.I21]=&quot;enum16&quot;;&quot;uint16&quot;;[.I21])" office:value-type="string" office:string-value="String16" calcext:value-type="string">
            <text:p>String16</text:p>
          </table:table-cell>
          <table:table-cell table:formula="of:=IF([.J21]=&quot;bitfield32&quot;;&quot;uint32&quot;;[.J21])" office:value-type="string" office:string-value="String16" calcext:value-type="string">
            <text:p>String16</text:p>
          </table:table-cell>
          <table:table-cell table:formula="of:=IF([.K21]=&quot;String16&quot;;&quot;char[16]&quot;;[.K21])" office:value-type="string" office:string-value="char[16]" calcext:value-type="string">
            <text:p>char[16]</text:p>
          </table:table-cell>
          <table:table-cell table:formula="of:=IF([.L21]=&quot;acc32&quot;;&quot;uint32&quot;;[.L21])" office:value-type="string" office:string-value="char[16]" calcext:value-type="string">
            <text:p>char[16]</text:p>
          </table:table-cell>
          <table:table-cell table:formula="of:=IF([.M21]=&quot;acc64&quot;;&quot;uint64&quot;;[.M21])" office:value-type="string" office:string-value="char[16]" calcext:value-type="string">
            <text:p>char[16]</text:p>
          </table:table-cell>
          <table:table-cell/>
          <table:table-cell table:formula="of:=[.N21]&amp;&quot;_t &quot;&amp;[.F21]&amp;&quot;;&quot;" office:value-type="string" office:string-value="char[16]_t 2_IDStr;" calcext:value-type="string">
            <text:p>char[16]_t 2_IDStr;</text:p>
          </table:table-cell>
        </table:table-row>
        <table:table-row table:style-name="ro3">
          <table:table-cell table:formula="of:=[.B21]+1" office:value-type="float" office:value="40" calcext:value-type="float">
            <text:p>40</text:p>
          </table:table-cell>
          <table:table-cell table:formula="of:=[.A22]+[.C22]-1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2_DCA</text:p>
          </table:table-cell>
          <table:table-cell office:value-type="string" calcext:value-type="string">
            <text:p>uint16</text:p>
          </table:table-cell>
          <table:table-cell/>
          <table:table-cell table:formula="of:=IF([.G22]=&quot;sunssf&quot;;&quot;int16&quot;;[.G22])" office:value-type="string" office:string-value="uint16" calcext:value-type="string">
            <text:p>uint16</text:p>
          </table:table-cell>
          <table:table-cell table:formula="of:=IF([.I22]=&quot;enum16&quot;;&quot;uint16&quot;;[.I22])" office:value-type="string" office:string-value="uint16" calcext:value-type="string">
            <text:p>uint16</text:p>
          </table:table-cell>
          <table:table-cell table:formula="of:=IF([.J22]=&quot;bitfield32&quot;;&quot;uint32&quot;;[.J22])" office:value-type="string" office:string-value="uint16" calcext:value-type="string">
            <text:p>uint16</text:p>
          </table:table-cell>
          <table:table-cell table:formula="of:=IF([.K22]=&quot;String16&quot;;&quot;char[16]&quot;;[.K22])" office:value-type="string" office:string-value="uint16" calcext:value-type="string">
            <text:p>uint16</text:p>
          </table:table-cell>
          <table:table-cell table:formula="of:=IF([.L22]=&quot;acc32&quot;;&quot;uint32&quot;;[.L22])" office:value-type="string" office:string-value="uint16" calcext:value-type="string">
            <text:p>uint16</text:p>
          </table:table-cell>
          <table:table-cell table:formula="of:=IF([.M22]=&quot;acc64&quot;;&quot;uint64&quot;;[.M22])" office:value-type="string" office:string-value="uint16" calcext:value-type="string">
            <text:p>uint16</text:p>
          </table:table-cell>
          <table:table-cell/>
          <table:table-cell table:formula="of:=[.N22]&amp;&quot;_t &quot;&amp;[.F22]&amp;&quot;;&quot;" office:value-type="string" office:string-value="uint16_t 2_DCA;" calcext:value-type="string">
            <text:p>uint16_t 2_DCA;</text:p>
          </table:table-cell>
        </table:table-row>
        <table:table-row table:style-name="ro3">
          <table:table-cell table:formula="of:=[.B22]+1" office:value-type="float" office:value="41" calcext:value-type="float">
            <text:p>41</text:p>
          </table:table-cell>
          <table:table-cell table:formula="of:=[.A23]+[.C23]-1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2_DCV</text:p>
          </table:table-cell>
          <table:table-cell office:value-type="string" calcext:value-type="string">
            <text:p>uint16</text:p>
          </table:table-cell>
          <table:table-cell/>
          <table:table-cell table:formula="of:=IF([.G23]=&quot;sunssf&quot;;&quot;int16&quot;;[.G23])" office:value-type="string" office:string-value="uint16" calcext:value-type="string">
            <text:p>uint16</text:p>
          </table:table-cell>
          <table:table-cell table:formula="of:=IF([.I23]=&quot;enum16&quot;;&quot;uint16&quot;;[.I23])" office:value-type="string" office:string-value="uint16" calcext:value-type="string">
            <text:p>uint16</text:p>
          </table:table-cell>
          <table:table-cell table:formula="of:=IF([.J23]=&quot;bitfield32&quot;;&quot;uint32&quot;;[.J23])" office:value-type="string" office:string-value="uint16" calcext:value-type="string">
            <text:p>uint16</text:p>
          </table:table-cell>
          <table:table-cell table:formula="of:=IF([.K23]=&quot;String16&quot;;&quot;char[16]&quot;;[.K23])" office:value-type="string" office:string-value="uint16" calcext:value-type="string">
            <text:p>uint16</text:p>
          </table:table-cell>
          <table:table-cell table:formula="of:=IF([.L23]=&quot;acc32&quot;;&quot;uint32&quot;;[.L23])" office:value-type="string" office:string-value="uint16" calcext:value-type="string">
            <text:p>uint16</text:p>
          </table:table-cell>
          <table:table-cell table:formula="of:=IF([.M23]=&quot;acc64&quot;;&quot;uint64&quot;;[.M23])" office:value-type="string" office:string-value="uint16" calcext:value-type="string">
            <text:p>uint16</text:p>
          </table:table-cell>
          <table:table-cell/>
          <table:table-cell table:formula="of:=[.N23]&amp;&quot;_t &quot;&amp;[.F23]&amp;&quot;;&quot;" office:value-type="string" office:string-value="uint16_t 2_DCV;" calcext:value-type="string">
            <text:p>uint16_t 2_DCV;</text:p>
          </table:table-cell>
        </table:table-row>
        <table:table-row table:style-name="ro3">
          <table:table-cell table:formula="of:=[.B23]+1" office:value-type="float" office:value="42" calcext:value-type="float">
            <text:p>42</text:p>
          </table:table-cell>
          <table:table-cell table:formula="of:=[.A24]+[.C24]-1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2_DCW</text:p>
          </table:table-cell>
          <table:table-cell office:value-type="string" calcext:value-type="string">
            <text:p>uint16</text:p>
          </table:table-cell>
          <table:table-cell/>
          <table:table-cell table:formula="of:=IF([.G24]=&quot;sunssf&quot;;&quot;int16&quot;;[.G24])" office:value-type="string" office:string-value="uint16" calcext:value-type="string">
            <text:p>uint16</text:p>
          </table:table-cell>
          <table:table-cell table:formula="of:=IF([.I24]=&quot;enum16&quot;;&quot;uint16&quot;;[.I24])" office:value-type="string" office:string-value="uint16" calcext:value-type="string">
            <text:p>uint16</text:p>
          </table:table-cell>
          <table:table-cell table:formula="of:=IF([.J24]=&quot;bitfield32&quot;;&quot;uint32&quot;;[.J24])" office:value-type="string" office:string-value="uint16" calcext:value-type="string">
            <text:p>uint16</text:p>
          </table:table-cell>
          <table:table-cell table:formula="of:=IF([.K24]=&quot;String16&quot;;&quot;char[16]&quot;;[.K24])" office:value-type="string" office:string-value="uint16" calcext:value-type="string">
            <text:p>uint16</text:p>
          </table:table-cell>
          <table:table-cell table:formula="of:=IF([.L24]=&quot;acc32&quot;;&quot;uint32&quot;;[.L24])" office:value-type="string" office:string-value="uint16" calcext:value-type="string">
            <text:p>uint16</text:p>
          </table:table-cell>
          <table:table-cell table:formula="of:=IF([.M24]=&quot;acc64&quot;;&quot;uint64&quot;;[.M24])" office:value-type="string" office:string-value="uint16" calcext:value-type="string">
            <text:p>uint16</text:p>
          </table:table-cell>
          <table:table-cell/>
          <table:table-cell table:formula="of:=[.N24]&amp;&quot;_t &quot;&amp;[.F24]&amp;&quot;;&quot;" office:value-type="string" office:string-value="uint16_t 2_DCW;" calcext:value-type="string">
            <text:p>uint16_t 2_DCW;</text:p>
          </table:table-cell>
        </table:table-row>
        <table:table-row table:style-name="ro3">
          <table:table-cell table:formula="of:=[.B24]+1" office:value-type="float" office:value="43" calcext:value-type="float">
            <text:p>43</text:p>
          </table:table-cell>
          <table:table-cell table:formula="of:=[.A25]+[.C25]-1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2_DCWH</text:p>
          </table:table-cell>
          <table:table-cell office:value-type="string" calcext:value-type="string">
            <text:p>acc32</text:p>
          </table:table-cell>
          <table:table-cell/>
          <table:table-cell table:formula="of:=IF([.G25]=&quot;sunssf&quot;;&quot;int16&quot;;[.G25])" office:value-type="string" office:string-value="acc32" calcext:value-type="string">
            <text:p>acc32</text:p>
          </table:table-cell>
          <table:table-cell table:formula="of:=IF([.I25]=&quot;enum16&quot;;&quot;uint16&quot;;[.I25])" office:value-type="string" office:string-value="acc32" calcext:value-type="string">
            <text:p>acc32</text:p>
          </table:table-cell>
          <table:table-cell table:formula="of:=IF([.J25]=&quot;bitfield32&quot;;&quot;uint32&quot;;[.J25])" office:value-type="string" office:string-value="acc32" calcext:value-type="string">
            <text:p>acc32</text:p>
          </table:table-cell>
          <table:table-cell table:formula="of:=IF([.K25]=&quot;String16&quot;;&quot;char[16]&quot;;[.K25])" office:value-type="string" office:string-value="acc32" calcext:value-type="string">
            <text:p>acc32</text:p>
          </table:table-cell>
          <table:table-cell table:formula="of:=IF([.L25]=&quot;acc32&quot;;&quot;uint32&quot;;[.L25])" office:value-type="string" office:string-value="uint32" calcext:value-type="string">
            <text:p>uint32</text:p>
          </table:table-cell>
          <table:table-cell table:formula="of:=IF([.M25]=&quot;acc64&quot;;&quot;uint64&quot;;[.M25])" office:value-type="string" office:string-value="uint32" calcext:value-type="string">
            <text:p>uint32</text:p>
          </table:table-cell>
          <table:table-cell/>
          <table:table-cell table:formula="of:=[.N25]&amp;&quot;_t &quot;&amp;[.F25]&amp;&quot;;&quot;" office:value-type="string" office:string-value="uint32_t 2_DCWH;" calcext:value-type="string">
            <text:p>uint32_t 2_DCWH;</text:p>
          </table:table-cell>
        </table:table-row>
        <table:table-row table:style-name="ro3">
          <table:table-cell table:formula="of:=[.B25]+1" office:value-type="float" office:value="45" calcext:value-type="float">
            <text:p>45</text:p>
          </table:table-cell>
          <table:table-cell table:formula="of:=[.A26]+[.C26]-1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2_Tms</text:p>
          </table:table-cell>
          <table:table-cell office:value-type="string" calcext:value-type="string">
            <text:p>uint32</text:p>
          </table:table-cell>
          <table:table-cell/>
          <table:table-cell table:formula="of:=IF([.G26]=&quot;sunssf&quot;;&quot;int16&quot;;[.G26])" office:value-type="string" office:string-value="uint32" calcext:value-type="string">
            <text:p>uint32</text:p>
          </table:table-cell>
          <table:table-cell table:formula="of:=IF([.I26]=&quot;enum16&quot;;&quot;uint16&quot;;[.I26])" office:value-type="string" office:string-value="uint32" calcext:value-type="string">
            <text:p>uint32</text:p>
          </table:table-cell>
          <table:table-cell table:formula="of:=IF([.J26]=&quot;bitfield32&quot;;&quot;uint32&quot;;[.J26])" office:value-type="string" office:string-value="uint32" calcext:value-type="string">
            <text:p>uint32</text:p>
          </table:table-cell>
          <table:table-cell table:formula="of:=IF([.K26]=&quot;String16&quot;;&quot;char[16]&quot;;[.K26])" office:value-type="string" office:string-value="uint32" calcext:value-type="string">
            <text:p>uint32</text:p>
          </table:table-cell>
          <table:table-cell table:formula="of:=IF([.L26]=&quot;acc32&quot;;&quot;uint32&quot;;[.L26])" office:value-type="string" office:string-value="uint32" calcext:value-type="string">
            <text:p>uint32</text:p>
          </table:table-cell>
          <table:table-cell table:formula="of:=IF([.M26]=&quot;acc64&quot;;&quot;uint64&quot;;[.M26])" office:value-type="string" office:string-value="uint32" calcext:value-type="string">
            <text:p>uint32</text:p>
          </table:table-cell>
          <table:table-cell/>
          <table:table-cell table:formula="of:=[.N26]&amp;&quot;_t &quot;&amp;[.F26]&amp;&quot;;&quot;" office:value-type="string" office:string-value="uint32_t 2_Tms;" calcext:value-type="string">
            <text:p>uint32_t 2_Tms;</text:p>
          </table:table-cell>
        </table:table-row>
        <table:table-row table:style-name="ro3">
          <table:table-cell table:formula="of:=[.B26]+1" office:value-type="float" office:value="47" calcext:value-type="float">
            <text:p>47</text:p>
          </table:table-cell>
          <table:table-cell table:formula="of:=[.A27]+[.C27]-1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2_Tmp</text:p>
          </table:table-cell>
          <table:table-cell office:value-type="string" calcext:value-type="string">
            <text:p>int16</text:p>
          </table:table-cell>
          <table:table-cell/>
          <table:table-cell table:formula="of:=IF([.G27]=&quot;sunssf&quot;;&quot;int16&quot;;[.G27])" office:value-type="string" office:string-value="int16" calcext:value-type="string">
            <text:p>int16</text:p>
          </table:table-cell>
          <table:table-cell table:formula="of:=IF([.I27]=&quot;enum16&quot;;&quot;uint16&quot;;[.I27])" office:value-type="string" office:string-value="int16" calcext:value-type="string">
            <text:p>int16</text:p>
          </table:table-cell>
          <table:table-cell table:formula="of:=IF([.J27]=&quot;bitfield32&quot;;&quot;uint32&quot;;[.J27])" office:value-type="string" office:string-value="int16" calcext:value-type="string">
            <text:p>int16</text:p>
          </table:table-cell>
          <table:table-cell table:formula="of:=IF([.K27]=&quot;String16&quot;;&quot;char[16]&quot;;[.K27])" office:value-type="string" office:string-value="int16" calcext:value-type="string">
            <text:p>int16</text:p>
          </table:table-cell>
          <table:table-cell table:formula="of:=IF([.L27]=&quot;acc32&quot;;&quot;uint32&quot;;[.L27])" office:value-type="string" office:string-value="int16" calcext:value-type="string">
            <text:p>int16</text:p>
          </table:table-cell>
          <table:table-cell table:formula="of:=IF([.M27]=&quot;acc64&quot;;&quot;uint64&quot;;[.M27])" office:value-type="string" office:string-value="int16" calcext:value-type="string">
            <text:p>int16</text:p>
          </table:table-cell>
          <table:table-cell/>
          <table:table-cell table:formula="of:=[.N27]&amp;&quot;_t &quot;&amp;[.F27]&amp;&quot;;&quot;" office:value-type="string" office:string-value="int16_t 2_Tmp;" calcext:value-type="string">
            <text:p>int16_t 2_Tmp;</text:p>
          </table:table-cell>
        </table:table-row>
        <table:table-row table:style-name="ro3">
          <table:table-cell table:formula="of:=[.B27]+1" office:value-type="float" office:value="48" calcext:value-type="float">
            <text:p>48</text:p>
          </table:table-cell>
          <table:table-cell table:formula="of:=[.A28]+[.C28]-1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2_DCSt</text:p>
          </table:table-cell>
          <table:table-cell office:value-type="string" calcext:value-type="string">
            <text:p>enum16</text:p>
          </table:table-cell>
          <table:table-cell/>
          <table:table-cell table:formula="of:=IF([.G28]=&quot;sunssf&quot;;&quot;int16&quot;;[.G28])" office:value-type="string" office:string-value="enum16" calcext:value-type="string">
            <text:p>enum16</text:p>
          </table:table-cell>
          <table:table-cell table:formula="of:=IF([.I28]=&quot;enum16&quot;;&quot;uint16&quot;;[.I28])" office:value-type="string" office:string-value="uint16" calcext:value-type="string">
            <text:p>uint16</text:p>
          </table:table-cell>
          <table:table-cell table:formula="of:=IF([.J28]=&quot;bitfield32&quot;;&quot;uint32&quot;;[.J28])" office:value-type="string" office:string-value="uint16" calcext:value-type="string">
            <text:p>uint16</text:p>
          </table:table-cell>
          <table:table-cell table:formula="of:=IF([.K28]=&quot;String16&quot;;&quot;char[16]&quot;;[.K28])" office:value-type="string" office:string-value="uint16" calcext:value-type="string">
            <text:p>uint16</text:p>
          </table:table-cell>
          <table:table-cell table:formula="of:=IF([.L28]=&quot;acc32&quot;;&quot;uint32&quot;;[.L28])" office:value-type="string" office:string-value="uint16" calcext:value-type="string">
            <text:p>uint16</text:p>
          </table:table-cell>
          <table:table-cell table:formula="of:=IF([.M28]=&quot;acc64&quot;;&quot;uint64&quot;;[.M28])" office:value-type="string" office:string-value="uint16" calcext:value-type="string">
            <text:p>uint16</text:p>
          </table:table-cell>
          <table:table-cell/>
          <table:table-cell table:formula="of:=[.N28]&amp;&quot;_t &quot;&amp;[.F28]&amp;&quot;;&quot;" office:value-type="string" office:string-value="uint16_t 2_DCSt;" calcext:value-type="string">
            <text:p>uint16_t 2_DCSt;</text:p>
          </table:table-cell>
        </table:table-row>
        <table:table-row table:style-name="ro3">
          <table:table-cell table:formula="of:=[.B28]+1" office:value-type="float" office:value="49" calcext:value-type="float">
            <text:p>49</text:p>
          </table:table-cell>
          <table:table-cell table:formula="of:=[.A29]+[.C29]-1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2_DCEvt</text:p>
          </table:table-cell>
          <table:table-cell office:value-type="string" calcext:value-type="string">
            <text:p>bitfield32</text:p>
          </table:table-cell>
          <table:table-cell/>
          <table:table-cell table:formula="of:=IF([.G29]=&quot;sunssf&quot;;&quot;int16&quot;;[.G29])" office:value-type="string" office:string-value="bitfield32" calcext:value-type="string">
            <text:p>bitfield32</text:p>
          </table:table-cell>
          <table:table-cell table:formula="of:=IF([.I29]=&quot;enum16&quot;;&quot;uint16&quot;;[.I29])" office:value-type="string" office:string-value="bitfield32" calcext:value-type="string">
            <text:p>bitfield32</text:p>
          </table:table-cell>
          <table:table-cell table:formula="of:=IF([.J29]=&quot;bitfield32&quot;;&quot;uint32&quot;;[.J29])" office:value-type="string" office:string-value="uint32" calcext:value-type="string">
            <text:p>uint32</text:p>
          </table:table-cell>
          <table:table-cell table:formula="of:=IF([.K29]=&quot;String16&quot;;&quot;char[16]&quot;;[.K29])" office:value-type="string" office:string-value="uint32" calcext:value-type="string">
            <text:p>uint32</text:p>
          </table:table-cell>
          <table:table-cell table:formula="of:=IF([.L29]=&quot;acc32&quot;;&quot;uint32&quot;;[.L29])" office:value-type="string" office:string-value="uint32" calcext:value-type="string">
            <text:p>uint32</text:p>
          </table:table-cell>
          <table:table-cell table:formula="of:=IF([.M29]=&quot;acc64&quot;;&quot;uint64&quot;;[.M29])" office:value-type="string" office:string-value="uint32" calcext:value-type="string">
            <text:p>uint32</text:p>
          </table:table-cell>
          <table:table-cell/>
          <table:table-cell table:formula="of:=[.N29]&amp;&quot;_t &quot;&amp;[.F29]&amp;&quot;;&quot;" office:value-type="string" office:string-value="uint32_t 2_DCEvt;" calcext:value-type="string">
            <text:p>uint32_t 2_DCEvt;</text:p>
          </table:table-cell>
        </table:table-row>
      </table:table>
      <table:table table:name="Nameplate" table:style-name="ta1">
        <table:table-column table:style-name="co1" table:number-columns-repeated="5" table:default-cell-style-name="ce7"/>
        <table:table-column table:style-name="co1" table:default-cell-style-name="ce8"/>
        <table:table-column table:style-name="co1" table:default-cell-style-name="ce7"/>
        <table:table-column table:style-name="co1" table:number-columns-repeated="9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table:formula="of:=[.A1]+[.C1]-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int16</text:p>
          </table:table-cell>
          <table:table-cell/>
          <table:table-cell table:formula="of:=IF([.G1]=&quot;sunssf&quot;;&quot;int16&quot;;[.G1])" office:value-type="string" office:string-value="uint16" calcext:value-type="string">
            <text:p>uint16</text:p>
          </table:table-cell>
          <table:table-cell table:formula="of:=IF([.I1]=&quot;enum16&quot;;&quot;uint16&quot;;[.I1])" office:value-type="string" office:string-value="uint16" calcext:value-type="string">
            <text:p>uint16</text:p>
          </table:table-cell>
          <table:table-cell table:formula="of:=IF([.J1]=&quot;bitfield32&quot;;&quot;uint32&quot;;[.J1])" office:value-type="string" office:string-value="uint16" calcext:value-type="string">
            <text:p>uint16</text:p>
          </table:table-cell>
          <table:table-cell table:formula="of:=IF([.K1]=&quot;String16&quot;;&quot;char[16]&quot;;[.K1])" office:value-type="string" office:string-value="uint16" calcext:value-type="string">
            <text:p>uint16</text:p>
          </table:table-cell>
          <table:table-cell table:formula="of:=IF([.L1]=&quot;acc32&quot;;&quot;uint32&quot;;[.L1])" office:value-type="string" office:string-value="uint16" calcext:value-type="string">
            <text:p>uint16</text:p>
          </table:table-cell>
          <table:table-cell table:formula="of:=IF([.M1]=&quot;acc64&quot;;&quot;uint64&quot;;[.M1])" office:value-type="string" office:string-value="uint16" calcext:value-type="string">
            <text:p>uint16</text:p>
          </table:table-cell>
          <table:table-cell/>
          <table:table-cell table:formula="of:=[.N1]&amp;&quot;_t &quot;&amp;[.F1]&amp;&quot;;&quot;" office:value-type="string" office:string-value="uint16_t ID;" calcext:value-type="string">
            <text:p>uint16_t ID;</text:p>
          </table:table-cell>
        </table:table-row>
        <table:table-row table:style-name="ro3">
          <table:table-cell table:formula="of:=[.B1]+1" office:value-type="float" office:value="2" calcext:value-type="float">
            <text:p>2</text:p>
          </table:table-cell>
          <table:table-cell table:formula="of:=[.A2]+[.C2]-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int16</text:p>
          </table:table-cell>
          <table:table-cell/>
          <table:table-cell table:formula="of:=IF([.G2]=&quot;sunssf&quot;;&quot;int16&quot;;[.G2])" office:value-type="string" office:string-value="uint16" calcext:value-type="string">
            <text:p>uint16</text:p>
          </table:table-cell>
          <table:table-cell table:formula="of:=IF([.I2]=&quot;enum16&quot;;&quot;uint16&quot;;[.I2])" office:value-type="string" office:string-value="uint16" calcext:value-type="string">
            <text:p>uint16</text:p>
          </table:table-cell>
          <table:table-cell table:formula="of:=IF([.J2]=&quot;bitfield32&quot;;&quot;uint32&quot;;[.J2])" office:value-type="string" office:string-value="uint16" calcext:value-type="string">
            <text:p>uint16</text:p>
          </table:table-cell>
          <table:table-cell table:formula="of:=IF([.K2]=&quot;String16&quot;;&quot;char[16]&quot;;[.K2])" office:value-type="string" office:string-value="uint16" calcext:value-type="string">
            <text:p>uint16</text:p>
          </table:table-cell>
          <table:table-cell table:formula="of:=IF([.L2]=&quot;acc32&quot;;&quot;uint32&quot;;[.L2])" office:value-type="string" office:string-value="uint16" calcext:value-type="string">
            <text:p>uint16</text:p>
          </table:table-cell>
          <table:table-cell table:formula="of:=IF([.M2]=&quot;acc64&quot;;&quot;uint64&quot;;[.M2])" office:value-type="string" office:string-value="uint16" calcext:value-type="string">
            <text:p>uint16</text:p>
          </table:table-cell>
          <table:table-cell/>
          <table:table-cell table:formula="of:=[.N2]&amp;&quot;_t &quot;&amp;[.F2]&amp;&quot;;&quot;" office:value-type="string" office:string-value="uint16_t L;" calcext:value-type="string">
            <text:p>uint16_t L;</text:p>
          </table:table-cell>
        </table:table-row>
        <table:table-row table:style-name="ro3">
          <table:table-cell table:formula="of:=[.B2]+1" office:value-type="float" office:value="3" calcext:value-type="float">
            <text:p>3</text:p>
          </table:table-cell>
          <table:table-cell table:formula="of:=[.A3]+[.C3]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ERTyp</text:p>
          </table:table-cell>
          <table:table-cell office:value-type="string" calcext:value-type="string">
            <text:p>enum16</text:p>
          </table:table-cell>
          <table:table-cell/>
          <table:table-cell table:formula="of:=IF([.G3]=&quot;sunssf&quot;;&quot;int16&quot;;[.G3])" office:value-type="string" office:string-value="enum16" calcext:value-type="string">
            <text:p>enum16</text:p>
          </table:table-cell>
          <table:table-cell table:formula="of:=IF([.I3]=&quot;enum16&quot;;&quot;uint16&quot;;[.I3])" office:value-type="string" office:string-value="uint16" calcext:value-type="string">
            <text:p>uint16</text:p>
          </table:table-cell>
          <table:table-cell table:formula="of:=IF([.J3]=&quot;bitfield32&quot;;&quot;uint32&quot;;[.J3])" office:value-type="string" office:string-value="uint16" calcext:value-type="string">
            <text:p>uint16</text:p>
          </table:table-cell>
          <table:table-cell table:formula="of:=IF([.K3]=&quot;String16&quot;;&quot;char[16]&quot;;[.K3])" office:value-type="string" office:string-value="uint16" calcext:value-type="string">
            <text:p>uint16</text:p>
          </table:table-cell>
          <table:table-cell table:formula="of:=IF([.L3]=&quot;acc32&quot;;&quot;uint32&quot;;[.L3])" office:value-type="string" office:string-value="uint16" calcext:value-type="string">
            <text:p>uint16</text:p>
          </table:table-cell>
          <table:table-cell table:formula="of:=IF([.M3]=&quot;acc64&quot;;&quot;uint64&quot;;[.M3])" office:value-type="string" office:string-value="uint16" calcext:value-type="string">
            <text:p>uint16</text:p>
          </table:table-cell>
          <table:table-cell/>
          <table:table-cell table:formula="of:=[.N3]&amp;&quot;_t &quot;&amp;[.F3]&amp;&quot;;&quot;" office:value-type="string" office:string-value="uint16_t DERTyp;" calcext:value-type="string">
            <text:p>uint16_t DERTyp;</text:p>
          </table:table-cell>
        </table:table-row>
        <table:table-row table:style-name="ro3">
          <table:table-cell table:formula="of:=[.B3]+1" office:value-type="float" office:value="4" calcext:value-type="float">
            <text:p>4</text:p>
          </table:table-cell>
          <table:table-cell table:formula="of:=[.A4]+[.C4]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Rtg</text:p>
          </table:table-cell>
          <table:table-cell office:value-type="string" calcext:value-type="string">
            <text:p>uint16</text:p>
          </table:table-cell>
          <table:table-cell/>
          <table:table-cell table:formula="of:=IF([.G4]=&quot;sunssf&quot;;&quot;int16&quot;;[.G4])" office:value-type="string" office:string-value="uint16" calcext:value-type="string">
            <text:p>uint16</text:p>
          </table:table-cell>
          <table:table-cell table:formula="of:=IF([.I4]=&quot;enum16&quot;;&quot;uint16&quot;;[.I4])" office:value-type="string" office:string-value="uint16" calcext:value-type="string">
            <text:p>uint16</text:p>
          </table:table-cell>
          <table:table-cell table:formula="of:=IF([.J4]=&quot;bitfield32&quot;;&quot;uint32&quot;;[.J4])" office:value-type="string" office:string-value="uint16" calcext:value-type="string">
            <text:p>uint16</text:p>
          </table:table-cell>
          <table:table-cell table:formula="of:=IF([.K4]=&quot;String16&quot;;&quot;char[16]&quot;;[.K4])" office:value-type="string" office:string-value="uint16" calcext:value-type="string">
            <text:p>uint16</text:p>
          </table:table-cell>
          <table:table-cell table:formula="of:=IF([.L4]=&quot;acc32&quot;;&quot;uint32&quot;;[.L4])" office:value-type="string" office:string-value="uint16" calcext:value-type="string">
            <text:p>uint16</text:p>
          </table:table-cell>
          <table:table-cell table:formula="of:=IF([.M4]=&quot;acc64&quot;;&quot;uint64&quot;;[.M4])" office:value-type="string" office:string-value="uint16" calcext:value-type="string">
            <text:p>uint16</text:p>
          </table:table-cell>
          <table:table-cell/>
          <table:table-cell table:formula="of:=[.N4]&amp;&quot;_t &quot;&amp;[.F4]&amp;&quot;;&quot;" office:value-type="string" office:string-value="uint16_t WRtg;" calcext:value-type="string">
            <text:p>uint16_t WRtg;</text:p>
          </table:table-cell>
        </table:table-row>
        <table:table-row table:style-name="ro3">
          <table:table-cell table:formula="of:=[.B4]+1" office:value-type="float" office:value="5" calcext:value-type="float">
            <text:p>5</text:p>
          </table:table-cell>
          <table:table-cell table:formula="of:=[.A5]+[.C5]-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Rtg_SF</text:p>
          </table:table-cell>
          <table:table-cell office:value-type="string" calcext:value-type="string">
            <text:p>sunssf</text:p>
          </table:table-cell>
          <table:table-cell/>
          <table:table-cell table:formula="of:=IF([.G5]=&quot;sunssf&quot;;&quot;int16&quot;;[.G5])" office:value-type="string" office:string-value="int16" calcext:value-type="string">
            <text:p>int16</text:p>
          </table:table-cell>
          <table:table-cell table:formula="of:=IF([.I5]=&quot;enum16&quot;;&quot;uint16&quot;;[.I5])" office:value-type="string" office:string-value="int16" calcext:value-type="string">
            <text:p>int16</text:p>
          </table:table-cell>
          <table:table-cell table:formula="of:=IF([.J5]=&quot;bitfield32&quot;;&quot;uint32&quot;;[.J5])" office:value-type="string" office:string-value="int16" calcext:value-type="string">
            <text:p>int16</text:p>
          </table:table-cell>
          <table:table-cell table:formula="of:=IF([.K5]=&quot;String16&quot;;&quot;char[16]&quot;;[.K5])" office:value-type="string" office:string-value="int16" calcext:value-type="string">
            <text:p>int16</text:p>
          </table:table-cell>
          <table:table-cell table:formula="of:=IF([.L5]=&quot;acc32&quot;;&quot;uint32&quot;;[.L5])" office:value-type="string" office:string-value="int16" calcext:value-type="string">
            <text:p>int16</text:p>
          </table:table-cell>
          <table:table-cell table:formula="of:=IF([.M5]=&quot;acc64&quot;;&quot;uint64&quot;;[.M5])" office:value-type="string" office:string-value="int16" calcext:value-type="string">
            <text:p>int16</text:p>
          </table:table-cell>
          <table:table-cell/>
          <table:table-cell table:formula="of:=[.N5]&amp;&quot;_t &quot;&amp;[.F5]&amp;&quot;;&quot;" office:value-type="string" office:string-value="int16_t WRtg_SF;" calcext:value-type="string">
            <text:p>int16_t WRtg_SF;</text:p>
          </table:table-cell>
        </table:table-row>
        <table:table-row table:style-name="ro3">
          <table:table-cell table:formula="of:=[.B5]+1" office:value-type="float" office:value="6" calcext:value-type="float">
            <text:p>6</text:p>
          </table:table-cell>
          <table:table-cell table:formula="of:=[.A6]+[.C6]-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tg</text:p>
          </table:table-cell>
          <table:table-cell office:value-type="string" calcext:value-type="string">
            <text:p>uint16</text:p>
          </table:table-cell>
          <table:table-cell/>
          <table:table-cell table:formula="of:=IF([.G6]=&quot;sunssf&quot;;&quot;int16&quot;;[.G6])" office:value-type="string" office:string-value="uint16" calcext:value-type="string">
            <text:p>uint16</text:p>
          </table:table-cell>
          <table:table-cell table:formula="of:=IF([.I6]=&quot;enum16&quot;;&quot;uint16&quot;;[.I6])" office:value-type="string" office:string-value="uint16" calcext:value-type="string">
            <text:p>uint16</text:p>
          </table:table-cell>
          <table:table-cell table:formula="of:=IF([.J6]=&quot;bitfield32&quot;;&quot;uint32&quot;;[.J6])" office:value-type="string" office:string-value="uint16" calcext:value-type="string">
            <text:p>uint16</text:p>
          </table:table-cell>
          <table:table-cell table:formula="of:=IF([.K6]=&quot;String16&quot;;&quot;char[16]&quot;;[.K6])" office:value-type="string" office:string-value="uint16" calcext:value-type="string">
            <text:p>uint16</text:p>
          </table:table-cell>
          <table:table-cell table:formula="of:=IF([.L6]=&quot;acc32&quot;;&quot;uint32&quot;;[.L6])" office:value-type="string" office:string-value="uint16" calcext:value-type="string">
            <text:p>uint16</text:p>
          </table:table-cell>
          <table:table-cell table:formula="of:=IF([.M6]=&quot;acc64&quot;;&quot;uint64&quot;;[.M6])" office:value-type="string" office:string-value="uint16" calcext:value-type="string">
            <text:p>uint16</text:p>
          </table:table-cell>
          <table:table-cell/>
          <table:table-cell table:formula="of:=[.N6]&amp;&quot;_t &quot;&amp;[.F6]&amp;&quot;;&quot;" office:value-type="string" office:string-value="uint16_t VARtg;" calcext:value-type="string">
            <text:p>uint16_t VARtg;</text:p>
          </table:table-cell>
        </table:table-row>
        <table:table-row table:style-name="ro3">
          <table:table-cell table:formula="of:=[.B6]+1" office:value-type="float" office:value="7" calcext:value-type="float">
            <text:p>7</text:p>
          </table:table-cell>
          <table:table-cell table:formula="of:=[.A7]+[.C7]-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tg_SF</text:p>
          </table:table-cell>
          <table:table-cell office:value-type="string" calcext:value-type="string">
            <text:p>sunssf</text:p>
          </table:table-cell>
          <table:table-cell/>
          <table:table-cell table:formula="of:=IF([.G7]=&quot;sunssf&quot;;&quot;int16&quot;;[.G7])" office:value-type="string" office:string-value="int16" calcext:value-type="string">
            <text:p>int16</text:p>
          </table:table-cell>
          <table:table-cell table:formula="of:=IF([.I7]=&quot;enum16&quot;;&quot;uint16&quot;;[.I7])" office:value-type="string" office:string-value="int16" calcext:value-type="string">
            <text:p>int16</text:p>
          </table:table-cell>
          <table:table-cell table:formula="of:=IF([.J7]=&quot;bitfield32&quot;;&quot;uint32&quot;;[.J7])" office:value-type="string" office:string-value="int16" calcext:value-type="string">
            <text:p>int16</text:p>
          </table:table-cell>
          <table:table-cell table:formula="of:=IF([.K7]=&quot;String16&quot;;&quot;char[16]&quot;;[.K7])" office:value-type="string" office:string-value="int16" calcext:value-type="string">
            <text:p>int16</text:p>
          </table:table-cell>
          <table:table-cell table:formula="of:=IF([.L7]=&quot;acc32&quot;;&quot;uint32&quot;;[.L7])" office:value-type="string" office:string-value="int16" calcext:value-type="string">
            <text:p>int16</text:p>
          </table:table-cell>
          <table:table-cell table:formula="of:=IF([.M7]=&quot;acc64&quot;;&quot;uint64&quot;;[.M7])" office:value-type="string" office:string-value="int16" calcext:value-type="string">
            <text:p>int16</text:p>
          </table:table-cell>
          <table:table-cell/>
          <table:table-cell table:formula="of:=[.N7]&amp;&quot;_t &quot;&amp;[.F7]&amp;&quot;;&quot;" office:value-type="string" office:string-value="int16_t VARtg_SF;" calcext:value-type="string">
            <text:p>int16_t VARtg_SF;</text:p>
          </table:table-cell>
        </table:table-row>
        <table:table-row table:style-name="ro3">
          <table:table-cell table:formula="of:=[.B7]+1" office:value-type="float" office:value="8" calcext:value-type="float">
            <text:p>8</text:p>
          </table:table-cell>
          <table:table-cell table:formula="of:=[.A8]+[.C8]-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RtgQ1</text:p>
          </table:table-cell>
          <table:table-cell office:value-type="string" calcext:value-type="string">
            <text:p>int16</text:p>
          </table:table-cell>
          <table:table-cell/>
          <table:table-cell table:formula="of:=IF([.G8]=&quot;sunssf&quot;;&quot;int16&quot;;[.G8])" office:value-type="string" office:string-value="int16" calcext:value-type="string">
            <text:p>int16</text:p>
          </table:table-cell>
          <table:table-cell table:formula="of:=IF([.I8]=&quot;enum16&quot;;&quot;uint16&quot;;[.I8])" office:value-type="string" office:string-value="int16" calcext:value-type="string">
            <text:p>int16</text:p>
          </table:table-cell>
          <table:table-cell table:formula="of:=IF([.J8]=&quot;bitfield32&quot;;&quot;uint32&quot;;[.J8])" office:value-type="string" office:string-value="int16" calcext:value-type="string">
            <text:p>int16</text:p>
          </table:table-cell>
          <table:table-cell table:formula="of:=IF([.K8]=&quot;String16&quot;;&quot;char[16]&quot;;[.K8])" office:value-type="string" office:string-value="int16" calcext:value-type="string">
            <text:p>int16</text:p>
          </table:table-cell>
          <table:table-cell table:formula="of:=IF([.L8]=&quot;acc32&quot;;&quot;uint32&quot;;[.L8])" office:value-type="string" office:string-value="int16" calcext:value-type="string">
            <text:p>int16</text:p>
          </table:table-cell>
          <table:table-cell table:formula="of:=IF([.M8]=&quot;acc64&quot;;&quot;uint64&quot;;[.M8])" office:value-type="string" office:string-value="int16" calcext:value-type="string">
            <text:p>int16</text:p>
          </table:table-cell>
          <table:table-cell/>
          <table:table-cell table:formula="of:=[.N8]&amp;&quot;_t &quot;&amp;[.F8]&amp;&quot;;&quot;" office:value-type="string" office:string-value="int16_t VArRtgQ1;" calcext:value-type="string">
            <text:p>int16_t VArRtgQ1;</text:p>
          </table:table-cell>
        </table:table-row>
        <table:table-row table:style-name="ro3">
          <table:table-cell table:formula="of:=[.B8]+1" office:value-type="float" office:value="9" calcext:value-type="float">
            <text:p>9</text:p>
          </table:table-cell>
          <table:table-cell table:formula="of:=[.A9]+[.C9]-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RtgQ2</text:p>
          </table:table-cell>
          <table:table-cell office:value-type="string" calcext:value-type="string">
            <text:p>int16</text:p>
          </table:table-cell>
          <table:table-cell/>
          <table:table-cell table:formula="of:=IF([.G9]=&quot;sunssf&quot;;&quot;int16&quot;;[.G9])" office:value-type="string" office:string-value="int16" calcext:value-type="string">
            <text:p>int16</text:p>
          </table:table-cell>
          <table:table-cell table:formula="of:=IF([.I9]=&quot;enum16&quot;;&quot;uint16&quot;;[.I9])" office:value-type="string" office:string-value="int16" calcext:value-type="string">
            <text:p>int16</text:p>
          </table:table-cell>
          <table:table-cell table:formula="of:=IF([.J9]=&quot;bitfield32&quot;;&quot;uint32&quot;;[.J9])" office:value-type="string" office:string-value="int16" calcext:value-type="string">
            <text:p>int16</text:p>
          </table:table-cell>
          <table:table-cell table:formula="of:=IF([.K9]=&quot;String16&quot;;&quot;char[16]&quot;;[.K9])" office:value-type="string" office:string-value="int16" calcext:value-type="string">
            <text:p>int16</text:p>
          </table:table-cell>
          <table:table-cell table:formula="of:=IF([.L9]=&quot;acc32&quot;;&quot;uint32&quot;;[.L9])" office:value-type="string" office:string-value="int16" calcext:value-type="string">
            <text:p>int16</text:p>
          </table:table-cell>
          <table:table-cell table:formula="of:=IF([.M9]=&quot;acc64&quot;;&quot;uint64&quot;;[.M9])" office:value-type="string" office:string-value="int16" calcext:value-type="string">
            <text:p>int16</text:p>
          </table:table-cell>
          <table:table-cell/>
          <table:table-cell table:formula="of:=[.N9]&amp;&quot;_t &quot;&amp;[.F9]&amp;&quot;;&quot;" office:value-type="string" office:string-value="int16_t VArRtgQ2;" calcext:value-type="string">
            <text:p>int16_t VArRtgQ2;</text:p>
          </table:table-cell>
        </table:table-row>
        <table:table-row table:style-name="ro3">
          <table:table-cell table:formula="of:=[.B9]+1" office:value-type="float" office:value="10" calcext:value-type="float">
            <text:p>10</text:p>
          </table:table-cell>
          <table:table-cell table:formula="of:=[.A10]+[.C10]-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RtgQ3</text:p>
          </table:table-cell>
          <table:table-cell office:value-type="string" calcext:value-type="string">
            <text:p>int16</text:p>
          </table:table-cell>
          <table:table-cell/>
          <table:table-cell table:formula="of:=IF([.G10]=&quot;sunssf&quot;;&quot;int16&quot;;[.G10])" office:value-type="string" office:string-value="int16" calcext:value-type="string">
            <text:p>int16</text:p>
          </table:table-cell>
          <table:table-cell table:formula="of:=IF([.I10]=&quot;enum16&quot;;&quot;uint16&quot;;[.I10])" office:value-type="string" office:string-value="int16" calcext:value-type="string">
            <text:p>int16</text:p>
          </table:table-cell>
          <table:table-cell table:formula="of:=IF([.J10]=&quot;bitfield32&quot;;&quot;uint32&quot;;[.J10])" office:value-type="string" office:string-value="int16" calcext:value-type="string">
            <text:p>int16</text:p>
          </table:table-cell>
          <table:table-cell table:formula="of:=IF([.K10]=&quot;String16&quot;;&quot;char[16]&quot;;[.K10])" office:value-type="string" office:string-value="int16" calcext:value-type="string">
            <text:p>int16</text:p>
          </table:table-cell>
          <table:table-cell table:formula="of:=IF([.L10]=&quot;acc32&quot;;&quot;uint32&quot;;[.L10])" office:value-type="string" office:string-value="int16" calcext:value-type="string">
            <text:p>int16</text:p>
          </table:table-cell>
          <table:table-cell table:formula="of:=IF([.M10]=&quot;acc64&quot;;&quot;uint64&quot;;[.M10])" office:value-type="string" office:string-value="int16" calcext:value-type="string">
            <text:p>int16</text:p>
          </table:table-cell>
          <table:table-cell/>
          <table:table-cell table:formula="of:=[.N10]&amp;&quot;_t &quot;&amp;[.F10]&amp;&quot;;&quot;" office:value-type="string" office:string-value="int16_t VArRtgQ3;" calcext:value-type="string">
            <text:p>int16_t VArRtgQ3;</text:p>
          </table:table-cell>
        </table:table-row>
        <table:table-row table:style-name="ro3">
          <table:table-cell table:formula="of:=[.B10]+1" office:value-type="float" office:value="11" calcext:value-type="float">
            <text:p>11</text:p>
          </table:table-cell>
          <table:table-cell table:formula="of:=[.A11]+[.C11]-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RtgQ4</text:p>
          </table:table-cell>
          <table:table-cell office:value-type="string" calcext:value-type="string">
            <text:p>int16</text:p>
          </table:table-cell>
          <table:table-cell/>
          <table:table-cell table:formula="of:=IF([.G11]=&quot;sunssf&quot;;&quot;int16&quot;;[.G11])" office:value-type="string" office:string-value="int16" calcext:value-type="string">
            <text:p>int16</text:p>
          </table:table-cell>
          <table:table-cell table:formula="of:=IF([.I11]=&quot;enum16&quot;;&quot;uint16&quot;;[.I11])" office:value-type="string" office:string-value="int16" calcext:value-type="string">
            <text:p>int16</text:p>
          </table:table-cell>
          <table:table-cell table:formula="of:=IF([.J11]=&quot;bitfield32&quot;;&quot;uint32&quot;;[.J11])" office:value-type="string" office:string-value="int16" calcext:value-type="string">
            <text:p>int16</text:p>
          </table:table-cell>
          <table:table-cell table:formula="of:=IF([.K11]=&quot;String16&quot;;&quot;char[16]&quot;;[.K11])" office:value-type="string" office:string-value="int16" calcext:value-type="string">
            <text:p>int16</text:p>
          </table:table-cell>
          <table:table-cell table:formula="of:=IF([.L11]=&quot;acc32&quot;;&quot;uint32&quot;;[.L11])" office:value-type="string" office:string-value="int16" calcext:value-type="string">
            <text:p>int16</text:p>
          </table:table-cell>
          <table:table-cell table:formula="of:=IF([.M11]=&quot;acc64&quot;;&quot;uint64&quot;;[.M11])" office:value-type="string" office:string-value="int16" calcext:value-type="string">
            <text:p>int16</text:p>
          </table:table-cell>
          <table:table-cell/>
          <table:table-cell table:formula="of:=[.N11]&amp;&quot;_t &quot;&amp;[.F11]&amp;&quot;;&quot;" office:value-type="string" office:string-value="int16_t VArRtgQ4;" calcext:value-type="string">
            <text:p>int16_t VArRtgQ4;</text:p>
          </table:table-cell>
        </table:table-row>
        <table:table-row table:style-name="ro3">
          <table:table-cell table:formula="of:=[.B11]+1" office:value-type="float" office:value="12" calcext:value-type="float">
            <text:p>12</text:p>
          </table:table-cell>
          <table:table-cell table:formula="of:=[.A12]+[.C12]-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Rtg_SF</text:p>
          </table:table-cell>
          <table:table-cell office:value-type="string" calcext:value-type="string">
            <text:p>sunssf</text:p>
          </table:table-cell>
          <table:table-cell/>
          <table:table-cell table:formula="of:=IF([.G12]=&quot;sunssf&quot;;&quot;int16&quot;;[.G12])" office:value-type="string" office:string-value="int16" calcext:value-type="string">
            <text:p>int16</text:p>
          </table:table-cell>
          <table:table-cell table:formula="of:=IF([.I12]=&quot;enum16&quot;;&quot;uint16&quot;;[.I12])" office:value-type="string" office:string-value="int16" calcext:value-type="string">
            <text:p>int16</text:p>
          </table:table-cell>
          <table:table-cell table:formula="of:=IF([.J12]=&quot;bitfield32&quot;;&quot;uint32&quot;;[.J12])" office:value-type="string" office:string-value="int16" calcext:value-type="string">
            <text:p>int16</text:p>
          </table:table-cell>
          <table:table-cell table:formula="of:=IF([.K12]=&quot;String16&quot;;&quot;char[16]&quot;;[.K12])" office:value-type="string" office:string-value="int16" calcext:value-type="string">
            <text:p>int16</text:p>
          </table:table-cell>
          <table:table-cell table:formula="of:=IF([.L12]=&quot;acc32&quot;;&quot;uint32&quot;;[.L12])" office:value-type="string" office:string-value="int16" calcext:value-type="string">
            <text:p>int16</text:p>
          </table:table-cell>
          <table:table-cell table:formula="of:=IF([.M12]=&quot;acc64&quot;;&quot;uint64&quot;;[.M12])" office:value-type="string" office:string-value="int16" calcext:value-type="string">
            <text:p>int16</text:p>
          </table:table-cell>
          <table:table-cell/>
          <table:table-cell table:formula="of:=[.N12]&amp;&quot;_t &quot;&amp;[.F12]&amp;&quot;;&quot;" office:value-type="string" office:string-value="int16_t VArRtg_SF;" calcext:value-type="string">
            <text:p>int16_t VArRtg_SF;</text:p>
          </table:table-cell>
        </table:table-row>
        <table:table-row table:style-name="ro3">
          <table:table-cell table:formula="of:=[.B12]+1" office:value-type="float" office:value="13" calcext:value-type="float">
            <text:p>13</text:p>
          </table:table-cell>
          <table:table-cell table:formula="of:=[.A13]+[.C13]-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Rtg</text:p>
          </table:table-cell>
          <table:table-cell office:value-type="string" calcext:value-type="string">
            <text:p>uint16</text:p>
          </table:table-cell>
          <table:table-cell/>
          <table:table-cell table:formula="of:=IF([.G13]=&quot;sunssf&quot;;&quot;int16&quot;;[.G13])" office:value-type="string" office:string-value="uint16" calcext:value-type="string">
            <text:p>uint16</text:p>
          </table:table-cell>
          <table:table-cell table:formula="of:=IF([.I13]=&quot;enum16&quot;;&quot;uint16&quot;;[.I13])" office:value-type="string" office:string-value="uint16" calcext:value-type="string">
            <text:p>uint16</text:p>
          </table:table-cell>
          <table:table-cell table:formula="of:=IF([.J13]=&quot;bitfield32&quot;;&quot;uint32&quot;;[.J13])" office:value-type="string" office:string-value="uint16" calcext:value-type="string">
            <text:p>uint16</text:p>
          </table:table-cell>
          <table:table-cell table:formula="of:=IF([.K13]=&quot;String16&quot;;&quot;char[16]&quot;;[.K13])" office:value-type="string" office:string-value="uint16" calcext:value-type="string">
            <text:p>uint16</text:p>
          </table:table-cell>
          <table:table-cell table:formula="of:=IF([.L13]=&quot;acc32&quot;;&quot;uint32&quot;;[.L13])" office:value-type="string" office:string-value="uint16" calcext:value-type="string">
            <text:p>uint16</text:p>
          </table:table-cell>
          <table:table-cell table:formula="of:=IF([.M13]=&quot;acc64&quot;;&quot;uint64&quot;;[.M13])" office:value-type="string" office:string-value="uint16" calcext:value-type="string">
            <text:p>uint16</text:p>
          </table:table-cell>
          <table:table-cell/>
          <table:table-cell table:formula="of:=[.N13]&amp;&quot;_t &quot;&amp;[.F13]&amp;&quot;;&quot;" office:value-type="string" office:string-value="uint16_t ARtg;" calcext:value-type="string">
            <text:p>uint16_t ARtg;</text:p>
          </table:table-cell>
        </table:table-row>
        <table:table-row table:style-name="ro3">
          <table:table-cell table:formula="of:=[.B13]+1" office:value-type="float" office:value="14" calcext:value-type="float">
            <text:p>14</text:p>
          </table:table-cell>
          <table:table-cell table:formula="of:=[.A14]+[.C14]-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Rtg_SF</text:p>
          </table:table-cell>
          <table:table-cell office:value-type="string" calcext:value-type="string">
            <text:p>sunssf</text:p>
          </table:table-cell>
          <table:table-cell/>
          <table:table-cell table:formula="of:=IF([.G14]=&quot;sunssf&quot;;&quot;int16&quot;;[.G14])" office:value-type="string" office:string-value="int16" calcext:value-type="string">
            <text:p>int16</text:p>
          </table:table-cell>
          <table:table-cell table:formula="of:=IF([.I14]=&quot;enum16&quot;;&quot;uint16&quot;;[.I14])" office:value-type="string" office:string-value="int16" calcext:value-type="string">
            <text:p>int16</text:p>
          </table:table-cell>
          <table:table-cell table:formula="of:=IF([.J14]=&quot;bitfield32&quot;;&quot;uint32&quot;;[.J14])" office:value-type="string" office:string-value="int16" calcext:value-type="string">
            <text:p>int16</text:p>
          </table:table-cell>
          <table:table-cell table:formula="of:=IF([.K14]=&quot;String16&quot;;&quot;char[16]&quot;;[.K14])" office:value-type="string" office:string-value="int16" calcext:value-type="string">
            <text:p>int16</text:p>
          </table:table-cell>
          <table:table-cell table:formula="of:=IF([.L14]=&quot;acc32&quot;;&quot;uint32&quot;;[.L14])" office:value-type="string" office:string-value="int16" calcext:value-type="string">
            <text:p>int16</text:p>
          </table:table-cell>
          <table:table-cell table:formula="of:=IF([.M14]=&quot;acc64&quot;;&quot;uint64&quot;;[.M14])" office:value-type="string" office:string-value="int16" calcext:value-type="string">
            <text:p>int16</text:p>
          </table:table-cell>
          <table:table-cell/>
          <table:table-cell table:formula="of:=[.N14]&amp;&quot;_t &quot;&amp;[.F14]&amp;&quot;;&quot;" office:value-type="string" office:string-value="int16_t ARtg_SF;" calcext:value-type="string">
            <text:p>int16_t ARtg_SF;</text:p>
          </table:table-cell>
        </table:table-row>
        <table:table-row table:style-name="ro3">
          <table:table-cell table:formula="of:=[.B14]+1" office:value-type="float" office:value="15" calcext:value-type="float">
            <text:p>15</text:p>
          </table:table-cell>
          <table:table-cell table:formula="of:=[.A15]+[.C15]-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RtgQ1</text:p>
          </table:table-cell>
          <table:table-cell office:value-type="string" calcext:value-type="string">
            <text:p>int16</text:p>
          </table:table-cell>
          <table:table-cell/>
          <table:table-cell table:formula="of:=IF([.G15]=&quot;sunssf&quot;;&quot;int16&quot;;[.G15])" office:value-type="string" office:string-value="int16" calcext:value-type="string">
            <text:p>int16</text:p>
          </table:table-cell>
          <table:table-cell table:formula="of:=IF([.I15]=&quot;enum16&quot;;&quot;uint16&quot;;[.I15])" office:value-type="string" office:string-value="int16" calcext:value-type="string">
            <text:p>int16</text:p>
          </table:table-cell>
          <table:table-cell table:formula="of:=IF([.J15]=&quot;bitfield32&quot;;&quot;uint32&quot;;[.J15])" office:value-type="string" office:string-value="int16" calcext:value-type="string">
            <text:p>int16</text:p>
          </table:table-cell>
          <table:table-cell table:formula="of:=IF([.K15]=&quot;String16&quot;;&quot;char[16]&quot;;[.K15])" office:value-type="string" office:string-value="int16" calcext:value-type="string">
            <text:p>int16</text:p>
          </table:table-cell>
          <table:table-cell table:formula="of:=IF([.L15]=&quot;acc32&quot;;&quot;uint32&quot;;[.L15])" office:value-type="string" office:string-value="int16" calcext:value-type="string">
            <text:p>int16</text:p>
          </table:table-cell>
          <table:table-cell table:formula="of:=IF([.M15]=&quot;acc64&quot;;&quot;uint64&quot;;[.M15])" office:value-type="string" office:string-value="int16" calcext:value-type="string">
            <text:p>int16</text:p>
          </table:table-cell>
          <table:table-cell/>
          <table:table-cell table:formula="of:=[.N15]&amp;&quot;_t &quot;&amp;[.F15]&amp;&quot;;&quot;" office:value-type="string" office:string-value="int16_t PFRtgQ1;" calcext:value-type="string">
            <text:p>int16_t PFRtgQ1;</text:p>
          </table:table-cell>
        </table:table-row>
        <table:table-row table:style-name="ro3">
          <table:table-cell table:formula="of:=[.B15]+1" office:value-type="float" office:value="16" calcext:value-type="float">
            <text:p>16</text:p>
          </table:table-cell>
          <table:table-cell table:formula="of:=[.A16]+[.C16]-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RtgQ2</text:p>
          </table:table-cell>
          <table:table-cell office:value-type="string" calcext:value-type="string">
            <text:p>int16</text:p>
          </table:table-cell>
          <table:table-cell/>
          <table:table-cell table:formula="of:=IF([.G16]=&quot;sunssf&quot;;&quot;int16&quot;;[.G16])" office:value-type="string" office:string-value="int16" calcext:value-type="string">
            <text:p>int16</text:p>
          </table:table-cell>
          <table:table-cell table:formula="of:=IF([.I16]=&quot;enum16&quot;;&quot;uint16&quot;;[.I16])" office:value-type="string" office:string-value="int16" calcext:value-type="string">
            <text:p>int16</text:p>
          </table:table-cell>
          <table:table-cell table:formula="of:=IF([.J16]=&quot;bitfield32&quot;;&quot;uint32&quot;;[.J16])" office:value-type="string" office:string-value="int16" calcext:value-type="string">
            <text:p>int16</text:p>
          </table:table-cell>
          <table:table-cell table:formula="of:=IF([.K16]=&quot;String16&quot;;&quot;char[16]&quot;;[.K16])" office:value-type="string" office:string-value="int16" calcext:value-type="string">
            <text:p>int16</text:p>
          </table:table-cell>
          <table:table-cell table:formula="of:=IF([.L16]=&quot;acc32&quot;;&quot;uint32&quot;;[.L16])" office:value-type="string" office:string-value="int16" calcext:value-type="string">
            <text:p>int16</text:p>
          </table:table-cell>
          <table:table-cell table:formula="of:=IF([.M16]=&quot;acc64&quot;;&quot;uint64&quot;;[.M16])" office:value-type="string" office:string-value="int16" calcext:value-type="string">
            <text:p>int16</text:p>
          </table:table-cell>
          <table:table-cell/>
          <table:table-cell table:formula="of:=[.N16]&amp;&quot;_t &quot;&amp;[.F16]&amp;&quot;;&quot;" office:value-type="string" office:string-value="int16_t PFRtgQ2;" calcext:value-type="string">
            <text:p>int16_t PFRtgQ2;</text:p>
          </table:table-cell>
        </table:table-row>
        <table:table-row table:style-name="ro3">
          <table:table-cell table:formula="of:=[.B16]+1" office:value-type="float" office:value="17" calcext:value-type="float">
            <text:p>17</text:p>
          </table:table-cell>
          <table:table-cell table:formula="of:=[.A17]+[.C17]-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RtgQ3</text:p>
          </table:table-cell>
          <table:table-cell office:value-type="string" calcext:value-type="string">
            <text:p>int16</text:p>
          </table:table-cell>
          <table:table-cell/>
          <table:table-cell table:formula="of:=IF([.G17]=&quot;sunssf&quot;;&quot;int16&quot;;[.G17])" office:value-type="string" office:string-value="int16" calcext:value-type="string">
            <text:p>int16</text:p>
          </table:table-cell>
          <table:table-cell table:formula="of:=IF([.I17]=&quot;enum16&quot;;&quot;uint16&quot;;[.I17])" office:value-type="string" office:string-value="int16" calcext:value-type="string">
            <text:p>int16</text:p>
          </table:table-cell>
          <table:table-cell table:formula="of:=IF([.J17]=&quot;bitfield32&quot;;&quot;uint32&quot;;[.J17])" office:value-type="string" office:string-value="int16" calcext:value-type="string">
            <text:p>int16</text:p>
          </table:table-cell>
          <table:table-cell table:formula="of:=IF([.K17]=&quot;String16&quot;;&quot;char[16]&quot;;[.K17])" office:value-type="string" office:string-value="int16" calcext:value-type="string">
            <text:p>int16</text:p>
          </table:table-cell>
          <table:table-cell table:formula="of:=IF([.L17]=&quot;acc32&quot;;&quot;uint32&quot;;[.L17])" office:value-type="string" office:string-value="int16" calcext:value-type="string">
            <text:p>int16</text:p>
          </table:table-cell>
          <table:table-cell table:formula="of:=IF([.M17]=&quot;acc64&quot;;&quot;uint64&quot;;[.M17])" office:value-type="string" office:string-value="int16" calcext:value-type="string">
            <text:p>int16</text:p>
          </table:table-cell>
          <table:table-cell/>
          <table:table-cell table:formula="of:=[.N17]&amp;&quot;_t &quot;&amp;[.F17]&amp;&quot;;&quot;" office:value-type="string" office:string-value="int16_t PFRtgQ3;" calcext:value-type="string">
            <text:p>int16_t PFRtgQ3;</text:p>
          </table:table-cell>
        </table:table-row>
        <table:table-row table:style-name="ro3">
          <table:table-cell table:formula="of:=[.B17]+1" office:value-type="float" office:value="18" calcext:value-type="float">
            <text:p>18</text:p>
          </table:table-cell>
          <table:table-cell table:formula="of:=[.A18]+[.C18]-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RtgQ4</text:p>
          </table:table-cell>
          <table:table-cell office:value-type="string" calcext:value-type="string">
            <text:p>int16</text:p>
          </table:table-cell>
          <table:table-cell/>
          <table:table-cell table:formula="of:=IF([.G18]=&quot;sunssf&quot;;&quot;int16&quot;;[.G18])" office:value-type="string" office:string-value="int16" calcext:value-type="string">
            <text:p>int16</text:p>
          </table:table-cell>
          <table:table-cell table:formula="of:=IF([.I18]=&quot;enum16&quot;;&quot;uint16&quot;;[.I18])" office:value-type="string" office:string-value="int16" calcext:value-type="string">
            <text:p>int16</text:p>
          </table:table-cell>
          <table:table-cell table:formula="of:=IF([.J18]=&quot;bitfield32&quot;;&quot;uint32&quot;;[.J18])" office:value-type="string" office:string-value="int16" calcext:value-type="string">
            <text:p>int16</text:p>
          </table:table-cell>
          <table:table-cell table:formula="of:=IF([.K18]=&quot;String16&quot;;&quot;char[16]&quot;;[.K18])" office:value-type="string" office:string-value="int16" calcext:value-type="string">
            <text:p>int16</text:p>
          </table:table-cell>
          <table:table-cell table:formula="of:=IF([.L18]=&quot;acc32&quot;;&quot;uint32&quot;;[.L18])" office:value-type="string" office:string-value="int16" calcext:value-type="string">
            <text:p>int16</text:p>
          </table:table-cell>
          <table:table-cell table:formula="of:=IF([.M18]=&quot;acc64&quot;;&quot;uint64&quot;;[.M18])" office:value-type="string" office:string-value="int16" calcext:value-type="string">
            <text:p>int16</text:p>
          </table:table-cell>
          <table:table-cell/>
          <table:table-cell table:formula="of:=[.N18]&amp;&quot;_t &quot;&amp;[.F18]&amp;&quot;;&quot;" office:value-type="string" office:string-value="int16_t PFRtgQ4;" calcext:value-type="string">
            <text:p>int16_t PFRtgQ4;</text:p>
          </table:table-cell>
        </table:table-row>
        <table:table-row table:style-name="ro3">
          <table:table-cell table:formula="of:=[.B18]+1" office:value-type="float" office:value="19" calcext:value-type="float">
            <text:p>19</text:p>
          </table:table-cell>
          <table:table-cell table:formula="of:=[.A19]+[.C19]-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Rtg_SF</text:p>
          </table:table-cell>
          <table:table-cell office:value-type="string" calcext:value-type="string">
            <text:p>sunssf</text:p>
          </table:table-cell>
          <table:table-cell/>
          <table:table-cell table:formula="of:=IF([.G19]=&quot;sunssf&quot;;&quot;int16&quot;;[.G19])" office:value-type="string" office:string-value="int16" calcext:value-type="string">
            <text:p>int16</text:p>
          </table:table-cell>
          <table:table-cell table:formula="of:=IF([.I19]=&quot;enum16&quot;;&quot;uint16&quot;;[.I19])" office:value-type="string" office:string-value="int16" calcext:value-type="string">
            <text:p>int16</text:p>
          </table:table-cell>
          <table:table-cell table:formula="of:=IF([.J19]=&quot;bitfield32&quot;;&quot;uint32&quot;;[.J19])" office:value-type="string" office:string-value="int16" calcext:value-type="string">
            <text:p>int16</text:p>
          </table:table-cell>
          <table:table-cell table:formula="of:=IF([.K19]=&quot;String16&quot;;&quot;char[16]&quot;;[.K19])" office:value-type="string" office:string-value="int16" calcext:value-type="string">
            <text:p>int16</text:p>
          </table:table-cell>
          <table:table-cell table:formula="of:=IF([.L19]=&quot;acc32&quot;;&quot;uint32&quot;;[.L19])" office:value-type="string" office:string-value="int16" calcext:value-type="string">
            <text:p>int16</text:p>
          </table:table-cell>
          <table:table-cell table:formula="of:=IF([.M19]=&quot;acc64&quot;;&quot;uint64&quot;;[.M19])" office:value-type="string" office:string-value="int16" calcext:value-type="string">
            <text:p>int16</text:p>
          </table:table-cell>
          <table:table-cell/>
          <table:table-cell table:formula="of:=[.N19]&amp;&quot;_t &quot;&amp;[.F19]&amp;&quot;;&quot;" office:value-type="string" office:string-value="int16_t PFRtg_SF;" calcext:value-type="string">
            <text:p>int16_t PFRtg_SF;</text:p>
          </table:table-cell>
        </table:table-row>
        <table:table-row table:style-name="ro3">
          <table:table-cell table:formula="of:=[.B19]+1" office:value-type="float" office:value="20" calcext:value-type="float">
            <text:p>20</text:p>
          </table:table-cell>
          <table:table-cell table:formula="of:=[.A20]+[.C20]-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HRtg</text:p>
          </table:table-cell>
          <table:table-cell office:value-type="string" calcext:value-type="string">
            <text:p>uint16</text:p>
          </table:table-cell>
          <table:table-cell/>
          <table:table-cell table:formula="of:=IF([.G20]=&quot;sunssf&quot;;&quot;int16&quot;;[.G20])" office:value-type="string" office:string-value="uint16" calcext:value-type="string">
            <text:p>uint16</text:p>
          </table:table-cell>
          <table:table-cell table:formula="of:=IF([.I20]=&quot;enum16&quot;;&quot;uint16&quot;;[.I20])" office:value-type="string" office:string-value="uint16" calcext:value-type="string">
            <text:p>uint16</text:p>
          </table:table-cell>
          <table:table-cell table:formula="of:=IF([.J20]=&quot;bitfield32&quot;;&quot;uint32&quot;;[.J20])" office:value-type="string" office:string-value="uint16" calcext:value-type="string">
            <text:p>uint16</text:p>
          </table:table-cell>
          <table:table-cell table:formula="of:=IF([.K20]=&quot;String16&quot;;&quot;char[16]&quot;;[.K20])" office:value-type="string" office:string-value="uint16" calcext:value-type="string">
            <text:p>uint16</text:p>
          </table:table-cell>
          <table:table-cell table:formula="of:=IF([.L20]=&quot;acc32&quot;;&quot;uint32&quot;;[.L20])" office:value-type="string" office:string-value="uint16" calcext:value-type="string">
            <text:p>uint16</text:p>
          </table:table-cell>
          <table:table-cell table:formula="of:=IF([.M20]=&quot;acc64&quot;;&quot;uint64&quot;;[.M20])" office:value-type="string" office:string-value="uint16" calcext:value-type="string">
            <text:p>uint16</text:p>
          </table:table-cell>
          <table:table-cell/>
          <table:table-cell table:formula="of:=[.N20]&amp;&quot;_t &quot;&amp;[.F20]&amp;&quot;;&quot;" office:value-type="string" office:string-value="uint16_t WHRtg;" calcext:value-type="string">
            <text:p>uint16_t WHRtg;</text:p>
          </table:table-cell>
        </table:table-row>
        <table:table-row table:style-name="ro3">
          <table:table-cell table:formula="of:=[.B20]+1" office:value-type="float" office:value="21" calcext:value-type="float">
            <text:p>21</text:p>
          </table:table-cell>
          <table:table-cell table:formula="of:=[.A21]+[.C21]-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HRtg_SF</text:p>
          </table:table-cell>
          <table:table-cell office:value-type="string" calcext:value-type="string">
            <text:p>sunssf</text:p>
          </table:table-cell>
          <table:table-cell/>
          <table:table-cell table:formula="of:=IF([.G21]=&quot;sunssf&quot;;&quot;int16&quot;;[.G21])" office:value-type="string" office:string-value="int16" calcext:value-type="string">
            <text:p>int16</text:p>
          </table:table-cell>
          <table:table-cell table:formula="of:=IF([.I21]=&quot;enum16&quot;;&quot;uint16&quot;;[.I21])" office:value-type="string" office:string-value="int16" calcext:value-type="string">
            <text:p>int16</text:p>
          </table:table-cell>
          <table:table-cell table:formula="of:=IF([.J21]=&quot;bitfield32&quot;;&quot;uint32&quot;;[.J21])" office:value-type="string" office:string-value="int16" calcext:value-type="string">
            <text:p>int16</text:p>
          </table:table-cell>
          <table:table-cell table:formula="of:=IF([.K21]=&quot;String16&quot;;&quot;char[16]&quot;;[.K21])" office:value-type="string" office:string-value="int16" calcext:value-type="string">
            <text:p>int16</text:p>
          </table:table-cell>
          <table:table-cell table:formula="of:=IF([.L21]=&quot;acc32&quot;;&quot;uint32&quot;;[.L21])" office:value-type="string" office:string-value="int16" calcext:value-type="string">
            <text:p>int16</text:p>
          </table:table-cell>
          <table:table-cell table:formula="of:=IF([.M21]=&quot;acc64&quot;;&quot;uint64&quot;;[.M21])" office:value-type="string" office:string-value="int16" calcext:value-type="string">
            <text:p>int16</text:p>
          </table:table-cell>
          <table:table-cell/>
          <table:table-cell table:formula="of:=[.N21]&amp;&quot;_t &quot;&amp;[.F21]&amp;&quot;;&quot;" office:value-type="string" office:string-value="int16_t WHRtg_SF;" calcext:value-type="string">
            <text:p>int16_t WHRtg_SF;</text:p>
          </table:table-cell>
        </table:table-row>
        <table:table-row table:style-name="ro3">
          <table:table-cell table:formula="of:=[.B21]+1" office:value-type="float" office:value="22" calcext:value-type="float">
            <text:p>22</text:p>
          </table:table-cell>
          <table:table-cell table:formula="of:=[.A22]+[.C22]-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hrRtg</text:p>
          </table:table-cell>
          <table:table-cell office:value-type="string" calcext:value-type="string">
            <text:p>uint16</text:p>
          </table:table-cell>
          <table:table-cell/>
          <table:table-cell table:formula="of:=IF([.G22]=&quot;sunssf&quot;;&quot;int16&quot;;[.G22])" office:value-type="string" office:string-value="uint16" calcext:value-type="string">
            <text:p>uint16</text:p>
          </table:table-cell>
          <table:table-cell table:formula="of:=IF([.I22]=&quot;enum16&quot;;&quot;uint16&quot;;[.I22])" office:value-type="string" office:string-value="uint16" calcext:value-type="string">
            <text:p>uint16</text:p>
          </table:table-cell>
          <table:table-cell table:formula="of:=IF([.J22]=&quot;bitfield32&quot;;&quot;uint32&quot;;[.J22])" office:value-type="string" office:string-value="uint16" calcext:value-type="string">
            <text:p>uint16</text:p>
          </table:table-cell>
          <table:table-cell table:formula="of:=IF([.K22]=&quot;String16&quot;;&quot;char[16]&quot;;[.K22])" office:value-type="string" office:string-value="uint16" calcext:value-type="string">
            <text:p>uint16</text:p>
          </table:table-cell>
          <table:table-cell table:formula="of:=IF([.L22]=&quot;acc32&quot;;&quot;uint32&quot;;[.L22])" office:value-type="string" office:string-value="uint16" calcext:value-type="string">
            <text:p>uint16</text:p>
          </table:table-cell>
          <table:table-cell table:formula="of:=IF([.M22]=&quot;acc64&quot;;&quot;uint64&quot;;[.M22])" office:value-type="string" office:string-value="uint16" calcext:value-type="string">
            <text:p>uint16</text:p>
          </table:table-cell>
          <table:table-cell/>
          <table:table-cell table:formula="of:=[.N22]&amp;&quot;_t &quot;&amp;[.F22]&amp;&quot;;&quot;" office:value-type="string" office:string-value="uint16_t AhrRtg;" calcext:value-type="string">
            <text:p>uint16_t AhrRtg;</text:p>
          </table:table-cell>
        </table:table-row>
        <table:table-row table:style-name="ro3">
          <table:table-cell table:formula="of:=[.B22]+1" office:value-type="float" office:value="23" calcext:value-type="float">
            <text:p>23</text:p>
          </table:table-cell>
          <table:table-cell table:formula="of:=[.A23]+[.C23]-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hrRtg_SF</text:p>
          </table:table-cell>
          <table:table-cell office:value-type="string" calcext:value-type="string">
            <text:p>sunssf</text:p>
          </table:table-cell>
          <table:table-cell/>
          <table:table-cell table:formula="of:=IF([.G23]=&quot;sunssf&quot;;&quot;int16&quot;;[.G23])" office:value-type="string" office:string-value="int16" calcext:value-type="string">
            <text:p>int16</text:p>
          </table:table-cell>
          <table:table-cell table:formula="of:=IF([.I23]=&quot;enum16&quot;;&quot;uint16&quot;;[.I23])" office:value-type="string" office:string-value="int16" calcext:value-type="string">
            <text:p>int16</text:p>
          </table:table-cell>
          <table:table-cell table:formula="of:=IF([.J23]=&quot;bitfield32&quot;;&quot;uint32&quot;;[.J23])" office:value-type="string" office:string-value="int16" calcext:value-type="string">
            <text:p>int16</text:p>
          </table:table-cell>
          <table:table-cell table:formula="of:=IF([.K23]=&quot;String16&quot;;&quot;char[16]&quot;;[.K23])" office:value-type="string" office:string-value="int16" calcext:value-type="string">
            <text:p>int16</text:p>
          </table:table-cell>
          <table:table-cell table:formula="of:=IF([.L23]=&quot;acc32&quot;;&quot;uint32&quot;;[.L23])" office:value-type="string" office:string-value="int16" calcext:value-type="string">
            <text:p>int16</text:p>
          </table:table-cell>
          <table:table-cell table:formula="of:=IF([.M23]=&quot;acc64&quot;;&quot;uint64&quot;;[.M23])" office:value-type="string" office:string-value="int16" calcext:value-type="string">
            <text:p>int16</text:p>
          </table:table-cell>
          <table:table-cell/>
          <table:table-cell table:formula="of:=[.N23]&amp;&quot;_t &quot;&amp;[.F23]&amp;&quot;;&quot;" office:value-type="string" office:string-value="int16_t AhrRtg_SF;" calcext:value-type="string">
            <text:p>int16_t AhrRtg_SF;</text:p>
          </table:table-cell>
        </table:table-row>
        <table:table-row table:style-name="ro3">
          <table:table-cell table:formula="of:=[.B23]+1" office:value-type="float" office:value="24" calcext:value-type="float">
            <text:p>24</text:p>
          </table:table-cell>
          <table:table-cell table:formula="of:=[.A24]+[.C24]-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MaxChaRte</text:p>
          </table:table-cell>
          <table:table-cell office:value-type="string" calcext:value-type="string">
            <text:p>uint16</text:p>
          </table:table-cell>
          <table:table-cell/>
          <table:table-cell table:formula="of:=IF([.G24]=&quot;sunssf&quot;;&quot;int16&quot;;[.G24])" office:value-type="string" office:string-value="uint16" calcext:value-type="string">
            <text:p>uint16</text:p>
          </table:table-cell>
          <table:table-cell table:formula="of:=IF([.I24]=&quot;enum16&quot;;&quot;uint16&quot;;[.I24])" office:value-type="string" office:string-value="uint16" calcext:value-type="string">
            <text:p>uint16</text:p>
          </table:table-cell>
          <table:table-cell table:formula="of:=IF([.J24]=&quot;bitfield32&quot;;&quot;uint32&quot;;[.J24])" office:value-type="string" office:string-value="uint16" calcext:value-type="string">
            <text:p>uint16</text:p>
          </table:table-cell>
          <table:table-cell table:formula="of:=IF([.K24]=&quot;String16&quot;;&quot;char[16]&quot;;[.K24])" office:value-type="string" office:string-value="uint16" calcext:value-type="string">
            <text:p>uint16</text:p>
          </table:table-cell>
          <table:table-cell table:formula="of:=IF([.L24]=&quot;acc32&quot;;&quot;uint32&quot;;[.L24])" office:value-type="string" office:string-value="uint16" calcext:value-type="string">
            <text:p>uint16</text:p>
          </table:table-cell>
          <table:table-cell table:formula="of:=IF([.M24]=&quot;acc64&quot;;&quot;uint64&quot;;[.M24])" office:value-type="string" office:string-value="uint16" calcext:value-type="string">
            <text:p>uint16</text:p>
          </table:table-cell>
          <table:table-cell/>
          <table:table-cell table:formula="of:=[.N24]&amp;&quot;_t &quot;&amp;[.F24]&amp;&quot;;&quot;" office:value-type="string" office:string-value="uint16_t MaxChaRte;" calcext:value-type="string">
            <text:p>uint16_t MaxChaRte;</text:p>
          </table:table-cell>
        </table:table-row>
        <table:table-row table:style-name="ro3">
          <table:table-cell table:formula="of:=[.B24]+1" office:value-type="float" office:value="25" calcext:value-type="float">
            <text:p>25</text:p>
          </table:table-cell>
          <table:table-cell table:formula="of:=[.A25]+[.C25]-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MaxChaRte_SF</text:p>
          </table:table-cell>
          <table:table-cell office:value-type="string" calcext:value-type="string">
            <text:p>sunssf</text:p>
          </table:table-cell>
          <table:table-cell/>
          <table:table-cell table:formula="of:=IF([.G25]=&quot;sunssf&quot;;&quot;int16&quot;;[.G25])" office:value-type="string" office:string-value="int16" calcext:value-type="string">
            <text:p>int16</text:p>
          </table:table-cell>
          <table:table-cell table:formula="of:=IF([.I25]=&quot;enum16&quot;;&quot;uint16&quot;;[.I25])" office:value-type="string" office:string-value="int16" calcext:value-type="string">
            <text:p>int16</text:p>
          </table:table-cell>
          <table:table-cell table:formula="of:=IF([.J25]=&quot;bitfield32&quot;;&quot;uint32&quot;;[.J25])" office:value-type="string" office:string-value="int16" calcext:value-type="string">
            <text:p>int16</text:p>
          </table:table-cell>
          <table:table-cell table:formula="of:=IF([.K25]=&quot;String16&quot;;&quot;char[16]&quot;;[.K25])" office:value-type="string" office:string-value="int16" calcext:value-type="string">
            <text:p>int16</text:p>
          </table:table-cell>
          <table:table-cell table:formula="of:=IF([.L25]=&quot;acc32&quot;;&quot;uint32&quot;;[.L25])" office:value-type="string" office:string-value="int16" calcext:value-type="string">
            <text:p>int16</text:p>
          </table:table-cell>
          <table:table-cell table:formula="of:=IF([.M25]=&quot;acc64&quot;;&quot;uint64&quot;;[.M25])" office:value-type="string" office:string-value="int16" calcext:value-type="string">
            <text:p>int16</text:p>
          </table:table-cell>
          <table:table-cell/>
          <table:table-cell table:formula="of:=[.N25]&amp;&quot;_t &quot;&amp;[.F25]&amp;&quot;;&quot;" office:value-type="string" office:string-value="int16_t MaxChaRte_SF;" calcext:value-type="string">
            <text:p>int16_t MaxChaRte_SF;</text:p>
          </table:table-cell>
        </table:table-row>
        <table:table-row table:style-name="ro3">
          <table:table-cell table:formula="of:=[.B25]+1" office:value-type="float" office:value="26" calcext:value-type="float">
            <text:p>26</text:p>
          </table:table-cell>
          <table:table-cell table:formula="of:=[.A26]+[.C26]-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MaxDisChaRte</text:p>
          </table:table-cell>
          <table:table-cell office:value-type="string" calcext:value-type="string">
            <text:p>uint16</text:p>
          </table:table-cell>
          <table:table-cell/>
          <table:table-cell table:formula="of:=IF([.G26]=&quot;sunssf&quot;;&quot;int16&quot;;[.G26])" office:value-type="string" office:string-value="uint16" calcext:value-type="string">
            <text:p>uint16</text:p>
          </table:table-cell>
          <table:table-cell table:formula="of:=IF([.I26]=&quot;enum16&quot;;&quot;uint16&quot;;[.I26])" office:value-type="string" office:string-value="uint16" calcext:value-type="string">
            <text:p>uint16</text:p>
          </table:table-cell>
          <table:table-cell table:formula="of:=IF([.J26]=&quot;bitfield32&quot;;&quot;uint32&quot;;[.J26])" office:value-type="string" office:string-value="uint16" calcext:value-type="string">
            <text:p>uint16</text:p>
          </table:table-cell>
          <table:table-cell table:formula="of:=IF([.K26]=&quot;String16&quot;;&quot;char[16]&quot;;[.K26])" office:value-type="string" office:string-value="uint16" calcext:value-type="string">
            <text:p>uint16</text:p>
          </table:table-cell>
          <table:table-cell table:formula="of:=IF([.L26]=&quot;acc32&quot;;&quot;uint32&quot;;[.L26])" office:value-type="string" office:string-value="uint16" calcext:value-type="string">
            <text:p>uint16</text:p>
          </table:table-cell>
          <table:table-cell table:formula="of:=IF([.M26]=&quot;acc64&quot;;&quot;uint64&quot;;[.M26])" office:value-type="string" office:string-value="uint16" calcext:value-type="string">
            <text:p>uint16</text:p>
          </table:table-cell>
          <table:table-cell/>
          <table:table-cell table:formula="of:=[.N26]&amp;&quot;_t &quot;&amp;[.F26]&amp;&quot;;&quot;" office:value-type="string" office:string-value="uint16_t MaxDisChaRte;" calcext:value-type="string">
            <text:p>uint16_t MaxDisChaRte;</text:p>
          </table:table-cell>
        </table:table-row>
        <table:table-row table:style-name="ro3">
          <table:table-cell table:formula="of:=[.B26]+1" office:value-type="float" office:value="27" calcext:value-type="float">
            <text:p>27</text:p>
          </table:table-cell>
          <table:table-cell table:formula="of:=[.A27]+[.C27]-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MaxDisChaRte_SF</text:p>
          </table:table-cell>
          <table:table-cell office:value-type="string" calcext:value-type="string">
            <text:p>sunssf</text:p>
          </table:table-cell>
          <table:table-cell/>
          <table:table-cell table:formula="of:=IF([.G27]=&quot;sunssf&quot;;&quot;int16&quot;;[.G27])" office:value-type="string" office:string-value="int16" calcext:value-type="string">
            <text:p>int16</text:p>
          </table:table-cell>
          <table:table-cell table:formula="of:=IF([.I27]=&quot;enum16&quot;;&quot;uint16&quot;;[.I27])" office:value-type="string" office:string-value="int16" calcext:value-type="string">
            <text:p>int16</text:p>
          </table:table-cell>
          <table:table-cell table:formula="of:=IF([.J27]=&quot;bitfield32&quot;;&quot;uint32&quot;;[.J27])" office:value-type="string" office:string-value="int16" calcext:value-type="string">
            <text:p>int16</text:p>
          </table:table-cell>
          <table:table-cell table:formula="of:=IF([.K27]=&quot;String16&quot;;&quot;char[16]&quot;;[.K27])" office:value-type="string" office:string-value="int16" calcext:value-type="string">
            <text:p>int16</text:p>
          </table:table-cell>
          <table:table-cell table:formula="of:=IF([.L27]=&quot;acc32&quot;;&quot;uint32&quot;;[.L27])" office:value-type="string" office:string-value="int16" calcext:value-type="string">
            <text:p>int16</text:p>
          </table:table-cell>
          <table:table-cell table:formula="of:=IF([.M27]=&quot;acc64&quot;;&quot;uint64&quot;;[.M27])" office:value-type="string" office:string-value="int16" calcext:value-type="string">
            <text:p>int16</text:p>
          </table:table-cell>
          <table:table-cell/>
          <table:table-cell table:formula="of:=[.N27]&amp;&quot;_t &quot;&amp;[.F27]&amp;&quot;;&quot;" office:value-type="string" office:string-value="int16_t MaxDisChaRte_SF;" calcext:value-type="string">
            <text:p>int16_t MaxDisChaRte_SF;</text:p>
          </table:table-cell>
        </table:table-row>
        <table:table-row table:style-name="ro3">
          <table:table-cell table:formula="of:=[.B27]+1" office:value-type="float" office:value="28" calcext:value-type="float">
            <text:p>28</text:p>
          </table:table-cell>
          <table:table-cell table:formula="of:=[.A28]+[.C28]-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ad</text:p>
          </table:table-cell>
          <table:table-cell table:number-columns-repeated="2"/>
          <table:table-cell table:formula="of:=IF([.G28]=&quot;sunssf&quot;;&quot;int16&quot;;[.G28])" office:value-type="float" office:value="0" calcext:value-type="float">
            <text:p>0</text:p>
          </table:table-cell>
          <table:table-cell table:formula="of:=IF([.I28]=&quot;enum16&quot;;&quot;uint16&quot;;[.I28])" office:value-type="float" office:value="0" calcext:value-type="float">
            <text:p>0</text:p>
          </table:table-cell>
          <table:table-cell table:formula="of:=IF([.J28]=&quot;bitfield32&quot;;&quot;uint32&quot;;[.J28])" office:value-type="float" office:value="0" calcext:value-type="float">
            <text:p>0</text:p>
          </table:table-cell>
          <table:table-cell table:formula="of:=IF([.K28]=&quot;String16&quot;;&quot;char[16]&quot;;[.K28])" office:value-type="float" office:value="0" calcext:value-type="float">
            <text:p>0</text:p>
          </table:table-cell>
          <table:table-cell table:formula="of:=IF([.L28]=&quot;acc32&quot;;&quot;uint32&quot;;[.L28])" office:value-type="float" office:value="0" calcext:value-type="float">
            <text:p>0</text:p>
          </table:table-cell>
          <table:table-cell table:formula="of:=IF([.M28]=&quot;acc64&quot;;&quot;uint64&quot;;[.M28])" office:value-type="float" office:value="0" calcext:value-type="float">
            <text:p>0</text:p>
          </table:table-cell>
          <table:table-cell/>
          <table:table-cell table:formula="of:=[.N28]&amp;&quot;_t &quot;&amp;[.F28]&amp;&quot;;&quot;" office:value-type="string" office:string-value="0_t Pad;" calcext:value-type="string">
            <text:p>0_t Pad;</text:p>
          </table:table-cell>
        </table:table-row>
      </table:table>
      <table:table table:name="Basic" table:style-name="ta1">
        <table:table-column table:style-name="co1" table:number-columns-repeated="5" table:default-cell-style-name="ce7"/>
        <table:table-column table:style-name="co1" table:default-cell-style-name="ce8"/>
        <table:table-column table:style-name="co1" table:default-cell-style-name="ce7"/>
        <table:table-column table:style-name="co1" table:number-columns-repeated="9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table:formula="of:=[.A1]+[.C1]-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int16</text:p>
          </table:table-cell>
          <table:table-cell/>
          <table:table-cell table:formula="of:=IF([.G1]=&quot;sunssf&quot;;&quot;int16&quot;;[.G1])" office:value-type="string" office:string-value="uint16" calcext:value-type="string">
            <text:p>uint16</text:p>
          </table:table-cell>
          <table:table-cell table:formula="of:=IF([.I1]=&quot;enum16&quot;;&quot;uint16&quot;;[.I1])" office:value-type="string" office:string-value="uint16" calcext:value-type="string">
            <text:p>uint16</text:p>
          </table:table-cell>
          <table:table-cell table:formula="of:=IF([.J1]=&quot;bitfield32&quot;;&quot;uint32&quot;;[.J1])" office:value-type="string" office:string-value="uint16" calcext:value-type="string">
            <text:p>uint16</text:p>
          </table:table-cell>
          <table:table-cell table:formula="of:=IF([.K1]=&quot;String16&quot;;&quot;char[16]&quot;;[.K1])" office:value-type="string" office:string-value="uint16" calcext:value-type="string">
            <text:p>uint16</text:p>
          </table:table-cell>
          <table:table-cell table:formula="of:=IF([.L1]=&quot;acc32&quot;;&quot;uint32&quot;;[.L1])" office:value-type="string" office:string-value="uint16" calcext:value-type="string">
            <text:p>uint16</text:p>
          </table:table-cell>
          <table:table-cell table:formula="of:=IF([.M1]=&quot;acc64&quot;;&quot;uint64&quot;;[.M1])" office:value-type="string" office:string-value="uint16" calcext:value-type="string">
            <text:p>uint16</text:p>
          </table:table-cell>
          <table:table-cell/>
          <table:table-cell table:formula="of:=[.N1]&amp;&quot;_t &quot;&amp;[.F1]&amp;&quot;;&quot;" office:value-type="string" office:string-value="uint16_t ID;" calcext:value-type="string">
            <text:p>uint16_t ID;</text:p>
          </table:table-cell>
        </table:table-row>
        <table:table-row table:style-name="ro3">
          <table:table-cell table:formula="of:=[.B1]+1" office:value-type="float" office:value="2" calcext:value-type="float">
            <text:p>2</text:p>
          </table:table-cell>
          <table:table-cell table:formula="of:=[.A2]+[.C2]-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int16</text:p>
          </table:table-cell>
          <table:table-cell/>
          <table:table-cell table:formula="of:=IF([.G2]=&quot;sunssf&quot;;&quot;int16&quot;;[.G2])" office:value-type="string" office:string-value="uint16" calcext:value-type="string">
            <text:p>uint16</text:p>
          </table:table-cell>
          <table:table-cell table:formula="of:=IF([.I2]=&quot;enum16&quot;;&quot;uint16&quot;;[.I2])" office:value-type="string" office:string-value="uint16" calcext:value-type="string">
            <text:p>uint16</text:p>
          </table:table-cell>
          <table:table-cell table:formula="of:=IF([.J2]=&quot;bitfield32&quot;;&quot;uint32&quot;;[.J2])" office:value-type="string" office:string-value="uint16" calcext:value-type="string">
            <text:p>uint16</text:p>
          </table:table-cell>
          <table:table-cell table:formula="of:=IF([.K2]=&quot;String16&quot;;&quot;char[16]&quot;;[.K2])" office:value-type="string" office:string-value="uint16" calcext:value-type="string">
            <text:p>uint16</text:p>
          </table:table-cell>
          <table:table-cell table:formula="of:=IF([.L2]=&quot;acc32&quot;;&quot;uint32&quot;;[.L2])" office:value-type="string" office:string-value="uint16" calcext:value-type="string">
            <text:p>uint16</text:p>
          </table:table-cell>
          <table:table-cell table:formula="of:=IF([.M2]=&quot;acc64&quot;;&quot;uint64&quot;;[.M2])" office:value-type="string" office:string-value="uint16" calcext:value-type="string">
            <text:p>uint16</text:p>
          </table:table-cell>
          <table:table-cell/>
          <table:table-cell table:formula="of:=[.N2]&amp;&quot;_t &quot;&amp;[.F2]&amp;&quot;;&quot;" office:value-type="string" office:string-value="uint16_t L;" calcext:value-type="string">
            <text:p>uint16_t L;</text:p>
          </table:table-cell>
        </table:table-row>
        <table:table-row table:style-name="ro3">
          <table:table-cell table:formula="of:=[.B2]+1" office:value-type="float" office:value="3" calcext:value-type="float">
            <text:p>3</text:p>
          </table:table-cell>
          <table:table-cell table:formula="of:=[.A3]+[.C3]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WMax</text:p>
          </table:table-cell>
          <table:table-cell office:value-type="string" calcext:value-type="string">
            <text:p>uint16</text:p>
          </table:table-cell>
          <table:table-cell/>
          <table:table-cell table:formula="of:=IF([.G3]=&quot;sunssf&quot;;&quot;int16&quot;;[.G3])" office:value-type="string" office:string-value="uint16" calcext:value-type="string">
            <text:p>uint16</text:p>
          </table:table-cell>
          <table:table-cell table:formula="of:=IF([.I3]=&quot;enum16&quot;;&quot;uint16&quot;;[.I3])" office:value-type="string" office:string-value="uint16" calcext:value-type="string">
            <text:p>uint16</text:p>
          </table:table-cell>
          <table:table-cell table:formula="of:=IF([.J3]=&quot;bitfield32&quot;;&quot;uint32&quot;;[.J3])" office:value-type="string" office:string-value="uint16" calcext:value-type="string">
            <text:p>uint16</text:p>
          </table:table-cell>
          <table:table-cell table:formula="of:=IF([.K3]=&quot;String16&quot;;&quot;char[16]&quot;;[.K3])" office:value-type="string" office:string-value="uint16" calcext:value-type="string">
            <text:p>uint16</text:p>
          </table:table-cell>
          <table:table-cell table:formula="of:=IF([.L3]=&quot;acc32&quot;;&quot;uint32&quot;;[.L3])" office:value-type="string" office:string-value="uint16" calcext:value-type="string">
            <text:p>uint16</text:p>
          </table:table-cell>
          <table:table-cell table:formula="of:=IF([.M3]=&quot;acc64&quot;;&quot;uint64&quot;;[.M3])" office:value-type="string" office:string-value="uint16" calcext:value-type="string">
            <text:p>uint16</text:p>
          </table:table-cell>
          <table:table-cell/>
          <table:table-cell table:formula="of:=[.N3]&amp;&quot;_t &quot;&amp;[.F3]&amp;&quot;;&quot;" office:value-type="string" office:string-value="uint16_t WMax;" calcext:value-type="string">
            <text:p>uint16_t WMax;</text:p>
          </table:table-cell>
        </table:table-row>
        <table:table-row table:style-name="ro3">
          <table:table-cell table:formula="of:=[.B3]+1" office:value-type="float" office:value="4" calcext:value-type="float">
            <text:p>4</text:p>
          </table:table-cell>
          <table:table-cell table:formula="of:=[.A4]+[.C4]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uint16</text:p>
          </table:table-cell>
          <table:table-cell/>
          <table:table-cell table:formula="of:=IF([.G4]=&quot;sunssf&quot;;&quot;int16&quot;;[.G4])" office:value-type="string" office:string-value="uint16" calcext:value-type="string">
            <text:p>uint16</text:p>
          </table:table-cell>
          <table:table-cell table:formula="of:=IF([.I4]=&quot;enum16&quot;;&quot;uint16&quot;;[.I4])" office:value-type="string" office:string-value="uint16" calcext:value-type="string">
            <text:p>uint16</text:p>
          </table:table-cell>
          <table:table-cell table:formula="of:=IF([.J4]=&quot;bitfield32&quot;;&quot;uint32&quot;;[.J4])" office:value-type="string" office:string-value="uint16" calcext:value-type="string">
            <text:p>uint16</text:p>
          </table:table-cell>
          <table:table-cell table:formula="of:=IF([.K4]=&quot;String16&quot;;&quot;char[16]&quot;;[.K4])" office:value-type="string" office:string-value="uint16" calcext:value-type="string">
            <text:p>uint16</text:p>
          </table:table-cell>
          <table:table-cell table:formula="of:=IF([.L4]=&quot;acc32&quot;;&quot;uint32&quot;;[.L4])" office:value-type="string" office:string-value="uint16" calcext:value-type="string">
            <text:p>uint16</text:p>
          </table:table-cell>
          <table:table-cell table:formula="of:=IF([.M4]=&quot;acc64&quot;;&quot;uint64&quot;;[.M4])" office:value-type="string" office:string-value="uint16" calcext:value-type="string">
            <text:p>uint16</text:p>
          </table:table-cell>
          <table:table-cell/>
          <table:table-cell table:formula="of:=[.N4]&amp;&quot;_t &quot;&amp;[.F4]&amp;&quot;;&quot;" office:value-type="string" office:string-value="uint16_t VRef;" calcext:value-type="string">
            <text:p>uint16_t VRef;</text:p>
          </table:table-cell>
        </table:table-row>
        <table:table-row table:style-name="ro3">
          <table:table-cell table:formula="of:=[.B4]+1" office:value-type="float" office:value="5" calcext:value-type="float">
            <text:p>5</text:p>
          </table:table-cell>
          <table:table-cell table:formula="of:=[.A5]+[.C5]-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VRefOfs</text:p>
          </table:table-cell>
          <table:table-cell office:value-type="string" calcext:value-type="string">
            <text:p>int16</text:p>
          </table:table-cell>
          <table:table-cell/>
          <table:table-cell table:formula="of:=IF([.G5]=&quot;sunssf&quot;;&quot;int16&quot;;[.G5])" office:value-type="string" office:string-value="int16" calcext:value-type="string">
            <text:p>int16</text:p>
          </table:table-cell>
          <table:table-cell table:formula="of:=IF([.I5]=&quot;enum16&quot;;&quot;uint16&quot;;[.I5])" office:value-type="string" office:string-value="int16" calcext:value-type="string">
            <text:p>int16</text:p>
          </table:table-cell>
          <table:table-cell table:formula="of:=IF([.J5]=&quot;bitfield32&quot;;&quot;uint32&quot;;[.J5])" office:value-type="string" office:string-value="int16" calcext:value-type="string">
            <text:p>int16</text:p>
          </table:table-cell>
          <table:table-cell table:formula="of:=IF([.K5]=&quot;String16&quot;;&quot;char[16]&quot;;[.K5])" office:value-type="string" office:string-value="int16" calcext:value-type="string">
            <text:p>int16</text:p>
          </table:table-cell>
          <table:table-cell table:formula="of:=IF([.L5]=&quot;acc32&quot;;&quot;uint32&quot;;[.L5])" office:value-type="string" office:string-value="int16" calcext:value-type="string">
            <text:p>int16</text:p>
          </table:table-cell>
          <table:table-cell table:formula="of:=IF([.M5]=&quot;acc64&quot;;&quot;uint64&quot;;[.M5])" office:value-type="string" office:string-value="int16" calcext:value-type="string">
            <text:p>int16</text:p>
          </table:table-cell>
          <table:table-cell/>
          <table:table-cell table:formula="of:=[.N5]&amp;&quot;_t &quot;&amp;[.F5]&amp;&quot;;&quot;" office:value-type="string" office:string-value="int16_t VRefOfs;" calcext:value-type="string">
            <text:p>int16_t VRefOfs;</text:p>
          </table:table-cell>
        </table:table-row>
        <table:table-row table:style-name="ro3">
          <table:table-cell table:formula="of:=[.B5]+1" office:value-type="float" office:value="6" calcext:value-type="float">
            <text:p>6</text:p>
          </table:table-cell>
          <table:table-cell table:formula="of:=[.A6]+[.C6]-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uint16</text:p>
          </table:table-cell>
          <table:table-cell/>
          <table:table-cell table:formula="of:=IF([.G6]=&quot;sunssf&quot;;&quot;int16&quot;;[.G6])" office:value-type="string" office:string-value="uint16" calcext:value-type="string">
            <text:p>uint16</text:p>
          </table:table-cell>
          <table:table-cell table:formula="of:=IF([.I6]=&quot;enum16&quot;;&quot;uint16&quot;;[.I6])" office:value-type="string" office:string-value="uint16" calcext:value-type="string">
            <text:p>uint16</text:p>
          </table:table-cell>
          <table:table-cell table:formula="of:=IF([.J6]=&quot;bitfield32&quot;;&quot;uint32&quot;;[.J6])" office:value-type="string" office:string-value="uint16" calcext:value-type="string">
            <text:p>uint16</text:p>
          </table:table-cell>
          <table:table-cell table:formula="of:=IF([.K6]=&quot;String16&quot;;&quot;char[16]&quot;;[.K6])" office:value-type="string" office:string-value="uint16" calcext:value-type="string">
            <text:p>uint16</text:p>
          </table:table-cell>
          <table:table-cell table:formula="of:=IF([.L6]=&quot;acc32&quot;;&quot;uint32&quot;;[.L6])" office:value-type="string" office:string-value="uint16" calcext:value-type="string">
            <text:p>uint16</text:p>
          </table:table-cell>
          <table:table-cell table:formula="of:=IF([.M6]=&quot;acc64&quot;;&quot;uint64&quot;;[.M6])" office:value-type="string" office:string-value="uint16" calcext:value-type="string">
            <text:p>uint16</text:p>
          </table:table-cell>
          <table:table-cell/>
          <table:table-cell table:formula="of:=[.N6]&amp;&quot;_t &quot;&amp;[.F6]&amp;&quot;;&quot;" office:value-type="string" office:string-value="uint16_t VMax;" calcext:value-type="string">
            <text:p>uint16_t VMax;</text:p>
          </table:table-cell>
        </table:table-row>
        <table:table-row table:style-name="ro3">
          <table:table-cell table:formula="of:=[.B6]+1" office:value-type="float" office:value="7" calcext:value-type="float">
            <text:p>7</text:p>
          </table:table-cell>
          <table:table-cell table:formula="of:=[.A7]+[.C7]-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VMin</text:p>
          </table:table-cell>
          <table:table-cell office:value-type="string" calcext:value-type="string">
            <text:p>uint16</text:p>
          </table:table-cell>
          <table:table-cell/>
          <table:table-cell table:formula="of:=IF([.G7]=&quot;sunssf&quot;;&quot;int16&quot;;[.G7])" office:value-type="string" office:string-value="uint16" calcext:value-type="string">
            <text:p>uint16</text:p>
          </table:table-cell>
          <table:table-cell table:formula="of:=IF([.I7]=&quot;enum16&quot;;&quot;uint16&quot;;[.I7])" office:value-type="string" office:string-value="uint16" calcext:value-type="string">
            <text:p>uint16</text:p>
          </table:table-cell>
          <table:table-cell table:formula="of:=IF([.J7]=&quot;bitfield32&quot;;&quot;uint32&quot;;[.J7])" office:value-type="string" office:string-value="uint16" calcext:value-type="string">
            <text:p>uint16</text:p>
          </table:table-cell>
          <table:table-cell table:formula="of:=IF([.K7]=&quot;String16&quot;;&quot;char[16]&quot;;[.K7])" office:value-type="string" office:string-value="uint16" calcext:value-type="string">
            <text:p>uint16</text:p>
          </table:table-cell>
          <table:table-cell table:formula="of:=IF([.L7]=&quot;acc32&quot;;&quot;uint32&quot;;[.L7])" office:value-type="string" office:string-value="uint16" calcext:value-type="string">
            <text:p>uint16</text:p>
          </table:table-cell>
          <table:table-cell table:formula="of:=IF([.M7]=&quot;acc64&quot;;&quot;uint64&quot;;[.M7])" office:value-type="string" office:string-value="uint16" calcext:value-type="string">
            <text:p>uint16</text:p>
          </table:table-cell>
          <table:table-cell/>
          <table:table-cell table:formula="of:=[.N7]&amp;&quot;_t &quot;&amp;[.F7]&amp;&quot;;&quot;" office:value-type="string" office:string-value="uint16_t VMin;" calcext:value-type="string">
            <text:p>uint16_t VMin;</text:p>
          </table:table-cell>
        </table:table-row>
        <table:table-row table:style-name="ro3">
          <table:table-cell table:formula="of:=[.B7]+1" office:value-type="float" office:value="8" calcext:value-type="float">
            <text:p>8</text:p>
          </table:table-cell>
          <table:table-cell table:formula="of:=[.A8]+[.C8]-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Max</text:p>
          </table:table-cell>
          <table:table-cell office:value-type="string" calcext:value-type="string">
            <text:p>int16</text:p>
          </table:table-cell>
          <table:table-cell/>
          <table:table-cell table:formula="of:=IF([.G8]=&quot;sunssf&quot;;&quot;int16&quot;;[.G8])" office:value-type="string" office:string-value="int16" calcext:value-type="string">
            <text:p>int16</text:p>
          </table:table-cell>
          <table:table-cell table:formula="of:=IF([.I8]=&quot;enum16&quot;;&quot;uint16&quot;;[.I8])" office:value-type="string" office:string-value="int16" calcext:value-type="string">
            <text:p>int16</text:p>
          </table:table-cell>
          <table:table-cell table:formula="of:=IF([.J8]=&quot;bitfield32&quot;;&quot;uint32&quot;;[.J8])" office:value-type="string" office:string-value="int16" calcext:value-type="string">
            <text:p>int16</text:p>
          </table:table-cell>
          <table:table-cell table:formula="of:=IF([.K8]=&quot;String16&quot;;&quot;char[16]&quot;;[.K8])" office:value-type="string" office:string-value="int16" calcext:value-type="string">
            <text:p>int16</text:p>
          </table:table-cell>
          <table:table-cell table:formula="of:=IF([.L8]=&quot;acc32&quot;;&quot;uint32&quot;;[.L8])" office:value-type="string" office:string-value="int16" calcext:value-type="string">
            <text:p>int16</text:p>
          </table:table-cell>
          <table:table-cell table:formula="of:=IF([.M8]=&quot;acc64&quot;;&quot;uint64&quot;;[.M8])" office:value-type="string" office:string-value="int16" calcext:value-type="string">
            <text:p>int16</text:p>
          </table:table-cell>
          <table:table-cell/>
          <table:table-cell table:formula="of:=[.N8]&amp;&quot;_t &quot;&amp;[.F8]&amp;&quot;;&quot;" office:value-type="string" office:string-value="int16_t VAMax;" calcext:value-type="string">
            <text:p>int16_t VAMax;</text:p>
          </table:table-cell>
        </table:table-row>
        <table:table-row table:style-name="ro3">
          <table:table-cell table:formula="of:=[.B8]+1" office:value-type="float" office:value="9" calcext:value-type="float">
            <text:p>9</text:p>
          </table:table-cell>
          <table:table-cell table:formula="of:=[.A9]+[.C9]-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MaxQ1</text:p>
          </table:table-cell>
          <table:table-cell office:value-type="string" calcext:value-type="string">
            <text:p>int16</text:p>
          </table:table-cell>
          <table:table-cell/>
          <table:table-cell table:formula="of:=IF([.G9]=&quot;sunssf&quot;;&quot;int16&quot;;[.G9])" office:value-type="string" office:string-value="int16" calcext:value-type="string">
            <text:p>int16</text:p>
          </table:table-cell>
          <table:table-cell table:formula="of:=IF([.I9]=&quot;enum16&quot;;&quot;uint16&quot;;[.I9])" office:value-type="string" office:string-value="int16" calcext:value-type="string">
            <text:p>int16</text:p>
          </table:table-cell>
          <table:table-cell table:formula="of:=IF([.J9]=&quot;bitfield32&quot;;&quot;uint32&quot;;[.J9])" office:value-type="string" office:string-value="int16" calcext:value-type="string">
            <text:p>int16</text:p>
          </table:table-cell>
          <table:table-cell table:formula="of:=IF([.K9]=&quot;String16&quot;;&quot;char[16]&quot;;[.K9])" office:value-type="string" office:string-value="int16" calcext:value-type="string">
            <text:p>int16</text:p>
          </table:table-cell>
          <table:table-cell table:formula="of:=IF([.L9]=&quot;acc32&quot;;&quot;uint32&quot;;[.L9])" office:value-type="string" office:string-value="int16" calcext:value-type="string">
            <text:p>int16</text:p>
          </table:table-cell>
          <table:table-cell table:formula="of:=IF([.M9]=&quot;acc64&quot;;&quot;uint64&quot;;[.M9])" office:value-type="string" office:string-value="int16" calcext:value-type="string">
            <text:p>int16</text:p>
          </table:table-cell>
          <table:table-cell/>
          <table:table-cell table:formula="of:=[.N9]&amp;&quot;_t &quot;&amp;[.F9]&amp;&quot;;&quot;" office:value-type="string" office:string-value="int16_t VARMaxQ1;" calcext:value-type="string">
            <text:p>int16_t VARMaxQ1;</text:p>
          </table:table-cell>
        </table:table-row>
        <table:table-row table:style-name="ro3">
          <table:table-cell table:formula="of:=[.B9]+1" office:value-type="float" office:value="10" calcext:value-type="float">
            <text:p>10</text:p>
          </table:table-cell>
          <table:table-cell table:formula="of:=[.A10]+[.C10]-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MaxQ2</text:p>
          </table:table-cell>
          <table:table-cell office:value-type="string" calcext:value-type="string">
            <text:p>int16</text:p>
          </table:table-cell>
          <table:table-cell/>
          <table:table-cell table:formula="of:=IF([.G10]=&quot;sunssf&quot;;&quot;int16&quot;;[.G10])" office:value-type="string" office:string-value="int16" calcext:value-type="string">
            <text:p>int16</text:p>
          </table:table-cell>
          <table:table-cell table:formula="of:=IF([.I10]=&quot;enum16&quot;;&quot;uint16&quot;;[.I10])" office:value-type="string" office:string-value="int16" calcext:value-type="string">
            <text:p>int16</text:p>
          </table:table-cell>
          <table:table-cell table:formula="of:=IF([.J10]=&quot;bitfield32&quot;;&quot;uint32&quot;;[.J10])" office:value-type="string" office:string-value="int16" calcext:value-type="string">
            <text:p>int16</text:p>
          </table:table-cell>
          <table:table-cell table:formula="of:=IF([.K10]=&quot;String16&quot;;&quot;char[16]&quot;;[.K10])" office:value-type="string" office:string-value="int16" calcext:value-type="string">
            <text:p>int16</text:p>
          </table:table-cell>
          <table:table-cell table:formula="of:=IF([.L10]=&quot;acc32&quot;;&quot;uint32&quot;;[.L10])" office:value-type="string" office:string-value="int16" calcext:value-type="string">
            <text:p>int16</text:p>
          </table:table-cell>
          <table:table-cell table:formula="of:=IF([.M10]=&quot;acc64&quot;;&quot;uint64&quot;;[.M10])" office:value-type="string" office:string-value="int16" calcext:value-type="string">
            <text:p>int16</text:p>
          </table:table-cell>
          <table:table-cell/>
          <table:table-cell table:formula="of:=[.N10]&amp;&quot;_t &quot;&amp;[.F10]&amp;&quot;;&quot;" office:value-type="string" office:string-value="int16_t VARMaxQ2;" calcext:value-type="string">
            <text:p>int16_t VARMaxQ2;</text:p>
          </table:table-cell>
        </table:table-row>
        <table:table-row table:style-name="ro3">
          <table:table-cell table:formula="of:=[.B10]+1" office:value-type="float" office:value="11" calcext:value-type="float">
            <text:p>11</text:p>
          </table:table-cell>
          <table:table-cell table:formula="of:=[.A11]+[.C11]-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MaxQ3</text:p>
          </table:table-cell>
          <table:table-cell office:value-type="string" calcext:value-type="string">
            <text:p>int16</text:p>
          </table:table-cell>
          <table:table-cell/>
          <table:table-cell table:formula="of:=IF([.G11]=&quot;sunssf&quot;;&quot;int16&quot;;[.G11])" office:value-type="string" office:string-value="int16" calcext:value-type="string">
            <text:p>int16</text:p>
          </table:table-cell>
          <table:table-cell table:formula="of:=IF([.I11]=&quot;enum16&quot;;&quot;uint16&quot;;[.I11])" office:value-type="string" office:string-value="int16" calcext:value-type="string">
            <text:p>int16</text:p>
          </table:table-cell>
          <table:table-cell table:formula="of:=IF([.J11]=&quot;bitfield32&quot;;&quot;uint32&quot;;[.J11])" office:value-type="string" office:string-value="int16" calcext:value-type="string">
            <text:p>int16</text:p>
          </table:table-cell>
          <table:table-cell table:formula="of:=IF([.K11]=&quot;String16&quot;;&quot;char[16]&quot;;[.K11])" office:value-type="string" office:string-value="int16" calcext:value-type="string">
            <text:p>int16</text:p>
          </table:table-cell>
          <table:table-cell table:formula="of:=IF([.L11]=&quot;acc32&quot;;&quot;uint32&quot;;[.L11])" office:value-type="string" office:string-value="int16" calcext:value-type="string">
            <text:p>int16</text:p>
          </table:table-cell>
          <table:table-cell table:formula="of:=IF([.M11]=&quot;acc64&quot;;&quot;uint64&quot;;[.M11])" office:value-type="string" office:string-value="int16" calcext:value-type="string">
            <text:p>int16</text:p>
          </table:table-cell>
          <table:table-cell/>
          <table:table-cell table:formula="of:=[.N11]&amp;&quot;_t &quot;&amp;[.F11]&amp;&quot;;&quot;" office:value-type="string" office:string-value="int16_t VARMaxQ3;" calcext:value-type="string">
            <text:p>int16_t VARMaxQ3;</text:p>
          </table:table-cell>
        </table:table-row>
        <table:table-row table:style-name="ro3">
          <table:table-cell table:formula="of:=[.B11]+1" office:value-type="float" office:value="12" calcext:value-type="float">
            <text:p>12</text:p>
          </table:table-cell>
          <table:table-cell table:formula="of:=[.A12]+[.C12]-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MaxQ4</text:p>
          </table:table-cell>
          <table:table-cell office:value-type="string" calcext:value-type="string">
            <text:p>int16</text:p>
          </table:table-cell>
          <table:table-cell/>
          <table:table-cell table:formula="of:=IF([.G12]=&quot;sunssf&quot;;&quot;int16&quot;;[.G12])" office:value-type="string" office:string-value="int16" calcext:value-type="string">
            <text:p>int16</text:p>
          </table:table-cell>
          <table:table-cell table:formula="of:=IF([.I12]=&quot;enum16&quot;;&quot;uint16&quot;;[.I12])" office:value-type="string" office:string-value="int16" calcext:value-type="string">
            <text:p>int16</text:p>
          </table:table-cell>
          <table:table-cell table:formula="of:=IF([.J12]=&quot;bitfield32&quot;;&quot;uint32&quot;;[.J12])" office:value-type="string" office:string-value="int16" calcext:value-type="string">
            <text:p>int16</text:p>
          </table:table-cell>
          <table:table-cell table:formula="of:=IF([.K12]=&quot;String16&quot;;&quot;char[16]&quot;;[.K12])" office:value-type="string" office:string-value="int16" calcext:value-type="string">
            <text:p>int16</text:p>
          </table:table-cell>
          <table:table-cell table:formula="of:=IF([.L12]=&quot;acc32&quot;;&quot;uint32&quot;;[.L12])" office:value-type="string" office:string-value="int16" calcext:value-type="string">
            <text:p>int16</text:p>
          </table:table-cell>
          <table:table-cell table:formula="of:=IF([.M12]=&quot;acc64&quot;;&quot;uint64&quot;;[.M12])" office:value-type="string" office:string-value="int16" calcext:value-type="string">
            <text:p>int16</text:p>
          </table:table-cell>
          <table:table-cell/>
          <table:table-cell table:formula="of:=[.N12]&amp;&quot;_t &quot;&amp;[.F12]&amp;&quot;;&quot;" office:value-type="string" office:string-value="int16_t VARMaxQ4;" calcext:value-type="string">
            <text:p>int16_t VARMaxQ4;</text:p>
          </table:table-cell>
        </table:table-row>
        <table:table-row table:style-name="ro3">
          <table:table-cell table:formula="of:=[.B12]+1" office:value-type="float" office:value="13" calcext:value-type="float">
            <text:p>13</text:p>
          </table:table-cell>
          <table:table-cell table:formula="of:=[.A13]+[.C13]-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Gra</text:p>
          </table:table-cell>
          <table:table-cell office:value-type="string" calcext:value-type="string">
            <text:p>uint16</text:p>
          </table:table-cell>
          <table:table-cell/>
          <table:table-cell table:formula="of:=IF([.G13]=&quot;sunssf&quot;;&quot;int16&quot;;[.G13])" office:value-type="string" office:string-value="uint16" calcext:value-type="string">
            <text:p>uint16</text:p>
          </table:table-cell>
          <table:table-cell table:formula="of:=IF([.I13]=&quot;enum16&quot;;&quot;uint16&quot;;[.I13])" office:value-type="string" office:string-value="uint16" calcext:value-type="string">
            <text:p>uint16</text:p>
          </table:table-cell>
          <table:table-cell table:formula="of:=IF([.J13]=&quot;bitfield32&quot;;&quot;uint32&quot;;[.J13])" office:value-type="string" office:string-value="uint16" calcext:value-type="string">
            <text:p>uint16</text:p>
          </table:table-cell>
          <table:table-cell table:formula="of:=IF([.K13]=&quot;String16&quot;;&quot;char[16]&quot;;[.K13])" office:value-type="string" office:string-value="uint16" calcext:value-type="string">
            <text:p>uint16</text:p>
          </table:table-cell>
          <table:table-cell table:formula="of:=IF([.L13]=&quot;acc32&quot;;&quot;uint32&quot;;[.L13])" office:value-type="string" office:string-value="uint16" calcext:value-type="string">
            <text:p>uint16</text:p>
          </table:table-cell>
          <table:table-cell table:formula="of:=IF([.M13]=&quot;acc64&quot;;&quot;uint64&quot;;[.M13])" office:value-type="string" office:string-value="uint16" calcext:value-type="string">
            <text:p>uint16</text:p>
          </table:table-cell>
          <table:table-cell/>
          <table:table-cell table:formula="of:=[.N13]&amp;&quot;_t &quot;&amp;[.F13]&amp;&quot;;&quot;" office:value-type="string" office:string-value="uint16_t WGra;" calcext:value-type="string">
            <text:p>uint16_t WGra;</text:p>
          </table:table-cell>
        </table:table-row>
        <table:table-row table:style-name="ro3">
          <table:table-cell table:formula="of:=[.B13]+1" office:value-type="float" office:value="14" calcext:value-type="float">
            <text:p>14</text:p>
          </table:table-cell>
          <table:table-cell table:formula="of:=[.A14]+[.C14]-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MinQ1</text:p>
          </table:table-cell>
          <table:table-cell office:value-type="string" calcext:value-type="string">
            <text:p>int16</text:p>
          </table:table-cell>
          <table:table-cell/>
          <table:table-cell table:formula="of:=IF([.G14]=&quot;sunssf&quot;;&quot;int16&quot;;[.G14])" office:value-type="string" office:string-value="int16" calcext:value-type="string">
            <text:p>int16</text:p>
          </table:table-cell>
          <table:table-cell table:formula="of:=IF([.I14]=&quot;enum16&quot;;&quot;uint16&quot;;[.I14])" office:value-type="string" office:string-value="int16" calcext:value-type="string">
            <text:p>int16</text:p>
          </table:table-cell>
          <table:table-cell table:formula="of:=IF([.J14]=&quot;bitfield32&quot;;&quot;uint32&quot;;[.J14])" office:value-type="string" office:string-value="int16" calcext:value-type="string">
            <text:p>int16</text:p>
          </table:table-cell>
          <table:table-cell table:formula="of:=IF([.K14]=&quot;String16&quot;;&quot;char[16]&quot;;[.K14])" office:value-type="string" office:string-value="int16" calcext:value-type="string">
            <text:p>int16</text:p>
          </table:table-cell>
          <table:table-cell table:formula="of:=IF([.L14]=&quot;acc32&quot;;&quot;uint32&quot;;[.L14])" office:value-type="string" office:string-value="int16" calcext:value-type="string">
            <text:p>int16</text:p>
          </table:table-cell>
          <table:table-cell table:formula="of:=IF([.M14]=&quot;acc64&quot;;&quot;uint64&quot;;[.M14])" office:value-type="string" office:string-value="int16" calcext:value-type="string">
            <text:p>int16</text:p>
          </table:table-cell>
          <table:table-cell/>
          <table:table-cell table:formula="of:=[.N14]&amp;&quot;_t &quot;&amp;[.F14]&amp;&quot;;&quot;" office:value-type="string" office:string-value="int16_t PFMinQ1;" calcext:value-type="string">
            <text:p>int16_t PFMinQ1;</text:p>
          </table:table-cell>
        </table:table-row>
        <table:table-row table:style-name="ro3">
          <table:table-cell table:formula="of:=[.B14]+1" office:value-type="float" office:value="15" calcext:value-type="float">
            <text:p>15</text:p>
          </table:table-cell>
          <table:table-cell table:formula="of:=[.A15]+[.C15]-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MinQ2</text:p>
          </table:table-cell>
          <table:table-cell office:value-type="string" calcext:value-type="string">
            <text:p>int16</text:p>
          </table:table-cell>
          <table:table-cell/>
          <table:table-cell table:formula="of:=IF([.G15]=&quot;sunssf&quot;;&quot;int16&quot;;[.G15])" office:value-type="string" office:string-value="int16" calcext:value-type="string">
            <text:p>int16</text:p>
          </table:table-cell>
          <table:table-cell table:formula="of:=IF([.I15]=&quot;enum16&quot;;&quot;uint16&quot;;[.I15])" office:value-type="string" office:string-value="int16" calcext:value-type="string">
            <text:p>int16</text:p>
          </table:table-cell>
          <table:table-cell table:formula="of:=IF([.J15]=&quot;bitfield32&quot;;&quot;uint32&quot;;[.J15])" office:value-type="string" office:string-value="int16" calcext:value-type="string">
            <text:p>int16</text:p>
          </table:table-cell>
          <table:table-cell table:formula="of:=IF([.K15]=&quot;String16&quot;;&quot;char[16]&quot;;[.K15])" office:value-type="string" office:string-value="int16" calcext:value-type="string">
            <text:p>int16</text:p>
          </table:table-cell>
          <table:table-cell table:formula="of:=IF([.L15]=&quot;acc32&quot;;&quot;uint32&quot;;[.L15])" office:value-type="string" office:string-value="int16" calcext:value-type="string">
            <text:p>int16</text:p>
          </table:table-cell>
          <table:table-cell table:formula="of:=IF([.M15]=&quot;acc64&quot;;&quot;uint64&quot;;[.M15])" office:value-type="string" office:string-value="int16" calcext:value-type="string">
            <text:p>int16</text:p>
          </table:table-cell>
          <table:table-cell/>
          <table:table-cell table:formula="of:=[.N15]&amp;&quot;_t &quot;&amp;[.F15]&amp;&quot;;&quot;" office:value-type="string" office:string-value="int16_t PFMinQ2;" calcext:value-type="string">
            <text:p>int16_t PFMinQ2;</text:p>
          </table:table-cell>
        </table:table-row>
        <table:table-row table:style-name="ro3">
          <table:table-cell table:formula="of:=[.B15]+1" office:value-type="float" office:value="16" calcext:value-type="float">
            <text:p>16</text:p>
          </table:table-cell>
          <table:table-cell table:formula="of:=[.A16]+[.C16]-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MinQ3</text:p>
          </table:table-cell>
          <table:table-cell office:value-type="string" calcext:value-type="string">
            <text:p>int16</text:p>
          </table:table-cell>
          <table:table-cell/>
          <table:table-cell table:formula="of:=IF([.G16]=&quot;sunssf&quot;;&quot;int16&quot;;[.G16])" office:value-type="string" office:string-value="int16" calcext:value-type="string">
            <text:p>int16</text:p>
          </table:table-cell>
          <table:table-cell table:formula="of:=IF([.I16]=&quot;enum16&quot;;&quot;uint16&quot;;[.I16])" office:value-type="string" office:string-value="int16" calcext:value-type="string">
            <text:p>int16</text:p>
          </table:table-cell>
          <table:table-cell table:formula="of:=IF([.J16]=&quot;bitfield32&quot;;&quot;uint32&quot;;[.J16])" office:value-type="string" office:string-value="int16" calcext:value-type="string">
            <text:p>int16</text:p>
          </table:table-cell>
          <table:table-cell table:formula="of:=IF([.K16]=&quot;String16&quot;;&quot;char[16]&quot;;[.K16])" office:value-type="string" office:string-value="int16" calcext:value-type="string">
            <text:p>int16</text:p>
          </table:table-cell>
          <table:table-cell table:formula="of:=IF([.L16]=&quot;acc32&quot;;&quot;uint32&quot;;[.L16])" office:value-type="string" office:string-value="int16" calcext:value-type="string">
            <text:p>int16</text:p>
          </table:table-cell>
          <table:table-cell table:formula="of:=IF([.M16]=&quot;acc64&quot;;&quot;uint64&quot;;[.M16])" office:value-type="string" office:string-value="int16" calcext:value-type="string">
            <text:p>int16</text:p>
          </table:table-cell>
          <table:table-cell/>
          <table:table-cell table:formula="of:=[.N16]&amp;&quot;_t &quot;&amp;[.F16]&amp;&quot;;&quot;" office:value-type="string" office:string-value="int16_t PFMinQ3;" calcext:value-type="string">
            <text:p>int16_t PFMinQ3;</text:p>
          </table:table-cell>
        </table:table-row>
        <table:table-row table:style-name="ro3">
          <table:table-cell table:formula="of:=[.B16]+1" office:value-type="float" office:value="17" calcext:value-type="float">
            <text:p>17</text:p>
          </table:table-cell>
          <table:table-cell table:formula="of:=[.A17]+[.C17]-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MinQ4</text:p>
          </table:table-cell>
          <table:table-cell office:value-type="string" calcext:value-type="string">
            <text:p>int16</text:p>
          </table:table-cell>
          <table:table-cell/>
          <table:table-cell table:formula="of:=IF([.G17]=&quot;sunssf&quot;;&quot;int16&quot;;[.G17])" office:value-type="string" office:string-value="int16" calcext:value-type="string">
            <text:p>int16</text:p>
          </table:table-cell>
          <table:table-cell table:formula="of:=IF([.I17]=&quot;enum16&quot;;&quot;uint16&quot;;[.I17])" office:value-type="string" office:string-value="int16" calcext:value-type="string">
            <text:p>int16</text:p>
          </table:table-cell>
          <table:table-cell table:formula="of:=IF([.J17]=&quot;bitfield32&quot;;&quot;uint32&quot;;[.J17])" office:value-type="string" office:string-value="int16" calcext:value-type="string">
            <text:p>int16</text:p>
          </table:table-cell>
          <table:table-cell table:formula="of:=IF([.K17]=&quot;String16&quot;;&quot;char[16]&quot;;[.K17])" office:value-type="string" office:string-value="int16" calcext:value-type="string">
            <text:p>int16</text:p>
          </table:table-cell>
          <table:table-cell table:formula="of:=IF([.L17]=&quot;acc32&quot;;&quot;uint32&quot;;[.L17])" office:value-type="string" office:string-value="int16" calcext:value-type="string">
            <text:p>int16</text:p>
          </table:table-cell>
          <table:table-cell table:formula="of:=IF([.M17]=&quot;acc64&quot;;&quot;uint64&quot;;[.M17])" office:value-type="string" office:string-value="int16" calcext:value-type="string">
            <text:p>int16</text:p>
          </table:table-cell>
          <table:table-cell/>
          <table:table-cell table:formula="of:=[.N17]&amp;&quot;_t &quot;&amp;[.F17]&amp;&quot;;&quot;" office:value-type="string" office:string-value="int16_t PFMinQ4;" calcext:value-type="string">
            <text:p>int16_t PFMinQ4;</text:p>
          </table:table-cell>
        </table:table-row>
        <table:table-row table:style-name="ro3">
          <table:table-cell table:formula="of:=[.B17]+1" office:value-type="float" office:value="18" calcext:value-type="float">
            <text:p>18</text:p>
          </table:table-cell>
          <table:table-cell table:formula="of:=[.A18]+[.C18]-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Act</text:p>
          </table:table-cell>
          <table:table-cell office:value-type="string" calcext:value-type="string">
            <text:p>enum16</text:p>
          </table:table-cell>
          <table:table-cell/>
          <table:table-cell table:formula="of:=IF([.G18]=&quot;sunssf&quot;;&quot;int16&quot;;[.G18])" office:value-type="string" office:string-value="enum16" calcext:value-type="string">
            <text:p>enum16</text:p>
          </table:table-cell>
          <table:table-cell table:formula="of:=IF([.I18]=&quot;enum16&quot;;&quot;uint16&quot;;[.I18])" office:value-type="string" office:string-value="uint16" calcext:value-type="string">
            <text:p>uint16</text:p>
          </table:table-cell>
          <table:table-cell table:formula="of:=IF([.J18]=&quot;bitfield32&quot;;&quot;uint32&quot;;[.J18])" office:value-type="string" office:string-value="uint16" calcext:value-type="string">
            <text:p>uint16</text:p>
          </table:table-cell>
          <table:table-cell table:formula="of:=IF([.K18]=&quot;String16&quot;;&quot;char[16]&quot;;[.K18])" office:value-type="string" office:string-value="uint16" calcext:value-type="string">
            <text:p>uint16</text:p>
          </table:table-cell>
          <table:table-cell table:formula="of:=IF([.L18]=&quot;acc32&quot;;&quot;uint32&quot;;[.L18])" office:value-type="string" office:string-value="uint16" calcext:value-type="string">
            <text:p>uint16</text:p>
          </table:table-cell>
          <table:table-cell table:formula="of:=IF([.M18]=&quot;acc64&quot;;&quot;uint64&quot;;[.M18])" office:value-type="string" office:string-value="uint16" calcext:value-type="string">
            <text:p>uint16</text:p>
          </table:table-cell>
          <table:table-cell/>
          <table:table-cell table:formula="of:=[.N18]&amp;&quot;_t &quot;&amp;[.F18]&amp;&quot;;&quot;" office:value-type="string" office:string-value="uint16_t VArAct;" calcext:value-type="string">
            <text:p>uint16_t VArAct;</text:p>
          </table:table-cell>
        </table:table-row>
        <table:table-row table:style-name="ro3">
          <table:table-cell table:formula="of:=[.B18]+1" office:value-type="float" office:value="19" calcext:value-type="float">
            <text:p>19</text:p>
          </table:table-cell>
          <table:table-cell table:formula="of:=[.A19]+[.C19]-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ClcTotVA</text:p>
          </table:table-cell>
          <table:table-cell office:value-type="string" calcext:value-type="string">
            <text:p>enum16</text:p>
          </table:table-cell>
          <table:table-cell/>
          <table:table-cell table:formula="of:=IF([.G19]=&quot;sunssf&quot;;&quot;int16&quot;;[.G19])" office:value-type="string" office:string-value="enum16" calcext:value-type="string">
            <text:p>enum16</text:p>
          </table:table-cell>
          <table:table-cell table:formula="of:=IF([.I19]=&quot;enum16&quot;;&quot;uint16&quot;;[.I19])" office:value-type="string" office:string-value="uint16" calcext:value-type="string">
            <text:p>uint16</text:p>
          </table:table-cell>
          <table:table-cell table:formula="of:=IF([.J19]=&quot;bitfield32&quot;;&quot;uint32&quot;;[.J19])" office:value-type="string" office:string-value="uint16" calcext:value-type="string">
            <text:p>uint16</text:p>
          </table:table-cell>
          <table:table-cell table:formula="of:=IF([.K19]=&quot;String16&quot;;&quot;char[16]&quot;;[.K19])" office:value-type="string" office:string-value="uint16" calcext:value-type="string">
            <text:p>uint16</text:p>
          </table:table-cell>
          <table:table-cell table:formula="of:=IF([.L19]=&quot;acc32&quot;;&quot;uint32&quot;;[.L19])" office:value-type="string" office:string-value="uint16" calcext:value-type="string">
            <text:p>uint16</text:p>
          </table:table-cell>
          <table:table-cell table:formula="of:=IF([.M19]=&quot;acc64&quot;;&quot;uint64&quot;;[.M19])" office:value-type="string" office:string-value="uint16" calcext:value-type="string">
            <text:p>uint16</text:p>
          </table:table-cell>
          <table:table-cell/>
          <table:table-cell table:formula="of:=[.N19]&amp;&quot;_t &quot;&amp;[.F19]&amp;&quot;;&quot;" office:value-type="string" office:string-value="uint16_t ClcTotVA;" calcext:value-type="string">
            <text:p>uint16_t ClcTotVA;</text:p>
          </table:table-cell>
        </table:table-row>
        <table:table-row table:style-name="ro3">
          <table:table-cell table:formula="of:=[.B19]+1" office:value-type="float" office:value="20" calcext:value-type="float">
            <text:p>20</text:p>
          </table:table-cell>
          <table:table-cell table:formula="of:=[.A20]+[.C20]-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MaxRmpRte</text:p>
          </table:table-cell>
          <table:table-cell office:value-type="string" calcext:value-type="string">
            <text:p>uint16</text:p>
          </table:table-cell>
          <table:table-cell/>
          <table:table-cell table:formula="of:=IF([.G20]=&quot;sunssf&quot;;&quot;int16&quot;;[.G20])" office:value-type="string" office:string-value="uint16" calcext:value-type="string">
            <text:p>uint16</text:p>
          </table:table-cell>
          <table:table-cell table:formula="of:=IF([.I20]=&quot;enum16&quot;;&quot;uint16&quot;;[.I20])" office:value-type="string" office:string-value="uint16" calcext:value-type="string">
            <text:p>uint16</text:p>
          </table:table-cell>
          <table:table-cell table:formula="of:=IF([.J20]=&quot;bitfield32&quot;;&quot;uint32&quot;;[.J20])" office:value-type="string" office:string-value="uint16" calcext:value-type="string">
            <text:p>uint16</text:p>
          </table:table-cell>
          <table:table-cell table:formula="of:=IF([.K20]=&quot;String16&quot;;&quot;char[16]&quot;;[.K20])" office:value-type="string" office:string-value="uint16" calcext:value-type="string">
            <text:p>uint16</text:p>
          </table:table-cell>
          <table:table-cell table:formula="of:=IF([.L20]=&quot;acc32&quot;;&quot;uint32&quot;;[.L20])" office:value-type="string" office:string-value="uint16" calcext:value-type="string">
            <text:p>uint16</text:p>
          </table:table-cell>
          <table:table-cell table:formula="of:=IF([.M20]=&quot;acc64&quot;;&quot;uint64&quot;;[.M20])" office:value-type="string" office:string-value="uint16" calcext:value-type="string">
            <text:p>uint16</text:p>
          </table:table-cell>
          <table:table-cell/>
          <table:table-cell table:formula="of:=[.N20]&amp;&quot;_t &quot;&amp;[.F20]&amp;&quot;;&quot;" office:value-type="string" office:string-value="uint16_t MaxRmpRte;" calcext:value-type="string">
            <text:p>uint16_t MaxRmpRte;</text:p>
          </table:table-cell>
        </table:table-row>
        <table:table-row table:style-name="ro3">
          <table:table-cell table:formula="of:=[.B20]+1" office:value-type="float" office:value="21" calcext:value-type="float">
            <text:p>21</text:p>
          </table:table-cell>
          <table:table-cell table:formula="of:=[.A21]+[.C21]-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CPNomHz</text:p>
          </table:table-cell>
          <table:table-cell office:value-type="string" calcext:value-type="string">
            <text:p>uint16</text:p>
          </table:table-cell>
          <table:table-cell/>
          <table:table-cell table:formula="of:=IF([.G21]=&quot;sunssf&quot;;&quot;int16&quot;;[.G21])" office:value-type="string" office:string-value="uint16" calcext:value-type="string">
            <text:p>uint16</text:p>
          </table:table-cell>
          <table:table-cell table:formula="of:=IF([.I21]=&quot;enum16&quot;;&quot;uint16&quot;;[.I21])" office:value-type="string" office:string-value="uint16" calcext:value-type="string">
            <text:p>uint16</text:p>
          </table:table-cell>
          <table:table-cell table:formula="of:=IF([.J21]=&quot;bitfield32&quot;;&quot;uint32&quot;;[.J21])" office:value-type="string" office:string-value="uint16" calcext:value-type="string">
            <text:p>uint16</text:p>
          </table:table-cell>
          <table:table-cell table:formula="of:=IF([.K21]=&quot;String16&quot;;&quot;char[16]&quot;;[.K21])" office:value-type="string" office:string-value="uint16" calcext:value-type="string">
            <text:p>uint16</text:p>
          </table:table-cell>
          <table:table-cell table:formula="of:=IF([.L21]=&quot;acc32&quot;;&quot;uint32&quot;;[.L21])" office:value-type="string" office:string-value="uint16" calcext:value-type="string">
            <text:p>uint16</text:p>
          </table:table-cell>
          <table:table-cell table:formula="of:=IF([.M21]=&quot;acc64&quot;;&quot;uint64&quot;;[.M21])" office:value-type="string" office:string-value="uint16" calcext:value-type="string">
            <text:p>uint16</text:p>
          </table:table-cell>
          <table:table-cell/>
          <table:table-cell table:formula="of:=[.N21]&amp;&quot;_t &quot;&amp;[.F21]&amp;&quot;;&quot;" office:value-type="string" office:string-value="uint16_t ECPNomHz;" calcext:value-type="string">
            <text:p>uint16_t ECPNomHz;</text:p>
          </table:table-cell>
        </table:table-row>
        <table:table-row table:style-name="ro3">
          <table:table-cell table:formula="of:=[.B21]+1" office:value-type="float" office:value="22" calcext:value-type="float">
            <text:p>22</text:p>
          </table:table-cell>
          <table:table-cell table:formula="of:=[.A22]+[.C22]-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ConnPh</text:p>
          </table:table-cell>
          <table:table-cell office:value-type="string" calcext:value-type="string">
            <text:p>enum16</text:p>
          </table:table-cell>
          <table:table-cell/>
          <table:table-cell table:formula="of:=IF([.G22]=&quot;sunssf&quot;;&quot;int16&quot;;[.G22])" office:value-type="string" office:string-value="enum16" calcext:value-type="string">
            <text:p>enum16</text:p>
          </table:table-cell>
          <table:table-cell table:formula="of:=IF([.I22]=&quot;enum16&quot;;&quot;uint16&quot;;[.I22])" office:value-type="string" office:string-value="uint16" calcext:value-type="string">
            <text:p>uint16</text:p>
          </table:table-cell>
          <table:table-cell table:formula="of:=IF([.J22]=&quot;bitfield32&quot;;&quot;uint32&quot;;[.J22])" office:value-type="string" office:string-value="uint16" calcext:value-type="string">
            <text:p>uint16</text:p>
          </table:table-cell>
          <table:table-cell table:formula="of:=IF([.K22]=&quot;String16&quot;;&quot;char[16]&quot;;[.K22])" office:value-type="string" office:string-value="uint16" calcext:value-type="string">
            <text:p>uint16</text:p>
          </table:table-cell>
          <table:table-cell table:formula="of:=IF([.L22]=&quot;acc32&quot;;&quot;uint32&quot;;[.L22])" office:value-type="string" office:string-value="uint16" calcext:value-type="string">
            <text:p>uint16</text:p>
          </table:table-cell>
          <table:table-cell table:formula="of:=IF([.M22]=&quot;acc64&quot;;&quot;uint64&quot;;[.M22])" office:value-type="string" office:string-value="uint16" calcext:value-type="string">
            <text:p>uint16</text:p>
          </table:table-cell>
          <table:table-cell/>
          <table:table-cell table:formula="of:=[.N22]&amp;&quot;_t &quot;&amp;[.F22]&amp;&quot;;&quot;" office:value-type="string" office:string-value="uint16_t ConnPh;" calcext:value-type="string">
            <text:p>uint16_t ConnPh;</text:p>
          </table:table-cell>
        </table:table-row>
        <table:table-row table:style-name="ro3">
          <table:table-cell table:formula="of:=[.B22]+1" office:value-type="float" office:value="23" calcext:value-type="float">
            <text:p>23</text:p>
          </table:table-cell>
          <table:table-cell table:formula="of:=[.A23]+[.C23]-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Max_SF</text:p>
          </table:table-cell>
          <table:table-cell office:value-type="string" calcext:value-type="string">
            <text:p>sunssf</text:p>
          </table:table-cell>
          <table:table-cell/>
          <table:table-cell table:formula="of:=IF([.G23]=&quot;sunssf&quot;;&quot;int16&quot;;[.G23])" office:value-type="string" office:string-value="int16" calcext:value-type="string">
            <text:p>int16</text:p>
          </table:table-cell>
          <table:table-cell table:formula="of:=IF([.I23]=&quot;enum16&quot;;&quot;uint16&quot;;[.I23])" office:value-type="string" office:string-value="int16" calcext:value-type="string">
            <text:p>int16</text:p>
          </table:table-cell>
          <table:table-cell table:formula="of:=IF([.J23]=&quot;bitfield32&quot;;&quot;uint32&quot;;[.J23])" office:value-type="string" office:string-value="int16" calcext:value-type="string">
            <text:p>int16</text:p>
          </table:table-cell>
          <table:table-cell table:formula="of:=IF([.K23]=&quot;String16&quot;;&quot;char[16]&quot;;[.K23])" office:value-type="string" office:string-value="int16" calcext:value-type="string">
            <text:p>int16</text:p>
          </table:table-cell>
          <table:table-cell table:formula="of:=IF([.L23]=&quot;acc32&quot;;&quot;uint32&quot;;[.L23])" office:value-type="string" office:string-value="int16" calcext:value-type="string">
            <text:p>int16</text:p>
          </table:table-cell>
          <table:table-cell table:formula="of:=IF([.M23]=&quot;acc64&quot;;&quot;uint64&quot;;[.M23])" office:value-type="string" office:string-value="int16" calcext:value-type="string">
            <text:p>int16</text:p>
          </table:table-cell>
          <table:table-cell/>
          <table:table-cell table:formula="of:=[.N23]&amp;&quot;_t &quot;&amp;[.F23]&amp;&quot;;&quot;" office:value-type="string" office:string-value="int16_t WMax_SF;" calcext:value-type="string">
            <text:p>int16_t WMax_SF;</text:p>
          </table:table-cell>
        </table:table-row>
        <table:table-row table:style-name="ro3">
          <table:table-cell table:formula="of:=[.B23]+1" office:value-type="float" office:value="24" calcext:value-type="float">
            <text:p>24</text:p>
          </table:table-cell>
          <table:table-cell table:formula="of:=[.A24]+[.C24]-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Ref_SF</text:p>
          </table:table-cell>
          <table:table-cell office:value-type="string" calcext:value-type="string">
            <text:p>sunssf</text:p>
          </table:table-cell>
          <table:table-cell/>
          <table:table-cell table:formula="of:=IF([.G24]=&quot;sunssf&quot;;&quot;int16&quot;;[.G24])" office:value-type="string" office:string-value="int16" calcext:value-type="string">
            <text:p>int16</text:p>
          </table:table-cell>
          <table:table-cell table:formula="of:=IF([.I24]=&quot;enum16&quot;;&quot;uint16&quot;;[.I24])" office:value-type="string" office:string-value="int16" calcext:value-type="string">
            <text:p>int16</text:p>
          </table:table-cell>
          <table:table-cell table:formula="of:=IF([.J24]=&quot;bitfield32&quot;;&quot;uint32&quot;;[.J24])" office:value-type="string" office:string-value="int16" calcext:value-type="string">
            <text:p>int16</text:p>
          </table:table-cell>
          <table:table-cell table:formula="of:=IF([.K24]=&quot;String16&quot;;&quot;char[16]&quot;;[.K24])" office:value-type="string" office:string-value="int16" calcext:value-type="string">
            <text:p>int16</text:p>
          </table:table-cell>
          <table:table-cell table:formula="of:=IF([.L24]=&quot;acc32&quot;;&quot;uint32&quot;;[.L24])" office:value-type="string" office:string-value="int16" calcext:value-type="string">
            <text:p>int16</text:p>
          </table:table-cell>
          <table:table-cell table:formula="of:=IF([.M24]=&quot;acc64&quot;;&quot;uint64&quot;;[.M24])" office:value-type="string" office:string-value="int16" calcext:value-type="string">
            <text:p>int16</text:p>
          </table:table-cell>
          <table:table-cell/>
          <table:table-cell table:formula="of:=[.N24]&amp;&quot;_t &quot;&amp;[.F24]&amp;&quot;;&quot;" office:value-type="string" office:string-value="int16_t VRef_SF;" calcext:value-type="string">
            <text:p>int16_t VRef_SF;</text:p>
          </table:table-cell>
        </table:table-row>
        <table:table-row table:style-name="ro3">
          <table:table-cell table:formula="of:=[.B24]+1" office:value-type="float" office:value="25" calcext:value-type="float">
            <text:p>25</text:p>
          </table:table-cell>
          <table:table-cell table:formula="of:=[.A25]+[.C25]-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RefOfs_SF</text:p>
          </table:table-cell>
          <table:table-cell office:value-type="string" calcext:value-type="string">
            <text:p>sunssf</text:p>
          </table:table-cell>
          <table:table-cell/>
          <table:table-cell table:formula="of:=IF([.G25]=&quot;sunssf&quot;;&quot;int16&quot;;[.G25])" office:value-type="string" office:string-value="int16" calcext:value-type="string">
            <text:p>int16</text:p>
          </table:table-cell>
          <table:table-cell table:formula="of:=IF([.I25]=&quot;enum16&quot;;&quot;uint16&quot;;[.I25])" office:value-type="string" office:string-value="int16" calcext:value-type="string">
            <text:p>int16</text:p>
          </table:table-cell>
          <table:table-cell table:formula="of:=IF([.J25]=&quot;bitfield32&quot;;&quot;uint32&quot;;[.J25])" office:value-type="string" office:string-value="int16" calcext:value-type="string">
            <text:p>int16</text:p>
          </table:table-cell>
          <table:table-cell table:formula="of:=IF([.K25]=&quot;String16&quot;;&quot;char[16]&quot;;[.K25])" office:value-type="string" office:string-value="int16" calcext:value-type="string">
            <text:p>int16</text:p>
          </table:table-cell>
          <table:table-cell table:formula="of:=IF([.L25]=&quot;acc32&quot;;&quot;uint32&quot;;[.L25])" office:value-type="string" office:string-value="int16" calcext:value-type="string">
            <text:p>int16</text:p>
          </table:table-cell>
          <table:table-cell table:formula="of:=IF([.M25]=&quot;acc64&quot;;&quot;uint64&quot;;[.M25])" office:value-type="string" office:string-value="int16" calcext:value-type="string">
            <text:p>int16</text:p>
          </table:table-cell>
          <table:table-cell/>
          <table:table-cell table:formula="of:=[.N25]&amp;&quot;_t &quot;&amp;[.F25]&amp;&quot;;&quot;" office:value-type="string" office:string-value="int16_t VRefOfs_SF;" calcext:value-type="string">
            <text:p>int16_t VRefOfs_SF;</text:p>
          </table:table-cell>
        </table:table-row>
        <table:table-row table:style-name="ro3">
          <table:table-cell table:formula="of:=[.B25]+1" office:value-type="float" office:value="26" calcext:value-type="float">
            <text:p>26</text:p>
          </table:table-cell>
          <table:table-cell table:formula="of:=[.A26]+[.C26]-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MinMax_SF</text:p>
          </table:table-cell>
          <table:table-cell office:value-type="string" calcext:value-type="string">
            <text:p>sunssf</text:p>
          </table:table-cell>
          <table:table-cell/>
          <table:table-cell table:formula="of:=IF([.G26]=&quot;sunssf&quot;;&quot;int16&quot;;[.G26])" office:value-type="string" office:string-value="int16" calcext:value-type="string">
            <text:p>int16</text:p>
          </table:table-cell>
          <table:table-cell table:formula="of:=IF([.I26]=&quot;enum16&quot;;&quot;uint16&quot;;[.I26])" office:value-type="string" office:string-value="int16" calcext:value-type="string">
            <text:p>int16</text:p>
          </table:table-cell>
          <table:table-cell table:formula="of:=IF([.J26]=&quot;bitfield32&quot;;&quot;uint32&quot;;[.J26])" office:value-type="string" office:string-value="int16" calcext:value-type="string">
            <text:p>int16</text:p>
          </table:table-cell>
          <table:table-cell table:formula="of:=IF([.K26]=&quot;String16&quot;;&quot;char[16]&quot;;[.K26])" office:value-type="string" office:string-value="int16" calcext:value-type="string">
            <text:p>int16</text:p>
          </table:table-cell>
          <table:table-cell table:formula="of:=IF([.L26]=&quot;acc32&quot;;&quot;uint32&quot;;[.L26])" office:value-type="string" office:string-value="int16" calcext:value-type="string">
            <text:p>int16</text:p>
          </table:table-cell>
          <table:table-cell table:formula="of:=IF([.M26]=&quot;acc64&quot;;&quot;uint64&quot;;[.M26])" office:value-type="string" office:string-value="int16" calcext:value-type="string">
            <text:p>int16</text:p>
          </table:table-cell>
          <table:table-cell/>
          <table:table-cell table:formula="of:=[.N26]&amp;&quot;_t &quot;&amp;[.F26]&amp;&quot;;&quot;" office:value-type="string" office:string-value="int16_t VMinMax_SF;" calcext:value-type="string">
            <text:p>int16_t VMinMax_SF;</text:p>
          </table:table-cell>
        </table:table-row>
        <table:table-row table:style-name="ro3">
          <table:table-cell table:formula="of:=[.B26]+1" office:value-type="float" office:value="27" calcext:value-type="float">
            <text:p>27</text:p>
          </table:table-cell>
          <table:table-cell table:formula="of:=[.A27]+[.C27]-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Max_SF</text:p>
          </table:table-cell>
          <table:table-cell office:value-type="string" calcext:value-type="string">
            <text:p>sunssf</text:p>
          </table:table-cell>
          <table:table-cell/>
          <table:table-cell table:formula="of:=IF([.G27]=&quot;sunssf&quot;;&quot;int16&quot;;[.G27])" office:value-type="string" office:string-value="int16" calcext:value-type="string">
            <text:p>int16</text:p>
          </table:table-cell>
          <table:table-cell table:formula="of:=IF([.I27]=&quot;enum16&quot;;&quot;uint16&quot;;[.I27])" office:value-type="string" office:string-value="int16" calcext:value-type="string">
            <text:p>int16</text:p>
          </table:table-cell>
          <table:table-cell table:formula="of:=IF([.J27]=&quot;bitfield32&quot;;&quot;uint32&quot;;[.J27])" office:value-type="string" office:string-value="int16" calcext:value-type="string">
            <text:p>int16</text:p>
          </table:table-cell>
          <table:table-cell table:formula="of:=IF([.K27]=&quot;String16&quot;;&quot;char[16]&quot;;[.K27])" office:value-type="string" office:string-value="int16" calcext:value-type="string">
            <text:p>int16</text:p>
          </table:table-cell>
          <table:table-cell table:formula="of:=IF([.L27]=&quot;acc32&quot;;&quot;uint32&quot;;[.L27])" office:value-type="string" office:string-value="int16" calcext:value-type="string">
            <text:p>int16</text:p>
          </table:table-cell>
          <table:table-cell table:formula="of:=IF([.M27]=&quot;acc64&quot;;&quot;uint64&quot;;[.M27])" office:value-type="string" office:string-value="int16" calcext:value-type="string">
            <text:p>int16</text:p>
          </table:table-cell>
          <table:table-cell/>
          <table:table-cell table:formula="of:=[.N27]&amp;&quot;_t &quot;&amp;[.F27]&amp;&quot;;&quot;" office:value-type="string" office:string-value="int16_t VAMax_SF;" calcext:value-type="string">
            <text:p>int16_t VAMax_SF;</text:p>
          </table:table-cell>
        </table:table-row>
        <table:table-row table:style-name="ro3">
          <table:table-cell table:formula="of:=[.B27]+1" office:value-type="float" office:value="28" calcext:value-type="float">
            <text:p>28</text:p>
          </table:table-cell>
          <table:table-cell table:formula="of:=[.A28]+[.C28]-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Max_SF</text:p>
          </table:table-cell>
          <table:table-cell office:value-type="string" calcext:value-type="string">
            <text:p>sunssf</text:p>
          </table:table-cell>
          <table:table-cell/>
          <table:table-cell table:formula="of:=IF([.G28]=&quot;sunssf&quot;;&quot;int16&quot;;[.G28])" office:value-type="string" office:string-value="int16" calcext:value-type="string">
            <text:p>int16</text:p>
          </table:table-cell>
          <table:table-cell table:formula="of:=IF([.I28]=&quot;enum16&quot;;&quot;uint16&quot;;[.I28])" office:value-type="string" office:string-value="int16" calcext:value-type="string">
            <text:p>int16</text:p>
          </table:table-cell>
          <table:table-cell table:formula="of:=IF([.J28]=&quot;bitfield32&quot;;&quot;uint32&quot;;[.J28])" office:value-type="string" office:string-value="int16" calcext:value-type="string">
            <text:p>int16</text:p>
          </table:table-cell>
          <table:table-cell table:formula="of:=IF([.K28]=&quot;String16&quot;;&quot;char[16]&quot;;[.K28])" office:value-type="string" office:string-value="int16" calcext:value-type="string">
            <text:p>int16</text:p>
          </table:table-cell>
          <table:table-cell table:formula="of:=IF([.L28]=&quot;acc32&quot;;&quot;uint32&quot;;[.L28])" office:value-type="string" office:string-value="int16" calcext:value-type="string">
            <text:p>int16</text:p>
          </table:table-cell>
          <table:table-cell table:formula="of:=IF([.M28]=&quot;acc64&quot;;&quot;uint64&quot;;[.M28])" office:value-type="string" office:string-value="int16" calcext:value-type="string">
            <text:p>int16</text:p>
          </table:table-cell>
          <table:table-cell/>
          <table:table-cell table:formula="of:=[.N28]&amp;&quot;_t &quot;&amp;[.F28]&amp;&quot;;&quot;" office:value-type="string" office:string-value="int16_t VARMax_SF;" calcext:value-type="string">
            <text:p>int16_t VARMax_SF;</text:p>
          </table:table-cell>
        </table:table-row>
        <table:table-row table:style-name="ro3">
          <table:table-cell table:formula="of:=[.B28]+1" office:value-type="float" office:value="29" calcext:value-type="float">
            <text:p>29</text:p>
          </table:table-cell>
          <table:table-cell table:formula="of:=[.A29]+[.C29]-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table:style-name="ce4" office:value-type="string" calcext:value-type="string">
            <text:p>WGra_SF</text:p>
          </table:table-cell>
          <table:table-cell office:value-type="string" calcext:value-type="string">
            <text:p>sunssf</text:p>
          </table:table-cell>
          <table:table-cell/>
          <table:table-cell table:formula="of:=IF([.G29]=&quot;sunssf&quot;;&quot;int16&quot;;[.G29])" office:value-type="string" office:string-value="int16" calcext:value-type="string">
            <text:p>int16</text:p>
          </table:table-cell>
          <table:table-cell table:formula="of:=IF([.I29]=&quot;enum16&quot;;&quot;uint16&quot;;[.I29])" office:value-type="string" office:string-value="int16" calcext:value-type="string">
            <text:p>int16</text:p>
          </table:table-cell>
          <table:table-cell table:formula="of:=IF([.J29]=&quot;bitfield32&quot;;&quot;uint32&quot;;[.J29])" office:value-type="string" office:string-value="int16" calcext:value-type="string">
            <text:p>int16</text:p>
          </table:table-cell>
          <table:table-cell table:formula="of:=IF([.K29]=&quot;String16&quot;;&quot;char[16]&quot;;[.K29])" office:value-type="string" office:string-value="int16" calcext:value-type="string">
            <text:p>int16</text:p>
          </table:table-cell>
          <table:table-cell table:formula="of:=IF([.L29]=&quot;acc32&quot;;&quot;uint32&quot;;[.L29])" office:value-type="string" office:string-value="int16" calcext:value-type="string">
            <text:p>int16</text:p>
          </table:table-cell>
          <table:table-cell table:formula="of:=IF([.M29]=&quot;acc64&quot;;&quot;uint64&quot;;[.M29])" office:value-type="string" office:string-value="int16" calcext:value-type="string">
            <text:p>int16</text:p>
          </table:table-cell>
          <table:table-cell/>
          <table:table-cell table:formula="of:=[.N29]&amp;&quot;_t &quot;&amp;[.F29]&amp;&quot;;&quot;" office:value-type="string" office:string-value="int16_t WGra_SF;" calcext:value-type="string">
            <text:p>int16_t WGra_SF;</text:p>
          </table:table-cell>
        </table:table-row>
        <table:table-row table:style-name="ro3">
          <table:table-cell table:formula="of:=[.B29]+1" office:value-type="float" office:value="30" calcext:value-type="float">
            <text:p>30</text:p>
          </table:table-cell>
          <table:table-cell table:formula="of:=[.A30]+[.C30]-1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table:style-name="ce4" office:value-type="string" calcext:value-type="string">
            <text:p>PFMin_SF</text:p>
          </table:table-cell>
          <table:table-cell office:value-type="string" calcext:value-type="string">
            <text:p>sunssf</text:p>
          </table:table-cell>
          <table:table-cell/>
          <table:table-cell table:formula="of:=IF([.G30]=&quot;sunssf&quot;;&quot;int16&quot;;[.G30])" office:value-type="string" office:string-value="int16" calcext:value-type="string">
            <text:p>int16</text:p>
          </table:table-cell>
          <table:table-cell table:formula="of:=IF([.I30]=&quot;enum16&quot;;&quot;uint16&quot;;[.I30])" office:value-type="string" office:string-value="int16" calcext:value-type="string">
            <text:p>int16</text:p>
          </table:table-cell>
          <table:table-cell table:formula="of:=IF([.J30]=&quot;bitfield32&quot;;&quot;uint32&quot;;[.J30])" office:value-type="string" office:string-value="int16" calcext:value-type="string">
            <text:p>int16</text:p>
          </table:table-cell>
          <table:table-cell table:formula="of:=IF([.K30]=&quot;String16&quot;;&quot;char[16]&quot;;[.K30])" office:value-type="string" office:string-value="int16" calcext:value-type="string">
            <text:p>int16</text:p>
          </table:table-cell>
          <table:table-cell table:formula="of:=IF([.L30]=&quot;acc32&quot;;&quot;uint32&quot;;[.L30])" office:value-type="string" office:string-value="int16" calcext:value-type="string">
            <text:p>int16</text:p>
          </table:table-cell>
          <table:table-cell table:formula="of:=IF([.M30]=&quot;acc64&quot;;&quot;uint64&quot;;[.M30])" office:value-type="string" office:string-value="int16" calcext:value-type="string">
            <text:p>int16</text:p>
          </table:table-cell>
          <table:table-cell/>
          <table:table-cell table:formula="of:=[.N30]&amp;&quot;_t &quot;&amp;[.F30]&amp;&quot;;&quot;" office:value-type="string" office:string-value="int16_t PFMin_SF;" calcext:value-type="string">
            <text:p>int16_t PFMin_SF;</text:p>
          </table:table-cell>
        </table:table-row>
        <table:table-row table:style-name="ro3">
          <table:table-cell table:formula="of:=[.B30]+1" office:value-type="float" office:value="31" calcext:value-type="float">
            <text:p>31</text:p>
          </table:table-cell>
          <table:table-cell table:formula="of:=[.A31]+[.C31]-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table:style-name="ce4" office:value-type="string" calcext:value-type="string">
            <text:p>MaxRmpRte_SF</text:p>
          </table:table-cell>
          <table:table-cell office:value-type="string" calcext:value-type="string">
            <text:p>sunssf</text:p>
          </table:table-cell>
          <table:table-cell/>
          <table:table-cell table:formula="of:=IF([.G31]=&quot;sunssf&quot;;&quot;int16&quot;;[.G31])" office:value-type="string" office:string-value="int16" calcext:value-type="string">
            <text:p>int16</text:p>
          </table:table-cell>
          <table:table-cell table:formula="of:=IF([.I31]=&quot;enum16&quot;;&quot;uint16&quot;;[.I31])" office:value-type="string" office:string-value="int16" calcext:value-type="string">
            <text:p>int16</text:p>
          </table:table-cell>
          <table:table-cell table:formula="of:=IF([.J31]=&quot;bitfield32&quot;;&quot;uint32&quot;;[.J31])" office:value-type="string" office:string-value="int16" calcext:value-type="string">
            <text:p>int16</text:p>
          </table:table-cell>
          <table:table-cell table:formula="of:=IF([.K31]=&quot;String16&quot;;&quot;char[16]&quot;;[.K31])" office:value-type="string" office:string-value="int16" calcext:value-type="string">
            <text:p>int16</text:p>
          </table:table-cell>
          <table:table-cell table:formula="of:=IF([.L31]=&quot;acc32&quot;;&quot;uint32&quot;;[.L31])" office:value-type="string" office:string-value="int16" calcext:value-type="string">
            <text:p>int16</text:p>
          </table:table-cell>
          <table:table-cell table:formula="of:=IF([.M31]=&quot;acc64&quot;;&quot;uint64&quot;;[.M31])" office:value-type="string" office:string-value="int16" calcext:value-type="string">
            <text:p>int16</text:p>
          </table:table-cell>
          <table:table-cell/>
          <table:table-cell table:formula="of:=[.N31]&amp;&quot;_t &quot;&amp;[.F31]&amp;&quot;;&quot;" office:value-type="string" office:string-value="int16_t MaxRmpRte_SF;" calcext:value-type="string">
            <text:p>int16_t MaxRmpRte_SF;</text:p>
          </table:table-cell>
        </table:table-row>
        <table:table-row table:style-name="ro3">
          <table:table-cell table:formula="of:=[.B31]+1" office:value-type="float" office:value="32" calcext:value-type="float">
            <text:p>32</text:p>
          </table:table-cell>
          <table:table-cell table:formula="of:=[.A32]+[.C32]-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table:style-name="ce4" office:value-type="string" calcext:value-type="string">
            <text:p>ECPNomHz_SF</text:p>
          </table:table-cell>
          <table:table-cell office:value-type="string" calcext:value-type="string">
            <text:p>sunssf</text:p>
          </table:table-cell>
          <table:table-cell/>
          <table:table-cell table:formula="of:=IF([.G32]=&quot;sunssf&quot;;&quot;int16&quot;;[.G32])" office:value-type="string" office:string-value="int16" calcext:value-type="string">
            <text:p>int16</text:p>
          </table:table-cell>
          <table:table-cell table:formula="of:=IF([.I32]=&quot;enum16&quot;;&quot;uint16&quot;;[.I32])" office:value-type="string" office:string-value="int16" calcext:value-type="string">
            <text:p>int16</text:p>
          </table:table-cell>
          <table:table-cell table:formula="of:=IF([.J32]=&quot;bitfield32&quot;;&quot;uint32&quot;;[.J32])" office:value-type="string" office:string-value="int16" calcext:value-type="string">
            <text:p>int16</text:p>
          </table:table-cell>
          <table:table-cell table:formula="of:=IF([.K32]=&quot;String16&quot;;&quot;char[16]&quot;;[.K32])" office:value-type="string" office:string-value="int16" calcext:value-type="string">
            <text:p>int16</text:p>
          </table:table-cell>
          <table:table-cell table:formula="of:=IF([.L32]=&quot;acc32&quot;;&quot;uint32&quot;;[.L32])" office:value-type="string" office:string-value="int16" calcext:value-type="string">
            <text:p>int16</text:p>
          </table:table-cell>
          <table:table-cell table:formula="of:=IF([.M32]=&quot;acc64&quot;;&quot;uint64&quot;;[.M32])" office:value-type="string" office:string-value="int16" calcext:value-type="string">
            <text:p>int16</text:p>
          </table:table-cell>
          <table:table-cell/>
          <table:table-cell table:formula="of:=[.N32]&amp;&quot;_t &quot;&amp;[.F32]&amp;&quot;;&quot;" office:value-type="string" office:string-value="int16_t ECPNomHz_SF;" calcext:value-type="string">
            <text:p>int16_t ECPNomHz_SF;</text:p>
          </table:table-cell>
        </table:table-row>
      </table:table>
      <table:table table:name="Status" table:style-name="ta1">
        <table:table-column table:style-name="co1" table:number-columns-repeated="5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1" table:default-cell-style-name="ce12"/>
        <table:table-column table:style-name="co1" table:number-columns-repeated="9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Well-known value. Uniquely identifies this as a sunspec model status (122)</text:p>
          </table:table-cell>
          <table:table-cell office:value-type="string" calcext:value-type="string">
            <text:p>uint16</text:p>
          </table:table-cell>
          <table:table-cell/>
          <table:table-cell table:formula="of:=IF([.H1]=&quot;sunssf&quot;;&quot;int16&quot;;[.H1])" office:value-type="string" office:string-value="uint16" calcext:value-type="string">
            <text:p>uint16</text:p>
          </table:table-cell>
          <table:table-cell table:formula="of:=IF([.J1]=&quot;enum16&quot;;&quot;uint16&quot;;[.J1])" office:value-type="string" office:string-value="uint16" calcext:value-type="string">
            <text:p>uint16</text:p>
          </table:table-cell>
          <table:table-cell table:formula="of:=IF([.K1]=&quot;bitfield16&quot;;&quot;uint16&quot;;[.K1])" office:value-type="string" office:string-value="uint16" calcext:value-type="string">
            <text:p>uint16</text:p>
          </table:table-cell>
          <table:table-cell table:formula="of:=IF([.L1]=&quot;bitfield32&quot;;&quot;uint32&quot;;[.L1])" office:value-type="string" office:string-value="uint16" calcext:value-type="string">
            <text:p>uint16</text:p>
          </table:table-cell>
          <table:table-cell table:formula="of:=IF([.M1]=&quot;String16&quot;;&quot;char[16]&quot;;[.M1])" office:value-type="string" office:string-value="uint16" calcext:value-type="string">
            <text:p>uint16</text:p>
          </table:table-cell>
          <table:table-cell table:formula="of:=IF([.N1]=&quot;acc32&quot;;&quot;uint32&quot;;[.N1])" office:value-type="string" office:string-value="uint16" calcext:value-type="string">
            <text:p>uint16</text:p>
          </table:table-cell>
          <table:table-cell table:formula="of:=IF([.O1]=&quot;acc64&quot;;&quot;uint64&quot;;[.O1])" office:value-type="string" office:string-value="uint16" calcext:value-type="string">
            <text:p>uint16</text:p>
          </table:table-cell>
          <table:table-cell/>
          <table:table-cell table:formula="of:=[.P1]&amp;&quot;_t &quot;&amp;[.F1]&amp;&quot;;&quot;" office:value-type="string" office:string-value="uint16_t ID;" calcext:value-type="string">
            <text:p>uint16_t ID;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ngth of sunspec model status (122)</text:p>
          </table:table-cell>
          <table:table-cell office:value-type="string" calcext:value-type="string">
            <text:p>uint16</text:p>
          </table:table-cell>
          <table:table-cell/>
          <table:table-cell table:formula="of:=IF([.H2]=&quot;sunssf&quot;;&quot;int16&quot;;[.H2])" office:value-type="string" office:string-value="uint16" calcext:value-type="string">
            <text:p>uint16</text:p>
          </table:table-cell>
          <table:table-cell table:formula="of:=IF([.J2]=&quot;enum16&quot;;&quot;uint16&quot;;[.J2])" office:value-type="string" office:string-value="uint16" calcext:value-type="string">
            <text:p>uint16</text:p>
          </table:table-cell>
          <table:table-cell table:formula="of:=IF([.K2]=&quot;bitfield16&quot;;&quot;uint16&quot;;[.K2])" office:value-type="string" office:string-value="uint16" calcext:value-type="string">
            <text:p>uint16</text:p>
          </table:table-cell>
          <table:table-cell table:formula="of:=IF([.L2]=&quot;bitfield32&quot;;&quot;uint32&quot;;[.L2])" office:value-type="string" office:string-value="uint16" calcext:value-type="string">
            <text:p>uint16</text:p>
          </table:table-cell>
          <table:table-cell table:formula="of:=IF([.M2]=&quot;String16&quot;;&quot;char[16]&quot;;[.M2])" office:value-type="string" office:string-value="uint16" calcext:value-type="string">
            <text:p>uint16</text:p>
          </table:table-cell>
          <table:table-cell table:formula="of:=IF([.N2]=&quot;acc32&quot;;&quot;uint32&quot;;[.N2])" office:value-type="string" office:string-value="uint16" calcext:value-type="string">
            <text:p>uint16</text:p>
          </table:table-cell>
          <table:table-cell table:formula="of:=IF([.O2]=&quot;acc64&quot;;&quot;uint64&quot;;[.O2])" office:value-type="string" office:string-value="uint16" calcext:value-type="string">
            <text:p>uint16</text:p>
          </table:table-cell>
          <table:table-cell/>
          <table:table-cell table:formula="of:=[.P2]&amp;&quot;_t &quot;&amp;[.F2]&amp;&quot;;&quot;" office:value-type="string" office:string-value="uint16_t L;" calcext:value-type="string">
            <text:p>uint16_t L;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VConn</text:p>
          </table:table-cell>
          <table:table-cell office:value-type="string" calcext:value-type="string">
            <text:p>PV inverter present/available status. Enumerated value.</text:p>
          </table:table-cell>
          <table:table-cell office:value-type="string" calcext:value-type="string">
            <text:p>bitfield16</text:p>
          </table:table-cell>
          <table:table-cell/>
          <table:table-cell table:formula="of:=IF([.H3]=&quot;sunssf&quot;;&quot;int16&quot;;[.H3])" office:value-type="string" office:string-value="bitfield16" calcext:value-type="string">
            <text:p>bitfield16</text:p>
          </table:table-cell>
          <table:table-cell table:formula="of:=IF([.J3]=&quot;enum16&quot;;&quot;uint16&quot;;[.J3])" office:value-type="string" office:string-value="bitfield16" calcext:value-type="string">
            <text:p>bitfield16</text:p>
          </table:table-cell>
          <table:table-cell table:formula="of:=IF([.K3]=&quot;bitfield16&quot;;&quot;uint16&quot;;[.K3])" office:value-type="string" office:string-value="uint16" calcext:value-type="string">
            <text:p>uint16</text:p>
          </table:table-cell>
          <table:table-cell table:formula="of:=IF([.L3]=&quot;bitfield32&quot;;&quot;uint32&quot;;[.L3])" office:value-type="string" office:string-value="uint16" calcext:value-type="string">
            <text:p>uint16</text:p>
          </table:table-cell>
          <table:table-cell table:formula="of:=IF([.M3]=&quot;String16&quot;;&quot;char[16]&quot;;[.M3])" office:value-type="string" office:string-value="uint16" calcext:value-type="string">
            <text:p>uint16</text:p>
          </table:table-cell>
          <table:table-cell table:formula="of:=IF([.N3]=&quot;acc32&quot;;&quot;uint32&quot;;[.N3])" office:value-type="string" office:string-value="uint16" calcext:value-type="string">
            <text:p>uint16</text:p>
          </table:table-cell>
          <table:table-cell table:formula="of:=IF([.O3]=&quot;acc64&quot;;&quot;uint64&quot;;[.O3])" office:value-type="string" office:string-value="uint16" calcext:value-type="string">
            <text:p>uint16</text:p>
          </table:table-cell>
          <table:table-cell/>
          <table:table-cell table:formula="of:=[.P3]&amp;&quot;_t &quot;&amp;[.F3]&amp;&quot;;&quot;" office:value-type="string" office:string-value="uint16_t PVConn;" calcext:value-type="string">
            <text:p>uint16_t PVConn;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torConn</text:p>
          </table:table-cell>
          <table:table-cell office:value-type="string" calcext:value-type="string">
            <text:p>Storage inverter present/available status. Enumerated value.</text:p>
          </table:table-cell>
          <table:table-cell office:value-type="string" calcext:value-type="string">
            <text:p>bitfield16</text:p>
          </table:table-cell>
          <table:table-cell/>
          <table:table-cell table:formula="of:=IF([.H4]=&quot;sunssf&quot;;&quot;int16&quot;;[.H4])" office:value-type="string" office:string-value="bitfield16" calcext:value-type="string">
            <text:p>bitfield16</text:p>
          </table:table-cell>
          <table:table-cell table:formula="of:=IF([.J4]=&quot;enum16&quot;;&quot;uint16&quot;;[.J4])" office:value-type="string" office:string-value="bitfield16" calcext:value-type="string">
            <text:p>bitfield16</text:p>
          </table:table-cell>
          <table:table-cell table:formula="of:=IF([.K4]=&quot;bitfield16&quot;;&quot;uint16&quot;;[.K4])" office:value-type="string" office:string-value="uint16" calcext:value-type="string">
            <text:p>uint16</text:p>
          </table:table-cell>
          <table:table-cell table:formula="of:=IF([.L4]=&quot;bitfield32&quot;;&quot;uint32&quot;;[.L4])" office:value-type="string" office:string-value="uint16" calcext:value-type="string">
            <text:p>uint16</text:p>
          </table:table-cell>
          <table:table-cell table:formula="of:=IF([.M4]=&quot;String16&quot;;&quot;char[16]&quot;;[.M4])" office:value-type="string" office:string-value="uint16" calcext:value-type="string">
            <text:p>uint16</text:p>
          </table:table-cell>
          <table:table-cell table:formula="of:=IF([.N4]=&quot;acc32&quot;;&quot;uint32&quot;;[.N4])" office:value-type="string" office:string-value="uint16" calcext:value-type="string">
            <text:p>uint16</text:p>
          </table:table-cell>
          <table:table-cell table:formula="of:=IF([.O4]=&quot;acc64&quot;;&quot;uint64&quot;;[.O4])" office:value-type="string" office:string-value="uint16" calcext:value-type="string">
            <text:p>uint16</text:p>
          </table:table-cell>
          <table:table-cell/>
          <table:table-cell table:formula="of:=[.P4]&amp;&quot;_t &quot;&amp;[.F4]&amp;&quot;;&quot;" office:value-type="string" office:string-value="uint16_t StorConn;" calcext:value-type="string">
            <text:p>uint16_t StorConn;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CPConn</text:p>
          </table:table-cell>
          <table:table-cell office:value-type="string" calcext:value-type="string">
            <text:p>ECP connection status: disconnected=0 <text:s/>connected=1.</text:p>
          </table:table-cell>
          <table:table-cell office:value-type="string" calcext:value-type="string">
            <text:p>bitfield16</text:p>
          </table:table-cell>
          <table:table-cell/>
          <table:table-cell table:formula="of:=IF([.H5]=&quot;sunssf&quot;;&quot;int16&quot;;[.H5])" office:value-type="string" office:string-value="bitfield16" calcext:value-type="string">
            <text:p>bitfield16</text:p>
          </table:table-cell>
          <table:table-cell table:formula="of:=IF([.J5]=&quot;enum16&quot;;&quot;uint16&quot;;[.J5])" office:value-type="string" office:string-value="bitfield16" calcext:value-type="string">
            <text:p>bitfield16</text:p>
          </table:table-cell>
          <table:table-cell table:formula="of:=IF([.K5]=&quot;bitfield16&quot;;&quot;uint16&quot;;[.K5])" office:value-type="string" office:string-value="uint16" calcext:value-type="string">
            <text:p>uint16</text:p>
          </table:table-cell>
          <table:table-cell table:formula="of:=IF([.L5]=&quot;bitfield32&quot;;&quot;uint32&quot;;[.L5])" office:value-type="string" office:string-value="uint16" calcext:value-type="string">
            <text:p>uint16</text:p>
          </table:table-cell>
          <table:table-cell table:formula="of:=IF([.M5]=&quot;String16&quot;;&quot;char[16]&quot;;[.M5])" office:value-type="string" office:string-value="uint16" calcext:value-type="string">
            <text:p>uint16</text:p>
          </table:table-cell>
          <table:table-cell table:formula="of:=IF([.N5]=&quot;acc32&quot;;&quot;uint32&quot;;[.N5])" office:value-type="string" office:string-value="uint16" calcext:value-type="string">
            <text:p>uint16</text:p>
          </table:table-cell>
          <table:table-cell table:formula="of:=IF([.O5]=&quot;acc64&quot;;&quot;uint64&quot;;[.O5])" office:value-type="string" office:string-value="uint16" calcext:value-type="string">
            <text:p>uint16</text:p>
          </table:table-cell>
          <table:table-cell/>
          <table:table-cell table:formula="of:=[.P5]&amp;&quot;_t &quot;&amp;[.F5]&amp;&quot;;&quot;" office:value-type="string" office:string-value="uint16_t ECPConn;" calcext:value-type="string">
            <text:p>uint16_t ECPConn;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ctWh</text:p>
          </table:table-cell>
          <table:table-cell office:value-type="string" calcext:value-type="string">
            <text:p>AC lifetime active (real) energy output.</text:p>
          </table:table-cell>
          <table:table-cell office:value-type="string" calcext:value-type="string">
            <text:p>acc64</text:p>
          </table:table-cell>
          <table:table-cell/>
          <table:table-cell table:formula="of:=IF([.H6]=&quot;sunssf&quot;;&quot;int16&quot;;[.H6])" office:value-type="string" office:string-value="acc64" calcext:value-type="string">
            <text:p>acc64</text:p>
          </table:table-cell>
          <table:table-cell table:formula="of:=IF([.J6]=&quot;enum16&quot;;&quot;uint16&quot;;[.J6])" office:value-type="string" office:string-value="acc64" calcext:value-type="string">
            <text:p>acc64</text:p>
          </table:table-cell>
          <table:table-cell table:formula="of:=IF([.K6]=&quot;bitfield16&quot;;&quot;uint16&quot;;[.K6])" office:value-type="string" office:string-value="acc64" calcext:value-type="string">
            <text:p>acc64</text:p>
          </table:table-cell>
          <table:table-cell table:formula="of:=IF([.L6]=&quot;bitfield32&quot;;&quot;uint32&quot;;[.L6])" office:value-type="string" office:string-value="acc64" calcext:value-type="string">
            <text:p>acc64</text:p>
          </table:table-cell>
          <table:table-cell table:formula="of:=IF([.M6]=&quot;String16&quot;;&quot;char[16]&quot;;[.M6])" office:value-type="string" office:string-value="acc64" calcext:value-type="string">
            <text:p>acc64</text:p>
          </table:table-cell>
          <table:table-cell table:formula="of:=IF([.N6]=&quot;acc32&quot;;&quot;uint32&quot;;[.N6])" office:value-type="string" office:string-value="acc64" calcext:value-type="string">
            <text:p>acc64</text:p>
          </table:table-cell>
          <table:table-cell table:formula="of:=IF([.O6]=&quot;acc64&quot;;&quot;uint64&quot;;[.O6])" office:value-type="string" office:string-value="uint64" calcext:value-type="string">
            <text:p>uint64</text:p>
          </table:table-cell>
          <table:table-cell/>
          <table:table-cell table:formula="of:=[.P6]&amp;&quot;_t &quot;&amp;[.F6]&amp;&quot;;&quot;" office:value-type="string" office:string-value="uint64_t ActWh;" calcext:value-type="string">
            <text:p>uint64_t ActWh;</text:p>
          </table:table-cell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ActVAh</text:p>
          </table:table-cell>
          <table:table-cell table:style-name="ce5" office:value-type="string" calcext:value-type="string">
            <text:p>AC lifetime apparent energy output.</text:p>
          </table:table-cell>
          <table:table-cell table:style-name="ce2" office:value-type="string" calcext:value-type="string">
            <text:p>acc64</text:p>
          </table:table-cell>
          <table:table-cell table:style-name="ce13"/>
          <table:table-cell table:formula="of:=IF([.H7]=&quot;sunssf&quot;;&quot;int16&quot;;[.H7])" office:value-type="string" office:string-value="acc64" calcext:value-type="string">
            <text:p>acc64</text:p>
          </table:table-cell>
          <table:table-cell table:formula="of:=IF([.J7]=&quot;enum16&quot;;&quot;uint16&quot;;[.J7])" office:value-type="string" office:string-value="acc64" calcext:value-type="string">
            <text:p>acc64</text:p>
          </table:table-cell>
          <table:table-cell table:formula="of:=IF([.K7]=&quot;bitfield16&quot;;&quot;uint16&quot;;[.K7])" office:value-type="string" office:string-value="acc64" calcext:value-type="string">
            <text:p>acc64</text:p>
          </table:table-cell>
          <table:table-cell table:formula="of:=IF([.L7]=&quot;bitfield32&quot;;&quot;uint32&quot;;[.L7])" office:value-type="string" office:string-value="acc64" calcext:value-type="string">
            <text:p>acc64</text:p>
          </table:table-cell>
          <table:table-cell table:formula="of:=IF([.M7]=&quot;String16&quot;;&quot;char[16]&quot;;[.M7])" office:value-type="string" office:string-value="acc64" calcext:value-type="string">
            <text:p>acc64</text:p>
          </table:table-cell>
          <table:table-cell table:formula="of:=IF([.N7]=&quot;acc32&quot;;&quot;uint32&quot;;[.N7])" office:value-type="string" office:string-value="acc64" calcext:value-type="string">
            <text:p>acc64</text:p>
          </table:table-cell>
          <table:table-cell table:formula="of:=IF([.O7]=&quot;acc64&quot;;&quot;uint64&quot;;[.O7])" office:value-type="string" office:string-value="uint64" calcext:value-type="string">
            <text:p>uint64</text:p>
          </table:table-cell>
          <table:table-cell/>
          <table:table-cell table:formula="of:=[.P7]&amp;&quot;_t &quot;&amp;[.F7]&amp;&quot;;&quot;" office:value-type="string" office:string-value="uint64_t ActVAh;" calcext:value-type="string">
            <text:p>uint64_t ActVAh;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ActVArhQ1</text:p>
          </table:table-cell>
          <table:table-cell table:style-name="ce5" office:value-type="string" calcext:value-type="string">
            <text:p>AC lifetime reactive energy output in quadrant 1.</text:p>
          </table:table-cell>
          <table:table-cell table:style-name="ce2" office:value-type="string" calcext:value-type="string">
            <text:p>acc64</text:p>
          </table:table-cell>
          <table:table-cell table:style-name="ce13"/>
          <table:table-cell table:formula="of:=IF([.H8]=&quot;sunssf&quot;;&quot;int16&quot;;[.H8])" office:value-type="string" office:string-value="acc64" calcext:value-type="string">
            <text:p>acc64</text:p>
          </table:table-cell>
          <table:table-cell table:formula="of:=IF([.J8]=&quot;enum16&quot;;&quot;uint16&quot;;[.J8])" office:value-type="string" office:string-value="acc64" calcext:value-type="string">
            <text:p>acc64</text:p>
          </table:table-cell>
          <table:table-cell table:formula="of:=IF([.K8]=&quot;bitfield16&quot;;&quot;uint16&quot;;[.K8])" office:value-type="string" office:string-value="acc64" calcext:value-type="string">
            <text:p>acc64</text:p>
          </table:table-cell>
          <table:table-cell table:formula="of:=IF([.L8]=&quot;bitfield32&quot;;&quot;uint32&quot;;[.L8])" office:value-type="string" office:string-value="acc64" calcext:value-type="string">
            <text:p>acc64</text:p>
          </table:table-cell>
          <table:table-cell table:formula="of:=IF([.M8]=&quot;String16&quot;;&quot;char[16]&quot;;[.M8])" office:value-type="string" office:string-value="acc64" calcext:value-type="string">
            <text:p>acc64</text:p>
          </table:table-cell>
          <table:table-cell table:formula="of:=IF([.N8]=&quot;acc32&quot;;&quot;uint32&quot;;[.N8])" office:value-type="string" office:string-value="acc64" calcext:value-type="string">
            <text:p>acc64</text:p>
          </table:table-cell>
          <table:table-cell table:formula="of:=IF([.O8]=&quot;acc64&quot;;&quot;uint64&quot;;[.O8])" office:value-type="string" office:string-value="uint64" calcext:value-type="string">
            <text:p>uint64</text:p>
          </table:table-cell>
          <table:table-cell/>
          <table:table-cell table:formula="of:=[.P8]&amp;&quot;_t &quot;&amp;[.F8]&amp;&quot;;&quot;" office:value-type="string" office:string-value="uint64_t ActVArhQ1;" calcext:value-type="string">
            <text:p>uint64_t ActVArhQ1;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ActVArhQ2</text:p>
          </table:table-cell>
          <table:table-cell table:style-name="ce5" office:value-type="string" calcext:value-type="string">
            <text:p>AC lifetime reactive energy output in quadrant 2.</text:p>
          </table:table-cell>
          <table:table-cell table:style-name="ce2" office:value-type="string" calcext:value-type="string">
            <text:p>acc64</text:p>
          </table:table-cell>
          <table:table-cell table:style-name="ce13"/>
          <table:table-cell table:formula="of:=IF([.H9]=&quot;sunssf&quot;;&quot;int16&quot;;[.H9])" office:value-type="string" office:string-value="acc64" calcext:value-type="string">
            <text:p>acc64</text:p>
          </table:table-cell>
          <table:table-cell table:formula="of:=IF([.J9]=&quot;enum16&quot;;&quot;uint16&quot;;[.J9])" office:value-type="string" office:string-value="acc64" calcext:value-type="string">
            <text:p>acc64</text:p>
          </table:table-cell>
          <table:table-cell table:formula="of:=IF([.K9]=&quot;bitfield16&quot;;&quot;uint16&quot;;[.K9])" office:value-type="string" office:string-value="acc64" calcext:value-type="string">
            <text:p>acc64</text:p>
          </table:table-cell>
          <table:table-cell table:formula="of:=IF([.L9]=&quot;bitfield32&quot;;&quot;uint32&quot;;[.L9])" office:value-type="string" office:string-value="acc64" calcext:value-type="string">
            <text:p>acc64</text:p>
          </table:table-cell>
          <table:table-cell table:formula="of:=IF([.M9]=&quot;String16&quot;;&quot;char[16]&quot;;[.M9])" office:value-type="string" office:string-value="acc64" calcext:value-type="string">
            <text:p>acc64</text:p>
          </table:table-cell>
          <table:table-cell table:formula="of:=IF([.N9]=&quot;acc32&quot;;&quot;uint32&quot;;[.N9])" office:value-type="string" office:string-value="acc64" calcext:value-type="string">
            <text:p>acc64</text:p>
          </table:table-cell>
          <table:table-cell table:formula="of:=IF([.O9]=&quot;acc64&quot;;&quot;uint64&quot;;[.O9])" office:value-type="string" office:string-value="uint64" calcext:value-type="string">
            <text:p>uint64</text:p>
          </table:table-cell>
          <table:table-cell/>
          <table:table-cell table:formula="of:=[.P9]&amp;&quot;_t &quot;&amp;[.F9]&amp;&quot;;&quot;" office:value-type="string" office:string-value="uint64_t ActVArhQ2;" calcext:value-type="string">
            <text:p>uint64_t ActVArhQ2;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ActVArhQ3</text:p>
          </table:table-cell>
          <table:table-cell table:style-name="ce5" office:value-type="string" calcext:value-type="string">
            <text:p>AC lifetime negative energy output <text:s/>in quadrant 3.</text:p>
          </table:table-cell>
          <table:table-cell table:style-name="ce2" office:value-type="string" calcext:value-type="string">
            <text:p>acc64</text:p>
          </table:table-cell>
          <table:table-cell table:style-name="ce13"/>
          <table:table-cell table:formula="of:=IF([.H10]=&quot;sunssf&quot;;&quot;int16&quot;;[.H10])" office:value-type="string" office:string-value="acc64" calcext:value-type="string">
            <text:p>acc64</text:p>
          </table:table-cell>
          <table:table-cell table:formula="of:=IF([.J10]=&quot;enum16&quot;;&quot;uint16&quot;;[.J10])" office:value-type="string" office:string-value="acc64" calcext:value-type="string">
            <text:p>acc64</text:p>
          </table:table-cell>
          <table:table-cell table:formula="of:=IF([.K10]=&quot;bitfield16&quot;;&quot;uint16&quot;;[.K10])" office:value-type="string" office:string-value="acc64" calcext:value-type="string">
            <text:p>acc64</text:p>
          </table:table-cell>
          <table:table-cell table:formula="of:=IF([.L10]=&quot;bitfield32&quot;;&quot;uint32&quot;;[.L10])" office:value-type="string" office:string-value="acc64" calcext:value-type="string">
            <text:p>acc64</text:p>
          </table:table-cell>
          <table:table-cell table:formula="of:=IF([.M10]=&quot;String16&quot;;&quot;char[16]&quot;;[.M10])" office:value-type="string" office:string-value="acc64" calcext:value-type="string">
            <text:p>acc64</text:p>
          </table:table-cell>
          <table:table-cell table:formula="of:=IF([.N10]=&quot;acc32&quot;;&quot;uint32&quot;;[.N10])" office:value-type="string" office:string-value="acc64" calcext:value-type="string">
            <text:p>acc64</text:p>
          </table:table-cell>
          <table:table-cell table:formula="of:=IF([.O10]=&quot;acc64&quot;;&quot;uint64&quot;;[.O10])" office:value-type="string" office:string-value="uint64" calcext:value-type="string">
            <text:p>uint64</text:p>
          </table:table-cell>
          <table:table-cell/>
          <table:table-cell table:formula="of:=[.P10]&amp;&quot;_t &quot;&amp;[.F10]&amp;&quot;;&quot;" office:value-type="string" office:string-value="uint64_t ActVArhQ3;" calcext:value-type="string">
            <text:p>uint64_t ActVArhQ3;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ActVArhQ4</text:p>
          </table:table-cell>
          <table:table-cell table:style-name="ce5" office:value-type="string" calcext:value-type="string">
            <text:p>AC lifetime reactive energy output <text:s/>in quadrant 4.</text:p>
          </table:table-cell>
          <table:table-cell table:style-name="ce2" office:value-type="string" calcext:value-type="string">
            <text:p>acc64</text:p>
          </table:table-cell>
          <table:table-cell table:style-name="ce13"/>
          <table:table-cell table:formula="of:=IF([.H11]=&quot;sunssf&quot;;&quot;int16&quot;;[.H11])" office:value-type="string" office:string-value="acc64" calcext:value-type="string">
            <text:p>acc64</text:p>
          </table:table-cell>
          <table:table-cell table:formula="of:=IF([.J11]=&quot;enum16&quot;;&quot;uint16&quot;;[.J11])" office:value-type="string" office:string-value="acc64" calcext:value-type="string">
            <text:p>acc64</text:p>
          </table:table-cell>
          <table:table-cell table:formula="of:=IF([.K11]=&quot;bitfield16&quot;;&quot;uint16&quot;;[.K11])" office:value-type="string" office:string-value="acc64" calcext:value-type="string">
            <text:p>acc64</text:p>
          </table:table-cell>
          <table:table-cell table:formula="of:=IF([.L11]=&quot;bitfield32&quot;;&quot;uint32&quot;;[.L11])" office:value-type="string" office:string-value="acc64" calcext:value-type="string">
            <text:p>acc64</text:p>
          </table:table-cell>
          <table:table-cell table:formula="of:=IF([.M11]=&quot;String16&quot;;&quot;char[16]&quot;;[.M11])" office:value-type="string" office:string-value="acc64" calcext:value-type="string">
            <text:p>acc64</text:p>
          </table:table-cell>
          <table:table-cell table:formula="of:=IF([.N11]=&quot;acc32&quot;;&quot;uint32&quot;;[.N11])" office:value-type="string" office:string-value="acc64" calcext:value-type="string">
            <text:p>acc64</text:p>
          </table:table-cell>
          <table:table-cell table:formula="of:=IF([.O11]=&quot;acc64&quot;;&quot;uint64&quot;;[.O11])" office:value-type="string" office:string-value="uint64" calcext:value-type="string">
            <text:p>uint64</text:p>
          </table:table-cell>
          <table:table-cell/>
          <table:table-cell table:formula="of:=[.P11]&amp;&quot;_t &quot;&amp;[.F11]&amp;&quot;;&quot;" office:value-type="string" office:string-value="uint64_t ActVArhQ4;" calcext:value-type="string">
            <text:p>uint64_t ActVArhQ4;</text:p>
          </table:table-cell>
        </table:table-row>
        <table:table-row table:style-name="ro1"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VArAval</text:p>
          </table:table-cell>
          <table:table-cell table:style-name="ce5" office:value-type="string" calcext:value-type="string">
            <text:p>Amount of VARs available without impacting watts output.</text:p>
          </table:table-cell>
          <table:table-cell table:style-name="ce2" office:value-type="string" calcext:value-type="string">
            <text:p>int16</text:p>
          </table:table-cell>
          <table:table-cell table:style-name="ce13"/>
          <table:table-cell table:formula="of:=IF([.H12]=&quot;sunssf&quot;;&quot;int16&quot;;[.H12])" office:value-type="string" office:string-value="int16" calcext:value-type="string">
            <text:p>int16</text:p>
          </table:table-cell>
          <table:table-cell table:formula="of:=IF([.J12]=&quot;enum16&quot;;&quot;uint16&quot;;[.J12])" office:value-type="string" office:string-value="int16" calcext:value-type="string">
            <text:p>int16</text:p>
          </table:table-cell>
          <table:table-cell table:formula="of:=IF([.K12]=&quot;bitfield16&quot;;&quot;uint16&quot;;[.K12])" office:value-type="string" office:string-value="int16" calcext:value-type="string">
            <text:p>int16</text:p>
          </table:table-cell>
          <table:table-cell table:formula="of:=IF([.L12]=&quot;bitfield32&quot;;&quot;uint32&quot;;[.L12])" office:value-type="string" office:string-value="int16" calcext:value-type="string">
            <text:p>int16</text:p>
          </table:table-cell>
          <table:table-cell table:formula="of:=IF([.M12]=&quot;String16&quot;;&quot;char[16]&quot;;[.M12])" office:value-type="string" office:string-value="int16" calcext:value-type="string">
            <text:p>int16</text:p>
          </table:table-cell>
          <table:table-cell table:formula="of:=IF([.N12]=&quot;acc32&quot;;&quot;uint32&quot;;[.N12])" office:value-type="string" office:string-value="int16" calcext:value-type="string">
            <text:p>int16</text:p>
          </table:table-cell>
          <table:table-cell table:formula="of:=IF([.O12]=&quot;acc64&quot;;&quot;uint64&quot;;[.O12])" office:value-type="string" office:string-value="int16" calcext:value-type="string">
            <text:p>int16</text:p>
          </table:table-cell>
          <table:table-cell/>
          <table:table-cell table:formula="of:=[.P12]&amp;&quot;_t &quot;&amp;[.F12]&amp;&quot;;&quot;" office:value-type="string" office:string-value="int16_t VArAval;" calcext:value-type="string">
            <text:p>int16_t VArAval;</text:p>
          </table:table-cell>
        </table:table-row>
        <table:table-row table:style-name="ro2">
          <table:table-cell table:number-columns-repeated="2"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VArAval_SF</text:p>
          </table:table-cell>
          <table:table-cell table:style-name="ce5" office:value-type="string" calcext:value-type="string">
            <text:p>Scale factor for available VARs.</text:p>
          </table:table-cell>
          <table:table-cell table:style-name="ce2" office:value-type="string" calcext:value-type="string">
            <text:p>sunssf</text:p>
          </table:table-cell>
          <table:table-cell table:style-name="ce13"/>
          <table:table-cell table:formula="of:=IF([.H13]=&quot;sunssf&quot;;&quot;int16&quot;;[.H13])" office:value-type="string" office:string-value="int16" calcext:value-type="string">
            <text:p>int16</text:p>
          </table:table-cell>
          <table:table-cell table:formula="of:=IF([.J13]=&quot;enum16&quot;;&quot;uint16&quot;;[.J13])" office:value-type="string" office:string-value="int16" calcext:value-type="string">
            <text:p>int16</text:p>
          </table:table-cell>
          <table:table-cell table:formula="of:=IF([.K13]=&quot;bitfield16&quot;;&quot;uint16&quot;;[.K13])" office:value-type="string" office:string-value="int16" calcext:value-type="string">
            <text:p>int16</text:p>
          </table:table-cell>
          <table:table-cell table:formula="of:=IF([.L13]=&quot;bitfield32&quot;;&quot;uint32&quot;;[.L13])" office:value-type="string" office:string-value="int16" calcext:value-type="string">
            <text:p>int16</text:p>
          </table:table-cell>
          <table:table-cell table:formula="of:=IF([.M13]=&quot;String16&quot;;&quot;char[16]&quot;;[.M13])" office:value-type="string" office:string-value="int16" calcext:value-type="string">
            <text:p>int16</text:p>
          </table:table-cell>
          <table:table-cell table:formula="of:=IF([.N13]=&quot;acc32&quot;;&quot;uint32&quot;;[.N13])" office:value-type="string" office:string-value="int16" calcext:value-type="string">
            <text:p>int16</text:p>
          </table:table-cell>
          <table:table-cell table:formula="of:=IF([.O13]=&quot;acc64&quot;;&quot;uint64&quot;;[.O13])" office:value-type="string" office:string-value="int16" calcext:value-type="string">
            <text:p>int16</text:p>
          </table:table-cell>
          <table:table-cell/>
          <table:table-cell table:formula="of:=[.P13]&amp;&quot;_t &quot;&amp;[.F13]&amp;&quot;;&quot;" office:value-type="string" office:string-value="int16_t VArAval_SF;" calcext:value-type="string">
            <text:p>int16_t VArAval_SF;</text:p>
          </table:table-cell>
        </table:table-row>
        <table:table-row table:style-name="ro2">
          <table:table-cell table:number-columns-repeated="2"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WAval</text:p>
          </table:table-cell>
          <table:table-cell table:style-name="ce5" office:value-type="string" calcext:value-type="string">
            <text:p>Amount of Watts available.</text:p>
          </table:table-cell>
          <table:table-cell table:style-name="ce2" office:value-type="string" calcext:value-type="string">
            <text:p>uint16</text:p>
          </table:table-cell>
          <table:table-cell table:style-name="ce13"/>
          <table:table-cell table:formula="of:=IF([.H14]=&quot;sunssf&quot;;&quot;int16&quot;;[.H14])" office:value-type="string" office:string-value="uint16" calcext:value-type="string">
            <text:p>uint16</text:p>
          </table:table-cell>
          <table:table-cell table:formula="of:=IF([.J14]=&quot;enum16&quot;;&quot;uint16&quot;;[.J14])" office:value-type="string" office:string-value="uint16" calcext:value-type="string">
            <text:p>uint16</text:p>
          </table:table-cell>
          <table:table-cell table:formula="of:=IF([.K14]=&quot;bitfield16&quot;;&quot;uint16&quot;;[.K14])" office:value-type="string" office:string-value="uint16" calcext:value-type="string">
            <text:p>uint16</text:p>
          </table:table-cell>
          <table:table-cell table:formula="of:=IF([.L14]=&quot;bitfield32&quot;;&quot;uint32&quot;;[.L14])" office:value-type="string" office:string-value="uint16" calcext:value-type="string">
            <text:p>uint16</text:p>
          </table:table-cell>
          <table:table-cell table:formula="of:=IF([.M14]=&quot;String16&quot;;&quot;char[16]&quot;;[.M14])" office:value-type="string" office:string-value="uint16" calcext:value-type="string">
            <text:p>uint16</text:p>
          </table:table-cell>
          <table:table-cell table:formula="of:=IF([.N14]=&quot;acc32&quot;;&quot;uint32&quot;;[.N14])" office:value-type="string" office:string-value="uint16" calcext:value-type="string">
            <text:p>uint16</text:p>
          </table:table-cell>
          <table:table-cell table:formula="of:=IF([.O14]=&quot;acc64&quot;;&quot;uint64&quot;;[.O14])" office:value-type="string" office:string-value="uint16" calcext:value-type="string">
            <text:p>uint16</text:p>
          </table:table-cell>
          <table:table-cell/>
          <table:table-cell table:formula="of:=[.P14]&amp;&quot;_t &quot;&amp;[.F14]&amp;&quot;;&quot;" office:value-type="string" office:string-value="uint16_t WAval;" calcext:value-type="string">
            <text:p>uint16_t WAval;</text:p>
          </table:table-cell>
        </table:table-row>
        <table:table-row table:style-name="ro2">
          <table:table-cell table:number-columns-repeated="2" table:style-name="ce2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WAval_SF</text:p>
          </table:table-cell>
          <table:table-cell table:style-name="ce5" office:value-type="string" calcext:value-type="string">
            <text:p>Scale factor for available Watts.</text:p>
          </table:table-cell>
          <table:table-cell table:style-name="ce2" office:value-type="string" calcext:value-type="string">
            <text:p>sunssf</text:p>
          </table:table-cell>
          <table:table-cell table:style-name="ce13"/>
          <table:table-cell table:formula="of:=IF([.H15]=&quot;sunssf&quot;;&quot;int16&quot;;[.H15])" office:value-type="string" office:string-value="int16" calcext:value-type="string">
            <text:p>int16</text:p>
          </table:table-cell>
          <table:table-cell table:formula="of:=IF([.J15]=&quot;enum16&quot;;&quot;uint16&quot;;[.J15])" office:value-type="string" office:string-value="int16" calcext:value-type="string">
            <text:p>int16</text:p>
          </table:table-cell>
          <table:table-cell table:formula="of:=IF([.K15]=&quot;bitfield16&quot;;&quot;uint16&quot;;[.K15])" office:value-type="string" office:string-value="int16" calcext:value-type="string">
            <text:p>int16</text:p>
          </table:table-cell>
          <table:table-cell table:formula="of:=IF([.L15]=&quot;bitfield32&quot;;&quot;uint32&quot;;[.L15])" office:value-type="string" office:string-value="int16" calcext:value-type="string">
            <text:p>int16</text:p>
          </table:table-cell>
          <table:table-cell table:formula="of:=IF([.M15]=&quot;String16&quot;;&quot;char[16]&quot;;[.M15])" office:value-type="string" office:string-value="int16" calcext:value-type="string">
            <text:p>int16</text:p>
          </table:table-cell>
          <table:table-cell table:formula="of:=IF([.N15]=&quot;acc32&quot;;&quot;uint32&quot;;[.N15])" office:value-type="string" office:string-value="int16" calcext:value-type="string">
            <text:p>int16</text:p>
          </table:table-cell>
          <table:table-cell table:formula="of:=IF([.O15]=&quot;acc64&quot;;&quot;uint64&quot;;[.O15])" office:value-type="string" office:string-value="int16" calcext:value-type="string">
            <text:p>int16</text:p>
          </table:table-cell>
          <table:table-cell/>
          <table:table-cell table:formula="of:=[.P15]&amp;&quot;_t &quot;&amp;[.F15]&amp;&quot;;&quot;" office:value-type="string" office:string-value="int16_t WAval_SF;" calcext:value-type="string">
            <text:p>int16_t WAval_SF;</text:p>
          </table:table-cell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StSetLimMsk</text:p>
          </table:table-cell>
          <table:table-cell table:style-name="ce5" office:value-type="string" calcext:value-type="string">
            <text:p>Bit Mask indicating setpoint limit(s) reached.</text:p>
          </table:table-cell>
          <table:table-cell table:style-name="ce2" office:value-type="string" calcext:value-type="string">
            <text:p>bitfield32</text:p>
          </table:table-cell>
          <table:table-cell table:style-name="ce13"/>
          <table:table-cell table:formula="of:=IF([.H16]=&quot;sunssf&quot;;&quot;int16&quot;;[.H16])" office:value-type="string" office:string-value="bitfield32" calcext:value-type="string">
            <text:p>bitfield32</text:p>
          </table:table-cell>
          <table:table-cell table:formula="of:=IF([.J16]=&quot;enum16&quot;;&quot;uint16&quot;;[.J16])" office:value-type="string" office:string-value="bitfield32" calcext:value-type="string">
            <text:p>bitfield32</text:p>
          </table:table-cell>
          <table:table-cell table:formula="of:=IF([.K16]=&quot;bitfield16&quot;;&quot;uint16&quot;;[.K16])" office:value-type="string" office:string-value="bitfield32" calcext:value-type="string">
            <text:p>bitfield32</text:p>
          </table:table-cell>
          <table:table-cell table:formula="of:=IF([.L16]=&quot;bitfield32&quot;;&quot;uint32&quot;;[.L16])" office:value-type="string" office:string-value="uint32" calcext:value-type="string">
            <text:p>uint32</text:p>
          </table:table-cell>
          <table:table-cell table:formula="of:=IF([.M16]=&quot;String16&quot;;&quot;char[16]&quot;;[.M16])" office:value-type="string" office:string-value="uint32" calcext:value-type="string">
            <text:p>uint32</text:p>
          </table:table-cell>
          <table:table-cell table:formula="of:=IF([.N16]=&quot;acc32&quot;;&quot;uint32&quot;;[.N16])" office:value-type="string" office:string-value="uint32" calcext:value-type="string">
            <text:p>uint32</text:p>
          </table:table-cell>
          <table:table-cell table:formula="of:=IF([.O16]=&quot;acc64&quot;;&quot;uint64&quot;;[.O16])" office:value-type="string" office:string-value="uint32" calcext:value-type="string">
            <text:p>uint32</text:p>
          </table:table-cell>
          <table:table-cell/>
          <table:table-cell table:formula="of:=[.P16]&amp;&quot;_t &quot;&amp;[.F16]&amp;&quot;;&quot;" office:value-type="string" office:string-value="uint32_t StSetLimMsk;" calcext:value-type="string">
            <text:p>uint32_t StSetLimMsk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tActCtl</text:p>
          </table:table-cell>
          <table:table-cell office:value-type="string" calcext:value-type="string">
            <text:p>Bit Mask indicating which inverter controls are currently active.</text:p>
          </table:table-cell>
          <table:table-cell office:value-type="string" calcext:value-type="string">
            <text:p>bitfield32</text:p>
          </table:table-cell>
          <table:table-cell/>
          <table:table-cell table:formula="of:=IF([.H17]=&quot;sunssf&quot;;&quot;int16&quot;;[.H17])" office:value-type="string" office:string-value="bitfield32" calcext:value-type="string">
            <text:p>bitfield32</text:p>
          </table:table-cell>
          <table:table-cell table:formula="of:=IF([.J17]=&quot;enum16&quot;;&quot;uint16&quot;;[.J17])" office:value-type="string" office:string-value="bitfield32" calcext:value-type="string">
            <text:p>bitfield32</text:p>
          </table:table-cell>
          <table:table-cell table:formula="of:=IF([.K17]=&quot;bitfield16&quot;;&quot;uint16&quot;;[.K17])" office:value-type="string" office:string-value="bitfield32" calcext:value-type="string">
            <text:p>bitfield32</text:p>
          </table:table-cell>
          <table:table-cell table:formula="of:=IF([.L17]=&quot;bitfield32&quot;;&quot;uint32&quot;;[.L17])" office:value-type="string" office:string-value="uint32" calcext:value-type="string">
            <text:p>uint32</text:p>
          </table:table-cell>
          <table:table-cell table:formula="of:=IF([.M17]=&quot;String16&quot;;&quot;char[16]&quot;;[.M17])" office:value-type="string" office:string-value="uint32" calcext:value-type="string">
            <text:p>uint32</text:p>
          </table:table-cell>
          <table:table-cell table:formula="of:=IF([.N17]=&quot;acc32&quot;;&quot;uint32&quot;;[.N17])" office:value-type="string" office:string-value="uint32" calcext:value-type="string">
            <text:p>uint32</text:p>
          </table:table-cell>
          <table:table-cell table:formula="of:=IF([.O17]=&quot;acc64&quot;;&quot;uint64&quot;;[.O17])" office:value-type="string" office:string-value="uint32" calcext:value-type="string">
            <text:p>uint32</text:p>
          </table:table-cell>
          <table:table-cell/>
          <table:table-cell table:formula="of:=[.P17]&amp;&quot;_t &quot;&amp;[.F17]&amp;&quot;;&quot;" office:value-type="string" office:string-value="uint32_t StActCtl;" calcext:value-type="string">
            <text:p>uint32_t StActCtl;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mSrc</text:p>
          </table:table-cell>
          <table:table-cell office:value-type="string" calcext:value-type="string">
            <text:p>Source of time synchronization.</text:p>
          </table:table-cell>
          <table:table-cell office:value-type="string" calcext:value-type="string">
            <text:p>string</text:p>
          </table:table-cell>
          <table:table-cell/>
          <table:table-cell table:formula="of:=IF([.H18]=&quot;sunssf&quot;;&quot;int16&quot;;[.H18])" office:value-type="string" office:string-value="string" calcext:value-type="string">
            <text:p>string</text:p>
          </table:table-cell>
          <table:table-cell table:formula="of:=IF([.J18]=&quot;enum16&quot;;&quot;uint16&quot;;[.J18])" office:value-type="string" office:string-value="string" calcext:value-type="string">
            <text:p>string</text:p>
          </table:table-cell>
          <table:table-cell table:formula="of:=IF([.K18]=&quot;bitfield16&quot;;&quot;uint16&quot;;[.K18])" office:value-type="string" office:string-value="string" calcext:value-type="string">
            <text:p>string</text:p>
          </table:table-cell>
          <table:table-cell table:formula="of:=IF([.L18]=&quot;bitfield32&quot;;&quot;uint32&quot;;[.L18])" office:value-type="string" office:string-value="string" calcext:value-type="string">
            <text:p>string</text:p>
          </table:table-cell>
          <table:table-cell table:formula="of:=IF([.M18]=&quot;String8&quot;;&quot;char[8]&quot;;[.M18])" office:value-type="string" office:string-value="string" calcext:value-type="string">
            <text:p>string</text:p>
          </table:table-cell>
          <table:table-cell table:formula="of:=IF([.N18]=&quot;acc32&quot;;&quot;uint32&quot;;[.N18])" office:value-type="string" office:string-value="string" calcext:value-type="string">
            <text:p>string</text:p>
          </table:table-cell>
          <table:table-cell table:formula="of:=IF([.O18]=&quot;acc64&quot;;&quot;uint64&quot;;[.O18])" office:value-type="string" office:string-value="string" calcext:value-type="string">
            <text:p>string</text:p>
          </table:table-cell>
          <table:table-cell/>
          <table:table-cell table:formula="of:=[.P18]&amp;&quot;_t &quot;&amp;[.F18]&amp;&quot;;&quot;" office:value-type="string" office:string-value="string_t TmSrc;" calcext:value-type="string">
            <text:p>string_t TmSrc;</text:p>
          </table:table-cell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Seconds since 01-01-2000 00:00 UTC</text:p>
          </table:table-cell>
          <table:table-cell office:value-type="string" calcext:value-type="string">
            <text:p>uint32</text:p>
          </table:table-cell>
          <table:table-cell/>
          <table:table-cell table:formula="of:=IF([.H19]=&quot;sunssf&quot;;&quot;int16&quot;;[.H19])" office:value-type="string" office:string-value="uint32" calcext:value-type="string">
            <text:p>uint32</text:p>
          </table:table-cell>
          <table:table-cell table:formula="of:=IF([.J19]=&quot;enum16&quot;;&quot;uint16&quot;;[.J19])" office:value-type="string" office:string-value="uint32" calcext:value-type="string">
            <text:p>uint32</text:p>
          </table:table-cell>
          <table:table-cell table:formula="of:=IF([.K19]=&quot;bitfield16&quot;;&quot;uint16&quot;;[.K19])" office:value-type="string" office:string-value="uint32" calcext:value-type="string">
            <text:p>uint32</text:p>
          </table:table-cell>
          <table:table-cell table:formula="of:=IF([.L19]=&quot;bitfield32&quot;;&quot;uint32&quot;;[.L19])" office:value-type="string" office:string-value="uint32" calcext:value-type="string">
            <text:p>uint32</text:p>
          </table:table-cell>
          <table:table-cell table:formula="of:=IF([.M19]=&quot;String16&quot;;&quot;char[16]&quot;;[.M19])" office:value-type="string" office:string-value="uint32" calcext:value-type="string">
            <text:p>uint32</text:p>
          </table:table-cell>
          <table:table-cell table:formula="of:=IF([.N19]=&quot;acc32&quot;;&quot;uint32&quot;;[.N19])" office:value-type="string" office:string-value="uint32" calcext:value-type="string">
            <text:p>uint32</text:p>
          </table:table-cell>
          <table:table-cell table:formula="of:=IF([.O19]=&quot;acc64&quot;;&quot;uint64&quot;;[.O19])" office:value-type="string" office:string-value="uint32" calcext:value-type="string">
            <text:p>uint32</text:p>
          </table:table-cell>
          <table:table-cell/>
          <table:table-cell table:formula="of:=[.P19]&amp;&quot;_t &quot;&amp;[.F19]&amp;&quot;;&quot;" office:value-type="string" office:string-value="uint32_t Tms;" calcext:value-type="string">
            <text:p>uint32_t Tms;</text:p>
          </table:table-cell>
        </table:table-row>
        <table:table-row table:style-name="ro4">
          <table:table-cell table:number-columns-repeated="2"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RtSt</text:p>
          </table:table-cell>
          <table:table-cell table:style-name="ce5" office:value-type="string" calcext:value-type="string">
            <text:p>Bit Mask indicating active ride-through status.</text:p>
          </table:table-cell>
          <table:table-cell table:style-name="ce2" office:value-type="string" calcext:value-type="string">
            <text:p>bitfield16</text:p>
          </table:table-cell>
          <table:table-cell table:style-name="ce13"/>
          <table:table-cell table:formula="of:=IF([.H20]=&quot;sunssf&quot;;&quot;int16&quot;;[.H20])" office:value-type="string" office:string-value="bitfield16" calcext:value-type="string">
            <text:p>bitfield16</text:p>
          </table:table-cell>
          <table:table-cell table:formula="of:=IF([.J20]=&quot;enum16&quot;;&quot;uint16&quot;;[.J20])" office:value-type="string" office:string-value="bitfield16" calcext:value-type="string">
            <text:p>bitfield16</text:p>
          </table:table-cell>
          <table:table-cell table:formula="of:=IF([.K20]=&quot;bitfield16&quot;;&quot;uint16&quot;;[.K20])" office:value-type="string" office:string-value="uint16" calcext:value-type="string">
            <text:p>uint16</text:p>
          </table:table-cell>
          <table:table-cell table:formula="of:=IF([.L20]=&quot;bitfield32&quot;;&quot;uint32&quot;;[.L20])" office:value-type="string" office:string-value="uint16" calcext:value-type="string">
            <text:p>uint16</text:p>
          </table:table-cell>
          <table:table-cell table:formula="of:=IF([.M20]=&quot;String16&quot;;&quot;char[16]&quot;;[.M20])" office:value-type="string" office:string-value="uint16" calcext:value-type="string">
            <text:p>uint16</text:p>
          </table:table-cell>
          <table:table-cell table:formula="of:=IF([.N20]=&quot;acc32&quot;;&quot;uint32&quot;;[.N20])" office:value-type="string" office:string-value="uint16" calcext:value-type="string">
            <text:p>uint16</text:p>
          </table:table-cell>
          <table:table-cell table:formula="of:=IF([.O20]=&quot;acc64&quot;;&quot;uint64&quot;;[.O20])" office:value-type="string" office:string-value="uint16" calcext:value-type="string">
            <text:p>uint16</text:p>
          </table:table-cell>
          <table:table-cell/>
          <table:table-cell table:formula="of:=[.P20]&amp;&quot;_t &quot;&amp;[.F20]&amp;&quot;;&quot;" office:value-type="string" office:string-value="uint16_t RtSt;" calcext:value-type="string">
            <text:p>uint16_t RtSt;</text:p>
          </table:table-cell>
        </table:table-row>
        <table:table-row table:style-name="ro2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Isolation resistance.</text:p>
          </table:table-cell>
          <table:table-cell office:value-type="string" calcext:value-type="string">
            <text:p>uint16</text:p>
          </table:table-cell>
          <table:table-cell/>
          <table:table-cell table:formula="of:=IF([.H21]=&quot;sunssf&quot;;&quot;int16&quot;;[.H21])" office:value-type="string" office:string-value="uint16" calcext:value-type="string">
            <text:p>uint16</text:p>
          </table:table-cell>
          <table:table-cell table:formula="of:=IF([.J21]=&quot;enum16&quot;;&quot;uint16&quot;;[.J21])" office:value-type="string" office:string-value="uint16" calcext:value-type="string">
            <text:p>uint16</text:p>
          </table:table-cell>
          <table:table-cell table:formula="of:=IF([.K21]=&quot;bitfield16&quot;;&quot;uint16&quot;;[.K21])" office:value-type="string" office:string-value="uint16" calcext:value-type="string">
            <text:p>uint16</text:p>
          </table:table-cell>
          <table:table-cell table:formula="of:=IF([.L21]=&quot;bitfield32&quot;;&quot;uint32&quot;;[.L21])" office:value-type="string" office:string-value="uint16" calcext:value-type="string">
            <text:p>uint16</text:p>
          </table:table-cell>
          <table:table-cell table:formula="of:=IF([.M21]=&quot;String16&quot;;&quot;char[16]&quot;;[.M21])" office:value-type="string" office:string-value="uint16" calcext:value-type="string">
            <text:p>uint16</text:p>
          </table:table-cell>
          <table:table-cell table:formula="of:=IF([.N21]=&quot;acc32&quot;;&quot;uint32&quot;;[.N21])" office:value-type="string" office:string-value="uint16" calcext:value-type="string">
            <text:p>uint16</text:p>
          </table:table-cell>
          <table:table-cell table:formula="of:=IF([.O21]=&quot;acc64&quot;;&quot;uint64&quot;;[.O21])" office:value-type="string" office:string-value="uint16" calcext:value-type="string">
            <text:p>uint16</text:p>
          </table:table-cell>
          <table:table-cell/>
          <table:table-cell table:formula="of:=[.P21]&amp;&quot;_t &quot;&amp;[.F21]&amp;&quot;;&quot;" office:value-type="string" office:string-value="uint16_t Ris;" calcext:value-type="string">
            <text:p>uint16_t Ris;</text:p>
          </table:table-cell>
        </table:table-row>
        <table:table-row table:style-name="ro4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Ris_SF</text:p>
          </table:table-cell>
          <table:table-cell office:value-type="string" calcext:value-type="string">
            <text:p>Scale factor for isolation resistance.</text:p>
          </table:table-cell>
          <table:table-cell office:value-type="string" calcext:value-type="string">
            <text:p>sunssf</text:p>
          </table:table-cell>
          <table:table-cell/>
          <table:table-cell table:formula="of:=IF([.H22]=&quot;sunssf&quot;;&quot;int16&quot;;[.H22])" office:value-type="string" office:string-value="int16" calcext:value-type="string">
            <text:p>int16</text:p>
          </table:table-cell>
          <table:table-cell table:formula="of:=IF([.J22]=&quot;enum16&quot;;&quot;uint16&quot;;[.J22])" office:value-type="string" office:string-value="int16" calcext:value-type="string">
            <text:p>int16</text:p>
          </table:table-cell>
          <table:table-cell table:formula="of:=IF([.K22]=&quot;bitfield16&quot;;&quot;uint16&quot;;[.K22])" office:value-type="string" office:string-value="int16" calcext:value-type="string">
            <text:p>int16</text:p>
          </table:table-cell>
          <table:table-cell table:formula="of:=IF([.L22]=&quot;bitfield32&quot;;&quot;uint32&quot;;[.L22])" office:value-type="string" office:string-value="int16" calcext:value-type="string">
            <text:p>int16</text:p>
          </table:table-cell>
          <table:table-cell table:formula="of:=IF([.M22]=&quot;String16&quot;;&quot;char[16]&quot;;[.M22])" office:value-type="string" office:string-value="int16" calcext:value-type="string">
            <text:p>int16</text:p>
          </table:table-cell>
          <table:table-cell table:formula="of:=IF([.N22]=&quot;acc32&quot;;&quot;uint32&quot;;[.N22])" office:value-type="string" office:string-value="int16" calcext:value-type="string">
            <text:p>int16</text:p>
          </table:table-cell>
          <table:table-cell table:formula="of:=IF([.O22]=&quot;acc64&quot;;&quot;uint64&quot;;[.O22])" office:value-type="string" office:string-value="int16" calcext:value-type="string">
            <text:p>int16</text:p>
          </table:table-cell>
          <table:table-cell/>
          <table:table-cell table:formula="of:=[.P22]&amp;&quot;_t &quot;&amp;[.F22]&amp;&quot;;&quot;" office:value-type="string" office:string-value="int16_t Ris_SF;" calcext:value-type="string">
            <text:p>int16_t Ris_SF;</text:p>
          </table:table-cell>
        </table:table-row>
      </table:table>
      <table:table table:name="Immediate" table:style-name="ta1">
        <table:table-column table:style-name="co1" table:number-columns-repeated="5" table:default-cell-style-name="ce7"/>
        <table:table-column table:style-name="co1" table:default-cell-style-name="ce8"/>
        <table:table-column table:style-name="co1" table:default-cell-style-name="ce7"/>
        <table:table-column table:style-name="co1" table:number-columns-repeated="10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table:formula="of:=[.A1]+[.C1]-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int16</text:p>
          </table:table-cell>
          <table:table-cell/>
          <table:table-cell table:formula="of:=IF([.G1]=&quot;sunssf&quot;;&quot;int16&quot;;[.G1])" office:value-type="string" office:string-value="uint16" calcext:value-type="string">
            <text:p>uint16</text:p>
          </table:table-cell>
          <table:table-cell table:formula="of:=IF([.I1]=&quot;enum16&quot;;&quot;uint16&quot;;[.I1])" office:value-type="string" office:string-value="uint16" calcext:value-type="string">
            <text:p>uint16</text:p>
          </table:table-cell>
          <table:table-cell table:formula="of:=IF([.J1]=&quot;bitfield16&quot;;&quot;uint16&quot;;[.J1])" office:value-type="string" office:string-value="uint16" calcext:value-type="string">
            <text:p>uint16</text:p>
          </table:table-cell>
          <table:table-cell table:formula="of:=IF([.K1]=&quot;bitfield32&quot;;&quot;uint32&quot;;[.K1])" office:value-type="string" office:string-value="uint16" calcext:value-type="string">
            <text:p>uint16</text:p>
          </table:table-cell>
          <table:table-cell table:formula="of:=IF([.L1]=&quot;String16&quot;;&quot;char[16]&quot;;[.L1])" office:value-type="string" office:string-value="uint16" calcext:value-type="string">
            <text:p>uint16</text:p>
          </table:table-cell>
          <table:table-cell table:formula="of:=IF([.M1]=&quot;acc32&quot;;&quot;uint32&quot;;[.M1])" office:value-type="string" office:string-value="uint16" calcext:value-type="string">
            <text:p>uint16</text:p>
          </table:table-cell>
          <table:table-cell table:formula="of:=IF([.N1]=&quot;acc64&quot;;&quot;uint64&quot;;[.N1])" office:value-type="string" office:string-value="uint16" calcext:value-type="string">
            <text:p>uint16</text:p>
          </table:table-cell>
          <table:table-cell/>
          <table:table-cell table:formula="of:=[.O1]&amp;&quot;_t &quot;&amp;[.F1]&amp;&quot;;&quot;" office:value-type="string" office:string-value="uint16_t ID;" calcext:value-type="string">
            <text:p>uint16_t ID;</text:p>
          </table:table-cell>
        </table:table-row>
        <table:table-row table:style-name="ro3">
          <table:table-cell table:formula="of:=[.B1]+1" office:value-type="float" office:value="2" calcext:value-type="float">
            <text:p>2</text:p>
          </table:table-cell>
          <table:table-cell table:formula="of:=[.A2]+[.C2]-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int16</text:p>
          </table:table-cell>
          <table:table-cell/>
          <table:table-cell table:formula="of:=IF([.G2]=&quot;sunssf&quot;;&quot;int16&quot;;[.G2])" office:value-type="string" office:string-value="uint16" calcext:value-type="string">
            <text:p>uint16</text:p>
          </table:table-cell>
          <table:table-cell table:formula="of:=IF([.I2]=&quot;enum16&quot;;&quot;uint16&quot;;[.I2])" office:value-type="string" office:string-value="uint16" calcext:value-type="string">
            <text:p>uint16</text:p>
          </table:table-cell>
          <table:table-cell table:formula="of:=IF([.J2]=&quot;bitfield16&quot;;&quot;uint16&quot;;[.J2])" office:value-type="string" office:string-value="uint16" calcext:value-type="string">
            <text:p>uint16</text:p>
          </table:table-cell>
          <table:table-cell table:formula="of:=IF([.K2]=&quot;bitfield32&quot;;&quot;uint32&quot;;[.K2])" office:value-type="string" office:string-value="uint16" calcext:value-type="string">
            <text:p>uint16</text:p>
          </table:table-cell>
          <table:table-cell table:formula="of:=IF([.L2]=&quot;String16&quot;;&quot;char[16]&quot;;[.L2])" office:value-type="string" office:string-value="uint16" calcext:value-type="string">
            <text:p>uint16</text:p>
          </table:table-cell>
          <table:table-cell table:formula="of:=IF([.M2]=&quot;acc32&quot;;&quot;uint32&quot;;[.M2])" office:value-type="string" office:string-value="uint16" calcext:value-type="string">
            <text:p>uint16</text:p>
          </table:table-cell>
          <table:table-cell table:formula="of:=IF([.N2]=&quot;acc64&quot;;&quot;uint64&quot;;[.N2])" office:value-type="string" office:string-value="uint16" calcext:value-type="string">
            <text:p>uint16</text:p>
          </table:table-cell>
          <table:table-cell/>
          <table:table-cell table:formula="of:=[.O2]&amp;&quot;_t &quot;&amp;[.F2]&amp;&quot;;&quot;" office:value-type="string" office:string-value="uint16_t L;" calcext:value-type="string">
            <text:p>uint16_t L;</text:p>
          </table:table-cell>
        </table:table-row>
        <table:table-row table:style-name="ro3">
          <table:table-cell table:formula="of:=[.B2]+1" office:value-type="float" office:value="3" calcext:value-type="float">
            <text:p>3</text:p>
          </table:table-cell>
          <table:table-cell table:formula="of:=[.A3]+[.C3]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Conn_WinTms</text:p>
          </table:table-cell>
          <table:table-cell office:value-type="string" calcext:value-type="string">
            <text:p>uint16</text:p>
          </table:table-cell>
          <table:table-cell/>
          <table:table-cell table:formula="of:=IF([.G3]=&quot;sunssf&quot;;&quot;int16&quot;;[.G3])" office:value-type="string" office:string-value="uint16" calcext:value-type="string">
            <text:p>uint16</text:p>
          </table:table-cell>
          <table:table-cell table:formula="of:=IF([.I3]=&quot;enum16&quot;;&quot;uint16&quot;;[.I3])" office:value-type="string" office:string-value="uint16" calcext:value-type="string">
            <text:p>uint16</text:p>
          </table:table-cell>
          <table:table-cell table:formula="of:=IF([.J3]=&quot;bitfield16&quot;;&quot;uint16&quot;;[.J3])" office:value-type="string" office:string-value="uint16" calcext:value-type="string">
            <text:p>uint16</text:p>
          </table:table-cell>
          <table:table-cell table:formula="of:=IF([.K3]=&quot;bitfield32&quot;;&quot;uint32&quot;;[.K3])" office:value-type="string" office:string-value="uint16" calcext:value-type="string">
            <text:p>uint16</text:p>
          </table:table-cell>
          <table:table-cell table:formula="of:=IF([.L3]=&quot;String16&quot;;&quot;char[16]&quot;;[.L3])" office:value-type="string" office:string-value="uint16" calcext:value-type="string">
            <text:p>uint16</text:p>
          </table:table-cell>
          <table:table-cell table:formula="of:=IF([.M3]=&quot;acc32&quot;;&quot;uint32&quot;;[.M3])" office:value-type="string" office:string-value="uint16" calcext:value-type="string">
            <text:p>uint16</text:p>
          </table:table-cell>
          <table:table-cell table:formula="of:=IF([.N3]=&quot;acc64&quot;;&quot;uint64&quot;;[.N3])" office:value-type="string" office:string-value="uint16" calcext:value-type="string">
            <text:p>uint16</text:p>
          </table:table-cell>
          <table:table-cell/>
          <table:table-cell table:formula="of:=[.O3]&amp;&quot;_t &quot;&amp;[.F3]&amp;&quot;;&quot;" office:value-type="string" office:string-value="uint16_t Conn_WinTms;" calcext:value-type="string">
            <text:p>uint16_t Conn_WinTms;</text:p>
          </table:table-cell>
        </table:table-row>
        <table:table-row table:style-name="ro3">
          <table:table-cell table:formula="of:=[.B3]+1" office:value-type="float" office:value="4" calcext:value-type="float">
            <text:p>4</text:p>
          </table:table-cell>
          <table:table-cell table:formula="of:=[.A4]+[.C4]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Conn_RvrtTms</text:p>
          </table:table-cell>
          <table:table-cell office:value-type="string" calcext:value-type="string">
            <text:p>uint16</text:p>
          </table:table-cell>
          <table:table-cell/>
          <table:table-cell table:formula="of:=IF([.G4]=&quot;sunssf&quot;;&quot;int16&quot;;[.G4])" office:value-type="string" office:string-value="uint16" calcext:value-type="string">
            <text:p>uint16</text:p>
          </table:table-cell>
          <table:table-cell table:formula="of:=IF([.I4]=&quot;enum16&quot;;&quot;uint16&quot;;[.I4])" office:value-type="string" office:string-value="uint16" calcext:value-type="string">
            <text:p>uint16</text:p>
          </table:table-cell>
          <table:table-cell table:formula="of:=IF([.J4]=&quot;bitfield16&quot;;&quot;uint16&quot;;[.J4])" office:value-type="string" office:string-value="uint16" calcext:value-type="string">
            <text:p>uint16</text:p>
          </table:table-cell>
          <table:table-cell table:formula="of:=IF([.K4]=&quot;bitfield32&quot;;&quot;uint32&quot;;[.K4])" office:value-type="string" office:string-value="uint16" calcext:value-type="string">
            <text:p>uint16</text:p>
          </table:table-cell>
          <table:table-cell table:formula="of:=IF([.L4]=&quot;String16&quot;;&quot;char[16]&quot;;[.L4])" office:value-type="string" office:string-value="uint16" calcext:value-type="string">
            <text:p>uint16</text:p>
          </table:table-cell>
          <table:table-cell table:formula="of:=IF([.M4]=&quot;acc32&quot;;&quot;uint32&quot;;[.M4])" office:value-type="string" office:string-value="uint16" calcext:value-type="string">
            <text:p>uint16</text:p>
          </table:table-cell>
          <table:table-cell table:formula="of:=IF([.N4]=&quot;acc64&quot;;&quot;uint64&quot;;[.N4])" office:value-type="string" office:string-value="uint16" calcext:value-type="string">
            <text:p>uint16</text:p>
          </table:table-cell>
          <table:table-cell/>
          <table:table-cell table:formula="of:=[.O4]&amp;&quot;_t &quot;&amp;[.F4]&amp;&quot;;&quot;" office:value-type="string" office:string-value="uint16_t Conn_RvrtTms;" calcext:value-type="string">
            <text:p>uint16_t Conn_RvrtTms;</text:p>
          </table:table-cell>
        </table:table-row>
        <table:table-row table:style-name="ro3">
          <table:table-cell table:formula="of:=[.B4]+1" office:value-type="float" office:value="5" calcext:value-type="float">
            <text:p>5</text:p>
          </table:table-cell>
          <table:table-cell table:formula="of:=[.A5]+[.C5]-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bitfield16</text:p>
          </table:table-cell>
          <table:table-cell/>
          <table:table-cell table:formula="of:=IF([.G5]=&quot;sunssf&quot;;&quot;int16&quot;;[.G5])" office:value-type="string" office:string-value="bitfield16" calcext:value-type="string">
            <text:p>bitfield16</text:p>
          </table:table-cell>
          <table:table-cell table:formula="of:=IF([.I5]=&quot;enum16&quot;;&quot;uint16&quot;;[.I5])" office:value-type="string" office:string-value="bitfield16" calcext:value-type="string">
            <text:p>bitfield16</text:p>
          </table:table-cell>
          <table:table-cell table:formula="of:=IF([.J5]=&quot;bitfield16&quot;;&quot;uint16&quot;;[.J5])" office:value-type="string" office:string-value="uint16" calcext:value-type="string">
            <text:p>uint16</text:p>
          </table:table-cell>
          <table:table-cell table:formula="of:=IF([.K5]=&quot;bitfield32&quot;;&quot;uint32&quot;;[.K5])" office:value-type="string" office:string-value="uint16" calcext:value-type="string">
            <text:p>uint16</text:p>
          </table:table-cell>
          <table:table-cell table:formula="of:=IF([.L5]=&quot;String16&quot;;&quot;char[16]&quot;;[.L5])" office:value-type="string" office:string-value="uint16" calcext:value-type="string">
            <text:p>uint16</text:p>
          </table:table-cell>
          <table:table-cell table:formula="of:=IF([.M5]=&quot;acc32&quot;;&quot;uint32&quot;;[.M5])" office:value-type="string" office:string-value="uint16" calcext:value-type="string">
            <text:p>uint16</text:p>
          </table:table-cell>
          <table:table-cell table:formula="of:=IF([.N5]=&quot;acc64&quot;;&quot;uint64&quot;;[.N5])" office:value-type="string" office:string-value="uint16" calcext:value-type="string">
            <text:p>uint16</text:p>
          </table:table-cell>
          <table:table-cell/>
          <table:table-cell table:formula="of:=[.O5]&amp;&quot;_t &quot;&amp;[.F5]&amp;&quot;;&quot;" office:value-type="string" office:string-value="uint16_t Conn;" calcext:value-type="string">
            <text:p>uint16_t Conn;</text:p>
          </table:table-cell>
        </table:table-row>
        <table:table-row table:style-name="ro3">
          <table:table-cell table:formula="of:=[.B5]+1" office:value-type="float" office:value="6" calcext:value-type="float">
            <text:p>6</text:p>
          </table:table-cell>
          <table:table-cell table:formula="of:=[.A6]+[.C6]-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WMaxLimPct</text:p>
          </table:table-cell>
          <table:table-cell office:value-type="string" calcext:value-type="string">
            <text:p>uint16</text:p>
          </table:table-cell>
          <table:table-cell/>
          <table:table-cell table:formula="of:=IF([.G6]=&quot;sunssf&quot;;&quot;int16&quot;;[.G6])" office:value-type="string" office:string-value="uint16" calcext:value-type="string">
            <text:p>uint16</text:p>
          </table:table-cell>
          <table:table-cell table:formula="of:=IF([.I6]=&quot;enum16&quot;;&quot;uint16&quot;;[.I6])" office:value-type="string" office:string-value="uint16" calcext:value-type="string">
            <text:p>uint16</text:p>
          </table:table-cell>
          <table:table-cell table:formula="of:=IF([.J6]=&quot;bitfield16&quot;;&quot;uint16&quot;;[.J6])" office:value-type="string" office:string-value="uint16" calcext:value-type="string">
            <text:p>uint16</text:p>
          </table:table-cell>
          <table:table-cell table:formula="of:=IF([.K6]=&quot;bitfield32&quot;;&quot;uint32&quot;;[.K6])" office:value-type="string" office:string-value="uint16" calcext:value-type="string">
            <text:p>uint16</text:p>
          </table:table-cell>
          <table:table-cell table:formula="of:=IF([.L6]=&quot;String16&quot;;&quot;char[16]&quot;;[.L6])" office:value-type="string" office:string-value="uint16" calcext:value-type="string">
            <text:p>uint16</text:p>
          </table:table-cell>
          <table:table-cell table:formula="of:=IF([.M6]=&quot;acc32&quot;;&quot;uint32&quot;;[.M6])" office:value-type="string" office:string-value="uint16" calcext:value-type="string">
            <text:p>uint16</text:p>
          </table:table-cell>
          <table:table-cell table:formula="of:=IF([.N6]=&quot;acc64&quot;;&quot;uint64&quot;;[.N6])" office:value-type="string" office:string-value="uint16" calcext:value-type="string">
            <text:p>uint16</text:p>
          </table:table-cell>
          <table:table-cell/>
          <table:table-cell table:formula="of:=[.O6]&amp;&quot;_t &quot;&amp;[.F6]&amp;&quot;;&quot;" office:value-type="string" office:string-value="uint16_t WMaxLimPct;" calcext:value-type="string">
            <text:p>uint16_t WMaxLimPct;</text:p>
          </table:table-cell>
        </table:table-row>
        <table:table-row table:style-name="ro2">
          <table:table-cell table:formula="of:=[.B6]+1" office:value-type="float" office:value="7" calcext:value-type="float">
            <text:p>7</text:p>
          </table:table-cell>
          <table:table-cell table:formula="of:=[.A7]+[.C7]-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WMaxLimPct_WinTms</text:p>
          </table:table-cell>
          <table:table-cell office:value-type="string" calcext:value-type="string">
            <text:p>uint16</text:p>
          </table:table-cell>
          <table:table-cell/>
          <table:table-cell table:formula="of:=IF([.G7]=&quot;sunssf&quot;;&quot;int16&quot;;[.G7])" office:value-type="string" office:string-value="uint16" calcext:value-type="string">
            <text:p>uint16</text:p>
          </table:table-cell>
          <table:table-cell table:formula="of:=IF([.I7]=&quot;enum16&quot;;&quot;uint16&quot;;[.I7])" office:value-type="string" office:string-value="uint16" calcext:value-type="string">
            <text:p>uint16</text:p>
          </table:table-cell>
          <table:table-cell table:formula="of:=IF([.J7]=&quot;bitfield16&quot;;&quot;uint16&quot;;[.J7])" office:value-type="string" office:string-value="uint16" calcext:value-type="string">
            <text:p>uint16</text:p>
          </table:table-cell>
          <table:table-cell table:formula="of:=IF([.K7]=&quot;bitfield32&quot;;&quot;uint32&quot;;[.K7])" office:value-type="string" office:string-value="uint16" calcext:value-type="string">
            <text:p>uint16</text:p>
          </table:table-cell>
          <table:table-cell table:formula="of:=IF([.L7]=&quot;String16&quot;;&quot;char[16]&quot;;[.L7])" office:value-type="string" office:string-value="uint16" calcext:value-type="string">
            <text:p>uint16</text:p>
          </table:table-cell>
          <table:table-cell table:formula="of:=IF([.M7]=&quot;acc32&quot;;&quot;uint32&quot;;[.M7])" office:value-type="string" office:string-value="uint16" calcext:value-type="string">
            <text:p>uint16</text:p>
          </table:table-cell>
          <table:table-cell table:formula="of:=IF([.N7]=&quot;acc64&quot;;&quot;uint64&quot;;[.N7])" office:value-type="string" office:string-value="uint16" calcext:value-type="string">
            <text:p>uint16</text:p>
          </table:table-cell>
          <table:table-cell/>
          <table:table-cell table:formula="of:=[.O7]&amp;&quot;_t &quot;&amp;[.F7]&amp;&quot;;&quot;" office:value-type="string" office:string-value="uint16_t WMaxLimPct_WinTms;" calcext:value-type="string">
            <text:p>uint16_t WMaxLimPct_WinTms;</text:p>
          </table:table-cell>
        </table:table-row>
        <table:table-row table:style-name="ro2">
          <table:table-cell table:formula="of:=[.B7]+1" office:value-type="float" office:value="8" calcext:value-type="float">
            <text:p>8</text:p>
          </table:table-cell>
          <table:table-cell table:formula="of:=[.A8]+[.C8]-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WMaxLimPct_RvrtTms</text:p>
          </table:table-cell>
          <table:table-cell office:value-type="string" calcext:value-type="string">
            <text:p>uint16</text:p>
          </table:table-cell>
          <table:table-cell/>
          <table:table-cell table:formula="of:=IF([.G8]=&quot;sunssf&quot;;&quot;int16&quot;;[.G8])" office:value-type="string" office:string-value="uint16" calcext:value-type="string">
            <text:p>uint16</text:p>
          </table:table-cell>
          <table:table-cell table:formula="of:=IF([.I8]=&quot;enum16&quot;;&quot;uint16&quot;;[.I8])" office:value-type="string" office:string-value="uint16" calcext:value-type="string">
            <text:p>uint16</text:p>
          </table:table-cell>
          <table:table-cell table:formula="of:=IF([.J8]=&quot;bitfield16&quot;;&quot;uint16&quot;;[.J8])" office:value-type="string" office:string-value="uint16" calcext:value-type="string">
            <text:p>uint16</text:p>
          </table:table-cell>
          <table:table-cell table:formula="of:=IF([.K8]=&quot;bitfield32&quot;;&quot;uint32&quot;;[.K8])" office:value-type="string" office:string-value="uint16" calcext:value-type="string">
            <text:p>uint16</text:p>
          </table:table-cell>
          <table:table-cell table:formula="of:=IF([.L8]=&quot;String16&quot;;&quot;char[16]&quot;;[.L8])" office:value-type="string" office:string-value="uint16" calcext:value-type="string">
            <text:p>uint16</text:p>
          </table:table-cell>
          <table:table-cell table:formula="of:=IF([.M8]=&quot;acc32&quot;;&quot;uint32&quot;;[.M8])" office:value-type="string" office:string-value="uint16" calcext:value-type="string">
            <text:p>uint16</text:p>
          </table:table-cell>
          <table:table-cell table:formula="of:=IF([.N8]=&quot;acc64&quot;;&quot;uint64&quot;;[.N8])" office:value-type="string" office:string-value="uint16" calcext:value-type="string">
            <text:p>uint16</text:p>
          </table:table-cell>
          <table:table-cell/>
          <table:table-cell table:formula="of:=[.O8]&amp;&quot;_t &quot;&amp;[.F8]&amp;&quot;;&quot;" office:value-type="string" office:string-value="uint16_t WMaxLimPct_RvrtTms;" calcext:value-type="string">
            <text:p>uint16_t WMaxLimPct_RvrtTms;</text:p>
          </table:table-cell>
        </table:table-row>
        <table:table-row table:style-name="ro2">
          <table:table-cell table:formula="of:=[.B8]+1" office:value-type="float" office:value="9" calcext:value-type="float">
            <text:p>9</text:p>
          </table:table-cell>
          <table:table-cell table:formula="of:=[.A9]+[.C9]-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WMaxLimPct_RmpTms</text:p>
          </table:table-cell>
          <table:table-cell office:value-type="string" calcext:value-type="string">
            <text:p>uint16</text:p>
          </table:table-cell>
          <table:table-cell/>
          <table:table-cell table:formula="of:=IF([.G9]=&quot;sunssf&quot;;&quot;int16&quot;;[.G9])" office:value-type="string" office:string-value="uint16" calcext:value-type="string">
            <text:p>uint16</text:p>
          </table:table-cell>
          <table:table-cell table:formula="of:=IF([.I9]=&quot;enum16&quot;;&quot;uint16&quot;;[.I9])" office:value-type="string" office:string-value="uint16" calcext:value-type="string">
            <text:p>uint16</text:p>
          </table:table-cell>
          <table:table-cell table:formula="of:=IF([.J9]=&quot;bitfield16&quot;;&quot;uint16&quot;;[.J9])" office:value-type="string" office:string-value="uint16" calcext:value-type="string">
            <text:p>uint16</text:p>
          </table:table-cell>
          <table:table-cell table:formula="of:=IF([.K9]=&quot;bitfield32&quot;;&quot;uint32&quot;;[.K9])" office:value-type="string" office:string-value="uint16" calcext:value-type="string">
            <text:p>uint16</text:p>
          </table:table-cell>
          <table:table-cell table:formula="of:=IF([.L9]=&quot;String16&quot;;&quot;char[16]&quot;;[.L9])" office:value-type="string" office:string-value="uint16" calcext:value-type="string">
            <text:p>uint16</text:p>
          </table:table-cell>
          <table:table-cell table:formula="of:=IF([.M9]=&quot;acc32&quot;;&quot;uint32&quot;;[.M9])" office:value-type="string" office:string-value="uint16" calcext:value-type="string">
            <text:p>uint16</text:p>
          </table:table-cell>
          <table:table-cell table:formula="of:=IF([.N9]=&quot;acc64&quot;;&quot;uint64&quot;;[.N9])" office:value-type="string" office:string-value="uint16" calcext:value-type="string">
            <text:p>uint16</text:p>
          </table:table-cell>
          <table:table-cell/>
          <table:table-cell table:formula="of:=[.O9]&amp;&quot;_t &quot;&amp;[.F9]&amp;&quot;;&quot;" office:value-type="string" office:string-value="uint16_t WMaxLimPct_RmpTms;" calcext:value-type="string">
            <text:p>uint16_t WMaxLimPct_RmpTms;</text:p>
          </table:table-cell>
        </table:table-row>
        <table:table-row table:style-name="ro3">
          <table:table-cell table:formula="of:=[.B9]+1" office:value-type="float" office:value="10" calcext:value-type="float">
            <text:p>10</text:p>
          </table:table-cell>
          <table:table-cell table:formula="of:=[.A10]+[.C10]-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WMaxLim_Ena</text:p>
          </table:table-cell>
          <table:table-cell office:value-type="string" calcext:value-type="string">
            <text:p>enum16</text:p>
          </table:table-cell>
          <table:table-cell/>
          <table:table-cell table:formula="of:=IF([.G10]=&quot;sunssf&quot;;&quot;int16&quot;;[.G10])" office:value-type="string" office:string-value="enum16" calcext:value-type="string">
            <text:p>enum16</text:p>
          </table:table-cell>
          <table:table-cell table:formula="of:=IF([.I10]=&quot;enum16&quot;;&quot;uint16&quot;;[.I10])" office:value-type="string" office:string-value="uint16" calcext:value-type="string">
            <text:p>uint16</text:p>
          </table:table-cell>
          <table:table-cell table:formula="of:=IF([.J10]=&quot;bitfield16&quot;;&quot;uint16&quot;;[.J10])" office:value-type="string" office:string-value="uint16" calcext:value-type="string">
            <text:p>uint16</text:p>
          </table:table-cell>
          <table:table-cell table:formula="of:=IF([.K10]=&quot;bitfield32&quot;;&quot;uint32&quot;;[.K10])" office:value-type="string" office:string-value="uint16" calcext:value-type="string">
            <text:p>uint16</text:p>
          </table:table-cell>
          <table:table-cell table:formula="of:=IF([.L10]=&quot;String16&quot;;&quot;char[16]&quot;;[.L10])" office:value-type="string" office:string-value="uint16" calcext:value-type="string">
            <text:p>uint16</text:p>
          </table:table-cell>
          <table:table-cell table:formula="of:=IF([.M10]=&quot;acc32&quot;;&quot;uint32&quot;;[.M10])" office:value-type="string" office:string-value="uint16" calcext:value-type="string">
            <text:p>uint16</text:p>
          </table:table-cell>
          <table:table-cell table:formula="of:=IF([.N10]=&quot;acc64&quot;;&quot;uint64&quot;;[.N10])" office:value-type="string" office:string-value="uint16" calcext:value-type="string">
            <text:p>uint16</text:p>
          </table:table-cell>
          <table:table-cell/>
          <table:table-cell table:formula="of:=[.O10]&amp;&quot;_t &quot;&amp;[.F10]&amp;&quot;;&quot;" office:value-type="string" office:string-value="uint16_t WMaxLim_Ena;" calcext:value-type="string">
            <text:p>uint16_t WMaxLim_Ena;</text:p>
          </table:table-cell>
        </table:table-row>
        <table:table-row table:style-name="ro3">
          <table:table-cell table:formula="of:=[.B10]+1" office:value-type="float" office:value="11" calcext:value-type="float">
            <text:p>11</text:p>
          </table:table-cell>
          <table:table-cell table:formula="of:=[.A11]+[.C11]-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OutPFSet</text:p>
          </table:table-cell>
          <table:table-cell office:value-type="string" calcext:value-type="string">
            <text:p>int16</text:p>
          </table:table-cell>
          <table:table-cell/>
          <table:table-cell table:formula="of:=IF([.G11]=&quot;sunssf&quot;;&quot;int16&quot;;[.G11])" office:value-type="string" office:string-value="int16" calcext:value-type="string">
            <text:p>int16</text:p>
          </table:table-cell>
          <table:table-cell table:formula="of:=IF([.I11]=&quot;enum16&quot;;&quot;uint16&quot;;[.I11])" office:value-type="string" office:string-value="int16" calcext:value-type="string">
            <text:p>int16</text:p>
          </table:table-cell>
          <table:table-cell table:formula="of:=IF([.J11]=&quot;bitfield16&quot;;&quot;uint16&quot;;[.J11])" office:value-type="string" office:string-value="int16" calcext:value-type="string">
            <text:p>int16</text:p>
          </table:table-cell>
          <table:table-cell table:formula="of:=IF([.K11]=&quot;bitfield32&quot;;&quot;uint32&quot;;[.K11])" office:value-type="string" office:string-value="int16" calcext:value-type="string">
            <text:p>int16</text:p>
          </table:table-cell>
          <table:table-cell table:formula="of:=IF([.L11]=&quot;String16&quot;;&quot;char[16]&quot;;[.L11])" office:value-type="string" office:string-value="int16" calcext:value-type="string">
            <text:p>int16</text:p>
          </table:table-cell>
          <table:table-cell table:formula="of:=IF([.M11]=&quot;acc32&quot;;&quot;uint32&quot;;[.M11])" office:value-type="string" office:string-value="int16" calcext:value-type="string">
            <text:p>int16</text:p>
          </table:table-cell>
          <table:table-cell table:formula="of:=IF([.N11]=&quot;acc64&quot;;&quot;uint64&quot;;[.N11])" office:value-type="string" office:string-value="int16" calcext:value-type="string">
            <text:p>int16</text:p>
          </table:table-cell>
          <table:table-cell/>
          <table:table-cell table:formula="of:=[.O11]&amp;&quot;_t &quot;&amp;[.F11]&amp;&quot;;&quot;" office:value-type="string" office:string-value="int16_t OutPFSet;" calcext:value-type="string">
            <text:p>int16_t OutPFSet;</text:p>
          </table:table-cell>
        </table:table-row>
        <table:table-row table:style-name="ro3">
          <table:table-cell table:formula="of:=[.B11]+1" office:value-type="float" office:value="12" calcext:value-type="float">
            <text:p>12</text:p>
          </table:table-cell>
          <table:table-cell table:formula="of:=[.A12]+[.C12]-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OutPFSet_WinTms</text:p>
          </table:table-cell>
          <table:table-cell office:value-type="string" calcext:value-type="string">
            <text:p>uint16</text:p>
          </table:table-cell>
          <table:table-cell/>
          <table:table-cell table:formula="of:=IF([.G12]=&quot;sunssf&quot;;&quot;int16&quot;;[.G12])" office:value-type="string" office:string-value="uint16" calcext:value-type="string">
            <text:p>uint16</text:p>
          </table:table-cell>
          <table:table-cell table:formula="of:=IF([.I12]=&quot;enum16&quot;;&quot;uint16&quot;;[.I12])" office:value-type="string" office:string-value="uint16" calcext:value-type="string">
            <text:p>uint16</text:p>
          </table:table-cell>
          <table:table-cell table:formula="of:=IF([.J12]=&quot;bitfield16&quot;;&quot;uint16&quot;;[.J12])" office:value-type="string" office:string-value="uint16" calcext:value-type="string">
            <text:p>uint16</text:p>
          </table:table-cell>
          <table:table-cell table:formula="of:=IF([.K12]=&quot;bitfield32&quot;;&quot;uint32&quot;;[.K12])" office:value-type="string" office:string-value="uint16" calcext:value-type="string">
            <text:p>uint16</text:p>
          </table:table-cell>
          <table:table-cell table:formula="of:=IF([.L12]=&quot;String16&quot;;&quot;char[16]&quot;;[.L12])" office:value-type="string" office:string-value="uint16" calcext:value-type="string">
            <text:p>uint16</text:p>
          </table:table-cell>
          <table:table-cell table:formula="of:=IF([.M12]=&quot;acc32&quot;;&quot;uint32&quot;;[.M12])" office:value-type="string" office:string-value="uint16" calcext:value-type="string">
            <text:p>uint16</text:p>
          </table:table-cell>
          <table:table-cell table:formula="of:=IF([.N12]=&quot;acc64&quot;;&quot;uint64&quot;;[.N12])" office:value-type="string" office:string-value="uint16" calcext:value-type="string">
            <text:p>uint16</text:p>
          </table:table-cell>
          <table:table-cell/>
          <table:table-cell table:formula="of:=[.O12]&amp;&quot;_t &quot;&amp;[.F12]&amp;&quot;;&quot;" office:value-type="string" office:string-value="uint16_t OutPFSet_WinTms;" calcext:value-type="string">
            <text:p>uint16_t OutPFSet_WinTms;</text:p>
          </table:table-cell>
        </table:table-row>
        <table:table-row table:style-name="ro3">
          <table:table-cell table:formula="of:=[.B12]+1" office:value-type="float" office:value="13" calcext:value-type="float">
            <text:p>13</text:p>
          </table:table-cell>
          <table:table-cell table:formula="of:=[.A13]+[.C13]-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OutPFSet_RvrtTms</text:p>
          </table:table-cell>
          <table:table-cell office:value-type="string" calcext:value-type="string">
            <text:p>uint16</text:p>
          </table:table-cell>
          <table:table-cell/>
          <table:table-cell table:formula="of:=IF([.G13]=&quot;sunssf&quot;;&quot;int16&quot;;[.G13])" office:value-type="string" office:string-value="uint16" calcext:value-type="string">
            <text:p>uint16</text:p>
          </table:table-cell>
          <table:table-cell table:formula="of:=IF([.I13]=&quot;enum16&quot;;&quot;uint16&quot;;[.I13])" office:value-type="string" office:string-value="uint16" calcext:value-type="string">
            <text:p>uint16</text:p>
          </table:table-cell>
          <table:table-cell table:formula="of:=IF([.J13]=&quot;bitfield16&quot;;&quot;uint16&quot;;[.J13])" office:value-type="string" office:string-value="uint16" calcext:value-type="string">
            <text:p>uint16</text:p>
          </table:table-cell>
          <table:table-cell table:formula="of:=IF([.K13]=&quot;bitfield32&quot;;&quot;uint32&quot;;[.K13])" office:value-type="string" office:string-value="uint16" calcext:value-type="string">
            <text:p>uint16</text:p>
          </table:table-cell>
          <table:table-cell table:formula="of:=IF([.L13]=&quot;String16&quot;;&quot;char[16]&quot;;[.L13])" office:value-type="string" office:string-value="uint16" calcext:value-type="string">
            <text:p>uint16</text:p>
          </table:table-cell>
          <table:table-cell table:formula="of:=IF([.M13]=&quot;acc32&quot;;&quot;uint32&quot;;[.M13])" office:value-type="string" office:string-value="uint16" calcext:value-type="string">
            <text:p>uint16</text:p>
          </table:table-cell>
          <table:table-cell table:formula="of:=IF([.N13]=&quot;acc64&quot;;&quot;uint64&quot;;[.N13])" office:value-type="string" office:string-value="uint16" calcext:value-type="string">
            <text:p>uint16</text:p>
          </table:table-cell>
          <table:table-cell/>
          <table:table-cell table:formula="of:=[.O13]&amp;&quot;_t &quot;&amp;[.F13]&amp;&quot;;&quot;" office:value-type="string" office:string-value="uint16_t OutPFSet_RvrtTms;" calcext:value-type="string">
            <text:p>uint16_t OutPFSet_RvrtTms;</text:p>
          </table:table-cell>
        </table:table-row>
        <table:table-row table:style-name="ro3">
          <table:table-cell table:formula="of:=[.B13]+1" office:value-type="float" office:value="14" calcext:value-type="float">
            <text:p>14</text:p>
          </table:table-cell>
          <table:table-cell table:formula="of:=[.A14]+[.C14]-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OutPFSet_RmpTms</text:p>
          </table:table-cell>
          <table:table-cell office:value-type="string" calcext:value-type="string">
            <text:p>uint16</text:p>
          </table:table-cell>
          <table:table-cell/>
          <table:table-cell table:formula="of:=IF([.G14]=&quot;sunssf&quot;;&quot;int16&quot;;[.G14])" office:value-type="string" office:string-value="uint16" calcext:value-type="string">
            <text:p>uint16</text:p>
          </table:table-cell>
          <table:table-cell table:formula="of:=IF([.I14]=&quot;enum16&quot;;&quot;uint16&quot;;[.I14])" office:value-type="string" office:string-value="uint16" calcext:value-type="string">
            <text:p>uint16</text:p>
          </table:table-cell>
          <table:table-cell table:formula="of:=IF([.J14]=&quot;bitfield16&quot;;&quot;uint16&quot;;[.J14])" office:value-type="string" office:string-value="uint16" calcext:value-type="string">
            <text:p>uint16</text:p>
          </table:table-cell>
          <table:table-cell table:formula="of:=IF([.K14]=&quot;bitfield32&quot;;&quot;uint32&quot;;[.K14])" office:value-type="string" office:string-value="uint16" calcext:value-type="string">
            <text:p>uint16</text:p>
          </table:table-cell>
          <table:table-cell table:formula="of:=IF([.L14]=&quot;String16&quot;;&quot;char[16]&quot;;[.L14])" office:value-type="string" office:string-value="uint16" calcext:value-type="string">
            <text:p>uint16</text:p>
          </table:table-cell>
          <table:table-cell table:formula="of:=IF([.M14]=&quot;acc32&quot;;&quot;uint32&quot;;[.M14])" office:value-type="string" office:string-value="uint16" calcext:value-type="string">
            <text:p>uint16</text:p>
          </table:table-cell>
          <table:table-cell table:formula="of:=IF([.N14]=&quot;acc64&quot;;&quot;uint64&quot;;[.N14])" office:value-type="string" office:string-value="uint16" calcext:value-type="string">
            <text:p>uint16</text:p>
          </table:table-cell>
          <table:table-cell/>
          <table:table-cell table:formula="of:=[.O14]&amp;&quot;_t &quot;&amp;[.F14]&amp;&quot;;&quot;" office:value-type="string" office:string-value="uint16_t OutPFSet_RmpTms;" calcext:value-type="string">
            <text:p>uint16_t OutPFSet_RmpTms;</text:p>
          </table:table-cell>
        </table:table-row>
        <table:table-row table:style-name="ro3">
          <table:table-cell table:formula="of:=[.B14]+1" office:value-type="float" office:value="15" calcext:value-type="float">
            <text:p>15</text:p>
          </table:table-cell>
          <table:table-cell table:formula="of:=[.A15]+[.C15]-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OutPFSet_Ena</text:p>
          </table:table-cell>
          <table:table-cell office:value-type="string" calcext:value-type="string">
            <text:p>enum16</text:p>
          </table:table-cell>
          <table:table-cell/>
          <table:table-cell table:formula="of:=IF([.G15]=&quot;sunssf&quot;;&quot;int16&quot;;[.G15])" office:value-type="string" office:string-value="enum16" calcext:value-type="string">
            <text:p>enum16</text:p>
          </table:table-cell>
          <table:table-cell table:formula="of:=IF([.I15]=&quot;enum16&quot;;&quot;uint16&quot;;[.I15])" office:value-type="string" office:string-value="uint16" calcext:value-type="string">
            <text:p>uint16</text:p>
          </table:table-cell>
          <table:table-cell table:formula="of:=IF([.J15]=&quot;bitfield16&quot;;&quot;uint16&quot;;[.J15])" office:value-type="string" office:string-value="uint16" calcext:value-type="string">
            <text:p>uint16</text:p>
          </table:table-cell>
          <table:table-cell table:formula="of:=IF([.K15]=&quot;bitfield32&quot;;&quot;uint32&quot;;[.K15])" office:value-type="string" office:string-value="uint16" calcext:value-type="string">
            <text:p>uint16</text:p>
          </table:table-cell>
          <table:table-cell table:formula="of:=IF([.L15]=&quot;String16&quot;;&quot;char[16]&quot;;[.L15])" office:value-type="string" office:string-value="uint16" calcext:value-type="string">
            <text:p>uint16</text:p>
          </table:table-cell>
          <table:table-cell table:formula="of:=IF([.M15]=&quot;acc32&quot;;&quot;uint32&quot;;[.M15])" office:value-type="string" office:string-value="uint16" calcext:value-type="string">
            <text:p>uint16</text:p>
          </table:table-cell>
          <table:table-cell table:formula="of:=IF([.N15]=&quot;acc64&quot;;&quot;uint64&quot;;[.N15])" office:value-type="string" office:string-value="uint16" calcext:value-type="string">
            <text:p>uint16</text:p>
          </table:table-cell>
          <table:table-cell/>
          <table:table-cell table:formula="of:=[.O15]&amp;&quot;_t &quot;&amp;[.F15]&amp;&quot;;&quot;" office:value-type="string" office:string-value="uint16_t OutPFSet_Ena;" calcext:value-type="string">
            <text:p>uint16_t OutPFSet_Ena;</text:p>
          </table:table-cell>
        </table:table-row>
        <table:table-row table:style-name="ro3">
          <table:table-cell table:formula="of:=[.B15]+1" office:value-type="float" office:value="16" calcext:value-type="float">
            <text:p>16</text:p>
          </table:table-cell>
          <table:table-cell table:formula="of:=[.A16]+[.C16]-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WMaxPct</text:p>
          </table:table-cell>
          <table:table-cell office:value-type="string" calcext:value-type="string">
            <text:p>int16</text:p>
          </table:table-cell>
          <table:table-cell/>
          <table:table-cell table:formula="of:=IF([.G16]=&quot;sunssf&quot;;&quot;int16&quot;;[.G16])" office:value-type="string" office:string-value="int16" calcext:value-type="string">
            <text:p>int16</text:p>
          </table:table-cell>
          <table:table-cell table:formula="of:=IF([.I16]=&quot;enum16&quot;;&quot;uint16&quot;;[.I16])" office:value-type="string" office:string-value="int16" calcext:value-type="string">
            <text:p>int16</text:p>
          </table:table-cell>
          <table:table-cell table:formula="of:=IF([.J16]=&quot;bitfield16&quot;;&quot;uint16&quot;;[.J16])" office:value-type="string" office:string-value="int16" calcext:value-type="string">
            <text:p>int16</text:p>
          </table:table-cell>
          <table:table-cell table:formula="of:=IF([.K16]=&quot;bitfield32&quot;;&quot;uint32&quot;;[.K16])" office:value-type="string" office:string-value="int16" calcext:value-type="string">
            <text:p>int16</text:p>
          </table:table-cell>
          <table:table-cell table:formula="of:=IF([.L16]=&quot;String16&quot;;&quot;char[16]&quot;;[.L16])" office:value-type="string" office:string-value="int16" calcext:value-type="string">
            <text:p>int16</text:p>
          </table:table-cell>
          <table:table-cell table:formula="of:=IF([.M16]=&quot;acc32&quot;;&quot;uint32&quot;;[.M16])" office:value-type="string" office:string-value="int16" calcext:value-type="string">
            <text:p>int16</text:p>
          </table:table-cell>
          <table:table-cell table:formula="of:=IF([.N16]=&quot;acc64&quot;;&quot;uint64&quot;;[.N16])" office:value-type="string" office:string-value="int16" calcext:value-type="string">
            <text:p>int16</text:p>
          </table:table-cell>
          <table:table-cell/>
          <table:table-cell table:formula="of:=[.O16]&amp;&quot;_t &quot;&amp;[.F16]&amp;&quot;;&quot;" office:value-type="string" office:string-value="int16_t VArWMaxPct;" calcext:value-type="string">
            <text:p>int16_t VArWMaxPct;</text:p>
          </table:table-cell>
        </table:table-row>
        <table:table-row table:style-name="ro3">
          <table:table-cell table:formula="of:=[.B16]+1" office:value-type="float" office:value="17" calcext:value-type="float">
            <text:p>17</text:p>
          </table:table-cell>
          <table:table-cell table:formula="of:=[.A17]+[.C17]-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VArMaxPct</text:p>
          </table:table-cell>
          <table:table-cell office:value-type="string" calcext:value-type="string">
            <text:p>int16</text:p>
          </table:table-cell>
          <table:table-cell/>
          <table:table-cell table:formula="of:=IF([.G17]=&quot;sunssf&quot;;&quot;int16&quot;;[.G17])" office:value-type="string" office:string-value="int16" calcext:value-type="string">
            <text:p>int16</text:p>
          </table:table-cell>
          <table:table-cell table:formula="of:=IF([.I17]=&quot;enum16&quot;;&quot;uint16&quot;;[.I17])" office:value-type="string" office:string-value="int16" calcext:value-type="string">
            <text:p>int16</text:p>
          </table:table-cell>
          <table:table-cell table:formula="of:=IF([.J17]=&quot;bitfield16&quot;;&quot;uint16&quot;;[.J17])" office:value-type="string" office:string-value="int16" calcext:value-type="string">
            <text:p>int16</text:p>
          </table:table-cell>
          <table:table-cell table:formula="of:=IF([.K17]=&quot;bitfield32&quot;;&quot;uint32&quot;;[.K17])" office:value-type="string" office:string-value="int16" calcext:value-type="string">
            <text:p>int16</text:p>
          </table:table-cell>
          <table:table-cell table:formula="of:=IF([.L17]=&quot;String16&quot;;&quot;char[16]&quot;;[.L17])" office:value-type="string" office:string-value="int16" calcext:value-type="string">
            <text:p>int16</text:p>
          </table:table-cell>
          <table:table-cell table:formula="of:=IF([.M17]=&quot;acc32&quot;;&quot;uint32&quot;;[.M17])" office:value-type="string" office:string-value="int16" calcext:value-type="string">
            <text:p>int16</text:p>
          </table:table-cell>
          <table:table-cell table:formula="of:=IF([.N17]=&quot;acc64&quot;;&quot;uint64&quot;;[.N17])" office:value-type="string" office:string-value="int16" calcext:value-type="string">
            <text:p>int16</text:p>
          </table:table-cell>
          <table:table-cell/>
          <table:table-cell table:formula="of:=[.O17]&amp;&quot;_t &quot;&amp;[.F17]&amp;&quot;;&quot;" office:value-type="string" office:string-value="int16_t VArMaxPct;" calcext:value-type="string">
            <text:p>int16_t VArMaxPct;</text:p>
          </table:table-cell>
        </table:table-row>
        <table:table-row table:style-name="ro3">
          <table:table-cell table:formula="of:=[.B17]+1" office:value-type="float" office:value="18" calcext:value-type="float">
            <text:p>18</text:p>
          </table:table-cell>
          <table:table-cell table:formula="of:=[.A18]+[.C18]-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AvalPct</text:p>
          </table:table-cell>
          <table:table-cell office:value-type="string" calcext:value-type="string">
            <text:p>int16</text:p>
          </table:table-cell>
          <table:table-cell/>
          <table:table-cell table:formula="of:=IF([.G18]=&quot;sunssf&quot;;&quot;int16&quot;;[.G18])" office:value-type="string" office:string-value="int16" calcext:value-type="string">
            <text:p>int16</text:p>
          </table:table-cell>
          <table:table-cell table:formula="of:=IF([.I18]=&quot;enum16&quot;;&quot;uint16&quot;;[.I18])" office:value-type="string" office:string-value="int16" calcext:value-type="string">
            <text:p>int16</text:p>
          </table:table-cell>
          <table:table-cell table:formula="of:=IF([.J18]=&quot;bitfield16&quot;;&quot;uint16&quot;;[.J18])" office:value-type="string" office:string-value="int16" calcext:value-type="string">
            <text:p>int16</text:p>
          </table:table-cell>
          <table:table-cell table:formula="of:=IF([.K18]=&quot;bitfield32&quot;;&quot;uint32&quot;;[.K18])" office:value-type="string" office:string-value="int16" calcext:value-type="string">
            <text:p>int16</text:p>
          </table:table-cell>
          <table:table-cell table:formula="of:=IF([.L18]=&quot;String16&quot;;&quot;char[16]&quot;;[.L18])" office:value-type="string" office:string-value="int16" calcext:value-type="string">
            <text:p>int16</text:p>
          </table:table-cell>
          <table:table-cell table:formula="of:=IF([.M18]=&quot;acc32&quot;;&quot;uint32&quot;;[.M18])" office:value-type="string" office:string-value="int16" calcext:value-type="string">
            <text:p>int16</text:p>
          </table:table-cell>
          <table:table-cell table:formula="of:=IF([.N18]=&quot;acc64&quot;;&quot;uint64&quot;;[.N18])" office:value-type="string" office:string-value="int16" calcext:value-type="string">
            <text:p>int16</text:p>
          </table:table-cell>
          <table:table-cell/>
          <table:table-cell table:formula="of:=[.O18]&amp;&quot;_t &quot;&amp;[.F18]&amp;&quot;;&quot;" office:value-type="string" office:string-value="int16_t VArAvalPct;" calcext:value-type="string">
            <text:p>int16_t VArAvalPct;</text:p>
          </table:table-cell>
        </table:table-row>
        <table:table-row table:style-name="ro3">
          <table:table-cell table:formula="of:=[.B18]+1" office:value-type="float" office:value="19" calcext:value-type="float">
            <text:p>19</text:p>
          </table:table-cell>
          <table:table-cell table:formula="of:=[.A19]+[.C19]-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VArPct_WinTms</text:p>
          </table:table-cell>
          <table:table-cell office:value-type="string" calcext:value-type="string">
            <text:p>uint16</text:p>
          </table:table-cell>
          <table:table-cell/>
          <table:table-cell table:formula="of:=IF([.G19]=&quot;sunssf&quot;;&quot;int16&quot;;[.G19])" office:value-type="string" office:string-value="uint16" calcext:value-type="string">
            <text:p>uint16</text:p>
          </table:table-cell>
          <table:table-cell table:formula="of:=IF([.I19]=&quot;enum16&quot;;&quot;uint16&quot;;[.I19])" office:value-type="string" office:string-value="uint16" calcext:value-type="string">
            <text:p>uint16</text:p>
          </table:table-cell>
          <table:table-cell table:formula="of:=IF([.J19]=&quot;bitfield16&quot;;&quot;uint16&quot;;[.J19])" office:value-type="string" office:string-value="uint16" calcext:value-type="string">
            <text:p>uint16</text:p>
          </table:table-cell>
          <table:table-cell table:formula="of:=IF([.K19]=&quot;bitfield32&quot;;&quot;uint32&quot;;[.K19])" office:value-type="string" office:string-value="uint16" calcext:value-type="string">
            <text:p>uint16</text:p>
          </table:table-cell>
          <table:table-cell table:formula="of:=IF([.L19]=&quot;String16&quot;;&quot;char[16]&quot;;[.L19])" office:value-type="string" office:string-value="uint16" calcext:value-type="string">
            <text:p>uint16</text:p>
          </table:table-cell>
          <table:table-cell table:formula="of:=IF([.M19]=&quot;acc32&quot;;&quot;uint32&quot;;[.M19])" office:value-type="string" office:string-value="uint16" calcext:value-type="string">
            <text:p>uint16</text:p>
          </table:table-cell>
          <table:table-cell table:formula="of:=IF([.N19]=&quot;acc64&quot;;&quot;uint64&quot;;[.N19])" office:value-type="string" office:string-value="uint16" calcext:value-type="string">
            <text:p>uint16</text:p>
          </table:table-cell>
          <table:table-cell/>
          <table:table-cell table:formula="of:=[.O19]&amp;&quot;_t &quot;&amp;[.F19]&amp;&quot;;&quot;" office:value-type="string" office:string-value="uint16_t VArPct_WinTms;" calcext:value-type="string">
            <text:p>uint16_t VArPct_WinTms;</text:p>
          </table:table-cell>
        </table:table-row>
        <table:table-row table:style-name="ro3">
          <table:table-cell table:formula="of:=[.B19]+1" office:value-type="float" office:value="20" calcext:value-type="float">
            <text:p>20</text:p>
          </table:table-cell>
          <table:table-cell table:formula="of:=[.A20]+[.C20]-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VArPct_RvrtTms</text:p>
          </table:table-cell>
          <table:table-cell office:value-type="string" calcext:value-type="string">
            <text:p>uint16</text:p>
          </table:table-cell>
          <table:table-cell/>
          <table:table-cell table:formula="of:=IF([.G20]=&quot;sunssf&quot;;&quot;int16&quot;;[.G20])" office:value-type="string" office:string-value="uint16" calcext:value-type="string">
            <text:p>uint16</text:p>
          </table:table-cell>
          <table:table-cell table:formula="of:=IF([.I20]=&quot;enum16&quot;;&quot;uint16&quot;;[.I20])" office:value-type="string" office:string-value="uint16" calcext:value-type="string">
            <text:p>uint16</text:p>
          </table:table-cell>
          <table:table-cell table:formula="of:=IF([.J20]=&quot;bitfield16&quot;;&quot;uint16&quot;;[.J20])" office:value-type="string" office:string-value="uint16" calcext:value-type="string">
            <text:p>uint16</text:p>
          </table:table-cell>
          <table:table-cell table:formula="of:=IF([.K20]=&quot;bitfield32&quot;;&quot;uint32&quot;;[.K20])" office:value-type="string" office:string-value="uint16" calcext:value-type="string">
            <text:p>uint16</text:p>
          </table:table-cell>
          <table:table-cell table:formula="of:=IF([.L20]=&quot;String16&quot;;&quot;char[16]&quot;;[.L20])" office:value-type="string" office:string-value="uint16" calcext:value-type="string">
            <text:p>uint16</text:p>
          </table:table-cell>
          <table:table-cell table:formula="of:=IF([.M20]=&quot;acc32&quot;;&quot;uint32&quot;;[.M20])" office:value-type="string" office:string-value="uint16" calcext:value-type="string">
            <text:p>uint16</text:p>
          </table:table-cell>
          <table:table-cell table:formula="of:=IF([.N20]=&quot;acc64&quot;;&quot;uint64&quot;;[.N20])" office:value-type="string" office:string-value="uint16" calcext:value-type="string">
            <text:p>uint16</text:p>
          </table:table-cell>
          <table:table-cell/>
          <table:table-cell table:formula="of:=[.O20]&amp;&quot;_t &quot;&amp;[.F20]&amp;&quot;;&quot;" office:value-type="string" office:string-value="uint16_t VArPct_RvrtTms;" calcext:value-type="string">
            <text:p>uint16_t VArPct_RvrtTms;</text:p>
          </table:table-cell>
        </table:table-row>
        <table:table-row table:style-name="ro3">
          <table:table-cell table:formula="of:=[.B20]+1" office:value-type="float" office:value="21" calcext:value-type="float">
            <text:p>21</text:p>
          </table:table-cell>
          <table:table-cell table:formula="of:=[.A21]+[.C21]-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VArPct_RmpTms</text:p>
          </table:table-cell>
          <table:table-cell office:value-type="string" calcext:value-type="string">
            <text:p>uint16</text:p>
          </table:table-cell>
          <table:table-cell/>
          <table:table-cell table:formula="of:=IF([.G21]=&quot;sunssf&quot;;&quot;int16&quot;;[.G21])" office:value-type="string" office:string-value="uint16" calcext:value-type="string">
            <text:p>uint16</text:p>
          </table:table-cell>
          <table:table-cell table:formula="of:=IF([.I21]=&quot;enum16&quot;;&quot;uint16&quot;;[.I21])" office:value-type="string" office:string-value="uint16" calcext:value-type="string">
            <text:p>uint16</text:p>
          </table:table-cell>
          <table:table-cell table:formula="of:=IF([.J21]=&quot;bitfield16&quot;;&quot;uint16&quot;;[.J21])" office:value-type="string" office:string-value="uint16" calcext:value-type="string">
            <text:p>uint16</text:p>
          </table:table-cell>
          <table:table-cell table:formula="of:=IF([.K21]=&quot;bitfield32&quot;;&quot;uint32&quot;;[.K21])" office:value-type="string" office:string-value="uint16" calcext:value-type="string">
            <text:p>uint16</text:p>
          </table:table-cell>
          <table:table-cell table:formula="of:=IF([.L21]=&quot;String16&quot;;&quot;char[16]&quot;;[.L21])" office:value-type="string" office:string-value="uint16" calcext:value-type="string">
            <text:p>uint16</text:p>
          </table:table-cell>
          <table:table-cell table:formula="of:=IF([.M21]=&quot;acc32&quot;;&quot;uint32&quot;;[.M21])" office:value-type="string" office:string-value="uint16" calcext:value-type="string">
            <text:p>uint16</text:p>
          </table:table-cell>
          <table:table-cell table:formula="of:=IF([.N21]=&quot;acc64&quot;;&quot;uint64&quot;;[.N21])" office:value-type="string" office:string-value="uint16" calcext:value-type="string">
            <text:p>uint16</text:p>
          </table:table-cell>
          <table:table-cell/>
          <table:table-cell table:formula="of:=[.O21]&amp;&quot;_t &quot;&amp;[.F21]&amp;&quot;;&quot;" office:value-type="string" office:string-value="uint16_t VArPct_RmpTms;" calcext:value-type="string">
            <text:p>uint16_t VArPct_RmpTms;</text:p>
          </table:table-cell>
        </table:table-row>
        <table:table-row table:style-name="ro3">
          <table:table-cell table:formula="of:=[.B21]+1" office:value-type="float" office:value="22" calcext:value-type="float">
            <text:p>22</text:p>
          </table:table-cell>
          <table:table-cell table:formula="of:=[.A22]+[.C22]-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Pct_Mod</text:p>
          </table:table-cell>
          <table:table-cell office:value-type="string" calcext:value-type="string">
            <text:p>enum16</text:p>
          </table:table-cell>
          <table:table-cell/>
          <table:table-cell table:formula="of:=IF([.G22]=&quot;sunssf&quot;;&quot;int16&quot;;[.G22])" office:value-type="string" office:string-value="enum16" calcext:value-type="string">
            <text:p>enum16</text:p>
          </table:table-cell>
          <table:table-cell table:formula="of:=IF([.I22]=&quot;enum16&quot;;&quot;uint16&quot;;[.I22])" office:value-type="string" office:string-value="uint16" calcext:value-type="string">
            <text:p>uint16</text:p>
          </table:table-cell>
          <table:table-cell table:formula="of:=IF([.J22]=&quot;bitfield16&quot;;&quot;uint16&quot;;[.J22])" office:value-type="string" office:string-value="uint16" calcext:value-type="string">
            <text:p>uint16</text:p>
          </table:table-cell>
          <table:table-cell table:formula="of:=IF([.K22]=&quot;bitfield32&quot;;&quot;uint32&quot;;[.K22])" office:value-type="string" office:string-value="uint16" calcext:value-type="string">
            <text:p>uint16</text:p>
          </table:table-cell>
          <table:table-cell table:formula="of:=IF([.L22]=&quot;String16&quot;;&quot;char[16]&quot;;[.L22])" office:value-type="string" office:string-value="uint16" calcext:value-type="string">
            <text:p>uint16</text:p>
          </table:table-cell>
          <table:table-cell table:formula="of:=IF([.M22]=&quot;acc32&quot;;&quot;uint32&quot;;[.M22])" office:value-type="string" office:string-value="uint16" calcext:value-type="string">
            <text:p>uint16</text:p>
          </table:table-cell>
          <table:table-cell table:formula="of:=IF([.N22]=&quot;acc64&quot;;&quot;uint64&quot;;[.N22])" office:value-type="string" office:string-value="uint16" calcext:value-type="string">
            <text:p>uint16</text:p>
          </table:table-cell>
          <table:table-cell/>
          <table:table-cell table:formula="of:=[.O22]&amp;&quot;_t &quot;&amp;[.F22]&amp;&quot;;&quot;" office:value-type="string" office:string-value="uint16_t VArPct_Mod;" calcext:value-type="string">
            <text:p>uint16_t VArPct_Mod;</text:p>
          </table:table-cell>
        </table:table-row>
        <table:table-row table:style-name="ro3">
          <table:table-cell table:formula="of:=[.B22]+1" office:value-type="float" office:value="23" calcext:value-type="float">
            <text:p>23</text:p>
          </table:table-cell>
          <table:table-cell table:formula="of:=[.A23]+[.C23]-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VArPct_Ena</text:p>
          </table:table-cell>
          <table:table-cell office:value-type="string" calcext:value-type="string">
            <text:p>enum16</text:p>
          </table:table-cell>
          <table:table-cell/>
          <table:table-cell table:formula="of:=IF([.G23]=&quot;sunssf&quot;;&quot;int16&quot;;[.G23])" office:value-type="string" office:string-value="enum16" calcext:value-type="string">
            <text:p>enum16</text:p>
          </table:table-cell>
          <table:table-cell table:formula="of:=IF([.I23]=&quot;enum16&quot;;&quot;uint16&quot;;[.I23])" office:value-type="string" office:string-value="uint16" calcext:value-type="string">
            <text:p>uint16</text:p>
          </table:table-cell>
          <table:table-cell table:formula="of:=IF([.J23]=&quot;bitfield16&quot;;&quot;uint16&quot;;[.J23])" office:value-type="string" office:string-value="uint16" calcext:value-type="string">
            <text:p>uint16</text:p>
          </table:table-cell>
          <table:table-cell table:formula="of:=IF([.K23]=&quot;bitfield32&quot;;&quot;uint32&quot;;[.K23])" office:value-type="string" office:string-value="uint16" calcext:value-type="string">
            <text:p>uint16</text:p>
          </table:table-cell>
          <table:table-cell table:formula="of:=IF([.L23]=&quot;String16&quot;;&quot;char[16]&quot;;[.L23])" office:value-type="string" office:string-value="uint16" calcext:value-type="string">
            <text:p>uint16</text:p>
          </table:table-cell>
          <table:table-cell table:formula="of:=IF([.M23]=&quot;acc32&quot;;&quot;uint32&quot;;[.M23])" office:value-type="string" office:string-value="uint16" calcext:value-type="string">
            <text:p>uint16</text:p>
          </table:table-cell>
          <table:table-cell table:formula="of:=IF([.N23]=&quot;acc64&quot;;&quot;uint64&quot;;[.N23])" office:value-type="string" office:string-value="uint16" calcext:value-type="string">
            <text:p>uint16</text:p>
          </table:table-cell>
          <table:table-cell/>
          <table:table-cell table:formula="of:=[.O23]&amp;&quot;_t &quot;&amp;[.F23]&amp;&quot;;&quot;" office:value-type="string" office:string-value="uint16_t VArPct_Ena;" calcext:value-type="string">
            <text:p>uint16_t VArPct_Ena;</text:p>
          </table:table-cell>
        </table:table-row>
        <table:table-row table:style-name="ro3">
          <table:table-cell table:formula="of:=[.B23]+1" office:value-type="float" office:value="24" calcext:value-type="float">
            <text:p>24</text:p>
          </table:table-cell>
          <table:table-cell table:formula="of:=[.A24]+[.C24]-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MaxLimPct_SF</text:p>
          </table:table-cell>
          <table:table-cell office:value-type="string" calcext:value-type="string">
            <text:p>sunssf</text:p>
          </table:table-cell>
          <table:table-cell/>
          <table:table-cell table:formula="of:=IF([.G24]=&quot;sunssf&quot;;&quot;int16&quot;;[.G24])" office:value-type="string" office:string-value="int16" calcext:value-type="string">
            <text:p>int16</text:p>
          </table:table-cell>
          <table:table-cell table:formula="of:=IF([.I24]=&quot;enum16&quot;;&quot;uint16&quot;;[.I24])" office:value-type="string" office:string-value="int16" calcext:value-type="string">
            <text:p>int16</text:p>
          </table:table-cell>
          <table:table-cell table:formula="of:=IF([.J24]=&quot;bitfield16&quot;;&quot;uint16&quot;;[.J24])" office:value-type="string" office:string-value="int16" calcext:value-type="string">
            <text:p>int16</text:p>
          </table:table-cell>
          <table:table-cell table:formula="of:=IF([.K24]=&quot;bitfield32&quot;;&quot;uint32&quot;;[.K24])" office:value-type="string" office:string-value="int16" calcext:value-type="string">
            <text:p>int16</text:p>
          </table:table-cell>
          <table:table-cell table:formula="of:=IF([.L24]=&quot;String16&quot;;&quot;char[16]&quot;;[.L24])" office:value-type="string" office:string-value="int16" calcext:value-type="string">
            <text:p>int16</text:p>
          </table:table-cell>
          <table:table-cell table:formula="of:=IF([.M24]=&quot;acc32&quot;;&quot;uint32&quot;;[.M24])" office:value-type="string" office:string-value="int16" calcext:value-type="string">
            <text:p>int16</text:p>
          </table:table-cell>
          <table:table-cell table:formula="of:=IF([.N24]=&quot;acc64&quot;;&quot;uint64&quot;;[.N24])" office:value-type="string" office:string-value="int16" calcext:value-type="string">
            <text:p>int16</text:p>
          </table:table-cell>
          <table:table-cell/>
          <table:table-cell table:formula="of:=[.O24]&amp;&quot;_t &quot;&amp;[.F24]&amp;&quot;;&quot;" office:value-type="string" office:string-value="int16_t WMaxLimPct_SF;" calcext:value-type="string">
            <text:p>int16_t WMaxLimPct_SF;</text:p>
          </table:table-cell>
        </table:table-row>
        <table:table-row table:style-name="ro3">
          <table:table-cell table:formula="of:=[.B24]+1" office:value-type="float" office:value="25" calcext:value-type="float">
            <text:p>25</text:p>
          </table:table-cell>
          <table:table-cell table:formula="of:=[.A25]+[.C25]-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OutPFSet_SF</text:p>
          </table:table-cell>
          <table:table-cell office:value-type="string" calcext:value-type="string">
            <text:p>sunssf</text:p>
          </table:table-cell>
          <table:table-cell/>
          <table:table-cell table:formula="of:=IF([.G25]=&quot;sunssf&quot;;&quot;int16&quot;;[.G25])" office:value-type="string" office:string-value="int16" calcext:value-type="string">
            <text:p>int16</text:p>
          </table:table-cell>
          <table:table-cell table:formula="of:=IF([.I25]=&quot;enum16&quot;;&quot;uint16&quot;;[.I25])" office:value-type="string" office:string-value="int16" calcext:value-type="string">
            <text:p>int16</text:p>
          </table:table-cell>
          <table:table-cell table:formula="of:=IF([.J25]=&quot;bitfield16&quot;;&quot;uint16&quot;;[.J25])" office:value-type="string" office:string-value="int16" calcext:value-type="string">
            <text:p>int16</text:p>
          </table:table-cell>
          <table:table-cell table:formula="of:=IF([.K25]=&quot;bitfield32&quot;;&quot;uint32&quot;;[.K25])" office:value-type="string" office:string-value="int16" calcext:value-type="string">
            <text:p>int16</text:p>
          </table:table-cell>
          <table:table-cell table:formula="of:=IF([.L25]=&quot;String16&quot;;&quot;char[16]&quot;;[.L25])" office:value-type="string" office:string-value="int16" calcext:value-type="string">
            <text:p>int16</text:p>
          </table:table-cell>
          <table:table-cell table:formula="of:=IF([.M25]=&quot;acc32&quot;;&quot;uint32&quot;;[.M25])" office:value-type="string" office:string-value="int16" calcext:value-type="string">
            <text:p>int16</text:p>
          </table:table-cell>
          <table:table-cell table:formula="of:=IF([.N25]=&quot;acc64&quot;;&quot;uint64&quot;;[.N25])" office:value-type="string" office:string-value="int16" calcext:value-type="string">
            <text:p>int16</text:p>
          </table:table-cell>
          <table:table-cell/>
          <table:table-cell table:formula="of:=[.O25]&amp;&quot;_t &quot;&amp;[.F25]&amp;&quot;;&quot;" office:value-type="string" office:string-value="int16_t OutPFSet_SF;" calcext:value-type="string">
            <text:p>int16_t OutPFSet_SF;</text:p>
          </table:table-cell>
        </table:table-row>
        <table:table-row table:style-name="ro3">
          <table:table-cell table:formula="of:=[.B25]+1" office:value-type="float" office:value="26" calcext:value-type="float">
            <text:p>26</text:p>
          </table:table-cell>
          <table:table-cell table:formula="of:=[.A26]+[.C26]-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Pct_SF</text:p>
          </table:table-cell>
          <table:table-cell office:value-type="string" calcext:value-type="string">
            <text:p>sunssf</text:p>
          </table:table-cell>
          <table:table-cell/>
          <table:table-cell table:formula="of:=IF([.G26]=&quot;sunssf&quot;;&quot;int16&quot;;[.G26])" office:value-type="string" office:string-value="int16" calcext:value-type="string">
            <text:p>int16</text:p>
          </table:table-cell>
          <table:table-cell table:formula="of:=IF([.I26]=&quot;enum16&quot;;&quot;uint16&quot;;[.I26])" office:value-type="string" office:string-value="int16" calcext:value-type="string">
            <text:p>int16</text:p>
          </table:table-cell>
          <table:table-cell table:formula="of:=IF([.J26]=&quot;bitfield16&quot;;&quot;uint16&quot;;[.J26])" office:value-type="string" office:string-value="int16" calcext:value-type="string">
            <text:p>int16</text:p>
          </table:table-cell>
          <table:table-cell table:formula="of:=IF([.K26]=&quot;bitfield32&quot;;&quot;uint32&quot;;[.K26])" office:value-type="string" office:string-value="int16" calcext:value-type="string">
            <text:p>int16</text:p>
          </table:table-cell>
          <table:table-cell table:formula="of:=IF([.L26]=&quot;String16&quot;;&quot;char[16]&quot;;[.L26])" office:value-type="string" office:string-value="int16" calcext:value-type="string">
            <text:p>int16</text:p>
          </table:table-cell>
          <table:table-cell table:formula="of:=IF([.M26]=&quot;acc32&quot;;&quot;uint32&quot;;[.M26])" office:value-type="string" office:string-value="int16" calcext:value-type="string">
            <text:p>int16</text:p>
          </table:table-cell>
          <table:table-cell table:formula="of:=IF([.N26]=&quot;acc64&quot;;&quot;uint64&quot;;[.N26])" office:value-type="string" office:string-value="int16" calcext:value-type="string">
            <text:p>int16</text:p>
          </table:table-cell>
          <table:table-cell/>
          <table:table-cell table:formula="of:=[.O26]&amp;&quot;_t &quot;&amp;[.F26]&amp;&quot;;&quot;" office:value-type="string" office:string-value="int16_t VArPct_SF;" calcext:value-type="string">
            <text:p>int16_t VArPct_SF;</text:p>
          </table:table-cell>
        </table:table-row>
      </table:table>
      <table:table table:name="Meter" table:style-name="ta1">
        <table:table-column table:style-name="co1" table:number-columns-repeated="5" table:default-cell-style-name="ce1"/>
        <table:table-column table:style-name="co2" table:default-cell-style-name="ce3"/>
        <table:table-column table:style-name="co1" table:default-cell-style-name="ce3"/>
        <table:table-column table:style-name="co1" table:default-cell-style-name="ce1"/>
        <table:table-column table:style-name="co5" table:default-cell-style-name="Default"/>
        <table:table-column table:style-name="co6" table:default-cell-style-name="Default"/>
        <table:table-column table:style-name="co1" table:number-columns-repeated="8" table:default-cell-style-name="Default"/>
        <table:table-row table:style-name="ro5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Well-known value. Uniquely identifies this as a sunspec model ac_meter (20x)</text:p>
          </table:table-cell>
          <table:table-cell office:value-type="string" calcext:value-type="string">
            <text:p>uint16</text:p>
          </table:table-cell>
          <table:table-cell/>
          <table:table-cell table:formula="of:=IF([.H1]=&quot;sunssf&quot;;&quot;int16&quot;;[.H1])" office:value-type="string" office:string-value="uint16" calcext:value-type="string">
            <text:p>uint16</text:p>
          </table:table-cell>
          <table:table-cell table:formula="of:=IF([.J1]=&quot;enum16&quot;;&quot;uint16&quot;;[.J1])" office:value-type="string" office:string-value="uint16" calcext:value-type="string">
            <text:p>uint16</text:p>
          </table:table-cell>
          <table:table-cell table:formula="of:=IF([.K1]=&quot;bitfield16&quot;;&quot;uint16&quot;;[.K1])" office:value-type="string" office:string-value="uint16" calcext:value-type="string">
            <text:p>uint16</text:p>
          </table:table-cell>
          <table:table-cell table:formula="of:=IF([.L1]=&quot;bitfield32&quot;;&quot;uint32&quot;;[.L1])" office:value-type="string" office:string-value="uint16" calcext:value-type="string">
            <text:p>uint16</text:p>
          </table:table-cell>
          <table:table-cell table:formula="of:=IF([.M1]=&quot;String16&quot;;&quot;char[16]&quot;;[.M1])" office:value-type="string" office:string-value="uint16" calcext:value-type="string">
            <text:p>uint16</text:p>
          </table:table-cell>
          <table:table-cell table:formula="of:=IF([.N1]=&quot;acc32&quot;;&quot;uint32&quot;;[.N1])" office:value-type="string" office:string-value="uint16" calcext:value-type="string">
            <text:p>uint16</text:p>
          </table:table-cell>
          <table:table-cell table:formula="of:=IF([.O1]=&quot;acc64&quot;;&quot;uint64&quot;;[.O1])" office:value-type="string" office:string-value="uint16" calcext:value-type="string">
            <text:p>uint16</text:p>
          </table:table-cell>
          <table:table-cell/>
          <table:table-cell table:formula="of:=[.P1]&amp;&quot;_t &quot;&amp;[.F1]&amp;&quot;;&quot;" office:value-type="string" office:string-value="uint16_t ID;" calcext:value-type="string">
            <text:p>uint16_t ID;</text:p>
          </table:table-cell>
        </table:table-row>
        <table:table-row table:style-name="ro4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ngth of sunspec model ac_meter (20x)</text:p>
          </table:table-cell>
          <table:table-cell office:value-type="string" calcext:value-type="string">
            <text:p>uint16</text:p>
          </table:table-cell>
          <table:table-cell/>
          <table:table-cell table:formula="of:=IF([.H2]=&quot;sunssf&quot;;&quot;int16&quot;;[.H2])" office:value-type="string" office:string-value="uint16" calcext:value-type="string">
            <text:p>uint16</text:p>
          </table:table-cell>
          <table:table-cell table:formula="of:=IF([.J2]=&quot;enum16&quot;;&quot;uint16&quot;;[.J2])" office:value-type="string" office:string-value="uint16" calcext:value-type="string">
            <text:p>uint16</text:p>
          </table:table-cell>
          <table:table-cell table:formula="of:=IF([.K2]=&quot;bitfield16&quot;;&quot;uint16&quot;;[.K2])" office:value-type="string" office:string-value="uint16" calcext:value-type="string">
            <text:p>uint16</text:p>
          </table:table-cell>
          <table:table-cell table:formula="of:=IF([.L2]=&quot;bitfield32&quot;;&quot;uint32&quot;;[.L2])" office:value-type="string" office:string-value="uint16" calcext:value-type="string">
            <text:p>uint16</text:p>
          </table:table-cell>
          <table:table-cell table:formula="of:=IF([.M2]=&quot;String16&quot;;&quot;char[16]&quot;;[.M2])" office:value-type="string" office:string-value="uint16" calcext:value-type="string">
            <text:p>uint16</text:p>
          </table:table-cell>
          <table:table-cell table:formula="of:=IF([.N2]=&quot;acc32&quot;;&quot;uint32&quot;;[.N2])" office:value-type="string" office:string-value="uint16" calcext:value-type="string">
            <text:p>uint16</text:p>
          </table:table-cell>
          <table:table-cell table:formula="of:=IF([.O2]=&quot;acc64&quot;;&quot;uint64&quot;;[.O2])" office:value-type="string" office:string-value="uint16" calcext:value-type="string">
            <text:p>uint16</text:p>
          </table:table-cell>
          <table:table-cell/>
          <table:table-cell table:formula="of:=[.P2]&amp;&quot;_t &quot;&amp;[.F2]&amp;&quot;;&quot;" office:value-type="string" office:string-value="uint16_t L;" calcext:value-type="string">
            <text:p>uint16_t L;</text:p>
          </table:table-cell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tal AC Current</text:p>
          </table:table-cell>
          <table:table-cell office:value-type="string" calcext:value-type="string">
            <text:p>int16</text:p>
          </table:table-cell>
          <table:table-cell/>
          <table:table-cell table:formula="of:=IF([.H3]=&quot;sunssf&quot;;&quot;int16&quot;;[.H3])" office:value-type="string" office:string-value="int16" calcext:value-type="string">
            <text:p>int16</text:p>
          </table:table-cell>
          <table:table-cell table:formula="of:=IF([.J3]=&quot;enum16&quot;;&quot;uint16&quot;;[.J3])" office:value-type="string" office:string-value="int16" calcext:value-type="string">
            <text:p>int16</text:p>
          </table:table-cell>
          <table:table-cell table:formula="of:=IF([.K3]=&quot;bitfield16&quot;;&quot;uint16&quot;;[.K3])" office:value-type="string" office:string-value="int16" calcext:value-type="string">
            <text:p>int16</text:p>
          </table:table-cell>
          <table:table-cell table:formula="of:=IF([.L3]=&quot;bitfield32&quot;;&quot;uint32&quot;;[.L3])" office:value-type="string" office:string-value="int16" calcext:value-type="string">
            <text:p>int16</text:p>
          </table:table-cell>
          <table:table-cell table:formula="of:=IF([.M3]=&quot;String16&quot;;&quot;char[16]&quot;;[.M3])" office:value-type="string" office:string-value="int16" calcext:value-type="string">
            <text:p>int16</text:p>
          </table:table-cell>
          <table:table-cell table:formula="of:=IF([.N3]=&quot;acc32&quot;;&quot;uint32&quot;;[.N3])" office:value-type="string" office:string-value="int16" calcext:value-type="string">
            <text:p>int16</text:p>
          </table:table-cell>
          <table:table-cell table:formula="of:=IF([.O3]=&quot;acc64&quot;;&quot;uint64&quot;;[.O3])" office:value-type="string" office:string-value="int16" calcext:value-type="string">
            <text:p>int16</text:p>
          </table:table-cell>
          <table:table-cell/>
          <table:table-cell table:formula="of:=[.P3]&amp;&quot;_t &quot;&amp;[.F3]&amp;&quot;;&quot;" office:value-type="string" office:string-value="int16_t A;" calcext:value-type="string">
            <text:p>int16_t A;</text:p>
          </table:table-cell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A</text:p>
          </table:table-cell>
          <table:table-cell office:value-type="string" calcext:value-type="string">
            <text:p>Phase A Current</text:p>
          </table:table-cell>
          <table:table-cell office:value-type="string" calcext:value-type="string">
            <text:p>int16</text:p>
          </table:table-cell>
          <table:table-cell/>
          <table:table-cell table:formula="of:=IF([.H4]=&quot;sunssf&quot;;&quot;int16&quot;;[.H4])" office:value-type="string" office:string-value="int16" calcext:value-type="string">
            <text:p>int16</text:p>
          </table:table-cell>
          <table:table-cell table:formula="of:=IF([.J4]=&quot;enum16&quot;;&quot;uint16&quot;;[.J4])" office:value-type="string" office:string-value="int16" calcext:value-type="string">
            <text:p>int16</text:p>
          </table:table-cell>
          <table:table-cell table:formula="of:=IF([.K4]=&quot;bitfield16&quot;;&quot;uint16&quot;;[.K4])" office:value-type="string" office:string-value="int16" calcext:value-type="string">
            <text:p>int16</text:p>
          </table:table-cell>
          <table:table-cell table:formula="of:=IF([.L4]=&quot;bitfield32&quot;;&quot;uint32&quot;;[.L4])" office:value-type="string" office:string-value="int16" calcext:value-type="string">
            <text:p>int16</text:p>
          </table:table-cell>
          <table:table-cell table:formula="of:=IF([.M4]=&quot;String16&quot;;&quot;char[16]&quot;;[.M4])" office:value-type="string" office:string-value="int16" calcext:value-type="string">
            <text:p>int16</text:p>
          </table:table-cell>
          <table:table-cell table:formula="of:=IF([.N4]=&quot;acc32&quot;;&quot;uint32&quot;;[.N4])" office:value-type="string" office:string-value="int16" calcext:value-type="string">
            <text:p>int16</text:p>
          </table:table-cell>
          <table:table-cell table:formula="of:=IF([.O4]=&quot;acc64&quot;;&quot;uint64&quot;;[.O4])" office:value-type="string" office:string-value="int16" calcext:value-type="string">
            <text:p>int16</text:p>
          </table:table-cell>
          <table:table-cell/>
          <table:table-cell table:formula="of:=[.P4]&amp;&quot;_t &quot;&amp;[.F4]&amp;&quot;;&quot;" office:value-type="string" office:string-value="int16_t AphA;" calcext:value-type="string">
            <text:p>int16_t AphA;</text:p>
          </table:table-cell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B</text:p>
          </table:table-cell>
          <table:table-cell office:value-type="string" calcext:value-type="string">
            <text:p>Phase B Current</text:p>
          </table:table-cell>
          <table:table-cell office:value-type="string" calcext:value-type="string">
            <text:p>int16</text:p>
          </table:table-cell>
          <table:table-cell/>
          <table:table-cell table:formula="of:=IF([.H5]=&quot;sunssf&quot;;&quot;int16&quot;;[.H5])" office:value-type="string" office:string-value="int16" calcext:value-type="string">
            <text:p>int16</text:p>
          </table:table-cell>
          <table:table-cell table:formula="of:=IF([.J5]=&quot;enum16&quot;;&quot;uint16&quot;;[.J5])" office:value-type="string" office:string-value="int16" calcext:value-type="string">
            <text:p>int16</text:p>
          </table:table-cell>
          <table:table-cell table:formula="of:=IF([.K5]=&quot;bitfield16&quot;;&quot;uint16&quot;;[.K5])" office:value-type="string" office:string-value="int16" calcext:value-type="string">
            <text:p>int16</text:p>
          </table:table-cell>
          <table:table-cell table:formula="of:=IF([.L5]=&quot;bitfield32&quot;;&quot;uint32&quot;;[.L5])" office:value-type="string" office:string-value="int16" calcext:value-type="string">
            <text:p>int16</text:p>
          </table:table-cell>
          <table:table-cell table:formula="of:=IF([.M5]=&quot;String16&quot;;&quot;char[16]&quot;;[.M5])" office:value-type="string" office:string-value="int16" calcext:value-type="string">
            <text:p>int16</text:p>
          </table:table-cell>
          <table:table-cell table:formula="of:=IF([.N5]=&quot;acc32&quot;;&quot;uint32&quot;;[.N5])" office:value-type="string" office:string-value="int16" calcext:value-type="string">
            <text:p>int16</text:p>
          </table:table-cell>
          <table:table-cell table:formula="of:=IF([.O5]=&quot;acc64&quot;;&quot;uint64&quot;;[.O5])" office:value-type="string" office:string-value="int16" calcext:value-type="string">
            <text:p>int16</text:p>
          </table:table-cell>
          <table:table-cell/>
          <table:table-cell table:formula="of:=[.P5]&amp;&quot;_t &quot;&amp;[.F5]&amp;&quot;;&quot;" office:value-type="string" office:string-value="int16_t AphB;" calcext:value-type="string">
            <text:p>int16_t AphB;</text:p>
          </table:table-cell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C</text:p>
          </table:table-cell>
          <table:table-cell office:value-type="string" calcext:value-type="string">
            <text:p>Phase C Current</text:p>
          </table:table-cell>
          <table:table-cell office:value-type="string" calcext:value-type="string">
            <text:p>int16</text:p>
          </table:table-cell>
          <table:table-cell/>
          <table:table-cell table:formula="of:=IF([.H6]=&quot;sunssf&quot;;&quot;int16&quot;;[.H6])" office:value-type="string" office:string-value="int16" calcext:value-type="string">
            <text:p>int16</text:p>
          </table:table-cell>
          <table:table-cell table:formula="of:=IF([.J6]=&quot;enum16&quot;;&quot;uint16&quot;;[.J6])" office:value-type="string" office:string-value="int16" calcext:value-type="string">
            <text:p>int16</text:p>
          </table:table-cell>
          <table:table-cell table:formula="of:=IF([.K6]=&quot;bitfield16&quot;;&quot;uint16&quot;;[.K6])" office:value-type="string" office:string-value="int16" calcext:value-type="string">
            <text:p>int16</text:p>
          </table:table-cell>
          <table:table-cell table:formula="of:=IF([.L6]=&quot;bitfield32&quot;;&quot;uint32&quot;;[.L6])" office:value-type="string" office:string-value="int16" calcext:value-type="string">
            <text:p>int16</text:p>
          </table:table-cell>
          <table:table-cell table:formula="of:=IF([.M6]=&quot;String16&quot;;&quot;char[16]&quot;;[.M6])" office:value-type="string" office:string-value="int16" calcext:value-type="string">
            <text:p>int16</text:p>
          </table:table-cell>
          <table:table-cell table:formula="of:=IF([.N6]=&quot;acc32&quot;;&quot;uint32&quot;;[.N6])" office:value-type="string" office:string-value="int16" calcext:value-type="string">
            <text:p>int16</text:p>
          </table:table-cell>
          <table:table-cell table:formula="of:=IF([.O6]=&quot;acc64&quot;;&quot;uint64&quot;;[.O6])" office:value-type="string" office:string-value="int16" calcext:value-type="string">
            <text:p>int16</text:p>
          </table:table-cell>
          <table:table-cell/>
          <table:table-cell table:formula="of:=[.P6]&amp;&quot;_t &quot;&amp;[.F6]&amp;&quot;;&quot;" office:value-type="string" office:string-value="int16_t AphC;" calcext:value-type="string">
            <text:p>int16_t AphC;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_SF</text:p>
          </table:table-cell>
          <table:table-cell office:value-type="string" calcext:value-type="string">
            <text:p>Current scale factor</text:p>
          </table:table-cell>
          <table:table-cell office:value-type="string" calcext:value-type="string">
            <text:p>sunssf</text:p>
          </table:table-cell>
          <table:table-cell/>
          <table:table-cell table:formula="of:=IF([.H7]=&quot;sunssf&quot;;&quot;int16&quot;;[.H7])" office:value-type="string" office:string-value="int16" calcext:value-type="string">
            <text:p>int16</text:p>
          </table:table-cell>
          <table:table-cell table:formula="of:=IF([.J7]=&quot;enum16&quot;;&quot;uint16&quot;;[.J7])" office:value-type="string" office:string-value="int16" calcext:value-type="string">
            <text:p>int16</text:p>
          </table:table-cell>
          <table:table-cell table:formula="of:=IF([.K7]=&quot;bitfield16&quot;;&quot;uint16&quot;;[.K7])" office:value-type="string" office:string-value="int16" calcext:value-type="string">
            <text:p>int16</text:p>
          </table:table-cell>
          <table:table-cell table:formula="of:=IF([.L7]=&quot;bitfield32&quot;;&quot;uint32&quot;;[.L7])" office:value-type="string" office:string-value="int16" calcext:value-type="string">
            <text:p>int16</text:p>
          </table:table-cell>
          <table:table-cell table:formula="of:=IF([.M7]=&quot;String16&quot;;&quot;char[16]&quot;;[.M7])" office:value-type="string" office:string-value="int16" calcext:value-type="string">
            <text:p>int16</text:p>
          </table:table-cell>
          <table:table-cell table:formula="of:=IF([.N7]=&quot;acc32&quot;;&quot;uint32&quot;;[.N7])" office:value-type="string" office:string-value="int16" calcext:value-type="string">
            <text:p>int16</text:p>
          </table:table-cell>
          <table:table-cell table:formula="of:=IF([.O7]=&quot;acc64&quot;;&quot;uint64&quot;;[.O7])" office:value-type="string" office:string-value="int16" calcext:value-type="string">
            <text:p>int16</text:p>
          </table:table-cell>
          <table:table-cell/>
          <table:table-cell table:formula="of:=[.P7]&amp;&quot;_t &quot;&amp;[.F7]&amp;&quot;;&quot;" office:value-type="string" office:string-value="int16_t A_SF;" calcext:value-type="string">
            <text:p>int16_t A_SF;</text:p>
          </table:table-cell>
        </table:table-row>
        <table:table-row table:style-name="ro4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</text:p>
          </table:table-cell>
          <table:table-cell office:value-type="string" calcext:value-type="string">
            <text:p>Line to Neutral AC Voltage (average of active phases)</text:p>
          </table:table-cell>
          <table:table-cell office:value-type="string" calcext:value-type="string">
            <text:p>int16</text:p>
          </table:table-cell>
          <table:table-cell/>
          <table:table-cell table:formula="of:=IF([.H8]=&quot;sunssf&quot;;&quot;int16&quot;;[.H8])" office:value-type="string" office:string-value="int16" calcext:value-type="string">
            <text:p>int16</text:p>
          </table:table-cell>
          <table:table-cell table:formula="of:=IF([.J8]=&quot;enum16&quot;;&quot;uint16&quot;;[.J8])" office:value-type="string" office:string-value="int16" calcext:value-type="string">
            <text:p>int16</text:p>
          </table:table-cell>
          <table:table-cell table:formula="of:=IF([.K8]=&quot;bitfield16&quot;;&quot;uint16&quot;;[.K8])" office:value-type="string" office:string-value="int16" calcext:value-type="string">
            <text:p>int16</text:p>
          </table:table-cell>
          <table:table-cell table:formula="of:=IF([.L8]=&quot;bitfield32&quot;;&quot;uint32&quot;;[.L8])" office:value-type="string" office:string-value="int16" calcext:value-type="string">
            <text:p>int16</text:p>
          </table:table-cell>
          <table:table-cell table:formula="of:=IF([.M8]=&quot;String16&quot;;&quot;char[16]&quot;;[.M8])" office:value-type="string" office:string-value="int16" calcext:value-type="string">
            <text:p>int16</text:p>
          </table:table-cell>
          <table:table-cell table:formula="of:=IF([.N8]=&quot;acc32&quot;;&quot;uint32&quot;;[.N8])" office:value-type="string" office:string-value="int16" calcext:value-type="string">
            <text:p>int16</text:p>
          </table:table-cell>
          <table:table-cell table:formula="of:=IF([.O8]=&quot;acc64&quot;;&quot;uint64&quot;;[.O8])" office:value-type="string" office:string-value="int16" calcext:value-type="string">
            <text:p>int16</text:p>
          </table:table-cell>
          <table:table-cell/>
          <table:table-cell table:formula="of:=[.P8]&amp;&quot;_t &quot;&amp;[.F8]&amp;&quot;;&quot;" office:value-type="string" office:string-value="int16_t PhV;" calcext:value-type="string">
            <text:p>int16_t PhV;</text:p>
          </table:table-cell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A</text:p>
          </table:table-cell>
          <table:table-cell office:value-type="string" calcext:value-type="string">
            <text:p>Phase Voltage AN</text:p>
          </table:table-cell>
          <table:table-cell office:value-type="string" calcext:value-type="string">
            <text:p>int16</text:p>
          </table:table-cell>
          <table:table-cell/>
          <table:table-cell table:formula="of:=IF([.H9]=&quot;sunssf&quot;;&quot;int16&quot;;[.H9])" office:value-type="string" office:string-value="int16" calcext:value-type="string">
            <text:p>int16</text:p>
          </table:table-cell>
          <table:table-cell table:formula="of:=IF([.J9]=&quot;enum16&quot;;&quot;uint16&quot;;[.J9])" office:value-type="string" office:string-value="int16" calcext:value-type="string">
            <text:p>int16</text:p>
          </table:table-cell>
          <table:table-cell table:formula="of:=IF([.K9]=&quot;bitfield16&quot;;&quot;uint16&quot;;[.K9])" office:value-type="string" office:string-value="int16" calcext:value-type="string">
            <text:p>int16</text:p>
          </table:table-cell>
          <table:table-cell table:formula="of:=IF([.L9]=&quot;bitfield32&quot;;&quot;uint32&quot;;[.L9])" office:value-type="string" office:string-value="int16" calcext:value-type="string">
            <text:p>int16</text:p>
          </table:table-cell>
          <table:table-cell table:formula="of:=IF([.M9]=&quot;String16&quot;;&quot;char[16]&quot;;[.M9])" office:value-type="string" office:string-value="int16" calcext:value-type="string">
            <text:p>int16</text:p>
          </table:table-cell>
          <table:table-cell table:formula="of:=IF([.N9]=&quot;acc32&quot;;&quot;uint32&quot;;[.N9])" office:value-type="string" office:string-value="int16" calcext:value-type="string">
            <text:p>int16</text:p>
          </table:table-cell>
          <table:table-cell table:formula="of:=IF([.O9]=&quot;acc64&quot;;&quot;uint64&quot;;[.O9])" office:value-type="string" office:string-value="int16" calcext:value-type="string">
            <text:p>int16</text:p>
          </table:table-cell>
          <table:table-cell/>
          <table:table-cell table:formula="of:=[.P9]&amp;&quot;_t &quot;&amp;[.F9]&amp;&quot;;&quot;" office:value-type="string" office:string-value="int16_t PhVphA;" calcext:value-type="string">
            <text:p>int16_t PhVphA;</text:p>
          </table:table-cell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B</text:p>
          </table:table-cell>
          <table:table-cell office:value-type="string" calcext:value-type="string">
            <text:p>Phase Voltage BN</text:p>
          </table:table-cell>
          <table:table-cell office:value-type="string" calcext:value-type="string">
            <text:p>int16</text:p>
          </table:table-cell>
          <table:table-cell/>
          <table:table-cell table:formula="of:=IF([.H10]=&quot;sunssf&quot;;&quot;int16&quot;;[.H10])" office:value-type="string" office:string-value="int16" calcext:value-type="string">
            <text:p>int16</text:p>
          </table:table-cell>
          <table:table-cell table:formula="of:=IF([.J10]=&quot;enum16&quot;;&quot;uint16&quot;;[.J10])" office:value-type="string" office:string-value="int16" calcext:value-type="string">
            <text:p>int16</text:p>
          </table:table-cell>
          <table:table-cell table:formula="of:=IF([.K10]=&quot;bitfield16&quot;;&quot;uint16&quot;;[.K10])" office:value-type="string" office:string-value="int16" calcext:value-type="string">
            <text:p>int16</text:p>
          </table:table-cell>
          <table:table-cell table:formula="of:=IF([.L10]=&quot;bitfield32&quot;;&quot;uint32&quot;;[.L10])" office:value-type="string" office:string-value="int16" calcext:value-type="string">
            <text:p>int16</text:p>
          </table:table-cell>
          <table:table-cell table:formula="of:=IF([.M10]=&quot;String16&quot;;&quot;char[16]&quot;;[.M10])" office:value-type="string" office:string-value="int16" calcext:value-type="string">
            <text:p>int16</text:p>
          </table:table-cell>
          <table:table-cell table:formula="of:=IF([.N10]=&quot;acc32&quot;;&quot;uint32&quot;;[.N10])" office:value-type="string" office:string-value="int16" calcext:value-type="string">
            <text:p>int16</text:p>
          </table:table-cell>
          <table:table-cell table:formula="of:=IF([.O10]=&quot;acc64&quot;;&quot;uint64&quot;;[.O10])" office:value-type="string" office:string-value="int16" calcext:value-type="string">
            <text:p>int16</text:p>
          </table:table-cell>
          <table:table-cell/>
          <table:table-cell table:formula="of:=[.P10]&amp;&quot;_t &quot;&amp;[.F10]&amp;&quot;;&quot;" office:value-type="string" office:string-value="int16_t PhVphB;" calcext:value-type="string">
            <text:p>int16_t PhVphB;</text:p>
          </table:table-cell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C</text:p>
          </table:table-cell>
          <table:table-cell office:value-type="string" calcext:value-type="string">
            <text:p>Phase Voltage CN</text:p>
          </table:table-cell>
          <table:table-cell office:value-type="string" calcext:value-type="string">
            <text:p>int16</text:p>
          </table:table-cell>
          <table:table-cell/>
          <table:table-cell table:formula="of:=IF([.H11]=&quot;sunssf&quot;;&quot;int16&quot;;[.H11])" office:value-type="string" office:string-value="int16" calcext:value-type="string">
            <text:p>int16</text:p>
          </table:table-cell>
          <table:table-cell table:formula="of:=IF([.J11]=&quot;enum16&quot;;&quot;uint16&quot;;[.J11])" office:value-type="string" office:string-value="int16" calcext:value-type="string">
            <text:p>int16</text:p>
          </table:table-cell>
          <table:table-cell table:formula="of:=IF([.K11]=&quot;bitfield16&quot;;&quot;uint16&quot;;[.K11])" office:value-type="string" office:string-value="int16" calcext:value-type="string">
            <text:p>int16</text:p>
          </table:table-cell>
          <table:table-cell table:formula="of:=IF([.L11]=&quot;bitfield32&quot;;&quot;uint32&quot;;[.L11])" office:value-type="string" office:string-value="int16" calcext:value-type="string">
            <text:p>int16</text:p>
          </table:table-cell>
          <table:table-cell table:formula="of:=IF([.M11]=&quot;String16&quot;;&quot;char[16]&quot;;[.M11])" office:value-type="string" office:string-value="int16" calcext:value-type="string">
            <text:p>int16</text:p>
          </table:table-cell>
          <table:table-cell table:formula="of:=IF([.N11]=&quot;acc32&quot;;&quot;uint32&quot;;[.N11])" office:value-type="string" office:string-value="int16" calcext:value-type="string">
            <text:p>int16</text:p>
          </table:table-cell>
          <table:table-cell table:formula="of:=IF([.O11]=&quot;acc64&quot;;&quot;uint64&quot;;[.O11])" office:value-type="string" office:string-value="int16" calcext:value-type="string">
            <text:p>int16</text:p>
          </table:table-cell>
          <table:table-cell/>
          <table:table-cell table:formula="of:=[.P11]&amp;&quot;_t &quot;&amp;[.F11]&amp;&quot;;&quot;" office:value-type="string" office:string-value="int16_t PhVphC;" calcext:value-type="string">
            <text:p>int16_t PhVphC;</text:p>
          </table:table-cell>
        </table:table-row>
        <table:table-row table:style-name="ro4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Line to Line AC Voltage (average of active phases)</text:p>
          </table:table-cell>
          <table:table-cell office:value-type="string" calcext:value-type="string">
            <text:p>int16</text:p>
          </table:table-cell>
          <table:table-cell/>
          <table:table-cell table:formula="of:=IF([.H12]=&quot;sunssf&quot;;&quot;int16&quot;;[.H12])" office:value-type="string" office:string-value="int16" calcext:value-type="string">
            <text:p>int16</text:p>
          </table:table-cell>
          <table:table-cell table:formula="of:=IF([.J12]=&quot;enum16&quot;;&quot;uint16&quot;;[.J12])" office:value-type="string" office:string-value="int16" calcext:value-type="string">
            <text:p>int16</text:p>
          </table:table-cell>
          <table:table-cell table:formula="of:=IF([.K12]=&quot;bitfield16&quot;;&quot;uint16&quot;;[.K12])" office:value-type="string" office:string-value="int16" calcext:value-type="string">
            <text:p>int16</text:p>
          </table:table-cell>
          <table:table-cell table:formula="of:=IF([.L12]=&quot;bitfield32&quot;;&quot;uint32&quot;;[.L12])" office:value-type="string" office:string-value="int16" calcext:value-type="string">
            <text:p>int16</text:p>
          </table:table-cell>
          <table:table-cell table:formula="of:=IF([.M12]=&quot;String16&quot;;&quot;char[16]&quot;;[.M12])" office:value-type="string" office:string-value="int16" calcext:value-type="string">
            <text:p>int16</text:p>
          </table:table-cell>
          <table:table-cell table:formula="of:=IF([.N12]=&quot;acc32&quot;;&quot;uint32&quot;;[.N12])" office:value-type="string" office:string-value="int16" calcext:value-type="string">
            <text:p>int16</text:p>
          </table:table-cell>
          <table:table-cell table:formula="of:=IF([.O12]=&quot;acc64&quot;;&quot;uint64&quot;;[.O12])" office:value-type="string" office:string-value="int16" calcext:value-type="string">
            <text:p>int16</text:p>
          </table:table-cell>
          <table:table-cell/>
          <table:table-cell table:formula="of:=[.P12]&amp;&quot;_t &quot;&amp;[.F12]&amp;&quot;;&quot;" office:value-type="string" office:string-value="int16_t PPV;" calcext:value-type="string">
            <text:p>int16_t PPV;</text:p>
          </table:table-cell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AB</text:p>
          </table:table-cell>
          <table:table-cell office:value-type="string" calcext:value-type="string">
            <text:p>Phase Voltage AB</text:p>
          </table:table-cell>
          <table:table-cell office:value-type="string" calcext:value-type="string">
            <text:p>int16</text:p>
          </table:table-cell>
          <table:table-cell/>
          <table:table-cell table:formula="of:=IF([.H13]=&quot;sunssf&quot;;&quot;int16&quot;;[.H13])" office:value-type="string" office:string-value="int16" calcext:value-type="string">
            <text:p>int16</text:p>
          </table:table-cell>
          <table:table-cell table:formula="of:=IF([.J13]=&quot;enum16&quot;;&quot;uint16&quot;;[.J13])" office:value-type="string" office:string-value="int16" calcext:value-type="string">
            <text:p>int16</text:p>
          </table:table-cell>
          <table:table-cell table:formula="of:=IF([.K13]=&quot;bitfield16&quot;;&quot;uint16&quot;;[.K13])" office:value-type="string" office:string-value="int16" calcext:value-type="string">
            <text:p>int16</text:p>
          </table:table-cell>
          <table:table-cell table:formula="of:=IF([.L13]=&quot;bitfield32&quot;;&quot;uint32&quot;;[.L13])" office:value-type="string" office:string-value="int16" calcext:value-type="string">
            <text:p>int16</text:p>
          </table:table-cell>
          <table:table-cell table:formula="of:=IF([.M13]=&quot;String16&quot;;&quot;char[16]&quot;;[.M13])" office:value-type="string" office:string-value="int16" calcext:value-type="string">
            <text:p>int16</text:p>
          </table:table-cell>
          <table:table-cell table:formula="of:=IF([.N13]=&quot;acc32&quot;;&quot;uint32&quot;;[.N13])" office:value-type="string" office:string-value="int16" calcext:value-type="string">
            <text:p>int16</text:p>
          </table:table-cell>
          <table:table-cell table:formula="of:=IF([.O13]=&quot;acc64&quot;;&quot;uint64&quot;;[.O13])" office:value-type="string" office:string-value="int16" calcext:value-type="string">
            <text:p>int16</text:p>
          </table:table-cell>
          <table:table-cell/>
          <table:table-cell table:formula="of:=[.P13]&amp;&quot;_t &quot;&amp;[.F13]&amp;&quot;;&quot;" office:value-type="string" office:string-value="int16_t PhVphAB;" calcext:value-type="string">
            <text:p>int16_t PhVphAB;</text:p>
          </table:table-cell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BC</text:p>
          </table:table-cell>
          <table:table-cell office:value-type="string" calcext:value-type="string">
            <text:p>Phase Voltage BC</text:p>
          </table:table-cell>
          <table:table-cell office:value-type="string" calcext:value-type="string">
            <text:p>int16</text:p>
          </table:table-cell>
          <table:table-cell/>
          <table:table-cell table:formula="of:=IF([.H14]=&quot;sunssf&quot;;&quot;int16&quot;;[.H14])" office:value-type="string" office:string-value="int16" calcext:value-type="string">
            <text:p>int16</text:p>
          </table:table-cell>
          <table:table-cell table:formula="of:=IF([.J14]=&quot;enum16&quot;;&quot;uint16&quot;;[.J14])" office:value-type="string" office:string-value="int16" calcext:value-type="string">
            <text:p>int16</text:p>
          </table:table-cell>
          <table:table-cell table:formula="of:=IF([.K14]=&quot;bitfield16&quot;;&quot;uint16&quot;;[.K14])" office:value-type="string" office:string-value="int16" calcext:value-type="string">
            <text:p>int16</text:p>
          </table:table-cell>
          <table:table-cell table:formula="of:=IF([.L14]=&quot;bitfield32&quot;;&quot;uint32&quot;;[.L14])" office:value-type="string" office:string-value="int16" calcext:value-type="string">
            <text:p>int16</text:p>
          </table:table-cell>
          <table:table-cell table:formula="of:=IF([.M14]=&quot;String16&quot;;&quot;char[16]&quot;;[.M14])" office:value-type="string" office:string-value="int16" calcext:value-type="string">
            <text:p>int16</text:p>
          </table:table-cell>
          <table:table-cell table:formula="of:=IF([.N14]=&quot;acc32&quot;;&quot;uint32&quot;;[.N14])" office:value-type="string" office:string-value="int16" calcext:value-type="string">
            <text:p>int16</text:p>
          </table:table-cell>
          <table:table-cell table:formula="of:=IF([.O14]=&quot;acc64&quot;;&quot;uint64&quot;;[.O14])" office:value-type="string" office:string-value="int16" calcext:value-type="string">
            <text:p>int16</text:p>
          </table:table-cell>
          <table:table-cell/>
          <table:table-cell table:formula="of:=[.P14]&amp;&quot;_t &quot;&amp;[.F14]&amp;&quot;;&quot;" office:value-type="string" office:string-value="int16_t PhVphBC;" calcext:value-type="string">
            <text:p>int16_t PhVphBC;</text:p>
          </table:table-cell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CA</text:p>
          </table:table-cell>
          <table:table-cell office:value-type="string" calcext:value-type="string">
            <text:p>Phase Voltage CA</text:p>
          </table:table-cell>
          <table:table-cell office:value-type="string" calcext:value-type="string">
            <text:p>int16</text:p>
          </table:table-cell>
          <table:table-cell/>
          <table:table-cell table:formula="of:=IF([.H15]=&quot;sunssf&quot;;&quot;int16&quot;;[.H15])" office:value-type="string" office:string-value="int16" calcext:value-type="string">
            <text:p>int16</text:p>
          </table:table-cell>
          <table:table-cell table:formula="of:=IF([.J15]=&quot;enum16&quot;;&quot;uint16&quot;;[.J15])" office:value-type="string" office:string-value="int16" calcext:value-type="string">
            <text:p>int16</text:p>
          </table:table-cell>
          <table:table-cell table:formula="of:=IF([.K15]=&quot;bitfield16&quot;;&quot;uint16&quot;;[.K15])" office:value-type="string" office:string-value="int16" calcext:value-type="string">
            <text:p>int16</text:p>
          </table:table-cell>
          <table:table-cell table:formula="of:=IF([.L15]=&quot;bitfield32&quot;;&quot;uint32&quot;;[.L15])" office:value-type="string" office:string-value="int16" calcext:value-type="string">
            <text:p>int16</text:p>
          </table:table-cell>
          <table:table-cell table:formula="of:=IF([.M15]=&quot;String16&quot;;&quot;char[16]&quot;;[.M15])" office:value-type="string" office:string-value="int16" calcext:value-type="string">
            <text:p>int16</text:p>
          </table:table-cell>
          <table:table-cell table:formula="of:=IF([.N15]=&quot;acc32&quot;;&quot;uint32&quot;;[.N15])" office:value-type="string" office:string-value="int16" calcext:value-type="string">
            <text:p>int16</text:p>
          </table:table-cell>
          <table:table-cell table:formula="of:=IF([.O15]=&quot;acc64&quot;;&quot;uint64&quot;;[.O15])" office:value-type="string" office:string-value="int16" calcext:value-type="string">
            <text:p>int16</text:p>
          </table:table-cell>
          <table:table-cell/>
          <table:table-cell table:formula="of:=[.P15]&amp;&quot;_t &quot;&amp;[.F15]&amp;&quot;;&quot;" office:value-type="string" office:string-value="int16_t PhVphCA;" calcext:value-type="string">
            <text:p>int16_t PhVphCA;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_SF</text:p>
          </table:table-cell>
          <table:table-cell office:value-type="string" calcext:value-type="string">
            <text:p>Voltage scale factor</text:p>
          </table:table-cell>
          <table:table-cell office:value-type="string" calcext:value-type="string">
            <text:p>sunssf</text:p>
          </table:table-cell>
          <table:table-cell/>
          <table:table-cell table:formula="of:=IF([.H16]=&quot;sunssf&quot;;&quot;int16&quot;;[.H16])" office:value-type="string" office:string-value="int16" calcext:value-type="string">
            <text:p>int16</text:p>
          </table:table-cell>
          <table:table-cell table:formula="of:=IF([.J16]=&quot;enum16&quot;;&quot;uint16&quot;;[.J16])" office:value-type="string" office:string-value="int16" calcext:value-type="string">
            <text:p>int16</text:p>
          </table:table-cell>
          <table:table-cell table:formula="of:=IF([.K16]=&quot;bitfield16&quot;;&quot;uint16&quot;;[.K16])" office:value-type="string" office:string-value="int16" calcext:value-type="string">
            <text:p>int16</text:p>
          </table:table-cell>
          <table:table-cell table:formula="of:=IF([.L16]=&quot;bitfield32&quot;;&quot;uint32&quot;;[.L16])" office:value-type="string" office:string-value="int16" calcext:value-type="string">
            <text:p>int16</text:p>
          </table:table-cell>
          <table:table-cell table:formula="of:=IF([.M16]=&quot;String16&quot;;&quot;char[16]&quot;;[.M16])" office:value-type="string" office:string-value="int16" calcext:value-type="string">
            <text:p>int16</text:p>
          </table:table-cell>
          <table:table-cell table:formula="of:=IF([.N16]=&quot;acc32&quot;;&quot;uint32&quot;;[.N16])" office:value-type="string" office:string-value="int16" calcext:value-type="string">
            <text:p>int16</text:p>
          </table:table-cell>
          <table:table-cell table:formula="of:=IF([.O16]=&quot;acc64&quot;;&quot;uint64&quot;;[.O16])" office:value-type="string" office:string-value="int16" calcext:value-type="string">
            <text:p>int16</text:p>
          </table:table-cell>
          <table:table-cell/>
          <table:table-cell table:formula="of:=[.P16]&amp;&quot;_t &quot;&amp;[.F16]&amp;&quot;;&quot;" office:value-type="string" office:string-value="int16_t V_SF;" calcext:value-type="string">
            <text:p>int16_t V_SF;</text:p>
          </table:table-cell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int16</text:p>
          </table:table-cell>
          <table:table-cell/>
          <table:table-cell table:formula="of:=IF([.H17]=&quot;sunssf&quot;;&quot;int16&quot;;[.H17])" office:value-type="string" office:string-value="int16" calcext:value-type="string">
            <text:p>int16</text:p>
          </table:table-cell>
          <table:table-cell table:formula="of:=IF([.J17]=&quot;enum16&quot;;&quot;uint16&quot;;[.J17])" office:value-type="string" office:string-value="int16" calcext:value-type="string">
            <text:p>int16</text:p>
          </table:table-cell>
          <table:table-cell table:formula="of:=IF([.K17]=&quot;bitfield16&quot;;&quot;uint16&quot;;[.K17])" office:value-type="string" office:string-value="int16" calcext:value-type="string">
            <text:p>int16</text:p>
          </table:table-cell>
          <table:table-cell table:formula="of:=IF([.L17]=&quot;bitfield32&quot;;&quot;uint32&quot;;[.L17])" office:value-type="string" office:string-value="int16" calcext:value-type="string">
            <text:p>int16</text:p>
          </table:table-cell>
          <table:table-cell table:formula="of:=IF([.M17]=&quot;String16&quot;;&quot;char[16]&quot;;[.M17])" office:value-type="string" office:string-value="int16" calcext:value-type="string">
            <text:p>int16</text:p>
          </table:table-cell>
          <table:table-cell table:formula="of:=IF([.N17]=&quot;acc32&quot;;&quot;uint32&quot;;[.N17])" office:value-type="string" office:string-value="int16" calcext:value-type="string">
            <text:p>int16</text:p>
          </table:table-cell>
          <table:table-cell table:formula="of:=IF([.O17]=&quot;acc64&quot;;&quot;uint64&quot;;[.O17])" office:value-type="string" office:string-value="int16" calcext:value-type="string">
            <text:p>int16</text:p>
          </table:table-cell>
          <table:table-cell/>
          <table:table-cell table:formula="of:=[.P17]&amp;&quot;_t &quot;&amp;[.F17]&amp;&quot;;&quot;" office:value-type="string" office:string-value="int16_t Hz;" calcext:value-type="string">
            <text:p>int16_t Hz;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Hz_SF</text:p>
          </table:table-cell>
          <table:table-cell office:value-type="string" calcext:value-type="string">
            <text:p>Frequency scale factor</text:p>
          </table:table-cell>
          <table:table-cell office:value-type="string" calcext:value-type="string">
            <text:p>sunssf</text:p>
          </table:table-cell>
          <table:table-cell/>
          <table:table-cell table:formula="of:=IF([.H18]=&quot;sunssf&quot;;&quot;int16&quot;;[.H18])" office:value-type="string" office:string-value="int16" calcext:value-type="string">
            <text:p>int16</text:p>
          </table:table-cell>
          <table:table-cell table:formula="of:=IF([.J18]=&quot;enum16&quot;;&quot;uint16&quot;;[.J18])" office:value-type="string" office:string-value="int16" calcext:value-type="string">
            <text:p>int16</text:p>
          </table:table-cell>
          <table:table-cell table:formula="of:=IF([.K18]=&quot;bitfield16&quot;;&quot;uint16&quot;;[.K18])" office:value-type="string" office:string-value="int16" calcext:value-type="string">
            <text:p>int16</text:p>
          </table:table-cell>
          <table:table-cell table:formula="of:=IF([.L18]=&quot;bitfield32&quot;;&quot;uint32&quot;;[.L18])" office:value-type="string" office:string-value="int16" calcext:value-type="string">
            <text:p>int16</text:p>
          </table:table-cell>
          <table:table-cell table:formula="of:=IF([.M18]=&quot;String16&quot;;&quot;char[16]&quot;;[.M18])" office:value-type="string" office:string-value="int16" calcext:value-type="string">
            <text:p>int16</text:p>
          </table:table-cell>
          <table:table-cell table:formula="of:=IF([.N18]=&quot;acc32&quot;;&quot;uint32&quot;;[.N18])" office:value-type="string" office:string-value="int16" calcext:value-type="string">
            <text:p>int16</text:p>
          </table:table-cell>
          <table:table-cell table:formula="of:=IF([.O18]=&quot;acc64&quot;;&quot;uint64&quot;;[.O18])" office:value-type="string" office:string-value="int16" calcext:value-type="string">
            <text:p>int16</text:p>
          </table:table-cell>
          <table:table-cell/>
          <table:table-cell table:formula="of:=[.P18]&amp;&quot;_t &quot;&amp;[.F18]&amp;&quot;;&quot;" office:value-type="string" office:string-value="int16_t Hz_SF;" calcext:value-type="string">
            <text:p>int16_t Hz_SF;</text:p>
          </table:table-cell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otal Real Power</text:p>
          </table:table-cell>
          <table:table-cell office:value-type="string" calcext:value-type="string">
            <text:p>int16</text:p>
          </table:table-cell>
          <table:table-cell/>
          <table:table-cell table:formula="of:=IF([.H19]=&quot;sunssf&quot;;&quot;int16&quot;;[.H19])" office:value-type="string" office:string-value="int16" calcext:value-type="string">
            <text:p>int16</text:p>
          </table:table-cell>
          <table:table-cell table:formula="of:=IF([.J19]=&quot;enum16&quot;;&quot;uint16&quot;;[.J19])" office:value-type="string" office:string-value="int16" calcext:value-type="string">
            <text:p>int16</text:p>
          </table:table-cell>
          <table:table-cell table:formula="of:=IF([.K19]=&quot;bitfield16&quot;;&quot;uint16&quot;;[.K19])" office:value-type="string" office:string-value="int16" calcext:value-type="string">
            <text:p>int16</text:p>
          </table:table-cell>
          <table:table-cell table:formula="of:=IF([.L19]=&quot;bitfield32&quot;;&quot;uint32&quot;;[.L19])" office:value-type="string" office:string-value="int16" calcext:value-type="string">
            <text:p>int16</text:p>
          </table:table-cell>
          <table:table-cell table:formula="of:=IF([.M19]=&quot;String16&quot;;&quot;char[16]&quot;;[.M19])" office:value-type="string" office:string-value="int16" calcext:value-type="string">
            <text:p>int16</text:p>
          </table:table-cell>
          <table:table-cell table:formula="of:=IF([.N19]=&quot;acc32&quot;;&quot;uint32&quot;;[.N19])" office:value-type="string" office:string-value="int16" calcext:value-type="string">
            <text:p>int16</text:p>
          </table:table-cell>
          <table:table-cell table:formula="of:=IF([.O19]=&quot;acc64&quot;;&quot;uint64&quot;;[.O19])" office:value-type="string" office:string-value="int16" calcext:value-type="string">
            <text:p>int16</text:p>
          </table:table-cell>
          <table:table-cell/>
          <table:table-cell table:formula="of:=[.P19]&amp;&quot;_t &quot;&amp;[.F19]&amp;&quot;;&quot;" office:value-type="string" office:string-value="int16_t W;" calcext:value-type="string">
            <text:p>int16_t W;</text:p>
          </table:table-cell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phA</text:p>
          </table:table-cell>
          <table:table-cell office:value-type="string" calcext:value-type="string">
            <text:p>Watts phase A</text:p>
          </table:table-cell>
          <table:table-cell office:value-type="string" calcext:value-type="string">
            <text:p>int16</text:p>
          </table:table-cell>
          <table:table-cell/>
          <table:table-cell table:formula="of:=IF([.H20]=&quot;sunssf&quot;;&quot;int16&quot;;[.H20])" office:value-type="string" office:string-value="int16" calcext:value-type="string">
            <text:p>int16</text:p>
          </table:table-cell>
          <table:table-cell table:formula="of:=IF([.J20]=&quot;enum16&quot;;&quot;uint16&quot;;[.J20])" office:value-type="string" office:string-value="int16" calcext:value-type="string">
            <text:p>int16</text:p>
          </table:table-cell>
          <table:table-cell table:formula="of:=IF([.K20]=&quot;bitfield16&quot;;&quot;uint16&quot;;[.K20])" office:value-type="string" office:string-value="int16" calcext:value-type="string">
            <text:p>int16</text:p>
          </table:table-cell>
          <table:table-cell table:formula="of:=IF([.L20]=&quot;bitfield32&quot;;&quot;uint32&quot;;[.L20])" office:value-type="string" office:string-value="int16" calcext:value-type="string">
            <text:p>int16</text:p>
          </table:table-cell>
          <table:table-cell table:formula="of:=IF([.M20]=&quot;String16&quot;;&quot;char[16]&quot;;[.M20])" office:value-type="string" office:string-value="int16" calcext:value-type="string">
            <text:p>int16</text:p>
          </table:table-cell>
          <table:table-cell table:formula="of:=IF([.N20]=&quot;acc32&quot;;&quot;uint32&quot;;[.N20])" office:value-type="string" office:string-value="int16" calcext:value-type="string">
            <text:p>int16</text:p>
          </table:table-cell>
          <table:table-cell table:formula="of:=IF([.O20]=&quot;acc64&quot;;&quot;uint64&quot;;[.O20])" office:value-type="string" office:string-value="int16" calcext:value-type="string">
            <text:p>int16</text:p>
          </table:table-cell>
          <table:table-cell/>
          <table:table-cell table:formula="of:=[.P20]&amp;&quot;_t &quot;&amp;[.F20]&amp;&quot;;&quot;" office:value-type="string" office:string-value="int16_t WphA;" calcext:value-type="string">
            <text:p>int16_t WphA;</text:p>
          </table:table-cell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phB</text:p>
          </table:table-cell>
          <table:table-cell office:value-type="string" calcext:value-type="string">
            <text:p>Watts phase B</text:p>
          </table:table-cell>
          <table:table-cell office:value-type="string" calcext:value-type="string">
            <text:p>int16</text:p>
          </table:table-cell>
          <table:table-cell/>
          <table:table-cell table:formula="of:=IF([.H21]=&quot;sunssf&quot;;&quot;int16&quot;;[.H21])" office:value-type="string" office:string-value="int16" calcext:value-type="string">
            <text:p>int16</text:p>
          </table:table-cell>
          <table:table-cell table:formula="of:=IF([.J21]=&quot;enum16&quot;;&quot;uint16&quot;;[.J21])" office:value-type="string" office:string-value="int16" calcext:value-type="string">
            <text:p>int16</text:p>
          </table:table-cell>
          <table:table-cell table:formula="of:=IF([.K21]=&quot;bitfield16&quot;;&quot;uint16&quot;;[.K21])" office:value-type="string" office:string-value="int16" calcext:value-type="string">
            <text:p>int16</text:p>
          </table:table-cell>
          <table:table-cell table:formula="of:=IF([.L21]=&quot;bitfield32&quot;;&quot;uint32&quot;;[.L21])" office:value-type="string" office:string-value="int16" calcext:value-type="string">
            <text:p>int16</text:p>
          </table:table-cell>
          <table:table-cell table:formula="of:=IF([.M21]=&quot;String16&quot;;&quot;char[16]&quot;;[.M21])" office:value-type="string" office:string-value="int16" calcext:value-type="string">
            <text:p>int16</text:p>
          </table:table-cell>
          <table:table-cell table:formula="of:=IF([.N21]=&quot;acc32&quot;;&quot;uint32&quot;;[.N21])" office:value-type="string" office:string-value="int16" calcext:value-type="string">
            <text:p>int16</text:p>
          </table:table-cell>
          <table:table-cell table:formula="of:=IF([.O21]=&quot;acc64&quot;;&quot;uint64&quot;;[.O21])" office:value-type="string" office:string-value="int16" calcext:value-type="string">
            <text:p>int16</text:p>
          </table:table-cell>
          <table:table-cell/>
          <table:table-cell table:formula="of:=[.P21]&amp;&quot;_t &quot;&amp;[.F21]&amp;&quot;;&quot;" office:value-type="string" office:string-value="int16_t WphB;" calcext:value-type="string">
            <text:p>int16_t WphB;</text:p>
          </table:table-cell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phC</text:p>
          </table:table-cell>
          <table:table-cell office:value-type="string" calcext:value-type="string">
            <text:p>Watts phase C</text:p>
          </table:table-cell>
          <table:table-cell office:value-type="string" calcext:value-type="string">
            <text:p>int16</text:p>
          </table:table-cell>
          <table:table-cell/>
          <table:table-cell table:formula="of:=IF([.H22]=&quot;sunssf&quot;;&quot;int16&quot;;[.H22])" office:value-type="string" office:string-value="int16" calcext:value-type="string">
            <text:p>int16</text:p>
          </table:table-cell>
          <table:table-cell table:formula="of:=IF([.J22]=&quot;enum16&quot;;&quot;uint16&quot;;[.J22])" office:value-type="string" office:string-value="int16" calcext:value-type="string">
            <text:p>int16</text:p>
          </table:table-cell>
          <table:table-cell table:formula="of:=IF([.K22]=&quot;bitfield16&quot;;&quot;uint16&quot;;[.K22])" office:value-type="string" office:string-value="int16" calcext:value-type="string">
            <text:p>int16</text:p>
          </table:table-cell>
          <table:table-cell table:formula="of:=IF([.L22]=&quot;bitfield32&quot;;&quot;uint32&quot;;[.L22])" office:value-type="string" office:string-value="int16" calcext:value-type="string">
            <text:p>int16</text:p>
          </table:table-cell>
          <table:table-cell table:formula="of:=IF([.M22]=&quot;String16&quot;;&quot;char[16]&quot;;[.M22])" office:value-type="string" office:string-value="int16" calcext:value-type="string">
            <text:p>int16</text:p>
          </table:table-cell>
          <table:table-cell table:formula="of:=IF([.N22]=&quot;acc32&quot;;&quot;uint32&quot;;[.N22])" office:value-type="string" office:string-value="int16" calcext:value-type="string">
            <text:p>int16</text:p>
          </table:table-cell>
          <table:table-cell table:formula="of:=IF([.O22]=&quot;acc64&quot;;&quot;uint64&quot;;[.O22])" office:value-type="string" office:string-value="int16" calcext:value-type="string">
            <text:p>int16</text:p>
          </table:table-cell>
          <table:table-cell/>
          <table:table-cell table:formula="of:=[.P22]&amp;&quot;_t &quot;&amp;[.F22]&amp;&quot;;&quot;" office:value-type="string" office:string-value="int16_t WphC;" calcext:value-type="string">
            <text:p>int16_t WphC;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_SF</text:p>
          </table:table-cell>
          <table:table-cell office:value-type="string" calcext:value-type="string">
            <text:p>Real Power scale factor</text:p>
          </table:table-cell>
          <table:table-cell office:value-type="string" calcext:value-type="string">
            <text:p>sunssf</text:p>
          </table:table-cell>
          <table:table-cell/>
          <table:table-cell table:formula="of:=IF([.H23]=&quot;sunssf&quot;;&quot;int16&quot;;[.H23])" office:value-type="string" office:string-value="int16" calcext:value-type="string">
            <text:p>int16</text:p>
          </table:table-cell>
          <table:table-cell table:formula="of:=IF([.J23]=&quot;enum16&quot;;&quot;uint16&quot;;[.J23])" office:value-type="string" office:string-value="int16" calcext:value-type="string">
            <text:p>int16</text:p>
          </table:table-cell>
          <table:table-cell table:formula="of:=IF([.K23]=&quot;bitfield16&quot;;&quot;uint16&quot;;[.K23])" office:value-type="string" office:string-value="int16" calcext:value-type="string">
            <text:p>int16</text:p>
          </table:table-cell>
          <table:table-cell table:formula="of:=IF([.L23]=&quot;bitfield32&quot;;&quot;uint32&quot;;[.L23])" office:value-type="string" office:string-value="int16" calcext:value-type="string">
            <text:p>int16</text:p>
          </table:table-cell>
          <table:table-cell table:formula="of:=IF([.M23]=&quot;String16&quot;;&quot;char[16]&quot;;[.M23])" office:value-type="string" office:string-value="int16" calcext:value-type="string">
            <text:p>int16</text:p>
          </table:table-cell>
          <table:table-cell table:formula="of:=IF([.N23]=&quot;acc32&quot;;&quot;uint32&quot;;[.N23])" office:value-type="string" office:string-value="int16" calcext:value-type="string">
            <text:p>int16</text:p>
          </table:table-cell>
          <table:table-cell table:formula="of:=IF([.O23]=&quot;acc64&quot;;&quot;uint64&quot;;[.O23])" office:value-type="string" office:string-value="int16" calcext:value-type="string">
            <text:p>int16</text:p>
          </table:table-cell>
          <table:table-cell/>
          <table:table-cell table:formula="of:=[.P23]&amp;&quot;_t &quot;&amp;[.F23]&amp;&quot;;&quot;" office:value-type="string" office:string-value="int16_t W_SF;" calcext:value-type="string">
            <text:p>int16_t W_SF;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C Apparent Power</text:p>
          </table:table-cell>
          <table:table-cell office:value-type="string" calcext:value-type="string">
            <text:p>int16</text:p>
          </table:table-cell>
          <table:table-cell/>
          <table:table-cell table:formula="of:=IF([.H24]=&quot;sunssf&quot;;&quot;int16&quot;;[.H24])" office:value-type="string" office:string-value="int16" calcext:value-type="string">
            <text:p>int16</text:p>
          </table:table-cell>
          <table:table-cell table:formula="of:=IF([.J24]=&quot;enum16&quot;;&quot;uint16&quot;;[.J24])" office:value-type="string" office:string-value="int16" calcext:value-type="string">
            <text:p>int16</text:p>
          </table:table-cell>
          <table:table-cell table:formula="of:=IF([.K24]=&quot;bitfield16&quot;;&quot;uint16&quot;;[.K24])" office:value-type="string" office:string-value="int16" calcext:value-type="string">
            <text:p>int16</text:p>
          </table:table-cell>
          <table:table-cell table:formula="of:=IF([.L24]=&quot;bitfield32&quot;;&quot;uint32&quot;;[.L24])" office:value-type="string" office:string-value="int16" calcext:value-type="string">
            <text:p>int16</text:p>
          </table:table-cell>
          <table:table-cell table:formula="of:=IF([.M24]=&quot;String16&quot;;&quot;char[16]&quot;;[.M24])" office:value-type="string" office:string-value="int16" calcext:value-type="string">
            <text:p>int16</text:p>
          </table:table-cell>
          <table:table-cell table:formula="of:=IF([.N24]=&quot;acc32&quot;;&quot;uint32&quot;;[.N24])" office:value-type="string" office:string-value="int16" calcext:value-type="string">
            <text:p>int16</text:p>
          </table:table-cell>
          <table:table-cell table:formula="of:=IF([.O24]=&quot;acc64&quot;;&quot;uint64&quot;;[.O24])" office:value-type="string" office:string-value="int16" calcext:value-type="string">
            <text:p>int16</text:p>
          </table:table-cell>
          <table:table-cell/>
          <table:table-cell table:formula="of:=[.P24]&amp;&quot;_t &quot;&amp;[.F24]&amp;&quot;;&quot;" office:value-type="string" office:string-value="int16_t VA;" calcext:value-type="string">
            <text:p>int16_t VA;</text:p>
          </table:table-cell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phA</text:p>
          </table:table-cell>
          <table:table-cell office:value-type="string" calcext:value-type="string">
            <text:p>VA phase A</text:p>
          </table:table-cell>
          <table:table-cell office:value-type="string" calcext:value-type="string">
            <text:p>int16</text:p>
          </table:table-cell>
          <table:table-cell/>
          <table:table-cell table:formula="of:=IF([.H25]=&quot;sunssf&quot;;&quot;int16&quot;;[.H25])" office:value-type="string" office:string-value="int16" calcext:value-type="string">
            <text:p>int16</text:p>
          </table:table-cell>
          <table:table-cell table:formula="of:=IF([.J25]=&quot;enum16&quot;;&quot;uint16&quot;;[.J25])" office:value-type="string" office:string-value="int16" calcext:value-type="string">
            <text:p>int16</text:p>
          </table:table-cell>
          <table:table-cell table:formula="of:=IF([.K25]=&quot;bitfield16&quot;;&quot;uint16&quot;;[.K25])" office:value-type="string" office:string-value="int16" calcext:value-type="string">
            <text:p>int16</text:p>
          </table:table-cell>
          <table:table-cell table:formula="of:=IF([.L25]=&quot;bitfield32&quot;;&quot;uint32&quot;;[.L25])" office:value-type="string" office:string-value="int16" calcext:value-type="string">
            <text:p>int16</text:p>
          </table:table-cell>
          <table:table-cell table:formula="of:=IF([.M25]=&quot;String16&quot;;&quot;char[16]&quot;;[.M25])" office:value-type="string" office:string-value="int16" calcext:value-type="string">
            <text:p>int16</text:p>
          </table:table-cell>
          <table:table-cell table:formula="of:=IF([.N25]=&quot;acc32&quot;;&quot;uint32&quot;;[.N25])" office:value-type="string" office:string-value="int16" calcext:value-type="string">
            <text:p>int16</text:p>
          </table:table-cell>
          <table:table-cell table:formula="of:=IF([.O25]=&quot;acc64&quot;;&quot;uint64&quot;;[.O25])" office:value-type="string" office:string-value="int16" calcext:value-type="string">
            <text:p>int16</text:p>
          </table:table-cell>
          <table:table-cell/>
          <table:table-cell table:formula="of:=[.P25]&amp;&quot;_t &quot;&amp;[.F25]&amp;&quot;;&quot;" office:value-type="string" office:string-value="int16_t VAphA;" calcext:value-type="string">
            <text:p>int16_t VAphA;</text:p>
          </table:table-cell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phB</text:p>
          </table:table-cell>
          <table:table-cell office:value-type="string" calcext:value-type="string">
            <text:p>VA phase B</text:p>
          </table:table-cell>
          <table:table-cell office:value-type="string" calcext:value-type="string">
            <text:p>int16</text:p>
          </table:table-cell>
          <table:table-cell/>
          <table:table-cell table:formula="of:=IF([.H26]=&quot;sunssf&quot;;&quot;int16&quot;;[.H26])" office:value-type="string" office:string-value="int16" calcext:value-type="string">
            <text:p>int16</text:p>
          </table:table-cell>
          <table:table-cell table:formula="of:=IF([.J26]=&quot;enum16&quot;;&quot;uint16&quot;;[.J26])" office:value-type="string" office:string-value="int16" calcext:value-type="string">
            <text:p>int16</text:p>
          </table:table-cell>
          <table:table-cell table:formula="of:=IF([.K26]=&quot;bitfield16&quot;;&quot;uint16&quot;;[.K26])" office:value-type="string" office:string-value="int16" calcext:value-type="string">
            <text:p>int16</text:p>
          </table:table-cell>
          <table:table-cell table:formula="of:=IF([.L26]=&quot;bitfield32&quot;;&quot;uint32&quot;;[.L26])" office:value-type="string" office:string-value="int16" calcext:value-type="string">
            <text:p>int16</text:p>
          </table:table-cell>
          <table:table-cell table:formula="of:=IF([.M26]=&quot;String16&quot;;&quot;char[16]&quot;;[.M26])" office:value-type="string" office:string-value="int16" calcext:value-type="string">
            <text:p>int16</text:p>
          </table:table-cell>
          <table:table-cell table:formula="of:=IF([.N26]=&quot;acc32&quot;;&quot;uint32&quot;;[.N26])" office:value-type="string" office:string-value="int16" calcext:value-type="string">
            <text:p>int16</text:p>
          </table:table-cell>
          <table:table-cell table:formula="of:=IF([.O26]=&quot;acc64&quot;;&quot;uint64&quot;;[.O26])" office:value-type="string" office:string-value="int16" calcext:value-type="string">
            <text:p>int16</text:p>
          </table:table-cell>
          <table:table-cell/>
          <table:table-cell table:formula="of:=[.P26]&amp;&quot;_t &quot;&amp;[.F26]&amp;&quot;;&quot;" office:value-type="string" office:string-value="int16_t VAphB;" calcext:value-type="string">
            <text:p>int16_t VAphB;</text:p>
          </table:table-cell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phC</text:p>
          </table:table-cell>
          <table:table-cell office:value-type="string" calcext:value-type="string">
            <text:p>VA phase C</text:p>
          </table:table-cell>
          <table:table-cell office:value-type="string" calcext:value-type="string">
            <text:p>int16</text:p>
          </table:table-cell>
          <table:table-cell/>
          <table:table-cell table:formula="of:=IF([.H27]=&quot;sunssf&quot;;&quot;int16&quot;;[.H27])" office:value-type="string" office:string-value="int16" calcext:value-type="string">
            <text:p>int16</text:p>
          </table:table-cell>
          <table:table-cell table:formula="of:=IF([.J27]=&quot;enum16&quot;;&quot;uint16&quot;;[.J27])" office:value-type="string" office:string-value="int16" calcext:value-type="string">
            <text:p>int16</text:p>
          </table:table-cell>
          <table:table-cell table:formula="of:=IF([.K27]=&quot;bitfield16&quot;;&quot;uint16&quot;;[.K27])" office:value-type="string" office:string-value="int16" calcext:value-type="string">
            <text:p>int16</text:p>
          </table:table-cell>
          <table:table-cell table:formula="of:=IF([.L27]=&quot;bitfield32&quot;;&quot;uint32&quot;;[.L27])" office:value-type="string" office:string-value="int16" calcext:value-type="string">
            <text:p>int16</text:p>
          </table:table-cell>
          <table:table-cell table:formula="of:=IF([.M27]=&quot;String16&quot;;&quot;char[16]&quot;;[.M27])" office:value-type="string" office:string-value="int16" calcext:value-type="string">
            <text:p>int16</text:p>
          </table:table-cell>
          <table:table-cell table:formula="of:=IF([.N27]=&quot;acc32&quot;;&quot;uint32&quot;;[.N27])" office:value-type="string" office:string-value="int16" calcext:value-type="string">
            <text:p>int16</text:p>
          </table:table-cell>
          <table:table-cell table:formula="of:=IF([.O27]=&quot;acc64&quot;;&quot;uint64&quot;;[.O27])" office:value-type="string" office:string-value="int16" calcext:value-type="string">
            <text:p>int16</text:p>
          </table:table-cell>
          <table:table-cell/>
          <table:table-cell table:formula="of:=[.P27]&amp;&quot;_t &quot;&amp;[.F27]&amp;&quot;;&quot;" office:value-type="string" office:string-value="int16_t VAphC;" calcext:value-type="string">
            <text:p>int16_t VAphC;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_SF</text:p>
          </table:table-cell>
          <table:table-cell office:value-type="string" calcext:value-type="string">
            <text:p>Apparent Power scale factor</text:p>
          </table:table-cell>
          <table:table-cell office:value-type="string" calcext:value-type="string">
            <text:p>sunssf</text:p>
          </table:table-cell>
          <table:table-cell/>
          <table:table-cell table:formula="of:=IF([.H28]=&quot;sunssf&quot;;&quot;int16&quot;;[.H28])" office:value-type="string" office:string-value="int16" calcext:value-type="string">
            <text:p>int16</text:p>
          </table:table-cell>
          <table:table-cell table:formula="of:=IF([.J28]=&quot;enum16&quot;;&quot;uint16&quot;;[.J28])" office:value-type="string" office:string-value="int16" calcext:value-type="string">
            <text:p>int16</text:p>
          </table:table-cell>
          <table:table-cell table:formula="of:=IF([.K28]=&quot;bitfield16&quot;;&quot;uint16&quot;;[.K28])" office:value-type="string" office:string-value="int16" calcext:value-type="string">
            <text:p>int16</text:p>
          </table:table-cell>
          <table:table-cell table:formula="of:=IF([.L28]=&quot;bitfield32&quot;;&quot;uint32&quot;;[.L28])" office:value-type="string" office:string-value="int16" calcext:value-type="string">
            <text:p>int16</text:p>
          </table:table-cell>
          <table:table-cell table:formula="of:=IF([.M28]=&quot;String16&quot;;&quot;char[16]&quot;;[.M28])" office:value-type="string" office:string-value="int16" calcext:value-type="string">
            <text:p>int16</text:p>
          </table:table-cell>
          <table:table-cell table:formula="of:=IF([.N28]=&quot;acc32&quot;;&quot;uint32&quot;;[.N28])" office:value-type="string" office:string-value="int16" calcext:value-type="string">
            <text:p>int16</text:p>
          </table:table-cell>
          <table:table-cell table:formula="of:=IF([.O28]=&quot;acc64&quot;;&quot;uint64&quot;;[.O28])" office:value-type="string" office:string-value="int16" calcext:value-type="string">
            <text:p>int16</text:p>
          </table:table-cell>
          <table:table-cell/>
          <table:table-cell table:formula="of:=[.P28]&amp;&quot;_t &quot;&amp;[.F28]&amp;&quot;;&quot;" office:value-type="string" office:string-value="int16_t VA_SF;" calcext:value-type="string">
            <text:p>int16_t VA_SF;</text:p>
          </table:table-cell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Reactive Power</text:p>
          </table:table-cell>
          <table:table-cell office:value-type="string" calcext:value-type="string">
            <text:p>int16</text:p>
          </table:table-cell>
          <table:table-cell/>
          <table:table-cell table:formula="of:=IF([.H29]=&quot;sunssf&quot;;&quot;int16&quot;;[.H29])" office:value-type="string" office:string-value="int16" calcext:value-type="string">
            <text:p>int16</text:p>
          </table:table-cell>
          <table:table-cell table:formula="of:=IF([.J29]=&quot;enum16&quot;;&quot;uint16&quot;;[.J29])" office:value-type="string" office:string-value="int16" calcext:value-type="string">
            <text:p>int16</text:p>
          </table:table-cell>
          <table:table-cell table:formula="of:=IF([.K29]=&quot;bitfield16&quot;;&quot;uint16&quot;;[.K29])" office:value-type="string" office:string-value="int16" calcext:value-type="string">
            <text:p>int16</text:p>
          </table:table-cell>
          <table:table-cell table:formula="of:=IF([.L29]=&quot;bitfield32&quot;;&quot;uint32&quot;;[.L29])" office:value-type="string" office:string-value="int16" calcext:value-type="string">
            <text:p>int16</text:p>
          </table:table-cell>
          <table:table-cell table:formula="of:=IF([.M29]=&quot;String16&quot;;&quot;char[16]&quot;;[.M29])" office:value-type="string" office:string-value="int16" calcext:value-type="string">
            <text:p>int16</text:p>
          </table:table-cell>
          <table:table-cell table:formula="of:=IF([.N29]=&quot;acc32&quot;;&quot;uint32&quot;;[.N29])" office:value-type="string" office:string-value="int16" calcext:value-type="string">
            <text:p>int16</text:p>
          </table:table-cell>
          <table:table-cell table:formula="of:=IF([.O29]=&quot;acc64&quot;;&quot;uint64&quot;;[.O29])" office:value-type="string" office:string-value="int16" calcext:value-type="string">
            <text:p>int16</text:p>
          </table:table-cell>
          <table:table-cell/>
          <table:table-cell table:formula="of:=[.P29]&amp;&quot;_t &quot;&amp;[.F29]&amp;&quot;;&quot;" office:value-type="string" office:string-value="int16_t VAR;" calcext:value-type="string">
            <text:p>int16_t VAR;</text:p>
          </table:table-cell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phA</text:p>
          </table:table-cell>
          <table:table-cell office:value-type="string" calcext:value-type="string">
            <text:p>VAR phase A</text:p>
          </table:table-cell>
          <table:table-cell office:value-type="string" calcext:value-type="string">
            <text:p>int16</text:p>
          </table:table-cell>
          <table:table-cell/>
          <table:table-cell table:formula="of:=IF([.H30]=&quot;sunssf&quot;;&quot;int16&quot;;[.H30])" office:value-type="string" office:string-value="int16" calcext:value-type="string">
            <text:p>int16</text:p>
          </table:table-cell>
          <table:table-cell table:formula="of:=IF([.J30]=&quot;enum16&quot;;&quot;uint16&quot;;[.J30])" office:value-type="string" office:string-value="int16" calcext:value-type="string">
            <text:p>int16</text:p>
          </table:table-cell>
          <table:table-cell table:formula="of:=IF([.K30]=&quot;bitfield16&quot;;&quot;uint16&quot;;[.K30])" office:value-type="string" office:string-value="int16" calcext:value-type="string">
            <text:p>int16</text:p>
          </table:table-cell>
          <table:table-cell table:formula="of:=IF([.L30]=&quot;bitfield32&quot;;&quot;uint32&quot;;[.L30])" office:value-type="string" office:string-value="int16" calcext:value-type="string">
            <text:p>int16</text:p>
          </table:table-cell>
          <table:table-cell table:formula="of:=IF([.M30]=&quot;String16&quot;;&quot;char[16]&quot;;[.M30])" office:value-type="string" office:string-value="int16" calcext:value-type="string">
            <text:p>int16</text:p>
          </table:table-cell>
          <table:table-cell table:formula="of:=IF([.N30]=&quot;acc32&quot;;&quot;uint32&quot;;[.N30])" office:value-type="string" office:string-value="int16" calcext:value-type="string">
            <text:p>int16</text:p>
          </table:table-cell>
          <table:table-cell table:formula="of:=IF([.O30]=&quot;acc64&quot;;&quot;uint64&quot;;[.O30])" office:value-type="string" office:string-value="int16" calcext:value-type="string">
            <text:p>int16</text:p>
          </table:table-cell>
          <table:table-cell/>
          <table:table-cell table:formula="of:=[.P30]&amp;&quot;_t &quot;&amp;[.F30]&amp;&quot;;&quot;" office:value-type="string" office:string-value="int16_t VARphA;" calcext:value-type="string">
            <text:p>int16_t VARphA;</text:p>
          </table:table-cell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phB</text:p>
          </table:table-cell>
          <table:table-cell office:value-type="string" calcext:value-type="string">
            <text:p>VAR phase B</text:p>
          </table:table-cell>
          <table:table-cell office:value-type="string" calcext:value-type="string">
            <text:p>int16</text:p>
          </table:table-cell>
          <table:table-cell/>
          <table:table-cell table:formula="of:=IF([.H31]=&quot;sunssf&quot;;&quot;int16&quot;;[.H31])" office:value-type="string" office:string-value="int16" calcext:value-type="string">
            <text:p>int16</text:p>
          </table:table-cell>
          <table:table-cell table:formula="of:=IF([.J31]=&quot;enum16&quot;;&quot;uint16&quot;;[.J31])" office:value-type="string" office:string-value="int16" calcext:value-type="string">
            <text:p>int16</text:p>
          </table:table-cell>
          <table:table-cell table:formula="of:=IF([.K31]=&quot;bitfield16&quot;;&quot;uint16&quot;;[.K31])" office:value-type="string" office:string-value="int16" calcext:value-type="string">
            <text:p>int16</text:p>
          </table:table-cell>
          <table:table-cell table:formula="of:=IF([.L31]=&quot;bitfield32&quot;;&quot;uint32&quot;;[.L31])" office:value-type="string" office:string-value="int16" calcext:value-type="string">
            <text:p>int16</text:p>
          </table:table-cell>
          <table:table-cell table:formula="of:=IF([.M31]=&quot;String16&quot;;&quot;char[16]&quot;;[.M31])" office:value-type="string" office:string-value="int16" calcext:value-type="string">
            <text:p>int16</text:p>
          </table:table-cell>
          <table:table-cell table:formula="of:=IF([.N31]=&quot;acc32&quot;;&quot;uint32&quot;;[.N31])" office:value-type="string" office:string-value="int16" calcext:value-type="string">
            <text:p>int16</text:p>
          </table:table-cell>
          <table:table-cell table:formula="of:=IF([.O31]=&quot;acc64&quot;;&quot;uint64&quot;;[.O31])" office:value-type="string" office:string-value="int16" calcext:value-type="string">
            <text:p>int16</text:p>
          </table:table-cell>
          <table:table-cell/>
          <table:table-cell table:formula="of:=[.P31]&amp;&quot;_t &quot;&amp;[.F31]&amp;&quot;;&quot;" office:value-type="string" office:string-value="int16_t VARphB;" calcext:value-type="string">
            <text:p>int16_t VARphB;</text:p>
          </table:table-cell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phC</text:p>
          </table:table-cell>
          <table:table-cell office:value-type="string" calcext:value-type="string">
            <text:p>VAR phase C</text:p>
          </table:table-cell>
          <table:table-cell office:value-type="string" calcext:value-type="string">
            <text:p>int16</text:p>
          </table:table-cell>
          <table:table-cell/>
          <table:table-cell table:formula="of:=IF([.H32]=&quot;sunssf&quot;;&quot;int16&quot;;[.H32])" office:value-type="string" office:string-value="int16" calcext:value-type="string">
            <text:p>int16</text:p>
          </table:table-cell>
          <table:table-cell table:formula="of:=IF([.J32]=&quot;enum16&quot;;&quot;uint16&quot;;[.J32])" office:value-type="string" office:string-value="int16" calcext:value-type="string">
            <text:p>int16</text:p>
          </table:table-cell>
          <table:table-cell table:formula="of:=IF([.K32]=&quot;bitfield16&quot;;&quot;uint16&quot;;[.K32])" office:value-type="string" office:string-value="int16" calcext:value-type="string">
            <text:p>int16</text:p>
          </table:table-cell>
          <table:table-cell table:formula="of:=IF([.L32]=&quot;bitfield32&quot;;&quot;uint32&quot;;[.L32])" office:value-type="string" office:string-value="int16" calcext:value-type="string">
            <text:p>int16</text:p>
          </table:table-cell>
          <table:table-cell table:formula="of:=IF([.M32]=&quot;String16&quot;;&quot;char[16]&quot;;[.M32])" office:value-type="string" office:string-value="int16" calcext:value-type="string">
            <text:p>int16</text:p>
          </table:table-cell>
          <table:table-cell table:formula="of:=IF([.N32]=&quot;acc32&quot;;&quot;uint32&quot;;[.N32])" office:value-type="string" office:string-value="int16" calcext:value-type="string">
            <text:p>int16</text:p>
          </table:table-cell>
          <table:table-cell table:formula="of:=IF([.O32]=&quot;acc64&quot;;&quot;uint64&quot;;[.O32])" office:value-type="string" office:string-value="int16" calcext:value-type="string">
            <text:p>int16</text:p>
          </table:table-cell>
          <table:table-cell/>
          <table:table-cell table:formula="of:=[.P32]&amp;&quot;_t &quot;&amp;[.F32]&amp;&quot;;&quot;" office:value-type="string" office:string-value="int16_t VARphC;" calcext:value-type="string">
            <text:p>int16_t VARphC;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_SF</text:p>
          </table:table-cell>
          <table:table-cell office:value-type="string" calcext:value-type="string">
            <text:p>Reactive Power scale factor</text:p>
          </table:table-cell>
          <table:table-cell office:value-type="string" calcext:value-type="string">
            <text:p>sunssf</text:p>
          </table:table-cell>
          <table:table-cell/>
          <table:table-cell table:formula="of:=IF([.H33]=&quot;sunssf&quot;;&quot;int16&quot;;[.H33])" office:value-type="string" office:string-value="int16" calcext:value-type="string">
            <text:p>int16</text:p>
          </table:table-cell>
          <table:table-cell table:formula="of:=IF([.J33]=&quot;enum16&quot;;&quot;uint16&quot;;[.J33])" office:value-type="string" office:string-value="int16" calcext:value-type="string">
            <text:p>int16</text:p>
          </table:table-cell>
          <table:table-cell table:formula="of:=IF([.K33]=&quot;bitfield16&quot;;&quot;uint16&quot;;[.K33])" office:value-type="string" office:string-value="int16" calcext:value-type="string">
            <text:p>int16</text:p>
          </table:table-cell>
          <table:table-cell table:formula="of:=IF([.L33]=&quot;bitfield32&quot;;&quot;uint32&quot;;[.L33])" office:value-type="string" office:string-value="int16" calcext:value-type="string">
            <text:p>int16</text:p>
          </table:table-cell>
          <table:table-cell table:formula="of:=IF([.M33]=&quot;String16&quot;;&quot;char[16]&quot;;[.M33])" office:value-type="string" office:string-value="int16" calcext:value-type="string">
            <text:p>int16</text:p>
          </table:table-cell>
          <table:table-cell table:formula="of:=IF([.N33]=&quot;acc32&quot;;&quot;uint32&quot;;[.N33])" office:value-type="string" office:string-value="int16" calcext:value-type="string">
            <text:p>int16</text:p>
          </table:table-cell>
          <table:table-cell table:formula="of:=IF([.O33]=&quot;acc64&quot;;&quot;uint64&quot;;[.O33])" office:value-type="string" office:string-value="int16" calcext:value-type="string">
            <text:p>int16</text:p>
          </table:table-cell>
          <table:table-cell/>
          <table:table-cell table:formula="of:=[.P33]&amp;&quot;_t &quot;&amp;[.F33]&amp;&quot;;&quot;" office:value-type="string" office:string-value="int16_t VAR_SF;" calcext:value-type="string">
            <text:p>int16_t VAR_SF;</text:p>
          </table:table-cell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ower Factor</text:p>
          </table:table-cell>
          <table:table-cell office:value-type="string" calcext:value-type="string">
            <text:p>int16</text:p>
          </table:table-cell>
          <table:table-cell/>
          <table:table-cell table:formula="of:=IF([.H34]=&quot;sunssf&quot;;&quot;int16&quot;;[.H34])" office:value-type="string" office:string-value="int16" calcext:value-type="string">
            <text:p>int16</text:p>
          </table:table-cell>
          <table:table-cell table:formula="of:=IF([.J34]=&quot;enum16&quot;;&quot;uint16&quot;;[.J34])" office:value-type="string" office:string-value="int16" calcext:value-type="string">
            <text:p>int16</text:p>
          </table:table-cell>
          <table:table-cell table:formula="of:=IF([.K34]=&quot;bitfield16&quot;;&quot;uint16&quot;;[.K34])" office:value-type="string" office:string-value="int16" calcext:value-type="string">
            <text:p>int16</text:p>
          </table:table-cell>
          <table:table-cell table:formula="of:=IF([.L34]=&quot;bitfield32&quot;;&quot;uint32&quot;;[.L34])" office:value-type="string" office:string-value="int16" calcext:value-type="string">
            <text:p>int16</text:p>
          </table:table-cell>
          <table:table-cell table:formula="of:=IF([.M34]=&quot;String16&quot;;&quot;char[16]&quot;;[.M34])" office:value-type="string" office:string-value="int16" calcext:value-type="string">
            <text:p>int16</text:p>
          </table:table-cell>
          <table:table-cell table:formula="of:=IF([.N34]=&quot;acc32&quot;;&quot;uint32&quot;;[.N34])" office:value-type="string" office:string-value="int16" calcext:value-type="string">
            <text:p>int16</text:p>
          </table:table-cell>
          <table:table-cell table:formula="of:=IF([.O34]=&quot;acc64&quot;;&quot;uint64&quot;;[.O34])" office:value-type="string" office:string-value="int16" calcext:value-type="string">
            <text:p>int16</text:p>
          </table:table-cell>
          <table:table-cell/>
          <table:table-cell table:formula="of:=[.P34]&amp;&quot;_t &quot;&amp;[.F34]&amp;&quot;;&quot;" office:value-type="string" office:string-value="int16_t PF;" calcext:value-type="string">
            <text:p>int16_t PF;</text:p>
          </table:table-cell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phA</text:p>
          </table:table-cell>
          <table:table-cell office:value-type="string" calcext:value-type="string">
            <text:p>PF phase A</text:p>
          </table:table-cell>
          <table:table-cell office:value-type="string" calcext:value-type="string">
            <text:p>int16</text:p>
          </table:table-cell>
          <table:table-cell/>
          <table:table-cell table:formula="of:=IF([.H35]=&quot;sunssf&quot;;&quot;int16&quot;;[.H35])" office:value-type="string" office:string-value="int16" calcext:value-type="string">
            <text:p>int16</text:p>
          </table:table-cell>
          <table:table-cell table:formula="of:=IF([.J35]=&quot;enum16&quot;;&quot;uint16&quot;;[.J35])" office:value-type="string" office:string-value="int16" calcext:value-type="string">
            <text:p>int16</text:p>
          </table:table-cell>
          <table:table-cell table:formula="of:=IF([.K35]=&quot;bitfield16&quot;;&quot;uint16&quot;;[.K35])" office:value-type="string" office:string-value="int16" calcext:value-type="string">
            <text:p>int16</text:p>
          </table:table-cell>
          <table:table-cell table:formula="of:=IF([.L35]=&quot;bitfield32&quot;;&quot;uint32&quot;;[.L35])" office:value-type="string" office:string-value="int16" calcext:value-type="string">
            <text:p>int16</text:p>
          </table:table-cell>
          <table:table-cell table:formula="of:=IF([.M35]=&quot;String16&quot;;&quot;char[16]&quot;;[.M35])" office:value-type="string" office:string-value="int16" calcext:value-type="string">
            <text:p>int16</text:p>
          </table:table-cell>
          <table:table-cell table:formula="of:=IF([.N35]=&quot;acc32&quot;;&quot;uint32&quot;;[.N35])" office:value-type="string" office:string-value="int16" calcext:value-type="string">
            <text:p>int16</text:p>
          </table:table-cell>
          <table:table-cell table:formula="of:=IF([.O35]=&quot;acc64&quot;;&quot;uint64&quot;;[.O35])" office:value-type="string" office:string-value="int16" calcext:value-type="string">
            <text:p>int16</text:p>
          </table:table-cell>
          <table:table-cell/>
          <table:table-cell table:formula="of:=[.P35]&amp;&quot;_t &quot;&amp;[.F35]&amp;&quot;;&quot;" office:value-type="string" office:string-value="int16_t PFphA;" calcext:value-type="string">
            <text:p>int16_t PFphA;</text:p>
          </table:table-cell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phB</text:p>
          </table:table-cell>
          <table:table-cell office:value-type="string" calcext:value-type="string">
            <text:p>PF phase B</text:p>
          </table:table-cell>
          <table:table-cell office:value-type="string" calcext:value-type="string">
            <text:p>int16</text:p>
          </table:table-cell>
          <table:table-cell/>
          <table:table-cell table:formula="of:=IF([.H36]=&quot;sunssf&quot;;&quot;int16&quot;;[.H36])" office:value-type="string" office:string-value="int16" calcext:value-type="string">
            <text:p>int16</text:p>
          </table:table-cell>
          <table:table-cell table:formula="of:=IF([.J36]=&quot;enum16&quot;;&quot;uint16&quot;;[.J36])" office:value-type="string" office:string-value="int16" calcext:value-type="string">
            <text:p>int16</text:p>
          </table:table-cell>
          <table:table-cell table:formula="of:=IF([.K36]=&quot;bitfield16&quot;;&quot;uint16&quot;;[.K36])" office:value-type="string" office:string-value="int16" calcext:value-type="string">
            <text:p>int16</text:p>
          </table:table-cell>
          <table:table-cell table:formula="of:=IF([.L36]=&quot;bitfield32&quot;;&quot;uint32&quot;;[.L36])" office:value-type="string" office:string-value="int16" calcext:value-type="string">
            <text:p>int16</text:p>
          </table:table-cell>
          <table:table-cell table:formula="of:=IF([.M36]=&quot;String16&quot;;&quot;char[16]&quot;;[.M36])" office:value-type="string" office:string-value="int16" calcext:value-type="string">
            <text:p>int16</text:p>
          </table:table-cell>
          <table:table-cell table:formula="of:=IF([.N36]=&quot;acc32&quot;;&quot;uint32&quot;;[.N36])" office:value-type="string" office:string-value="int16" calcext:value-type="string">
            <text:p>int16</text:p>
          </table:table-cell>
          <table:table-cell table:formula="of:=IF([.O36]=&quot;acc64&quot;;&quot;uint64&quot;;[.O36])" office:value-type="string" office:string-value="int16" calcext:value-type="string">
            <text:p>int16</text:p>
          </table:table-cell>
          <table:table-cell/>
          <table:table-cell table:formula="of:=[.P36]&amp;&quot;_t &quot;&amp;[.F36]&amp;&quot;;&quot;" office:value-type="string" office:string-value="int16_t PFphB;" calcext:value-type="string">
            <text:p>int16_t PFphB;</text:p>
          </table:table-cell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phC</text:p>
          </table:table-cell>
          <table:table-cell office:value-type="string" calcext:value-type="string">
            <text:p>PF phase C</text:p>
          </table:table-cell>
          <table:table-cell office:value-type="string" calcext:value-type="string">
            <text:p>int16</text:p>
          </table:table-cell>
          <table:table-cell/>
          <table:table-cell table:formula="of:=IF([.H37]=&quot;sunssf&quot;;&quot;int16&quot;;[.H37])" office:value-type="string" office:string-value="int16" calcext:value-type="string">
            <text:p>int16</text:p>
          </table:table-cell>
          <table:table-cell table:formula="of:=IF([.J37]=&quot;enum16&quot;;&quot;uint16&quot;;[.J37])" office:value-type="string" office:string-value="int16" calcext:value-type="string">
            <text:p>int16</text:p>
          </table:table-cell>
          <table:table-cell table:formula="of:=IF([.K37]=&quot;bitfield16&quot;;&quot;uint16&quot;;[.K37])" office:value-type="string" office:string-value="int16" calcext:value-type="string">
            <text:p>int16</text:p>
          </table:table-cell>
          <table:table-cell table:formula="of:=IF([.L37]=&quot;bitfield32&quot;;&quot;uint32&quot;;[.L37])" office:value-type="string" office:string-value="int16" calcext:value-type="string">
            <text:p>int16</text:p>
          </table:table-cell>
          <table:table-cell table:formula="of:=IF([.M37]=&quot;String16&quot;;&quot;char[16]&quot;;[.M37])" office:value-type="string" office:string-value="int16" calcext:value-type="string">
            <text:p>int16</text:p>
          </table:table-cell>
          <table:table-cell table:formula="of:=IF([.N37]=&quot;acc32&quot;;&quot;uint32&quot;;[.N37])" office:value-type="string" office:string-value="int16" calcext:value-type="string">
            <text:p>int16</text:p>
          </table:table-cell>
          <table:table-cell table:formula="of:=IF([.O37]=&quot;acc64&quot;;&quot;uint64&quot;;[.O37])" office:value-type="string" office:string-value="int16" calcext:value-type="string">
            <text:p>int16</text:p>
          </table:table-cell>
          <table:table-cell/>
          <table:table-cell table:formula="of:=[.P37]&amp;&quot;_t &quot;&amp;[.F37]&amp;&quot;;&quot;" office:value-type="string" office:string-value="int16_t PFphC;" calcext:value-type="string">
            <text:p>int16_t PFphC;</text:p>
          </table:table-cell>
        </table:table-row>
        <table:table-row table:style-name="ro2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_SF</text:p>
          </table:table-cell>
          <table:table-cell office:value-type="string" calcext:value-type="string">
            <text:p>Power Factor scale factor</text:p>
          </table:table-cell>
          <table:table-cell office:value-type="string" calcext:value-type="string">
            <text:p>sunssf</text:p>
          </table:table-cell>
          <table:table-cell/>
          <table:table-cell table:formula="of:=IF([.H38]=&quot;sunssf&quot;;&quot;int16&quot;;[.H38])" office:value-type="string" office:string-value="int16" calcext:value-type="string">
            <text:p>int16</text:p>
          </table:table-cell>
          <table:table-cell table:formula="of:=IF([.J38]=&quot;enum16&quot;;&quot;uint16&quot;;[.J38])" office:value-type="string" office:string-value="int16" calcext:value-type="string">
            <text:p>int16</text:p>
          </table:table-cell>
          <table:table-cell table:formula="of:=IF([.K38]=&quot;bitfield16&quot;;&quot;uint16&quot;;[.K38])" office:value-type="string" office:string-value="int16" calcext:value-type="string">
            <text:p>int16</text:p>
          </table:table-cell>
          <table:table-cell table:formula="of:=IF([.L38]=&quot;bitfield32&quot;;&quot;uint32&quot;;[.L38])" office:value-type="string" office:string-value="int16" calcext:value-type="string">
            <text:p>int16</text:p>
          </table:table-cell>
          <table:table-cell table:formula="of:=IF([.M38]=&quot;String16&quot;;&quot;char[16]&quot;;[.M38])" office:value-type="string" office:string-value="int16" calcext:value-type="string">
            <text:p>int16</text:p>
          </table:table-cell>
          <table:table-cell table:formula="of:=IF([.N38]=&quot;acc32&quot;;&quot;uint32&quot;;[.N38])" office:value-type="string" office:string-value="int16" calcext:value-type="string">
            <text:p>int16</text:p>
          </table:table-cell>
          <table:table-cell table:formula="of:=IF([.O38]=&quot;acc64&quot;;&quot;uint64&quot;;[.O38])" office:value-type="string" office:string-value="int16" calcext:value-type="string">
            <text:p>int16</text:p>
          </table:table-cell>
          <table:table-cell/>
          <table:table-cell table:formula="of:=[.P38]&amp;&quot;_t &quot;&amp;[.F38]&amp;&quot;;&quot;" office:value-type="string" office:string-value="int16_t PF_SF;" calcext:value-type="string">
            <text:p>int16_t PF_SF;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Exp</text:p>
          </table:table-cell>
          <table:table-cell office:value-type="string" calcext:value-type="string">
            <text:p>Total Real Energy Exported</text:p>
          </table:table-cell>
          <table:table-cell office:value-type="string" calcext:value-type="string">
            <text:p>acc32</text:p>
          </table:table-cell>
          <table:table-cell/>
          <table:table-cell table:formula="of:=IF([.H39]=&quot;sunssf&quot;;&quot;int16&quot;;[.H39])" office:value-type="string" office:string-value="acc32" calcext:value-type="string">
            <text:p>acc32</text:p>
          </table:table-cell>
          <table:table-cell table:formula="of:=IF([.J39]=&quot;enum16&quot;;&quot;uint16&quot;;[.J39])" office:value-type="string" office:string-value="acc32" calcext:value-type="string">
            <text:p>acc32</text:p>
          </table:table-cell>
          <table:table-cell table:formula="of:=IF([.K39]=&quot;bitfield16&quot;;&quot;uint16&quot;;[.K39])" office:value-type="string" office:string-value="acc32" calcext:value-type="string">
            <text:p>acc32</text:p>
          </table:table-cell>
          <table:table-cell table:formula="of:=IF([.L39]=&quot;bitfield32&quot;;&quot;uint32&quot;;[.L39])" office:value-type="string" office:string-value="acc32" calcext:value-type="string">
            <text:p>acc32</text:p>
          </table:table-cell>
          <table:table-cell table:formula="of:=IF([.M39]=&quot;String16&quot;;&quot;char[16]&quot;;[.M39])" office:value-type="string" office:string-value="acc32" calcext:value-type="string">
            <text:p>acc32</text:p>
          </table:table-cell>
          <table:table-cell table:formula="of:=IF([.N39]=&quot;acc32&quot;;&quot;uint32&quot;;[.N39])" office:value-type="string" office:string-value="uint32" calcext:value-type="string">
            <text:p>uint32</text:p>
          </table:table-cell>
          <table:table-cell table:formula="of:=IF([.O39]=&quot;acc64&quot;;&quot;uint64&quot;;[.O39])" office:value-type="string" office:string-value="uint32" calcext:value-type="string">
            <text:p>uint32</text:p>
          </table:table-cell>
          <table:table-cell/>
          <table:table-cell table:formula="of:=[.P39]&amp;&quot;_t &quot;&amp;[.F39]&amp;&quot;;&quot;" office:value-type="string" office:string-value="uint32_t TotWhExp;" calcext:value-type="string">
            <text:p>uint32_t TotWhExp;</text:p>
          </table:table-cell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TotWhExpPhA</text:p>
          </table:table-cell>
          <table:table-cell table:style-name="ce5" office:value-type="string" calcext:value-type="string">
            <text:p>Total Watt-hours Exported phase A</text:p>
          </table:table-cell>
          <table:table-cell table:style-name="ce2" office:value-type="string" calcext:value-type="string">
            <text:p>acc32</text:p>
          </table:table-cell>
          <table:table-cell/>
          <table:table-cell table:formula="of:=IF([.H40]=&quot;sunssf&quot;;&quot;int16&quot;;[.H40])" office:value-type="string" office:string-value="acc32" calcext:value-type="string">
            <text:p>acc32</text:p>
          </table:table-cell>
          <table:table-cell table:formula="of:=IF([.J40]=&quot;enum16&quot;;&quot;uint16&quot;;[.J40])" office:value-type="string" office:string-value="acc32" calcext:value-type="string">
            <text:p>acc32</text:p>
          </table:table-cell>
          <table:table-cell table:formula="of:=IF([.K40]=&quot;bitfield16&quot;;&quot;uint16&quot;;[.K40])" office:value-type="string" office:string-value="acc32" calcext:value-type="string">
            <text:p>acc32</text:p>
          </table:table-cell>
          <table:table-cell table:formula="of:=IF([.L40]=&quot;bitfield32&quot;;&quot;uint32&quot;;[.L40])" office:value-type="string" office:string-value="acc32" calcext:value-type="string">
            <text:p>acc32</text:p>
          </table:table-cell>
          <table:table-cell table:formula="of:=IF([.M40]=&quot;String16&quot;;&quot;char[16]&quot;;[.M40])" office:value-type="string" office:string-value="acc32" calcext:value-type="string">
            <text:p>acc32</text:p>
          </table:table-cell>
          <table:table-cell table:formula="of:=IF([.N40]=&quot;acc32&quot;;&quot;uint32&quot;;[.N40])" office:value-type="string" office:string-value="uint32" calcext:value-type="string">
            <text:p>uint32</text:p>
          </table:table-cell>
          <table:table-cell table:formula="of:=IF([.O40]=&quot;acc64&quot;;&quot;uint64&quot;;[.O40])" office:value-type="string" office:string-value="uint32" calcext:value-type="string">
            <text:p>uint32</text:p>
          </table:table-cell>
          <table:table-cell/>
          <table:table-cell table:formula="of:=[.P40]&amp;&quot;_t &quot;&amp;[.F40]&amp;&quot;;&quot;" office:value-type="string" office:string-value="uint32_t TotWhExpPhA;" calcext:value-type="string">
            <text:p>uint32_t TotWhExpPhA;</text:p>
          </table:table-cell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TotWhExpPhB</text:p>
          </table:table-cell>
          <table:table-cell table:style-name="ce5" office:value-type="string" calcext:value-type="string">
            <text:p>Total Watt-hours Exported phase B</text:p>
          </table:table-cell>
          <table:table-cell table:style-name="ce2" office:value-type="string" calcext:value-type="string">
            <text:p>acc32</text:p>
          </table:table-cell>
          <table:table-cell/>
          <table:table-cell table:formula="of:=IF([.H41]=&quot;sunssf&quot;;&quot;int16&quot;;[.H41])" office:value-type="string" office:string-value="acc32" calcext:value-type="string">
            <text:p>acc32</text:p>
          </table:table-cell>
          <table:table-cell table:formula="of:=IF([.J41]=&quot;enum16&quot;;&quot;uint16&quot;;[.J41])" office:value-type="string" office:string-value="acc32" calcext:value-type="string">
            <text:p>acc32</text:p>
          </table:table-cell>
          <table:table-cell table:formula="of:=IF([.K41]=&quot;bitfield16&quot;;&quot;uint16&quot;;[.K41])" office:value-type="string" office:string-value="acc32" calcext:value-type="string">
            <text:p>acc32</text:p>
          </table:table-cell>
          <table:table-cell table:formula="of:=IF([.L41]=&quot;bitfield32&quot;;&quot;uint32&quot;;[.L41])" office:value-type="string" office:string-value="acc32" calcext:value-type="string">
            <text:p>acc32</text:p>
          </table:table-cell>
          <table:table-cell table:formula="of:=IF([.M41]=&quot;String16&quot;;&quot;char[16]&quot;;[.M41])" office:value-type="string" office:string-value="acc32" calcext:value-type="string">
            <text:p>acc32</text:p>
          </table:table-cell>
          <table:table-cell table:formula="of:=IF([.N41]=&quot;acc32&quot;;&quot;uint32&quot;;[.N41])" office:value-type="string" office:string-value="uint32" calcext:value-type="string">
            <text:p>uint32</text:p>
          </table:table-cell>
          <table:table-cell table:formula="of:=IF([.O41]=&quot;acc64&quot;;&quot;uint64&quot;;[.O41])" office:value-type="string" office:string-value="uint32" calcext:value-type="string">
            <text:p>uint32</text:p>
          </table:table-cell>
          <table:table-cell/>
          <table:table-cell table:formula="of:=[.P41]&amp;&quot;_t &quot;&amp;[.F41]&amp;&quot;;&quot;" office:value-type="string" office:string-value="uint32_t TotWhExpPhB;" calcext:value-type="string">
            <text:p>uint32_t TotWhExpPhB;</text:p>
          </table:table-cell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TotWhExpPhC</text:p>
          </table:table-cell>
          <table:table-cell table:style-name="ce5" office:value-type="string" calcext:value-type="string">
            <text:p>Total Watt-hours Exported phase C</text:p>
          </table:table-cell>
          <table:table-cell table:style-name="ce2" office:value-type="string" calcext:value-type="string">
            <text:p>acc32</text:p>
          </table:table-cell>
          <table:table-cell/>
          <table:table-cell table:formula="of:=IF([.H42]=&quot;sunssf&quot;;&quot;int16&quot;;[.H42])" office:value-type="string" office:string-value="acc32" calcext:value-type="string">
            <text:p>acc32</text:p>
          </table:table-cell>
          <table:table-cell table:formula="of:=IF([.J42]=&quot;enum16&quot;;&quot;uint16&quot;;[.J42])" office:value-type="string" office:string-value="acc32" calcext:value-type="string">
            <text:p>acc32</text:p>
          </table:table-cell>
          <table:table-cell table:formula="of:=IF([.K42]=&quot;bitfield16&quot;;&quot;uint16&quot;;[.K42])" office:value-type="string" office:string-value="acc32" calcext:value-type="string">
            <text:p>acc32</text:p>
          </table:table-cell>
          <table:table-cell table:formula="of:=IF([.L42]=&quot;bitfield32&quot;;&quot;uint32&quot;;[.L42])" office:value-type="string" office:string-value="acc32" calcext:value-type="string">
            <text:p>acc32</text:p>
          </table:table-cell>
          <table:table-cell table:formula="of:=IF([.M42]=&quot;String16&quot;;&quot;char[16]&quot;;[.M42])" office:value-type="string" office:string-value="acc32" calcext:value-type="string">
            <text:p>acc32</text:p>
          </table:table-cell>
          <table:table-cell table:formula="of:=IF([.N42]=&quot;acc32&quot;;&quot;uint32&quot;;[.N42])" office:value-type="string" office:string-value="uint32" calcext:value-type="string">
            <text:p>uint32</text:p>
          </table:table-cell>
          <table:table-cell table:formula="of:=IF([.O42]=&quot;acc64&quot;;&quot;uint64&quot;;[.O42])" office:value-type="string" office:string-value="uint32" calcext:value-type="string">
            <text:p>uint32</text:p>
          </table:table-cell>
          <table:table-cell/>
          <table:table-cell table:formula="of:=[.P42]&amp;&quot;_t &quot;&amp;[.F42]&amp;&quot;;&quot;" office:value-type="string" office:string-value="uint32_t TotWhExpPhC;" calcext:value-type="string">
            <text:p>uint32_t TotWhExpPhC;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Imp</text:p>
          </table:table-cell>
          <table:table-cell office:value-type="string" calcext:value-type="string">
            <text:p>Total Real Energy Imported</text:p>
          </table:table-cell>
          <table:table-cell office:value-type="string" calcext:value-type="string">
            <text:p>acc32</text:p>
          </table:table-cell>
          <table:table-cell/>
          <table:table-cell table:formula="of:=IF([.H43]=&quot;sunssf&quot;;&quot;int16&quot;;[.H43])" office:value-type="string" office:string-value="acc32" calcext:value-type="string">
            <text:p>acc32</text:p>
          </table:table-cell>
          <table:table-cell table:formula="of:=IF([.J43]=&quot;enum16&quot;;&quot;uint16&quot;;[.J43])" office:value-type="string" office:string-value="acc32" calcext:value-type="string">
            <text:p>acc32</text:p>
          </table:table-cell>
          <table:table-cell table:formula="of:=IF([.K43]=&quot;bitfield16&quot;;&quot;uint16&quot;;[.K43])" office:value-type="string" office:string-value="acc32" calcext:value-type="string">
            <text:p>acc32</text:p>
          </table:table-cell>
          <table:table-cell table:formula="of:=IF([.L43]=&quot;bitfield32&quot;;&quot;uint32&quot;;[.L43])" office:value-type="string" office:string-value="acc32" calcext:value-type="string">
            <text:p>acc32</text:p>
          </table:table-cell>
          <table:table-cell table:formula="of:=IF([.M43]=&quot;String16&quot;;&quot;char[16]&quot;;[.M43])" office:value-type="string" office:string-value="acc32" calcext:value-type="string">
            <text:p>acc32</text:p>
          </table:table-cell>
          <table:table-cell table:formula="of:=IF([.N43]=&quot;acc32&quot;;&quot;uint32&quot;;[.N43])" office:value-type="string" office:string-value="uint32" calcext:value-type="string">
            <text:p>uint32</text:p>
          </table:table-cell>
          <table:table-cell table:formula="of:=IF([.O43]=&quot;acc64&quot;;&quot;uint64&quot;;[.O43])" office:value-type="string" office:string-value="uint32" calcext:value-type="string">
            <text:p>uint32</text:p>
          </table:table-cell>
          <table:table-cell/>
          <table:table-cell table:formula="of:=[.P43]&amp;&quot;_t &quot;&amp;[.F43]&amp;&quot;;&quot;" office:value-type="string" office:string-value="uint32_t TotWhImp;" calcext:value-type="string">
            <text:p>uint32_t TotWhImp;</text:p>
          </table:table-cell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TotWhImpPhA</text:p>
          </table:table-cell>
          <table:table-cell table:style-name="ce5" office:value-type="string" calcext:value-type="string">
            <text:p>Total Watt-hours Imported phase A</text:p>
          </table:table-cell>
          <table:table-cell table:style-name="ce2" office:value-type="string" calcext:value-type="string">
            <text:p>acc32</text:p>
          </table:table-cell>
          <table:table-cell/>
          <table:table-cell table:formula="of:=IF([.H44]=&quot;sunssf&quot;;&quot;int16&quot;;[.H44])" office:value-type="string" office:string-value="acc32" calcext:value-type="string">
            <text:p>acc32</text:p>
          </table:table-cell>
          <table:table-cell table:formula="of:=IF([.J44]=&quot;enum16&quot;;&quot;uint16&quot;;[.J44])" office:value-type="string" office:string-value="acc32" calcext:value-type="string">
            <text:p>acc32</text:p>
          </table:table-cell>
          <table:table-cell table:formula="of:=IF([.K44]=&quot;bitfield16&quot;;&quot;uint16&quot;;[.K44])" office:value-type="string" office:string-value="acc32" calcext:value-type="string">
            <text:p>acc32</text:p>
          </table:table-cell>
          <table:table-cell table:formula="of:=IF([.L44]=&quot;bitfield32&quot;;&quot;uint32&quot;;[.L44])" office:value-type="string" office:string-value="acc32" calcext:value-type="string">
            <text:p>acc32</text:p>
          </table:table-cell>
          <table:table-cell table:formula="of:=IF([.M44]=&quot;String16&quot;;&quot;char[16]&quot;;[.M44])" office:value-type="string" office:string-value="acc32" calcext:value-type="string">
            <text:p>acc32</text:p>
          </table:table-cell>
          <table:table-cell table:formula="of:=IF([.N44]=&quot;acc32&quot;;&quot;uint32&quot;;[.N44])" office:value-type="string" office:string-value="uint32" calcext:value-type="string">
            <text:p>uint32</text:p>
          </table:table-cell>
          <table:table-cell table:formula="of:=IF([.O44]=&quot;acc64&quot;;&quot;uint64&quot;;[.O44])" office:value-type="string" office:string-value="uint32" calcext:value-type="string">
            <text:p>uint32</text:p>
          </table:table-cell>
          <table:table-cell/>
          <table:table-cell table:formula="of:=[.P44]&amp;&quot;_t &quot;&amp;[.F44]&amp;&quot;;&quot;" office:value-type="string" office:string-value="uint32_t TotWhImpPhA;" calcext:value-type="string">
            <text:p>uint32_t TotWhImpPhA;</text:p>
          </table:table-cell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TotWhImpPhB</text:p>
          </table:table-cell>
          <table:table-cell table:style-name="ce5" office:value-type="string" calcext:value-type="string">
            <text:p>Total Watt-hours Imported phase B</text:p>
          </table:table-cell>
          <table:table-cell table:style-name="ce2" office:value-type="string" calcext:value-type="string">
            <text:p>acc32</text:p>
          </table:table-cell>
          <table:table-cell/>
          <table:table-cell table:formula="of:=IF([.H45]=&quot;sunssf&quot;;&quot;int16&quot;;[.H45])" office:value-type="string" office:string-value="acc32" calcext:value-type="string">
            <text:p>acc32</text:p>
          </table:table-cell>
          <table:table-cell table:formula="of:=IF([.J45]=&quot;enum16&quot;;&quot;uint16&quot;;[.J45])" office:value-type="string" office:string-value="acc32" calcext:value-type="string">
            <text:p>acc32</text:p>
          </table:table-cell>
          <table:table-cell table:formula="of:=IF([.K45]=&quot;bitfield16&quot;;&quot;uint16&quot;;[.K45])" office:value-type="string" office:string-value="acc32" calcext:value-type="string">
            <text:p>acc32</text:p>
          </table:table-cell>
          <table:table-cell table:formula="of:=IF([.L45]=&quot;bitfield32&quot;;&quot;uint32&quot;;[.L45])" office:value-type="string" office:string-value="acc32" calcext:value-type="string">
            <text:p>acc32</text:p>
          </table:table-cell>
          <table:table-cell table:formula="of:=IF([.M45]=&quot;String16&quot;;&quot;char[16]&quot;;[.M45])" office:value-type="string" office:string-value="acc32" calcext:value-type="string">
            <text:p>acc32</text:p>
          </table:table-cell>
          <table:table-cell table:formula="of:=IF([.N45]=&quot;acc32&quot;;&quot;uint32&quot;;[.N45])" office:value-type="string" office:string-value="uint32" calcext:value-type="string">
            <text:p>uint32</text:p>
          </table:table-cell>
          <table:table-cell table:formula="of:=IF([.O45]=&quot;acc64&quot;;&quot;uint64&quot;;[.O45])" office:value-type="string" office:string-value="uint32" calcext:value-type="string">
            <text:p>uint32</text:p>
          </table:table-cell>
          <table:table-cell/>
          <table:table-cell table:formula="of:=[.P45]&amp;&quot;_t &quot;&amp;[.F45]&amp;&quot;;&quot;" office:value-type="string" office:string-value="uint32_t TotWhImpPhB;" calcext:value-type="string">
            <text:p>uint32_t TotWhImpPhB;</text:p>
          </table:table-cell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TotWhImpPhC</text:p>
          </table:table-cell>
          <table:table-cell table:style-name="ce5" office:value-type="string" calcext:value-type="string">
            <text:p>Total Watt-hours Imported phase C</text:p>
          </table:table-cell>
          <table:table-cell table:style-name="ce2" office:value-type="string" calcext:value-type="string">
            <text:p>acc32</text:p>
          </table:table-cell>
          <table:table-cell/>
          <table:table-cell table:formula="of:=IF([.H46]=&quot;sunssf&quot;;&quot;int16&quot;;[.H46])" office:value-type="string" office:string-value="acc32" calcext:value-type="string">
            <text:p>acc32</text:p>
          </table:table-cell>
          <table:table-cell table:formula="of:=IF([.J46]=&quot;enum16&quot;;&quot;uint16&quot;;[.J46])" office:value-type="string" office:string-value="acc32" calcext:value-type="string">
            <text:p>acc32</text:p>
          </table:table-cell>
          <table:table-cell table:formula="of:=IF([.K46]=&quot;bitfield16&quot;;&quot;uint16&quot;;[.K46])" office:value-type="string" office:string-value="acc32" calcext:value-type="string">
            <text:p>acc32</text:p>
          </table:table-cell>
          <table:table-cell table:formula="of:=IF([.L46]=&quot;bitfield32&quot;;&quot;uint32&quot;;[.L46])" office:value-type="string" office:string-value="acc32" calcext:value-type="string">
            <text:p>acc32</text:p>
          </table:table-cell>
          <table:table-cell table:formula="of:=IF([.M46]=&quot;String16&quot;;&quot;char[16]&quot;;[.M46])" office:value-type="string" office:string-value="acc32" calcext:value-type="string">
            <text:p>acc32</text:p>
          </table:table-cell>
          <table:table-cell table:formula="of:=IF([.N46]=&quot;acc32&quot;;&quot;uint32&quot;;[.N46])" office:value-type="string" office:string-value="uint32" calcext:value-type="string">
            <text:p>uint32</text:p>
          </table:table-cell>
          <table:table-cell table:formula="of:=IF([.O46]=&quot;acc64&quot;;&quot;uint64&quot;;[.O46])" office:value-type="string" office:string-value="uint32" calcext:value-type="string">
            <text:p>uint32</text:p>
          </table:table-cell>
          <table:table-cell/>
          <table:table-cell table:formula="of:=[.P46]&amp;&quot;_t &quot;&amp;[.F46]&amp;&quot;;&quot;" office:value-type="string" office:string-value="uint32_t TotWhImpPhC;" calcext:value-type="string">
            <text:p>uint32_t TotWhImpPhC;</text:p>
          </table:table-cell>
        </table:table-row>
        <table:table-row table:style-name="ro2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_SF</text:p>
          </table:table-cell>
          <table:table-cell office:value-type="string" calcext:value-type="string">
            <text:p>Real Energy scale factor</text:p>
          </table:table-cell>
          <table:table-cell office:value-type="string" calcext:value-type="string">
            <text:p>sunssf</text:p>
          </table:table-cell>
          <table:table-cell/>
          <table:table-cell table:formula="of:=IF([.H47]=&quot;sunssf&quot;;&quot;int16&quot;;[.H47])" office:value-type="string" office:string-value="int16" calcext:value-type="string">
            <text:p>int16</text:p>
          </table:table-cell>
          <table:table-cell table:formula="of:=IF([.J47]=&quot;enum16&quot;;&quot;uint16&quot;;[.J47])" office:value-type="string" office:string-value="int16" calcext:value-type="string">
            <text:p>int16</text:p>
          </table:table-cell>
          <table:table-cell table:formula="of:=IF([.K47]=&quot;bitfield16&quot;;&quot;uint16&quot;;[.K47])" office:value-type="string" office:string-value="int16" calcext:value-type="string">
            <text:p>int16</text:p>
          </table:table-cell>
          <table:table-cell table:formula="of:=IF([.L47]=&quot;bitfield32&quot;;&quot;uint32&quot;;[.L47])" office:value-type="string" office:string-value="int16" calcext:value-type="string">
            <text:p>int16</text:p>
          </table:table-cell>
          <table:table-cell table:formula="of:=IF([.M47]=&quot;String16&quot;;&quot;char[16]&quot;;[.M47])" office:value-type="string" office:string-value="int16" calcext:value-type="string">
            <text:p>int16</text:p>
          </table:table-cell>
          <table:table-cell table:formula="of:=IF([.N47]=&quot;acc32&quot;;&quot;uint32&quot;;[.N47])" office:value-type="string" office:string-value="int16" calcext:value-type="string">
            <text:p>int16</text:p>
          </table:table-cell>
          <table:table-cell table:formula="of:=IF([.O47]=&quot;acc64&quot;;&quot;uint64&quot;;[.O47])" office:value-type="string" office:string-value="int16" calcext:value-type="string">
            <text:p>int16</text:p>
          </table:table-cell>
          <table:table-cell/>
          <table:table-cell table:formula="of:=[.P47]&amp;&quot;_t &quot;&amp;[.F47]&amp;&quot;;&quot;" office:value-type="string" office:string-value="int16_t TotWh_SF;" calcext:value-type="string">
            <text:p>int16_t TotWh_SF;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Exp</text:p>
          </table:table-cell>
          <table:table-cell office:value-type="string" calcext:value-type="string">
            <text:p>Total Apparent Energy Exported</text:p>
          </table:table-cell>
          <table:table-cell office:value-type="string" calcext:value-type="string">
            <text:p>acc32</text:p>
          </table:table-cell>
          <table:table-cell/>
          <table:table-cell table:formula="of:=IF([.H48]=&quot;sunssf&quot;;&quot;int16&quot;;[.H48])" office:value-type="string" office:string-value="acc32" calcext:value-type="string">
            <text:p>acc32</text:p>
          </table:table-cell>
          <table:table-cell table:formula="of:=IF([.J48]=&quot;enum16&quot;;&quot;uint16&quot;;[.J48])" office:value-type="string" office:string-value="acc32" calcext:value-type="string">
            <text:p>acc32</text:p>
          </table:table-cell>
          <table:table-cell table:formula="of:=IF([.K48]=&quot;bitfield16&quot;;&quot;uint16&quot;;[.K48])" office:value-type="string" office:string-value="acc32" calcext:value-type="string">
            <text:p>acc32</text:p>
          </table:table-cell>
          <table:table-cell table:formula="of:=IF([.L48]=&quot;bitfield32&quot;;&quot;uint32&quot;;[.L48])" office:value-type="string" office:string-value="acc32" calcext:value-type="string">
            <text:p>acc32</text:p>
          </table:table-cell>
          <table:table-cell table:formula="of:=IF([.M48]=&quot;String16&quot;;&quot;char[16]&quot;;[.M48])" office:value-type="string" office:string-value="acc32" calcext:value-type="string">
            <text:p>acc32</text:p>
          </table:table-cell>
          <table:table-cell table:formula="of:=IF([.N48]=&quot;acc32&quot;;&quot;uint32&quot;;[.N48])" office:value-type="string" office:string-value="uint32" calcext:value-type="string">
            <text:p>uint32</text:p>
          </table:table-cell>
          <table:table-cell table:formula="of:=IF([.O48]=&quot;acc64&quot;;&quot;uint64&quot;;[.O48])" office:value-type="string" office:string-value="uint32" calcext:value-type="string">
            <text:p>uint32</text:p>
          </table:table-cell>
          <table:table-cell/>
          <table:table-cell table:formula="of:=[.P48]&amp;&quot;_t &quot;&amp;[.F48]&amp;&quot;;&quot;" office:value-type="string" office:string-value="uint32_t TotVAhExp;" calcext:value-type="string">
            <text:p>uint32_t TotVAhExp;</text:p>
          </table:table-cell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TotVAhExpPhA</text:p>
          </table:table-cell>
          <table:table-cell table:style-name="ce5" office:value-type="string" calcext:value-type="string">
            <text:p>Total VA-hours Exported phase A</text:p>
          </table:table-cell>
          <table:table-cell table:style-name="ce2" office:value-type="string" calcext:value-type="string">
            <text:p>acc32</text:p>
          </table:table-cell>
          <table:table-cell/>
          <table:table-cell table:formula="of:=IF([.H49]=&quot;sunssf&quot;;&quot;int16&quot;;[.H49])" office:value-type="string" office:string-value="acc32" calcext:value-type="string">
            <text:p>acc32</text:p>
          </table:table-cell>
          <table:table-cell table:formula="of:=IF([.J49]=&quot;enum16&quot;;&quot;uint16&quot;;[.J49])" office:value-type="string" office:string-value="acc32" calcext:value-type="string">
            <text:p>acc32</text:p>
          </table:table-cell>
          <table:table-cell table:formula="of:=IF([.K49]=&quot;bitfield16&quot;;&quot;uint16&quot;;[.K49])" office:value-type="string" office:string-value="acc32" calcext:value-type="string">
            <text:p>acc32</text:p>
          </table:table-cell>
          <table:table-cell table:formula="of:=IF([.L49]=&quot;bitfield32&quot;;&quot;uint32&quot;;[.L49])" office:value-type="string" office:string-value="acc32" calcext:value-type="string">
            <text:p>acc32</text:p>
          </table:table-cell>
          <table:table-cell table:formula="of:=IF([.M49]=&quot;String16&quot;;&quot;char[16]&quot;;[.M49])" office:value-type="string" office:string-value="acc32" calcext:value-type="string">
            <text:p>acc32</text:p>
          </table:table-cell>
          <table:table-cell table:formula="of:=IF([.N49]=&quot;acc32&quot;;&quot;uint32&quot;;[.N49])" office:value-type="string" office:string-value="uint32" calcext:value-type="string">
            <text:p>uint32</text:p>
          </table:table-cell>
          <table:table-cell table:formula="of:=IF([.O49]=&quot;acc64&quot;;&quot;uint64&quot;;[.O49])" office:value-type="string" office:string-value="uint32" calcext:value-type="string">
            <text:p>uint32</text:p>
          </table:table-cell>
          <table:table-cell/>
          <table:table-cell table:formula="of:=[.P49]&amp;&quot;_t &quot;&amp;[.F49]&amp;&quot;;&quot;" office:value-type="string" office:string-value="uint32_t TotVAhExpPhA;" calcext:value-type="string">
            <text:p>uint32_t TotVAhExpPhA;</text:p>
          </table:table-cell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TotVAhExpPhB</text:p>
          </table:table-cell>
          <table:table-cell table:style-name="ce5" office:value-type="string" calcext:value-type="string">
            <text:p>Total VA-hours Exported phase B</text:p>
          </table:table-cell>
          <table:table-cell table:style-name="ce2" office:value-type="string" calcext:value-type="string">
            <text:p>acc32</text:p>
          </table:table-cell>
          <table:table-cell/>
          <table:table-cell table:formula="of:=IF([.H50]=&quot;sunssf&quot;;&quot;int16&quot;;[.H50])" office:value-type="string" office:string-value="acc32" calcext:value-type="string">
            <text:p>acc32</text:p>
          </table:table-cell>
          <table:table-cell table:formula="of:=IF([.J50]=&quot;enum16&quot;;&quot;uint16&quot;;[.J50])" office:value-type="string" office:string-value="acc32" calcext:value-type="string">
            <text:p>acc32</text:p>
          </table:table-cell>
          <table:table-cell table:formula="of:=IF([.K50]=&quot;bitfield16&quot;;&quot;uint16&quot;;[.K50])" office:value-type="string" office:string-value="acc32" calcext:value-type="string">
            <text:p>acc32</text:p>
          </table:table-cell>
          <table:table-cell table:formula="of:=IF([.L50]=&quot;bitfield32&quot;;&quot;uint32&quot;;[.L50])" office:value-type="string" office:string-value="acc32" calcext:value-type="string">
            <text:p>acc32</text:p>
          </table:table-cell>
          <table:table-cell table:formula="of:=IF([.M50]=&quot;String16&quot;;&quot;char[16]&quot;;[.M50])" office:value-type="string" office:string-value="acc32" calcext:value-type="string">
            <text:p>acc32</text:p>
          </table:table-cell>
          <table:table-cell table:formula="of:=IF([.N50]=&quot;acc32&quot;;&quot;uint32&quot;;[.N50])" office:value-type="string" office:string-value="uint32" calcext:value-type="string">
            <text:p>uint32</text:p>
          </table:table-cell>
          <table:table-cell table:formula="of:=IF([.O50]=&quot;acc64&quot;;&quot;uint64&quot;;[.O50])" office:value-type="string" office:string-value="uint32" calcext:value-type="string">
            <text:p>uint32</text:p>
          </table:table-cell>
          <table:table-cell/>
          <table:table-cell table:formula="of:=[.P50]&amp;&quot;_t &quot;&amp;[.F50]&amp;&quot;;&quot;" office:value-type="string" office:string-value="uint32_t TotVAhExpPhB;" calcext:value-type="string">
            <text:p>uint32_t TotVAhExpPhB;</text:p>
          </table:table-cell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TotVAhExpPhC</text:p>
          </table:table-cell>
          <table:table-cell table:style-name="ce5" office:value-type="string" calcext:value-type="string">
            <text:p>Total VA-hours Exported phase C</text:p>
          </table:table-cell>
          <table:table-cell table:style-name="ce2" office:value-type="string" calcext:value-type="string">
            <text:p>acc32</text:p>
          </table:table-cell>
          <table:table-cell/>
          <table:table-cell table:formula="of:=IF([.H51]=&quot;sunssf&quot;;&quot;int16&quot;;[.H51])" office:value-type="string" office:string-value="acc32" calcext:value-type="string">
            <text:p>acc32</text:p>
          </table:table-cell>
          <table:table-cell table:formula="of:=IF([.J51]=&quot;enum16&quot;;&quot;uint16&quot;;[.J51])" office:value-type="string" office:string-value="acc32" calcext:value-type="string">
            <text:p>acc32</text:p>
          </table:table-cell>
          <table:table-cell table:formula="of:=IF([.K51]=&quot;bitfield16&quot;;&quot;uint16&quot;;[.K51])" office:value-type="string" office:string-value="acc32" calcext:value-type="string">
            <text:p>acc32</text:p>
          </table:table-cell>
          <table:table-cell table:formula="of:=IF([.L51]=&quot;bitfield32&quot;;&quot;uint32&quot;;[.L51])" office:value-type="string" office:string-value="acc32" calcext:value-type="string">
            <text:p>acc32</text:p>
          </table:table-cell>
          <table:table-cell table:formula="of:=IF([.M51]=&quot;String16&quot;;&quot;char[16]&quot;;[.M51])" office:value-type="string" office:string-value="acc32" calcext:value-type="string">
            <text:p>acc32</text:p>
          </table:table-cell>
          <table:table-cell table:formula="of:=IF([.N51]=&quot;acc32&quot;;&quot;uint32&quot;;[.N51])" office:value-type="string" office:string-value="uint32" calcext:value-type="string">
            <text:p>uint32</text:p>
          </table:table-cell>
          <table:table-cell table:formula="of:=IF([.O51]=&quot;acc64&quot;;&quot;uint64&quot;;[.O51])" office:value-type="string" office:string-value="uint32" calcext:value-type="string">
            <text:p>uint32</text:p>
          </table:table-cell>
          <table:table-cell/>
          <table:table-cell table:formula="of:=[.P51]&amp;&quot;_t &quot;&amp;[.F51]&amp;&quot;;&quot;" office:value-type="string" office:string-value="uint32_t TotVAhExpPhC;" calcext:value-type="string">
            <text:p>uint32_t TotVAhExpPhC;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Imp</text:p>
          </table:table-cell>
          <table:table-cell office:value-type="string" calcext:value-type="string">
            <text:p>Total Apparent Energy Imported</text:p>
          </table:table-cell>
          <table:table-cell office:value-type="string" calcext:value-type="string">
            <text:p>acc32</text:p>
          </table:table-cell>
          <table:table-cell/>
          <table:table-cell table:formula="of:=IF([.H52]=&quot;sunssf&quot;;&quot;int16&quot;;[.H52])" office:value-type="string" office:string-value="acc32" calcext:value-type="string">
            <text:p>acc32</text:p>
          </table:table-cell>
          <table:table-cell table:formula="of:=IF([.J52]=&quot;enum16&quot;;&quot;uint16&quot;;[.J52])" office:value-type="string" office:string-value="acc32" calcext:value-type="string">
            <text:p>acc32</text:p>
          </table:table-cell>
          <table:table-cell table:formula="of:=IF([.K52]=&quot;bitfield16&quot;;&quot;uint16&quot;;[.K52])" office:value-type="string" office:string-value="acc32" calcext:value-type="string">
            <text:p>acc32</text:p>
          </table:table-cell>
          <table:table-cell table:formula="of:=IF([.L52]=&quot;bitfield32&quot;;&quot;uint32&quot;;[.L52])" office:value-type="string" office:string-value="acc32" calcext:value-type="string">
            <text:p>acc32</text:p>
          </table:table-cell>
          <table:table-cell table:formula="of:=IF([.M52]=&quot;String16&quot;;&quot;char[16]&quot;;[.M52])" office:value-type="string" office:string-value="acc32" calcext:value-type="string">
            <text:p>acc32</text:p>
          </table:table-cell>
          <table:table-cell table:formula="of:=IF([.N52]=&quot;acc32&quot;;&quot;uint32&quot;;[.N52])" office:value-type="string" office:string-value="uint32" calcext:value-type="string">
            <text:p>uint32</text:p>
          </table:table-cell>
          <table:table-cell table:formula="of:=IF([.O52]=&quot;acc64&quot;;&quot;uint64&quot;;[.O52])" office:value-type="string" office:string-value="uint32" calcext:value-type="string">
            <text:p>uint32</text:p>
          </table:table-cell>
          <table:table-cell/>
          <table:table-cell table:formula="of:=[.P52]&amp;&quot;_t &quot;&amp;[.F52]&amp;&quot;;&quot;" office:value-type="string" office:string-value="uint32_t TotVAhImp;" calcext:value-type="string">
            <text:p>uint32_t TotVAhImp;</text:p>
          </table:table-cell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TotVAhImpPhA</text:p>
          </table:table-cell>
          <table:table-cell table:style-name="ce5" office:value-type="string" calcext:value-type="string">
            <text:p>Total VA-hours Imported phase A</text:p>
          </table:table-cell>
          <table:table-cell table:style-name="ce2" office:value-type="string" calcext:value-type="string">
            <text:p>acc32</text:p>
          </table:table-cell>
          <table:table-cell/>
          <table:table-cell table:formula="of:=IF([.H53]=&quot;sunssf&quot;;&quot;int16&quot;;[.H53])" office:value-type="string" office:string-value="acc32" calcext:value-type="string">
            <text:p>acc32</text:p>
          </table:table-cell>
          <table:table-cell table:formula="of:=IF([.J53]=&quot;enum16&quot;;&quot;uint16&quot;;[.J53])" office:value-type="string" office:string-value="acc32" calcext:value-type="string">
            <text:p>acc32</text:p>
          </table:table-cell>
          <table:table-cell table:formula="of:=IF([.K53]=&quot;bitfield16&quot;;&quot;uint16&quot;;[.K53])" office:value-type="string" office:string-value="acc32" calcext:value-type="string">
            <text:p>acc32</text:p>
          </table:table-cell>
          <table:table-cell table:formula="of:=IF([.L53]=&quot;bitfield32&quot;;&quot;uint32&quot;;[.L53])" office:value-type="string" office:string-value="acc32" calcext:value-type="string">
            <text:p>acc32</text:p>
          </table:table-cell>
          <table:table-cell table:formula="of:=IF([.M53]=&quot;String16&quot;;&quot;char[16]&quot;;[.M53])" office:value-type="string" office:string-value="acc32" calcext:value-type="string">
            <text:p>acc32</text:p>
          </table:table-cell>
          <table:table-cell table:formula="of:=IF([.N53]=&quot;acc32&quot;;&quot;uint32&quot;;[.N53])" office:value-type="string" office:string-value="uint32" calcext:value-type="string">
            <text:p>uint32</text:p>
          </table:table-cell>
          <table:table-cell table:formula="of:=IF([.O53]=&quot;acc64&quot;;&quot;uint64&quot;;[.O53])" office:value-type="string" office:string-value="uint32" calcext:value-type="string">
            <text:p>uint32</text:p>
          </table:table-cell>
          <table:table-cell/>
          <table:table-cell table:formula="of:=[.P53]&amp;&quot;_t &quot;&amp;[.F53]&amp;&quot;;&quot;" office:value-type="string" office:string-value="uint32_t TotVAhImpPhA;" calcext:value-type="string">
            <text:p>uint32_t TotVAhImpPhA;</text:p>
          </table:table-cell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TotVAhImpPhB</text:p>
          </table:table-cell>
          <table:table-cell table:style-name="ce5" office:value-type="string" calcext:value-type="string">
            <text:p>Total VA-hours Imported phase B</text:p>
          </table:table-cell>
          <table:table-cell table:style-name="ce2" office:value-type="string" calcext:value-type="string">
            <text:p>acc32</text:p>
          </table:table-cell>
          <table:table-cell/>
          <table:table-cell table:formula="of:=IF([.H54]=&quot;sunssf&quot;;&quot;int16&quot;;[.H54])" office:value-type="string" office:string-value="acc32" calcext:value-type="string">
            <text:p>acc32</text:p>
          </table:table-cell>
          <table:table-cell table:formula="of:=IF([.J54]=&quot;enum16&quot;;&quot;uint16&quot;;[.J54])" office:value-type="string" office:string-value="acc32" calcext:value-type="string">
            <text:p>acc32</text:p>
          </table:table-cell>
          <table:table-cell table:formula="of:=IF([.K54]=&quot;bitfield16&quot;;&quot;uint16&quot;;[.K54])" office:value-type="string" office:string-value="acc32" calcext:value-type="string">
            <text:p>acc32</text:p>
          </table:table-cell>
          <table:table-cell table:formula="of:=IF([.L54]=&quot;bitfield32&quot;;&quot;uint32&quot;;[.L54])" office:value-type="string" office:string-value="acc32" calcext:value-type="string">
            <text:p>acc32</text:p>
          </table:table-cell>
          <table:table-cell table:formula="of:=IF([.M54]=&quot;String16&quot;;&quot;char[16]&quot;;[.M54])" office:value-type="string" office:string-value="acc32" calcext:value-type="string">
            <text:p>acc32</text:p>
          </table:table-cell>
          <table:table-cell table:formula="of:=IF([.N54]=&quot;acc32&quot;;&quot;uint32&quot;;[.N54])" office:value-type="string" office:string-value="uint32" calcext:value-type="string">
            <text:p>uint32</text:p>
          </table:table-cell>
          <table:table-cell table:formula="of:=IF([.O54]=&quot;acc64&quot;;&quot;uint64&quot;;[.O54])" office:value-type="string" office:string-value="uint32" calcext:value-type="string">
            <text:p>uint32</text:p>
          </table:table-cell>
          <table:table-cell/>
          <table:table-cell table:formula="of:=[.P54]&amp;&quot;_t &quot;&amp;[.F54]&amp;&quot;;&quot;" office:value-type="string" office:string-value="uint32_t TotVAhImpPhB;" calcext:value-type="string">
            <text:p>uint32_t TotVAhImpPhB;</text:p>
          </table:table-cell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TotVAhImpPhC</text:p>
          </table:table-cell>
          <table:table-cell table:style-name="ce5" office:value-type="string" calcext:value-type="string">
            <text:p>Total VA-hours Imported phase C</text:p>
          </table:table-cell>
          <table:table-cell table:style-name="ce2" office:value-type="string" calcext:value-type="string">
            <text:p>acc32</text:p>
          </table:table-cell>
          <table:table-cell/>
          <table:table-cell table:formula="of:=IF([.H55]=&quot;sunssf&quot;;&quot;int16&quot;;[.H55])" office:value-type="string" office:string-value="acc32" calcext:value-type="string">
            <text:p>acc32</text:p>
          </table:table-cell>
          <table:table-cell table:formula="of:=IF([.J55]=&quot;enum16&quot;;&quot;uint16&quot;;[.J55])" office:value-type="string" office:string-value="acc32" calcext:value-type="string">
            <text:p>acc32</text:p>
          </table:table-cell>
          <table:table-cell table:formula="of:=IF([.K55]=&quot;bitfield16&quot;;&quot;uint16&quot;;[.K55])" office:value-type="string" office:string-value="acc32" calcext:value-type="string">
            <text:p>acc32</text:p>
          </table:table-cell>
          <table:table-cell table:formula="of:=IF([.L55]=&quot;bitfield32&quot;;&quot;uint32&quot;;[.L55])" office:value-type="string" office:string-value="acc32" calcext:value-type="string">
            <text:p>acc32</text:p>
          </table:table-cell>
          <table:table-cell table:formula="of:=IF([.M55]=&quot;String16&quot;;&quot;char[16]&quot;;[.M55])" office:value-type="string" office:string-value="acc32" calcext:value-type="string">
            <text:p>acc32</text:p>
          </table:table-cell>
          <table:table-cell table:formula="of:=IF([.N55]=&quot;acc32&quot;;&quot;uint32&quot;;[.N55])" office:value-type="string" office:string-value="uint32" calcext:value-type="string">
            <text:p>uint32</text:p>
          </table:table-cell>
          <table:table-cell table:formula="of:=IF([.O55]=&quot;acc64&quot;;&quot;uint64&quot;;[.O55])" office:value-type="string" office:string-value="uint32" calcext:value-type="string">
            <text:p>uint32</text:p>
          </table:table-cell>
          <table:table-cell/>
          <table:table-cell table:formula="of:=[.P55]&amp;&quot;_t &quot;&amp;[.F55]&amp;&quot;;&quot;" office:value-type="string" office:string-value="uint32_t TotVAhImpPhC;" calcext:value-type="string">
            <text:p>uint32_t TotVAhImpPhC;</text:p>
          </table:table-cell>
        </table:table-row>
        <table:table-row table:style-name="ro2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_SF</text:p>
          </table:table-cell>
          <table:table-cell office:value-type="string" calcext:value-type="string">
            <text:p>Apparent Energy scale factor</text:p>
          </table:table-cell>
          <table:table-cell office:value-type="string" calcext:value-type="string">
            <text:p>sunssf</text:p>
          </table:table-cell>
          <table:table-cell/>
          <table:table-cell table:formula="of:=IF([.H56]=&quot;sunssf&quot;;&quot;int16&quot;;[.H56])" office:value-type="string" office:string-value="int16" calcext:value-type="string">
            <text:p>int16</text:p>
          </table:table-cell>
          <table:table-cell table:formula="of:=IF([.J56]=&quot;enum16&quot;;&quot;uint16&quot;;[.J56])" office:value-type="string" office:string-value="int16" calcext:value-type="string">
            <text:p>int16</text:p>
          </table:table-cell>
          <table:table-cell table:formula="of:=IF([.K56]=&quot;bitfield16&quot;;&quot;uint16&quot;;[.K56])" office:value-type="string" office:string-value="int16" calcext:value-type="string">
            <text:p>int16</text:p>
          </table:table-cell>
          <table:table-cell table:formula="of:=IF([.L56]=&quot;bitfield32&quot;;&quot;uint32&quot;;[.L56])" office:value-type="string" office:string-value="int16" calcext:value-type="string">
            <text:p>int16</text:p>
          </table:table-cell>
          <table:table-cell table:formula="of:=IF([.M56]=&quot;String16&quot;;&quot;char[16]&quot;;[.M56])" office:value-type="string" office:string-value="int16" calcext:value-type="string">
            <text:p>int16</text:p>
          </table:table-cell>
          <table:table-cell table:formula="of:=IF([.N56]=&quot;acc32&quot;;&quot;uint32&quot;;[.N56])" office:value-type="string" office:string-value="int16" calcext:value-type="string">
            <text:p>int16</text:p>
          </table:table-cell>
          <table:table-cell table:formula="of:=IF([.O56]=&quot;acc64&quot;;&quot;uint64&quot;;[.O56])" office:value-type="string" office:string-value="int16" calcext:value-type="string">
            <text:p>int16</text:p>
          </table:table-cell>
          <table:table-cell/>
          <table:table-cell table:formula="of:=[.P56]&amp;&quot;_t &quot;&amp;[.F56]&amp;&quot;;&quot;" office:value-type="string" office:string-value="int16_t TotVAh_SF;" calcext:value-type="string">
            <text:p>int16_t TotVAh_SF;</text:p>
          </table:table-cell>
        </table:table-row>
        <table:table-row table:style-name="ro4"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TotVArhImpQ1</text:p>
          </table:table-cell>
          <table:table-cell table:style-name="ce5" office:value-type="string" calcext:value-type="string">
            <text:p>Total Reactive Energy Imported Quadrant 1</text:p>
          </table:table-cell>
          <table:table-cell table:style-name="ce2" office:value-type="string" calcext:value-type="string">
            <text:p>acc32</text:p>
          </table:table-cell>
          <table:table-cell/>
          <table:table-cell table:formula="of:=IF([.H57]=&quot;sunssf&quot;;&quot;int16&quot;;[.H57])" office:value-type="string" office:string-value="acc32" calcext:value-type="string">
            <text:p>acc32</text:p>
          </table:table-cell>
          <table:table-cell table:formula="of:=IF([.J57]=&quot;enum16&quot;;&quot;uint16&quot;;[.J57])" office:value-type="string" office:string-value="acc32" calcext:value-type="string">
            <text:p>acc32</text:p>
          </table:table-cell>
          <table:table-cell table:formula="of:=IF([.K57]=&quot;bitfield16&quot;;&quot;uint16&quot;;[.K57])" office:value-type="string" office:string-value="acc32" calcext:value-type="string">
            <text:p>acc32</text:p>
          </table:table-cell>
          <table:table-cell table:formula="of:=IF([.L57]=&quot;bitfield32&quot;;&quot;uint32&quot;;[.L57])" office:value-type="string" office:string-value="acc32" calcext:value-type="string">
            <text:p>acc32</text:p>
          </table:table-cell>
          <table:table-cell table:formula="of:=IF([.M57]=&quot;String16&quot;;&quot;char[16]&quot;;[.M57])" office:value-type="string" office:string-value="acc32" calcext:value-type="string">
            <text:p>acc32</text:p>
          </table:table-cell>
          <table:table-cell table:formula="of:=IF([.N57]=&quot;acc32&quot;;&quot;uint32&quot;;[.N57])" office:value-type="string" office:string-value="uint32" calcext:value-type="string">
            <text:p>uint32</text:p>
          </table:table-cell>
          <table:table-cell table:formula="of:=IF([.O57]=&quot;acc64&quot;;&quot;uint64&quot;;[.O57])" office:value-type="string" office:string-value="uint32" calcext:value-type="string">
            <text:p>uint32</text:p>
          </table:table-cell>
          <table:table-cell/>
          <table:table-cell table:formula="of:=[.P57]&amp;&quot;_t &quot;&amp;[.F57]&amp;&quot;;&quot;" office:value-type="string" office:string-value="uint32_t TotVArhImpQ1;" calcext:value-type="string">
            <text:p>uint32_t TotVArhImpQ1;</text:p>
          </table:table-cell>
        </table:table-row>
        <table:table-row table:style-name="ro4"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TotVArhImpQ1PhA</text:p>
          </table:table-cell>
          <table:table-cell table:style-name="ce5" office:value-type="string" calcext:value-type="string">
            <text:p>Total VAr-hours Imported Q1 phase A</text:p>
          </table:table-cell>
          <table:table-cell table:style-name="ce2" office:value-type="string" calcext:value-type="string">
            <text:p>acc32</text:p>
          </table:table-cell>
          <table:table-cell/>
          <table:table-cell table:formula="of:=IF([.H58]=&quot;sunssf&quot;;&quot;int16&quot;;[.H58])" office:value-type="string" office:string-value="acc32" calcext:value-type="string">
            <text:p>acc32</text:p>
          </table:table-cell>
          <table:table-cell table:formula="of:=IF([.J58]=&quot;enum16&quot;;&quot;uint16&quot;;[.J58])" office:value-type="string" office:string-value="acc32" calcext:value-type="string">
            <text:p>acc32</text:p>
          </table:table-cell>
          <table:table-cell table:formula="of:=IF([.K58]=&quot;bitfield16&quot;;&quot;uint16&quot;;[.K58])" office:value-type="string" office:string-value="acc32" calcext:value-type="string">
            <text:p>acc32</text:p>
          </table:table-cell>
          <table:table-cell table:formula="of:=IF([.L58]=&quot;bitfield32&quot;;&quot;uint32&quot;;[.L58])" office:value-type="string" office:string-value="acc32" calcext:value-type="string">
            <text:p>acc32</text:p>
          </table:table-cell>
          <table:table-cell table:formula="of:=IF([.M58]=&quot;String16&quot;;&quot;char[16]&quot;;[.M58])" office:value-type="string" office:string-value="acc32" calcext:value-type="string">
            <text:p>acc32</text:p>
          </table:table-cell>
          <table:table-cell table:formula="of:=IF([.N58]=&quot;acc32&quot;;&quot;uint32&quot;;[.N58])" office:value-type="string" office:string-value="uint32" calcext:value-type="string">
            <text:p>uint32</text:p>
          </table:table-cell>
          <table:table-cell table:formula="of:=IF([.O58]=&quot;acc64&quot;;&quot;uint64&quot;;[.O58])" office:value-type="string" office:string-value="uint32" calcext:value-type="string">
            <text:p>uint32</text:p>
          </table:table-cell>
          <table:table-cell/>
          <table:table-cell table:formula="of:=[.P58]&amp;&quot;_t &quot;&amp;[.F58]&amp;&quot;;&quot;" office:value-type="string" office:string-value="uint32_t TotVArhImpQ1PhA;" calcext:value-type="string">
            <text:p>uint32_t TotVArhImpQ1PhA;</text:p>
          </table:table-cell>
        </table:table-row>
        <table:table-row table:style-name="ro4"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TotVArhImpQ1PhB</text:p>
          </table:table-cell>
          <table:table-cell table:style-name="ce5" office:value-type="string" calcext:value-type="string">
            <text:p>Total VAr-hours Imported Q1 phase B</text:p>
          </table:table-cell>
          <table:table-cell table:style-name="ce2" office:value-type="string" calcext:value-type="string">
            <text:p>acc32</text:p>
          </table:table-cell>
          <table:table-cell/>
          <table:table-cell table:formula="of:=IF([.H59]=&quot;sunssf&quot;;&quot;int16&quot;;[.H59])" office:value-type="string" office:string-value="acc32" calcext:value-type="string">
            <text:p>acc32</text:p>
          </table:table-cell>
          <table:table-cell table:formula="of:=IF([.J59]=&quot;enum16&quot;;&quot;uint16&quot;;[.J59])" office:value-type="string" office:string-value="acc32" calcext:value-type="string">
            <text:p>acc32</text:p>
          </table:table-cell>
          <table:table-cell table:formula="of:=IF([.K59]=&quot;bitfield16&quot;;&quot;uint16&quot;;[.K59])" office:value-type="string" office:string-value="acc32" calcext:value-type="string">
            <text:p>acc32</text:p>
          </table:table-cell>
          <table:table-cell table:formula="of:=IF([.L59]=&quot;bitfield32&quot;;&quot;uint32&quot;;[.L59])" office:value-type="string" office:string-value="acc32" calcext:value-type="string">
            <text:p>acc32</text:p>
          </table:table-cell>
          <table:table-cell table:formula="of:=IF([.M59]=&quot;String16&quot;;&quot;char[16]&quot;;[.M59])" office:value-type="string" office:string-value="acc32" calcext:value-type="string">
            <text:p>acc32</text:p>
          </table:table-cell>
          <table:table-cell table:formula="of:=IF([.N59]=&quot;acc32&quot;;&quot;uint32&quot;;[.N59])" office:value-type="string" office:string-value="uint32" calcext:value-type="string">
            <text:p>uint32</text:p>
          </table:table-cell>
          <table:table-cell table:formula="of:=IF([.O59]=&quot;acc64&quot;;&quot;uint64&quot;;[.O59])" office:value-type="string" office:string-value="uint32" calcext:value-type="string">
            <text:p>uint32</text:p>
          </table:table-cell>
          <table:table-cell/>
          <table:table-cell table:formula="of:=[.P59]&amp;&quot;_t &quot;&amp;[.F59]&amp;&quot;;&quot;" office:value-type="string" office:string-value="uint32_t TotVArhImpQ1PhB;" calcext:value-type="string">
            <text:p>uint32_t TotVArhImpQ1PhB;</text:p>
          </table:table-cell>
        </table:table-row>
        <table:table-row table:style-name="ro4"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TotVArhImpQ1PhC</text:p>
          </table:table-cell>
          <table:table-cell table:style-name="ce5" office:value-type="string" calcext:value-type="string">
            <text:p>Total VAr-hours Imported Q1 phase C</text:p>
          </table:table-cell>
          <table:table-cell table:style-name="ce2" office:value-type="string" calcext:value-type="string">
            <text:p>acc32</text:p>
          </table:table-cell>
          <table:table-cell/>
          <table:table-cell table:formula="of:=IF([.H60]=&quot;sunssf&quot;;&quot;int16&quot;;[.H60])" office:value-type="string" office:string-value="acc32" calcext:value-type="string">
            <text:p>acc32</text:p>
          </table:table-cell>
          <table:table-cell table:formula="of:=IF([.J60]=&quot;enum16&quot;;&quot;uint16&quot;;[.J60])" office:value-type="string" office:string-value="acc32" calcext:value-type="string">
            <text:p>acc32</text:p>
          </table:table-cell>
          <table:table-cell table:formula="of:=IF([.K60]=&quot;bitfield16&quot;;&quot;uint16&quot;;[.K60])" office:value-type="string" office:string-value="acc32" calcext:value-type="string">
            <text:p>acc32</text:p>
          </table:table-cell>
          <table:table-cell table:formula="of:=IF([.L60]=&quot;bitfield32&quot;;&quot;uint32&quot;;[.L60])" office:value-type="string" office:string-value="acc32" calcext:value-type="string">
            <text:p>acc32</text:p>
          </table:table-cell>
          <table:table-cell table:formula="of:=IF([.M60]=&quot;String16&quot;;&quot;char[16]&quot;;[.M60])" office:value-type="string" office:string-value="acc32" calcext:value-type="string">
            <text:p>acc32</text:p>
          </table:table-cell>
          <table:table-cell table:formula="of:=IF([.N60]=&quot;acc32&quot;;&quot;uint32&quot;;[.N60])" office:value-type="string" office:string-value="uint32" calcext:value-type="string">
            <text:p>uint32</text:p>
          </table:table-cell>
          <table:table-cell table:formula="of:=IF([.O60]=&quot;acc64&quot;;&quot;uint64&quot;;[.O60])" office:value-type="string" office:string-value="uint32" calcext:value-type="string">
            <text:p>uint32</text:p>
          </table:table-cell>
          <table:table-cell/>
          <table:table-cell table:formula="of:=[.P60]&amp;&quot;_t &quot;&amp;[.F60]&amp;&quot;;&quot;" office:value-type="string" office:string-value="uint32_t TotVArhImpQ1PhC;" calcext:value-type="string">
            <text:p>uint32_t TotVArhImpQ1PhC;</text:p>
          </table:table-cell>
        </table:table-row>
        <table:table-row table:style-name="ro4"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TotVArhImpQ2</text:p>
          </table:table-cell>
          <table:table-cell table:style-name="ce5" office:value-type="string" calcext:value-type="string">
            <text:p>Total Reactive Power Imported Quadrant 2</text:p>
          </table:table-cell>
          <table:table-cell table:style-name="ce2" office:value-type="string" calcext:value-type="string">
            <text:p>acc32</text:p>
          </table:table-cell>
          <table:table-cell/>
          <table:table-cell table:formula="of:=IF([.H61]=&quot;sunssf&quot;;&quot;int16&quot;;[.H61])" office:value-type="string" office:string-value="acc32" calcext:value-type="string">
            <text:p>acc32</text:p>
          </table:table-cell>
          <table:table-cell table:formula="of:=IF([.J61]=&quot;enum16&quot;;&quot;uint16&quot;;[.J61])" office:value-type="string" office:string-value="acc32" calcext:value-type="string">
            <text:p>acc32</text:p>
          </table:table-cell>
          <table:table-cell table:formula="of:=IF([.K61]=&quot;bitfield16&quot;;&quot;uint16&quot;;[.K61])" office:value-type="string" office:string-value="acc32" calcext:value-type="string">
            <text:p>acc32</text:p>
          </table:table-cell>
          <table:table-cell table:formula="of:=IF([.L61]=&quot;bitfield32&quot;;&quot;uint32&quot;;[.L61])" office:value-type="string" office:string-value="acc32" calcext:value-type="string">
            <text:p>acc32</text:p>
          </table:table-cell>
          <table:table-cell table:formula="of:=IF([.M61]=&quot;String16&quot;;&quot;char[16]&quot;;[.M61])" office:value-type="string" office:string-value="acc32" calcext:value-type="string">
            <text:p>acc32</text:p>
          </table:table-cell>
          <table:table-cell table:formula="of:=IF([.N61]=&quot;acc32&quot;;&quot;uint32&quot;;[.N61])" office:value-type="string" office:string-value="uint32" calcext:value-type="string">
            <text:p>uint32</text:p>
          </table:table-cell>
          <table:table-cell table:formula="of:=IF([.O61]=&quot;acc64&quot;;&quot;uint64&quot;;[.O61])" office:value-type="string" office:string-value="uint32" calcext:value-type="string">
            <text:p>uint32</text:p>
          </table:table-cell>
          <table:table-cell/>
          <table:table-cell table:formula="of:=[.P61]&amp;&quot;_t &quot;&amp;[.F61]&amp;&quot;;&quot;" office:value-type="string" office:string-value="uint32_t TotVArhImpQ2;" calcext:value-type="string">
            <text:p>uint32_t TotVArhImpQ2;</text:p>
          </table:table-cell>
        </table:table-row>
        <table:table-row table:style-name="ro4"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TotVArhImpQ2PhA</text:p>
          </table:table-cell>
          <table:table-cell table:style-name="ce5" office:value-type="string" calcext:value-type="string">
            <text:p>Total VAr-hours Imported Q2 phase A</text:p>
          </table:table-cell>
          <table:table-cell table:style-name="ce2" office:value-type="string" calcext:value-type="string">
            <text:p>acc32</text:p>
          </table:table-cell>
          <table:table-cell/>
          <table:table-cell table:formula="of:=IF([.H62]=&quot;sunssf&quot;;&quot;int16&quot;;[.H62])" office:value-type="string" office:string-value="acc32" calcext:value-type="string">
            <text:p>acc32</text:p>
          </table:table-cell>
          <table:table-cell table:formula="of:=IF([.J62]=&quot;enum16&quot;;&quot;uint16&quot;;[.J62])" office:value-type="string" office:string-value="acc32" calcext:value-type="string">
            <text:p>acc32</text:p>
          </table:table-cell>
          <table:table-cell table:formula="of:=IF([.K62]=&quot;bitfield16&quot;;&quot;uint16&quot;;[.K62])" office:value-type="string" office:string-value="acc32" calcext:value-type="string">
            <text:p>acc32</text:p>
          </table:table-cell>
          <table:table-cell table:formula="of:=IF([.L62]=&quot;bitfield32&quot;;&quot;uint32&quot;;[.L62])" office:value-type="string" office:string-value="acc32" calcext:value-type="string">
            <text:p>acc32</text:p>
          </table:table-cell>
          <table:table-cell table:formula="of:=IF([.M62]=&quot;String16&quot;;&quot;char[16]&quot;;[.M62])" office:value-type="string" office:string-value="acc32" calcext:value-type="string">
            <text:p>acc32</text:p>
          </table:table-cell>
          <table:table-cell table:formula="of:=IF([.N62]=&quot;acc32&quot;;&quot;uint32&quot;;[.N62])" office:value-type="string" office:string-value="uint32" calcext:value-type="string">
            <text:p>uint32</text:p>
          </table:table-cell>
          <table:table-cell table:formula="of:=IF([.O62]=&quot;acc64&quot;;&quot;uint64&quot;;[.O62])" office:value-type="string" office:string-value="uint32" calcext:value-type="string">
            <text:p>uint32</text:p>
          </table:table-cell>
          <table:table-cell/>
          <table:table-cell table:formula="of:=[.P62]&amp;&quot;_t &quot;&amp;[.F62]&amp;&quot;;&quot;" office:value-type="string" office:string-value="uint32_t TotVArhImpQ2PhA;" calcext:value-type="string">
            <text:p>uint32_t TotVArhImpQ2PhA;</text:p>
          </table:table-cell>
        </table:table-row>
        <table:table-row table:style-name="ro4"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TotVArhImpQ2PhB</text:p>
          </table:table-cell>
          <table:table-cell table:style-name="ce5" office:value-type="string" calcext:value-type="string">
            <text:p>Total VAr-hours Imported Q2 phase B</text:p>
          </table:table-cell>
          <table:table-cell table:style-name="ce2" office:value-type="string" calcext:value-type="string">
            <text:p>acc32</text:p>
          </table:table-cell>
          <table:table-cell/>
          <table:table-cell table:formula="of:=IF([.H63]=&quot;sunssf&quot;;&quot;int16&quot;;[.H63])" office:value-type="string" office:string-value="acc32" calcext:value-type="string">
            <text:p>acc32</text:p>
          </table:table-cell>
          <table:table-cell table:formula="of:=IF([.J63]=&quot;enum16&quot;;&quot;uint16&quot;;[.J63])" office:value-type="string" office:string-value="acc32" calcext:value-type="string">
            <text:p>acc32</text:p>
          </table:table-cell>
          <table:table-cell table:formula="of:=IF([.K63]=&quot;bitfield16&quot;;&quot;uint16&quot;;[.K63])" office:value-type="string" office:string-value="acc32" calcext:value-type="string">
            <text:p>acc32</text:p>
          </table:table-cell>
          <table:table-cell table:formula="of:=IF([.L63]=&quot;bitfield32&quot;;&quot;uint32&quot;;[.L63])" office:value-type="string" office:string-value="acc32" calcext:value-type="string">
            <text:p>acc32</text:p>
          </table:table-cell>
          <table:table-cell table:formula="of:=IF([.M63]=&quot;String16&quot;;&quot;char[16]&quot;;[.M63])" office:value-type="string" office:string-value="acc32" calcext:value-type="string">
            <text:p>acc32</text:p>
          </table:table-cell>
          <table:table-cell table:formula="of:=IF([.N63]=&quot;acc32&quot;;&quot;uint32&quot;;[.N63])" office:value-type="string" office:string-value="uint32" calcext:value-type="string">
            <text:p>uint32</text:p>
          </table:table-cell>
          <table:table-cell table:formula="of:=IF([.O63]=&quot;acc64&quot;;&quot;uint64&quot;;[.O63])" office:value-type="string" office:string-value="uint32" calcext:value-type="string">
            <text:p>uint32</text:p>
          </table:table-cell>
          <table:table-cell/>
          <table:table-cell table:formula="of:=[.P63]&amp;&quot;_t &quot;&amp;[.F63]&amp;&quot;;&quot;" office:value-type="string" office:string-value="uint32_t TotVArhImpQ2PhB;" calcext:value-type="string">
            <text:p>uint32_t TotVArhImpQ2PhB;</text:p>
          </table:table-cell>
        </table:table-row>
        <table:table-row table:style-name="ro4"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TotVArhImpQ2PhC</text:p>
          </table:table-cell>
          <table:table-cell table:style-name="ce5" office:value-type="string" calcext:value-type="string">
            <text:p>Total VAr-hours Imported Q2 phase C</text:p>
          </table:table-cell>
          <table:table-cell table:style-name="ce2" office:value-type="string" calcext:value-type="string">
            <text:p>acc32</text:p>
          </table:table-cell>
          <table:table-cell/>
          <table:table-cell table:formula="of:=IF([.H64]=&quot;sunssf&quot;;&quot;int16&quot;;[.H64])" office:value-type="string" office:string-value="acc32" calcext:value-type="string">
            <text:p>acc32</text:p>
          </table:table-cell>
          <table:table-cell table:formula="of:=IF([.J64]=&quot;enum16&quot;;&quot;uint16&quot;;[.J64])" office:value-type="string" office:string-value="acc32" calcext:value-type="string">
            <text:p>acc32</text:p>
          </table:table-cell>
          <table:table-cell table:formula="of:=IF([.K64]=&quot;bitfield16&quot;;&quot;uint16&quot;;[.K64])" office:value-type="string" office:string-value="acc32" calcext:value-type="string">
            <text:p>acc32</text:p>
          </table:table-cell>
          <table:table-cell table:formula="of:=IF([.L64]=&quot;bitfield32&quot;;&quot;uint32&quot;;[.L64])" office:value-type="string" office:string-value="acc32" calcext:value-type="string">
            <text:p>acc32</text:p>
          </table:table-cell>
          <table:table-cell table:formula="of:=IF([.M64]=&quot;String16&quot;;&quot;char[16]&quot;;[.M64])" office:value-type="string" office:string-value="acc32" calcext:value-type="string">
            <text:p>acc32</text:p>
          </table:table-cell>
          <table:table-cell table:formula="of:=IF([.N64]=&quot;acc32&quot;;&quot;uint32&quot;;[.N64])" office:value-type="string" office:string-value="uint32" calcext:value-type="string">
            <text:p>uint32</text:p>
          </table:table-cell>
          <table:table-cell table:formula="of:=IF([.O64]=&quot;acc64&quot;;&quot;uint64&quot;;[.O64])" office:value-type="string" office:string-value="uint32" calcext:value-type="string">
            <text:p>uint32</text:p>
          </table:table-cell>
          <table:table-cell/>
          <table:table-cell table:formula="of:=[.P64]&amp;&quot;_t &quot;&amp;[.F64]&amp;&quot;;&quot;" office:value-type="string" office:string-value="uint32_t TotVArhImpQ2PhC;" calcext:value-type="string">
            <text:p>uint32_t TotVArhImpQ2PhC;</text:p>
          </table:table-cell>
        </table:table-row>
        <table:table-row table:style-name="ro4"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TotVArhExpQ3</text:p>
          </table:table-cell>
          <table:table-cell table:style-name="ce5" office:value-type="string" calcext:value-type="string">
            <text:p>Total Reactive Power Exported Quadrant 3</text:p>
          </table:table-cell>
          <table:table-cell table:style-name="ce2" office:value-type="string" calcext:value-type="string">
            <text:p>acc32</text:p>
          </table:table-cell>
          <table:table-cell/>
          <table:table-cell table:formula="of:=IF([.H65]=&quot;sunssf&quot;;&quot;int16&quot;;[.H65])" office:value-type="string" office:string-value="acc32" calcext:value-type="string">
            <text:p>acc32</text:p>
          </table:table-cell>
          <table:table-cell table:formula="of:=IF([.J65]=&quot;enum16&quot;;&quot;uint16&quot;;[.J65])" office:value-type="string" office:string-value="acc32" calcext:value-type="string">
            <text:p>acc32</text:p>
          </table:table-cell>
          <table:table-cell table:formula="of:=IF([.K65]=&quot;bitfield16&quot;;&quot;uint16&quot;;[.K65])" office:value-type="string" office:string-value="acc32" calcext:value-type="string">
            <text:p>acc32</text:p>
          </table:table-cell>
          <table:table-cell table:formula="of:=IF([.L65]=&quot;bitfield32&quot;;&quot;uint32&quot;;[.L65])" office:value-type="string" office:string-value="acc32" calcext:value-type="string">
            <text:p>acc32</text:p>
          </table:table-cell>
          <table:table-cell table:formula="of:=IF([.M65]=&quot;String16&quot;;&quot;char[16]&quot;;[.M65])" office:value-type="string" office:string-value="acc32" calcext:value-type="string">
            <text:p>acc32</text:p>
          </table:table-cell>
          <table:table-cell table:formula="of:=IF([.N65]=&quot;acc32&quot;;&quot;uint32&quot;;[.N65])" office:value-type="string" office:string-value="uint32" calcext:value-type="string">
            <text:p>uint32</text:p>
          </table:table-cell>
          <table:table-cell table:formula="of:=IF([.O65]=&quot;acc64&quot;;&quot;uint64&quot;;[.O65])" office:value-type="string" office:string-value="uint32" calcext:value-type="string">
            <text:p>uint32</text:p>
          </table:table-cell>
          <table:table-cell/>
          <table:table-cell table:formula="of:=[.P65]&amp;&quot;_t &quot;&amp;[.F65]&amp;&quot;;&quot;" office:value-type="string" office:string-value="uint32_t TotVArhExpQ3;" calcext:value-type="string">
            <text:p>uint32_t TotVArhExpQ3;</text:p>
          </table:table-cell>
        </table:table-row>
        <table:table-row table:style-name="ro4"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TotVArhExpQ3PhA</text:p>
          </table:table-cell>
          <table:table-cell table:style-name="ce5" office:value-type="string" calcext:value-type="string">
            <text:p>Total VAr-hours Exported Q3 phase A</text:p>
          </table:table-cell>
          <table:table-cell table:style-name="ce2" office:value-type="string" calcext:value-type="string">
            <text:p>acc32</text:p>
          </table:table-cell>
          <table:table-cell/>
          <table:table-cell table:formula="of:=IF([.H66]=&quot;sunssf&quot;;&quot;int16&quot;;[.H66])" office:value-type="string" office:string-value="acc32" calcext:value-type="string">
            <text:p>acc32</text:p>
          </table:table-cell>
          <table:table-cell table:formula="of:=IF([.J66]=&quot;enum16&quot;;&quot;uint16&quot;;[.J66])" office:value-type="string" office:string-value="acc32" calcext:value-type="string">
            <text:p>acc32</text:p>
          </table:table-cell>
          <table:table-cell table:formula="of:=IF([.K66]=&quot;bitfield16&quot;;&quot;uint16&quot;;[.K66])" office:value-type="string" office:string-value="acc32" calcext:value-type="string">
            <text:p>acc32</text:p>
          </table:table-cell>
          <table:table-cell table:formula="of:=IF([.L66]=&quot;bitfield32&quot;;&quot;uint32&quot;;[.L66])" office:value-type="string" office:string-value="acc32" calcext:value-type="string">
            <text:p>acc32</text:p>
          </table:table-cell>
          <table:table-cell table:formula="of:=IF([.M66]=&quot;String16&quot;;&quot;char[16]&quot;;[.M66])" office:value-type="string" office:string-value="acc32" calcext:value-type="string">
            <text:p>acc32</text:p>
          </table:table-cell>
          <table:table-cell table:formula="of:=IF([.N66]=&quot;acc32&quot;;&quot;uint32&quot;;[.N66])" office:value-type="string" office:string-value="uint32" calcext:value-type="string">
            <text:p>uint32</text:p>
          </table:table-cell>
          <table:table-cell table:formula="of:=IF([.O66]=&quot;acc64&quot;;&quot;uint64&quot;;[.O66])" office:value-type="string" office:string-value="uint32" calcext:value-type="string">
            <text:p>uint32</text:p>
          </table:table-cell>
          <table:table-cell/>
          <table:table-cell table:formula="of:=[.P66]&amp;&quot;_t &quot;&amp;[.F66]&amp;&quot;;&quot;" office:value-type="string" office:string-value="uint32_t TotVArhExpQ3PhA;" calcext:value-type="string">
            <text:p>uint32_t TotVArhExpQ3PhA;</text:p>
          </table:table-cell>
        </table:table-row>
        <table:table-row table:style-name="ro4"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TotVArhExpQ3PhB</text:p>
          </table:table-cell>
          <table:table-cell table:style-name="ce5" office:value-type="string" calcext:value-type="string">
            <text:p>Total VAr-hours Exported Q3 phase B</text:p>
          </table:table-cell>
          <table:table-cell table:style-name="ce2" office:value-type="string" calcext:value-type="string">
            <text:p>acc32</text:p>
          </table:table-cell>
          <table:table-cell/>
          <table:table-cell table:formula="of:=IF([.H67]=&quot;sunssf&quot;;&quot;int16&quot;;[.H67])" office:value-type="string" office:string-value="acc32" calcext:value-type="string">
            <text:p>acc32</text:p>
          </table:table-cell>
          <table:table-cell table:formula="of:=IF([.J67]=&quot;enum16&quot;;&quot;uint16&quot;;[.J67])" office:value-type="string" office:string-value="acc32" calcext:value-type="string">
            <text:p>acc32</text:p>
          </table:table-cell>
          <table:table-cell table:formula="of:=IF([.K67]=&quot;bitfield16&quot;;&quot;uint16&quot;;[.K67])" office:value-type="string" office:string-value="acc32" calcext:value-type="string">
            <text:p>acc32</text:p>
          </table:table-cell>
          <table:table-cell table:formula="of:=IF([.L67]=&quot;bitfield32&quot;;&quot;uint32&quot;;[.L67])" office:value-type="string" office:string-value="acc32" calcext:value-type="string">
            <text:p>acc32</text:p>
          </table:table-cell>
          <table:table-cell table:formula="of:=IF([.M67]=&quot;String16&quot;;&quot;char[16]&quot;;[.M67])" office:value-type="string" office:string-value="acc32" calcext:value-type="string">
            <text:p>acc32</text:p>
          </table:table-cell>
          <table:table-cell table:formula="of:=IF([.N67]=&quot;acc32&quot;;&quot;uint32&quot;;[.N67])" office:value-type="string" office:string-value="uint32" calcext:value-type="string">
            <text:p>uint32</text:p>
          </table:table-cell>
          <table:table-cell table:formula="of:=IF([.O67]=&quot;acc64&quot;;&quot;uint64&quot;;[.O67])" office:value-type="string" office:string-value="uint32" calcext:value-type="string">
            <text:p>uint32</text:p>
          </table:table-cell>
          <table:table-cell/>
          <table:table-cell table:formula="of:=[.P67]&amp;&quot;_t &quot;&amp;[.F67]&amp;&quot;;&quot;" office:value-type="string" office:string-value="uint32_t TotVArhExpQ3PhB;" calcext:value-type="string">
            <text:p>uint32_t TotVArhExpQ3PhB;</text:p>
          </table:table-cell>
        </table:table-row>
        <table:table-row table:style-name="ro4"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TotVArhExpQ3PhC</text:p>
          </table:table-cell>
          <table:table-cell table:style-name="ce5" office:value-type="string" calcext:value-type="string">
            <text:p>Total VAr-hours Exported Q3 phase C</text:p>
          </table:table-cell>
          <table:table-cell table:style-name="ce2" office:value-type="string" calcext:value-type="string">
            <text:p>acc32</text:p>
          </table:table-cell>
          <table:table-cell/>
          <table:table-cell table:formula="of:=IF([.H68]=&quot;sunssf&quot;;&quot;int16&quot;;[.H68])" office:value-type="string" office:string-value="acc32" calcext:value-type="string">
            <text:p>acc32</text:p>
          </table:table-cell>
          <table:table-cell table:formula="of:=IF([.J68]=&quot;enum16&quot;;&quot;uint16&quot;;[.J68])" office:value-type="string" office:string-value="acc32" calcext:value-type="string">
            <text:p>acc32</text:p>
          </table:table-cell>
          <table:table-cell table:formula="of:=IF([.K68]=&quot;bitfield16&quot;;&quot;uint16&quot;;[.K68])" office:value-type="string" office:string-value="acc32" calcext:value-type="string">
            <text:p>acc32</text:p>
          </table:table-cell>
          <table:table-cell table:formula="of:=IF([.L68]=&quot;bitfield32&quot;;&quot;uint32&quot;;[.L68])" office:value-type="string" office:string-value="acc32" calcext:value-type="string">
            <text:p>acc32</text:p>
          </table:table-cell>
          <table:table-cell table:formula="of:=IF([.M68]=&quot;String16&quot;;&quot;char[16]&quot;;[.M68])" office:value-type="string" office:string-value="acc32" calcext:value-type="string">
            <text:p>acc32</text:p>
          </table:table-cell>
          <table:table-cell table:formula="of:=IF([.N68]=&quot;acc32&quot;;&quot;uint32&quot;;[.N68])" office:value-type="string" office:string-value="uint32" calcext:value-type="string">
            <text:p>uint32</text:p>
          </table:table-cell>
          <table:table-cell table:formula="of:=IF([.O68]=&quot;acc64&quot;;&quot;uint64&quot;;[.O68])" office:value-type="string" office:string-value="uint32" calcext:value-type="string">
            <text:p>uint32</text:p>
          </table:table-cell>
          <table:table-cell/>
          <table:table-cell table:formula="of:=[.P68]&amp;&quot;_t &quot;&amp;[.F68]&amp;&quot;;&quot;" office:value-type="string" office:string-value="uint32_t TotVArhExpQ3PhC;" calcext:value-type="string">
            <text:p>uint32_t TotVArhExpQ3PhC;</text:p>
          </table:table-cell>
        </table:table-row>
        <table:table-row table:style-name="ro4"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TotVArhExpQ4</text:p>
          </table:table-cell>
          <table:table-cell table:style-name="ce5" office:value-type="string" calcext:value-type="string">
            <text:p>Total Reactive Power Exported Quadrant 4</text:p>
          </table:table-cell>
          <table:table-cell table:style-name="ce2" office:value-type="string" calcext:value-type="string">
            <text:p>acc32</text:p>
          </table:table-cell>
          <table:table-cell/>
          <table:table-cell table:formula="of:=IF([.H69]=&quot;sunssf&quot;;&quot;int16&quot;;[.H69])" office:value-type="string" office:string-value="acc32" calcext:value-type="string">
            <text:p>acc32</text:p>
          </table:table-cell>
          <table:table-cell table:formula="of:=IF([.J69]=&quot;enum16&quot;;&quot;uint16&quot;;[.J69])" office:value-type="string" office:string-value="acc32" calcext:value-type="string">
            <text:p>acc32</text:p>
          </table:table-cell>
          <table:table-cell table:formula="of:=IF([.K69]=&quot;bitfield16&quot;;&quot;uint16&quot;;[.K69])" office:value-type="string" office:string-value="acc32" calcext:value-type="string">
            <text:p>acc32</text:p>
          </table:table-cell>
          <table:table-cell table:formula="of:=IF([.L69]=&quot;bitfield32&quot;;&quot;uint32&quot;;[.L69])" office:value-type="string" office:string-value="acc32" calcext:value-type="string">
            <text:p>acc32</text:p>
          </table:table-cell>
          <table:table-cell table:formula="of:=IF([.M69]=&quot;String16&quot;;&quot;char[16]&quot;;[.M69])" office:value-type="string" office:string-value="acc32" calcext:value-type="string">
            <text:p>acc32</text:p>
          </table:table-cell>
          <table:table-cell table:formula="of:=IF([.N69]=&quot;acc32&quot;;&quot;uint32&quot;;[.N69])" office:value-type="string" office:string-value="uint32" calcext:value-type="string">
            <text:p>uint32</text:p>
          </table:table-cell>
          <table:table-cell table:formula="of:=IF([.O69]=&quot;acc64&quot;;&quot;uint64&quot;;[.O69])" office:value-type="string" office:string-value="uint32" calcext:value-type="string">
            <text:p>uint32</text:p>
          </table:table-cell>
          <table:table-cell/>
          <table:table-cell table:formula="of:=[.P69]&amp;&quot;_t &quot;&amp;[.F69]&amp;&quot;;&quot;" office:value-type="string" office:string-value="uint32_t TotVArhExpQ4;" calcext:value-type="string">
            <text:p>uint32_t TotVArhExpQ4;</text:p>
          </table:table-cell>
        </table:table-row>
        <table:table-row table:style-name="ro4"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TotVArhExpQ4PhA</text:p>
          </table:table-cell>
          <table:table-cell table:style-name="ce5" office:value-type="string" calcext:value-type="string">
            <text:p>Total VAr-hours Exported Q4 Imported phase A</text:p>
          </table:table-cell>
          <table:table-cell table:style-name="ce2" office:value-type="string" calcext:value-type="string">
            <text:p>acc32</text:p>
          </table:table-cell>
          <table:table-cell/>
          <table:table-cell table:formula="of:=IF([.H70]=&quot;sunssf&quot;;&quot;int16&quot;;[.H70])" office:value-type="string" office:string-value="acc32" calcext:value-type="string">
            <text:p>acc32</text:p>
          </table:table-cell>
          <table:table-cell table:formula="of:=IF([.J70]=&quot;enum16&quot;;&quot;uint16&quot;;[.J70])" office:value-type="string" office:string-value="acc32" calcext:value-type="string">
            <text:p>acc32</text:p>
          </table:table-cell>
          <table:table-cell table:formula="of:=IF([.K70]=&quot;bitfield16&quot;;&quot;uint16&quot;;[.K70])" office:value-type="string" office:string-value="acc32" calcext:value-type="string">
            <text:p>acc32</text:p>
          </table:table-cell>
          <table:table-cell table:formula="of:=IF([.L70]=&quot;bitfield32&quot;;&quot;uint32&quot;;[.L70])" office:value-type="string" office:string-value="acc32" calcext:value-type="string">
            <text:p>acc32</text:p>
          </table:table-cell>
          <table:table-cell table:formula="of:=IF([.M70]=&quot;String16&quot;;&quot;char[16]&quot;;[.M70])" office:value-type="string" office:string-value="acc32" calcext:value-type="string">
            <text:p>acc32</text:p>
          </table:table-cell>
          <table:table-cell table:formula="of:=IF([.N70]=&quot;acc32&quot;;&quot;uint32&quot;;[.N70])" office:value-type="string" office:string-value="uint32" calcext:value-type="string">
            <text:p>uint32</text:p>
          </table:table-cell>
          <table:table-cell table:formula="of:=IF([.O70]=&quot;acc64&quot;;&quot;uint64&quot;;[.O70])" office:value-type="string" office:string-value="uint32" calcext:value-type="string">
            <text:p>uint32</text:p>
          </table:table-cell>
          <table:table-cell/>
          <table:table-cell table:formula="of:=[.P70]&amp;&quot;_t &quot;&amp;[.F70]&amp;&quot;;&quot;" office:value-type="string" office:string-value="uint32_t TotVArhExpQ4PhA;" calcext:value-type="string">
            <text:p>uint32_t TotVArhExpQ4PhA;</text:p>
          </table:table-cell>
        </table:table-row>
        <table:table-row table:style-name="ro4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TotVArhExpQ4PhB</text:p>
          </table:table-cell>
          <table:table-cell table:style-name="ce5" office:value-type="string" calcext:value-type="string">
            <text:p>Total VAr-hours Exported Q4 Imported phase B</text:p>
          </table:table-cell>
          <table:table-cell table:style-name="ce2" office:value-type="string" calcext:value-type="string">
            <text:p>acc32</text:p>
          </table:table-cell>
          <table:table-cell/>
          <table:table-cell table:formula="of:=IF([.H71]=&quot;sunssf&quot;;&quot;int16&quot;;[.H71])" office:value-type="string" office:string-value="acc32" calcext:value-type="string">
            <text:p>acc32</text:p>
          </table:table-cell>
          <table:table-cell table:formula="of:=IF([.J71]=&quot;enum16&quot;;&quot;uint16&quot;;[.J71])" office:value-type="string" office:string-value="acc32" calcext:value-type="string">
            <text:p>acc32</text:p>
          </table:table-cell>
          <table:table-cell table:formula="of:=IF([.K71]=&quot;bitfield16&quot;;&quot;uint16&quot;;[.K71])" office:value-type="string" office:string-value="acc32" calcext:value-type="string">
            <text:p>acc32</text:p>
          </table:table-cell>
          <table:table-cell table:formula="of:=IF([.L71]=&quot;bitfield32&quot;;&quot;uint32&quot;;[.L71])" office:value-type="string" office:string-value="acc32" calcext:value-type="string">
            <text:p>acc32</text:p>
          </table:table-cell>
          <table:table-cell table:formula="of:=IF([.M71]=&quot;String16&quot;;&quot;char[16]&quot;;[.M71])" office:value-type="string" office:string-value="acc32" calcext:value-type="string">
            <text:p>acc32</text:p>
          </table:table-cell>
          <table:table-cell table:formula="of:=IF([.N71]=&quot;acc32&quot;;&quot;uint32&quot;;[.N71])" office:value-type="string" office:string-value="uint32" calcext:value-type="string">
            <text:p>uint32</text:p>
          </table:table-cell>
          <table:table-cell table:formula="of:=IF([.O71]=&quot;acc64&quot;;&quot;uint64&quot;;[.O71])" office:value-type="string" office:string-value="uint32" calcext:value-type="string">
            <text:p>uint32</text:p>
          </table:table-cell>
          <table:table-cell/>
          <table:table-cell table:formula="of:=[.P71]&amp;&quot;_t &quot;&amp;[.F71]&amp;&quot;;&quot;" office:value-type="string" office:string-value="uint32_t TotVArhExpQ4PhB;" calcext:value-type="string">
            <text:p>uint32_t TotVArhExpQ4PhB;</text:p>
          </table:table-cell>
        </table:table-row>
        <table:table-row table:style-name="ro4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TotVArhExpQ4PhC</text:p>
          </table:table-cell>
          <table:table-cell table:style-name="ce5" office:value-type="string" calcext:value-type="string">
            <text:p>Total VAr-hours Exported Q4 Imported phase C</text:p>
          </table:table-cell>
          <table:table-cell table:style-name="ce2" office:value-type="string" calcext:value-type="string">
            <text:p>acc32</text:p>
          </table:table-cell>
          <table:table-cell/>
          <table:table-cell table:formula="of:=IF([.H72]=&quot;sunssf&quot;;&quot;int16&quot;;[.H72])" office:value-type="string" office:string-value="acc32" calcext:value-type="string">
            <text:p>acc32</text:p>
          </table:table-cell>
          <table:table-cell table:formula="of:=IF([.J72]=&quot;enum16&quot;;&quot;uint16&quot;;[.J72])" office:value-type="string" office:string-value="acc32" calcext:value-type="string">
            <text:p>acc32</text:p>
          </table:table-cell>
          <table:table-cell table:formula="of:=IF([.K72]=&quot;bitfield16&quot;;&quot;uint16&quot;;[.K72])" office:value-type="string" office:string-value="acc32" calcext:value-type="string">
            <text:p>acc32</text:p>
          </table:table-cell>
          <table:table-cell table:formula="of:=IF([.L72]=&quot;bitfield32&quot;;&quot;uint32&quot;;[.L72])" office:value-type="string" office:string-value="acc32" calcext:value-type="string">
            <text:p>acc32</text:p>
          </table:table-cell>
          <table:table-cell table:formula="of:=IF([.M72]=&quot;String16&quot;;&quot;char[16]&quot;;[.M72])" office:value-type="string" office:string-value="acc32" calcext:value-type="string">
            <text:p>acc32</text:p>
          </table:table-cell>
          <table:table-cell table:formula="of:=IF([.N72]=&quot;acc32&quot;;&quot;uint32&quot;;[.N72])" office:value-type="string" office:string-value="uint32" calcext:value-type="string">
            <text:p>uint32</text:p>
          </table:table-cell>
          <table:table-cell table:formula="of:=IF([.O72]=&quot;acc64&quot;;&quot;uint64&quot;;[.O72])" office:value-type="string" office:string-value="uint32" calcext:value-type="string">
            <text:p>uint32</text:p>
          </table:table-cell>
          <table:table-cell/>
          <table:table-cell table:formula="of:=[.P72]&amp;&quot;_t &quot;&amp;[.F72]&amp;&quot;;&quot;" office:value-type="string" office:string-value="uint32_t TotVArhExpQ4PhC;" calcext:value-type="string">
            <text:p>uint32_t TotVArhExpQ4PhC;</text:p>
          </table:table-cell>
        </table:table-row>
        <table:table-row table:style-name="ro2">
          <table:table-cell table:number-columns-repeated="2" table:style-name="ce2" office:value-type="float" office:value="105" calcext:value-type="float">
            <text:p>1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03</text:p>
          </table:table-cell>
          <table:table-cell table:style-name="ce5" office:value-type="string" calcext:value-type="string">
            <text:p>TotVArh_SF</text:p>
          </table:table-cell>
          <table:table-cell table:style-name="ce5" office:value-type="string" calcext:value-type="string">
            <text:p>Reactive Energy scale factor</text:p>
          </table:table-cell>
          <table:table-cell table:style-name="ce2" office:value-type="string" calcext:value-type="string">
            <text:p>sunssf</text:p>
          </table:table-cell>
          <table:table-cell/>
          <table:table-cell table:formula="of:=IF([.H73]=&quot;sunssf&quot;;&quot;int16&quot;;[.H73])" office:value-type="string" office:string-value="int16" calcext:value-type="string">
            <text:p>int16</text:p>
          </table:table-cell>
          <table:table-cell table:formula="of:=IF([.J73]=&quot;enum16&quot;;&quot;uint16&quot;;[.J73])" office:value-type="string" office:string-value="int16" calcext:value-type="string">
            <text:p>int16</text:p>
          </table:table-cell>
          <table:table-cell table:formula="of:=IF([.K73]=&quot;bitfield16&quot;;&quot;uint16&quot;;[.K73])" office:value-type="string" office:string-value="int16" calcext:value-type="string">
            <text:p>int16</text:p>
          </table:table-cell>
          <table:table-cell table:formula="of:=IF([.L73]=&quot;bitfield32&quot;;&quot;uint32&quot;;[.L73])" office:value-type="string" office:string-value="int16" calcext:value-type="string">
            <text:p>int16</text:p>
          </table:table-cell>
          <table:table-cell table:formula="of:=IF([.M73]=&quot;String16&quot;;&quot;char[16]&quot;;[.M73])" office:value-type="string" office:string-value="int16" calcext:value-type="string">
            <text:p>int16</text:p>
          </table:table-cell>
          <table:table-cell table:formula="of:=IF([.N73]=&quot;acc32&quot;;&quot;uint32&quot;;[.N73])" office:value-type="string" office:string-value="int16" calcext:value-type="string">
            <text:p>int16</text:p>
          </table:table-cell>
          <table:table-cell table:formula="of:=IF([.O73]=&quot;acc64&quot;;&quot;uint64&quot;;[.O73])" office:value-type="string" office:string-value="int16" calcext:value-type="string">
            <text:p>int16</text:p>
          </table:table-cell>
          <table:table-cell/>
          <table:table-cell table:formula="of:=[.P73]&amp;&quot;_t &quot;&amp;[.F73]&amp;&quot;;&quot;" office:value-type="string" office:string-value="int16_t TotVArh_SF;" calcext:value-type="string">
            <text:p>int16_t TotVArh_SF;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</text:p>
          </table:table-cell>
          <table:table-cell office:value-type="string" calcext:value-type="string">
            <text:p>Meter Event Flags</text:p>
          </table:table-cell>
          <table:table-cell office:value-type="string" calcext:value-type="string">
            <text:p>bitfield32</text:p>
          </table:table-cell>
          <table:table-cell/>
          <table:table-cell table:formula="of:=IF([.H74]=&quot;sunssf&quot;;&quot;int16&quot;;[.H74])" office:value-type="string" office:string-value="bitfield32" calcext:value-type="string">
            <text:p>bitfield32</text:p>
          </table:table-cell>
          <table:table-cell table:formula="of:=IF([.J74]=&quot;enum16&quot;;&quot;uint16&quot;;[.J74])" office:value-type="string" office:string-value="bitfield32" calcext:value-type="string">
            <text:p>bitfield32</text:p>
          </table:table-cell>
          <table:table-cell table:formula="of:=IF([.K74]=&quot;bitfield16&quot;;&quot;uint16&quot;;[.K74])" office:value-type="string" office:string-value="bitfield32" calcext:value-type="string">
            <text:p>bitfield32</text:p>
          </table:table-cell>
          <table:table-cell table:formula="of:=IF([.L74]=&quot;bitfield32&quot;;&quot;uint32&quot;;[.L74])" office:value-type="string" office:string-value="uint32" calcext:value-type="string">
            <text:p>uint32</text:p>
          </table:table-cell>
          <table:table-cell table:formula="of:=IF([.M74]=&quot;String16&quot;;&quot;char[16]&quot;;[.M74])" office:value-type="string" office:string-value="uint32" calcext:value-type="string">
            <text:p>uint32</text:p>
          </table:table-cell>
          <table:table-cell table:formula="of:=IF([.N74]=&quot;acc32&quot;;&quot;uint32&quot;;[.N74])" office:value-type="string" office:string-value="uint32" calcext:value-type="string">
            <text:p>uint32</text:p>
          </table:table-cell>
          <table:table-cell table:formula="of:=IF([.O74]=&quot;acc64&quot;;&quot;uint64&quot;;[.O74])" office:value-type="string" office:string-value="uint32" calcext:value-type="string">
            <text:p>uint32</text:p>
          </table:table-cell>
          <table:table-cell/>
          <table:table-cell table:formula="of:=[.P74]&amp;&quot;_t &quot;&amp;[.F74]&amp;&quot;;&quot;" office:value-type="string" office:string-value="uint32_t Evt;" calcext:value-type="string">
            <text:p>uint32_t Ev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  </number:text>
    </number:number-style>
    <number:number-style style:name="N14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  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  </number:text>
    </number:number-style>
    <number:number-style style:name="N15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  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1P0"/>
    </number:number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21:01:25.878275854</meta:creation-date>
    <dc:date>2025-03-26T12:29:28.893603861</dc:date>
    <meta:editing-duration>PT8H3M2S</meta:editing-duration>
    <meta:editing-cycles>25</meta:editing-cycles>
    <meta:generator>LibreOffice/7.4.7.2$Linux_X86_64 LibreOffice_project/40$Build-2</meta:generator>
    <meta:document-statistic meta:table-count="9" meta:cell-count="4080" meta:object-count="0"/>
  </office:meta>
</office:document-meta>
</file>